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68816666666667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3.25966666666667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73566666666667cm" style:use-optimal-column-width="true"/>
    </style:style>
    <style:style style:name="co11" style:family="table-column">
      <style:table-column-properties fo:break-before="auto" style:column-width="3.1115cm"/>
    </style:style>
    <style:style style:name="co12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ffettuataD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r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ContrattoTelefonico" table:style-name="ta1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MinutiResidui</text:p>
          </table:table-cell>
          <table:table-cell office:value-type="string" table:style-name="ce4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5939394.4123464" table:style-name="ce1">
            <text:p>3935939394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83" table:style-name="ce1">
            <text:p>1483</text:p>
          </table:table-cell>
          <table:table-cell table:number-columns-repeated="16380" table:style-name="ce1"/>
        </table:table-row>
        <table:table-row table:style-name="ro1">
          <table:table-cell office:value-type="float" office:value="3982365220.4736905" table:style-name="ce1">
            <text:p>3982365220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09" table:style-name="ce1">
            <text:p>709</text:p>
          </table:table-cell>
          <table:table-cell table:number-columns-repeated="16380" table:style-name="ce1"/>
        </table:table-row>
        <table:table-row table:style-name="ro1">
          <table:table-cell office:value-type="float" office:value="3996194490.8769608" table:style-name="ce1">
            <text:p>3996194491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84" table:style-name="ce1">
            <text:p>1384</text:p>
          </table:table-cell>
          <table:table-cell table:number-columns-repeated="16380" table:style-name="ce1"/>
        </table:table-row>
        <table:table-row table:style-name="ro1">
          <table:table-cell office:value-type="float" office:value="3942708231.2243915" table:style-name="ce1">
            <text:p>3942708231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12" table:style-name="ce1">
            <text:p>81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997535.3011546" table:style-name="ce1">
            <text:p>3951997535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74156056.4546385" table:style-name="ce1">
            <text:p>3974156056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4" table:style-name="ce1">
            <text:p>624</text:p>
          </table:table-cell>
          <table:table-cell table:number-columns-repeated="16380" table:style-name="ce1"/>
        </table:table-row>
        <table:table-row table:style-name="ro1">
          <table:table-cell office:value-type="float" office:value="3999543115.1416349" table:style-name="ce1">
            <text:p>3999543115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8" table:style-name="ce1">
            <text:p>2138</text:p>
          </table:table-cell>
          <table:table-cell table:number-columns-repeated="16380" table:style-name="ce1"/>
        </table:table-row>
        <table:table-row table:style-name="ro1">
          <table:table-cell office:value-type="float" office:value="3941741995.196682" table:style-name="ce1">
            <text:p>3941741995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50" table:style-name="ce1">
            <text:p>1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66340.5003347" table:style-name="ce1">
            <text:p>3937766341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4" table:style-name="ce1">
            <text:p>2354</text:p>
          </table:table-cell>
          <table:table-cell table:number-columns-repeated="16380" table:style-name="ce1"/>
        </table:table-row>
        <table:table-row table:style-name="ro1">
          <table:table-cell office:value-type="float" office:value="3958752507.5554447" table:style-name="ce1">
            <text:p>3958752508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13" table:style-name="ce1">
            <text:p>2013</text:p>
          </table:table-cell>
          <table:table-cell table:number-columns-repeated="16380" table:style-name="ce1"/>
        </table:table-row>
        <table:table-row table:style-name="ro1">
          <table:table-cell office:value-type="float" office:value="3964323812.9162655" table:style-name="ce1">
            <text:p>3964323813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898" table:style-name="ce1">
            <text:p>89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552433.5780015" table:style-name="ce1">
            <text:p>3948552434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59" table:style-name="ce1">
            <text:p>115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09769.041791" table:style-name="ce1">
            <text:p>3956709769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31782289.9674153" table:style-name="ce1">
            <text:p>3931782290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43" table:style-name="ce1">
            <text:p>643</text:p>
          </table:table-cell>
          <table:table-cell table:number-columns-repeated="16380" table:style-name="ce1"/>
        </table:table-row>
        <table:table-row table:style-name="ro1">
          <table:table-cell office:value-type="float" office:value="3987324922.3367562" table:style-name="ce1">
            <text:p>3987324922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38" table:style-name="ce1">
            <text:p>838</text:p>
          </table:table-cell>
          <table:table-cell table:number-columns-repeated="16380" table:style-name="ce1"/>
        </table:table-row>
        <table:table-row table:style-name="ro1">
          <table:table-cell office:value-type="float" office:value="3953689202.584712" table:style-name="ce1">
            <text:p>3953689203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3932023983.1233006" table:style-name="ce1">
            <text:p>3932023983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3940771387.167676" table:style-name="ce1">
            <text:p>3940771387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3938194707.7007613" table:style-name="ce1">
            <text:p>3938194708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3933596784.7764874" table:style-name="ce1">
            <text:p>3933596785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3999550960.859302" table:style-name="ce1">
            <text:p>3999550961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962994617.7437019" table:style-name="ce1">
            <text:p>3962994618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3956987605.2752948" table:style-name="ce1">
            <text:p>3956987605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3988463700.8731222" table:style-name="ce1">
            <text:p>3988463701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984741835.4069228" table:style-name="ce1">
            <text:p>3984741835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3954494315.8641315" table:style-name="ce1">
            <text:p>3954494316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3966318603.4572887" table:style-name="ce1">
            <text:p>3966318603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3952291515.7292113" table:style-name="ce1">
            <text:p>3952291516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3989931299.93712" table:style-name="ce1">
            <text:p>3989931300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3933561468.6200285" table:style-name="ce1">
            <text:p>3933561469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3986050888.9304242" table:style-name="ce1">
            <text:p>3986050889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3973725772.9714475" table:style-name="ce1">
            <text:p>3973725773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3977168006.1344438" table:style-name="ce1">
            <text:p>3977168006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3988144818.8693662" table:style-name="ce1">
            <text:p>3988144819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3930329662.1302333" table:style-name="ce1">
            <text:p>3930329662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3951089835.5483036" table:style-name="ce1">
            <text:p>3951089836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3948649902.9181213" table:style-name="ce1">
            <text:p>3948649903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3976355133.1402345" table:style-name="ce1">
            <text:p>3976355133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3945852452.5267901" table:style-name="ce1">
            <text:p>3945852453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3992617420.2650857" table:style-name="ce1">
            <text:p>3992617420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3984093646.9230471" table:style-name="ce1">
            <text:p>3984093647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3983091626.4409442" table:style-name="ce1">
            <text:p>3983091626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3946524670.9118142" table:style-name="ce1">
            <text:p>3946524671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3947017751.182754" table:style-name="ce1">
            <text:p>3947017751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3940171289.471292" table:style-name="ce1">
            <text:p>3940171289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3970380857.5281367" table:style-name="ce1">
            <text:p>3970380858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3980702422.8390598" table:style-name="ce1">
            <text:p>3980702423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3980419737.4745936" table:style-name="ce1">
            <text:p>3980419737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3984194077.7294455" table:style-name="ce1">
            <text:p>3984194078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979564653.0563517" table:style-name="ce1">
            <text:p>3979564653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3979591732.3721285" table:style-name="ce1">
            <text:p>3979591732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3983820968.2226143" table:style-name="ce1">
            <text:p>3983820968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3947878891.3252587" table:style-name="ce1">
            <text:p>3947878891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982035440.336195" table:style-name="ce1">
            <text:p>3982035440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3971760984.2991467" table:style-name="ce1">
            <text:p>3971760984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3972049484.4639153" table:style-name="ce1">
            <text:p>3972049484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3997397401.8459196" table:style-name="ce1">
            <text:p>3997397402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3988861140.4604921" table:style-name="ce1">
            <text:p>3988861140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3948915752.6736712" table:style-name="ce1">
            <text:p>3948915753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3998757718.0598125" table:style-name="ce1">
            <text:p>3998757718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3966802375.1768956" table:style-name="ce1">
            <text:p>3966802375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3997197874.593802" table:style-name="ce1">
            <text:p>3997197875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3995589652.4278097" table:style-name="ce1">
            <text:p>3995589652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3943881592.0046706" table:style-name="ce1">
            <text:p>3943881592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3974691417.3620892" table:style-name="ce1">
            <text:p>3974691417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3949614860.0859728" table:style-name="ce1">
            <text:p>3949614860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3956186470.8913007" table:style-name="ce1">
            <text:p>3956186471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3975281153.4747815" table:style-name="ce1">
            <text:p>3975281153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3949652768.940712" table:style-name="ce1">
            <text:p>3949652769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3959027872.0760651" table:style-name="ce1">
            <text:p>3959027872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3974219508.326961" table:style-name="ce1">
            <text:p>3974219508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3997558117.0407667" table:style-name="ce1">
            <text:p>3997558117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3986304486.7798438" table:style-name="ce1">
            <text:p>3986304487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3987849460.9777732" table:style-name="ce1">
            <text:p>3987849461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3953430673.9398069" table:style-name="ce1">
            <text:p>3953430674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975275679.9620128" table:style-name="ce1">
            <text:p>3975275680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3998473032.4068618" table:style-name="ce1">
            <text:p>3998473032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3944901137.6012979" table:style-name="ce1">
            <text:p>3944901138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3947512048.8970942" table:style-name="ce1">
            <text:p>3947512049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53654970.1867743" table:style-name="ce1">
            <text:p>3953654970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3956663669.8173161" table:style-name="ce1">
            <text:p>3956663670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3972092066.5501571" table:style-name="ce1">
            <text:p>3972092067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3980895351.4857473" table:style-name="ce1">
            <text:p>3980895351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3958653855.8852944" table:style-name="ce1">
            <text:p>3958653856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3937341731.1087985" table:style-name="ce1">
            <text:p>3937341731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936626122.1558561" table:style-name="ce1">
            <text:p>3936626122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3942880452.4925561" table:style-name="ce1">
            <text:p>3942880452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3962780516.8904128" table:style-name="ce1">
            <text:p>3962780517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3953339456.0331926" table:style-name="ce1">
            <text:p>3953339456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3933535349.2104149" table:style-name="ce1">
            <text:p>3933535349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941601877.1082196" table:style-name="ce1">
            <text:p>3941601877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3951407742.0004001" table:style-name="ce1">
            <text:p>3951407742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3940888311.7048855" table:style-name="ce1">
            <text:p>3940888312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965095491.0552325" table:style-name="ce1">
            <text:p>3965095491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3987286645.7532835" table:style-name="ce1">
            <text:p>3987286646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3932349660.8404713" table:style-name="ce1">
            <text:p>3932349661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3983104945.9551463" table:style-name="ce1">
            <text:p>3983104946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3946356079.304337" table:style-name="ce1">
            <text:p>3946356079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3971572685.8741379" table:style-name="ce1">
            <text:p>3971572686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3983231926.5353031" table:style-name="ce1">
            <text:p>3983231927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3950570647.7380972" table:style-name="ce1">
            <text:p>3950570648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977829246.4278884" table:style-name="ce1">
            <text:p>3977829246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3964214005.1852102" table:style-name="ce1">
            <text:p>3964214005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3998869569.1150203" table:style-name="ce1">
            <text:p>3998869569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3965624719.3515568" table:style-name="ce1">
            <text:p>3965624719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3995180027.5153747" table:style-name="ce1">
            <text:p>3995180028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3961067454.8829865" table:style-name="ce1">
            <text:p>3961067455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3985981206.7644629" table:style-name="ce1">
            <text:p>3985981207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3981117581.4866381" table:style-name="ce1">
            <text:p>3981117581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3939193735.0888577" table:style-name="ce1">
            <text:p>3939193735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3943143837.2367935" table:style-name="ce1">
            <text:p>3943143837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3954517366.7101989" table:style-name="ce1">
            <text:p>3954517367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3994566529.4538651" table:style-name="ce1">
            <text:p>3994566529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3996439145.0870223" table:style-name="ce1">
            <text:p>3996439145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3968964596.4162011" table:style-name="ce1">
            <text:p>3968964596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3945329232.8173122" table:style-name="ce1">
            <text:p>3945329233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3942046174.3788829" table:style-name="ce1">
            <text:p>3942046174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3962735703.007" table:style-name="ce1">
            <text:p>3962735703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3981981457.5507212" table:style-name="ce1">
            <text:p>3981981458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3989770437.7597756" table:style-name="ce1">
            <text:p>3989770438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3995737721.9279208" table:style-name="ce1">
            <text:p>3995737722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3986508780.0389285" table:style-name="ce1">
            <text:p>3986508780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3978505877.2198138" table:style-name="ce1">
            <text:p>3978505877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3951806458.0635557" table:style-name="ce1">
            <text:p>3951806458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55614268.7467694" table:style-name="ce1">
            <text:p>3955614269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3943944596.0838451" table:style-name="ce1">
            <text:p>3943944596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3937318793.8202329" table:style-name="ce1">
            <text:p>3937318794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3958479527.3875327" table:style-name="ce1">
            <text:p>3958479527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3930706428.7832737" table:style-name="ce1">
            <text:p>3930706429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3987563202.8641434" table:style-name="ce1">
            <text:p>3987563203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3966469936.6744599" table:style-name="ce1">
            <text:p>3966469937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3948724365.5792832" table:style-name="ce1">
            <text:p>3948724366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3936947445.8902612" table:style-name="ce1">
            <text:p>3936947446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3996617991.9381313" table:style-name="ce1">
            <text:p>3996617992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3980277611.0601611" table:style-name="ce1">
            <text:p>3980277611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3938181268.6673064" table:style-name="ce1">
            <text:p>3938181269</text:p>
          </table:table-cell>
          <table:table-cell office:value-type="date" office:date-value="1996-11-23T00:00:00" table:style-name="ce5">
            <text:p>23/11/96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3975825874.0080628" table:style-name="ce1">
            <text:p>3975825874</text:p>
          </table:table-cell>
          <table:table-cell office:value-type="date" office:date-value="1996-03-05T00:00:00" table:style-name="ce5">
            <text:p>05/03/96</text:p>
          </table:table-cell>
          <table:table-cell office:value-type="string" table:style-name="ce1">
            <text:p>consumo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3992887565.6138425" table:style-name="ce1">
            <text:p>3992887566</text:p>
          </table:table-cell>
          <table:table-cell office:value-type="date" office:date-value="1996-11-27T00:00:00" table:style-name="ce5">
            <text:p>27/11/96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949124346.3171234" table:style-name="ce1">
            <text:p>3949124346</text:p>
          </table:table-cell>
          <table:table-cell office:value-type="date" office:date-value="1996-12-01T00:00:00" table:style-name="ce5">
            <text:p>01/12/96</text:p>
          </table:table-cell>
          <table:table-cell office:value-type="string" table:style-name="ce1">
            <text:p>consumo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3970738265.64252" table:style-name="ce1">
            <text:p>3970738266</text:p>
          </table:table-cell>
          <table:table-cell office:value-type="date" office:date-value="1996-04-13T00:00:00" table:style-name="ce5">
            <text:p>13/04/96</text:p>
          </table:table-cell>
          <table:table-cell office:value-type="string" table:style-name="ce1">
            <text:p>consumo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3956622754.6025991" table:style-name="ce1">
            <text:p>3956622755</text:p>
          </table:table-cell>
          <table:table-cell office:value-type="date" office:date-value="1996-12-05T00:00:00" table:style-name="ce5">
            <text:p>05/12/96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3962699210.4692535" table:style-name="ce1">
            <text:p>3962699210</text:p>
          </table:table-cell>
          <table:table-cell office:value-type="date" office:date-value="1996-01-09T00:00:00" table:style-name="ce5">
            <text:p>09/01/96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3975077909.4626927" table:style-name="ce1">
            <text:p>3975077909</text:p>
          </table:table-cell>
          <table:table-cell office:value-type="date" office:date-value="1996-05-21T00:00:00" table:style-name="ce5">
            <text:p>21/05/96</text:p>
          </table:table-cell>
          <table:table-cell office:value-type="string" table:style-name="ce1">
            <text:p>consumo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3939508408.8502111" table:style-name="ce1">
            <text:p>3939508409</text:p>
          </table:table-cell>
          <table:table-cell office:value-type="date" office:date-value="1996-01-13T00:00:00" table:style-name="ce5">
            <text:p>13/01/96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3941561762.6963491" table:style-name="ce1">
            <text:p>3941561763</text:p>
          </table:table-cell>
          <table:table-cell office:value-type="date" office:date-value="1996-01-16T00:00:00" table:style-name="ce5">
            <text:p>16/01/96</text:p>
          </table:table-cell>
          <table:table-cell office:value-type="string" table:style-name="ce1">
            <text:p>consumo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3949147741.7152781" table:style-name="ce1">
            <text:p>3949147742</text:p>
          </table:table-cell>
          <table:table-cell office:value-type="date" office:date-value="1996-05-27T00:00:00" table:style-name="ce5">
            <text:p>27/05/96</text:p>
          </table:table-cell>
          <table:table-cell office:value-type="string" table:style-name="ce1">
            <text:p>consumo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3965961459.8797398" table:style-name="ce1">
            <text:p>3965961460</text:p>
          </table:table-cell>
          <table:table-cell office:value-type="date" office:date-value="1996-01-18T00:00:00" table:style-name="ce5">
            <text:p>18/01/96</text:p>
          </table:table-cell>
          <table:table-cell office:value-type="string" table:style-name="ce1">
            <text:p>consumo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3950402296.7368708" table:style-name="ce1">
            <text:p>3950402297</text:p>
          </table:table-cell>
          <table:table-cell office:value-type="date" office:date-value="1996-01-20T00:00:00" table:style-name="ce5">
            <text:p>20/01/96</text:p>
          </table:table-cell>
          <table:table-cell office:value-type="string" table:style-name="ce1">
            <text:p>consumo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3998245942.9111962" table:style-name="ce1">
            <text:p>3998245943</text:p>
          </table:table-cell>
          <table:table-cell office:value-type="date" office:date-value="1996-05-31T00:00:00" table:style-name="ce5">
            <text:p>31/05/96</text:p>
          </table:table-cell>
          <table:table-cell office:value-type="string" table:style-name="ce1">
            <text:p>consumo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3963198959.6626239" table:style-name="ce1">
            <text:p>3963198960</text:p>
          </table:table-cell>
          <table:table-cell office:value-type="date" office:date-value="1996-01-22T00:00:00" table:style-name="ce5">
            <text:p>22/01/96</text:p>
          </table:table-cell>
          <table:table-cell office:value-type="string" table:style-name="ce1">
            <text:p>consumo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3939422914.1607714" table:style-name="ce1">
            <text:p>3939422914</text:p>
          </table:table-cell>
          <table:table-cell office:value-type="date" office:date-value="1996-02-24T00:00:00" table:style-name="ce5">
            <text:p>24/02/96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3969317326.6415939" table:style-name="ce1">
            <text:p>3969317327</text:p>
          </table:table-cell>
          <table:table-cell office:value-type="date" office:date-value="1996-06-05T00:00:00" table:style-name="ce5">
            <text:p>05/06/96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3938853412.3790751" table:style-name="ce1">
            <text:p>3938853412</text:p>
          </table:table-cell>
          <table:table-cell office:value-type="date" office:date-value="1996-02-27T00:00:00" table:style-name="ce5">
            <text:p>27/02/96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3953399846.3085051" table:style-name="ce1">
            <text:p>3953399846</text:p>
          </table:table-cell>
          <table:table-cell office:value-type="date" office:date-value="1997-03-01T00:00:00" table:style-name="ce5">
            <text:p>01/03/97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3950916618.8249269" table:style-name="ce1">
            <text:p>3950916619</text:p>
          </table:table-cell>
          <table:table-cell office:value-type="date" office:date-value="1997-07-12T00:00:00" table:style-name="ce5">
            <text:p>12/07/97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3996784781.3666434" table:style-name="ce1">
            <text:p>3996784781</text:p>
          </table:table-cell>
          <table:table-cell office:value-type="date" office:date-value="1997-03-05T00:00:00" table:style-name="ce5">
            <text:p>05/03/97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3997893753.6654506" table:style-name="ce1">
            <text:p>3997893754</text:p>
          </table:table-cell>
          <table:table-cell office:value-type="date" office:date-value="1997-03-09T00:00:00" table:style-name="ce5">
            <text:p>09/03/97</text:p>
          </table:table-cell>
          <table:table-cell office:value-type="string" table:style-name="ce1">
            <text:p>consumo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3955632134.7755766" table:style-name="ce1">
            <text:p>3955632135</text:p>
          </table:table-cell>
          <table:table-cell office:value-type="date" office:date-value="1997-07-20T00:00:00" table:style-name="ce5">
            <text:p>20/07/97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3968473546.1795988" table:style-name="ce1">
            <text:p>3968473546</text:p>
          </table:table-cell>
          <table:table-cell office:value-type="date" office:date-value="1997-04-13T00:00:00" table:style-name="ce5">
            <text:p>13/04/97</text:p>
          </table:table-cell>
          <table:table-cell office:value-type="string" table:style-name="ce1">
            <text:p>consumo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3948871835.8231645" table:style-name="ce1">
            <text:p>3948871836</text:p>
          </table:table-cell>
          <table:table-cell office:value-type="date" office:date-value="1997-04-16T00:00:00" table:style-name="ce5">
            <text:p>16/04/97</text:p>
          </table:table-cell>
          <table:table-cell office:value-type="string" table:style-name="ce1">
            <text:p>consumo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3950708239.319675" table:style-name="ce1">
            <text:p>3950708239</text:p>
          </table:table-cell>
          <table:table-cell office:value-type="date" office:date-value="1997-08-28T00:00:00" table:style-name="ce5">
            <text:p>28/08/97</text:p>
          </table:table-cell>
          <table:table-cell office:value-type="string" table:style-name="ce1">
            <text:p>consumo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3955707374.4368687" table:style-name="ce1">
            <text:p>3955707374</text:p>
          </table:table-cell>
          <table:table-cell office:value-type="date" office:date-value="1997-05-21T00:00:00" table:style-name="ce5">
            <text:p>21/05/97</text:p>
          </table:table-cell>
          <table:table-cell office:value-type="string" table:style-name="ce1">
            <text:p>consumo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3969900451.3744287" table:style-name="ce1">
            <text:p>3969900451</text:p>
          </table:table-cell>
          <table:table-cell office:value-type="date" office:date-value="1997-05-24T00:00:00" table:style-name="ce5">
            <text:p>24/05/97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3959646912.1204057" table:style-name="ce1">
            <text:p>3959646912</text:p>
          </table:table-cell>
          <table:table-cell office:value-type="date" office:date-value="1997-09-05T00:00:00" table:style-name="ce5">
            <text:p>05/09/97</text:p>
          </table:table-cell>
          <table:table-cell office:value-type="string" table:style-name="ce1">
            <text:p>consumo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3949490931.7955494" table:style-name="ce1">
            <text:p>3949490932</text:p>
          </table:table-cell>
          <table:table-cell office:value-type="date" office:date-value="1997-05-27T00:00:00" table:style-name="ce5">
            <text:p>27/05/97</text:p>
          </table:table-cell>
          <table:table-cell office:value-type="string" table:style-name="ce1">
            <text:p>consumo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3931678535.3012323" table:style-name="ce1">
            <text:p>3931678535</text:p>
          </table:table-cell>
          <table:table-cell office:value-type="date" office:date-value="1997-05-29T00:00:00" table:style-name="ce5">
            <text:p>29/05/97</text:p>
          </table:table-cell>
          <table:table-cell office:value-type="string" table:style-name="ce1">
            <text:p>consumo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3984565462.3588481" table:style-name="ce1">
            <text:p>3984565462</text:p>
          </table:table-cell>
          <table:table-cell office:value-type="date" office:date-value="1997-09-09T00:00:00" table:style-name="ce5">
            <text:p>09/09/97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3975743220.5315018" table:style-name="ce1">
            <text:p>3975743221</text:p>
          </table:table-cell>
          <table:table-cell office:value-type="date" office:date-value="1997-05-31T00:00:00" table:style-name="ce5">
            <text:p>31/05/97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3996545670.9817362" table:style-name="ce1">
            <text:p>3996545671</text:p>
          </table:table-cell>
          <table:table-cell office:value-type="date" office:date-value="1997-06-02T00:00:00" table:style-name="ce5">
            <text:p>02/06/97</text:p>
          </table:table-cell>
          <table:table-cell office:value-type="string" table:style-name="ce1">
            <text:p>consumo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3958625387.9934964" table:style-name="ce1">
            <text:p>3958625388</text:p>
          </table:table-cell>
          <table:table-cell office:value-type="date" office:date-value="1997-10-13T00:00:00" table:style-name="ce5">
            <text:p>13/10/97</text:p>
          </table:table-cell>
          <table:table-cell office:value-type="string" table:style-name="ce1">
            <text:p>consumo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3983589992.4655819" table:style-name="ce1">
            <text:p>3983589992</text:p>
          </table:table-cell>
          <table:table-cell office:value-type="date" office:date-value="1997-06-05T00:00:00" table:style-name="ce5">
            <text:p>05/06/97</text:p>
          </table:table-cell>
          <table:table-cell office:value-type="string" table:style-name="ce1">
            <text:p>consumo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3984511824.1509085" table:style-name="ce1">
            <text:p>3984511824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3938231720.4561338" table:style-name="ce1">
            <text:p>3938231720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3947494101.5206418" table:style-name="ce1">
            <text:p>3947494102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3954677158.4065647" table:style-name="ce1">
            <text:p>3954677158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3936088804.0352473" table:style-name="ce1">
            <text:p>3936088804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3976833543.0877104" table:style-name="ce1">
            <text:p>3976833543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3966356961.1591578" table:style-name="ce1">
            <text:p>3966356961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86904267.8313394" table:style-name="ce1">
            <text:p>3986904268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3998443335.2149997" table:style-name="ce1">
            <text:p>3998443335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3953043357.9737015" table:style-name="ce1">
            <text:p>3953043358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3962974093.0660362" table:style-name="ce1">
            <text:p>3962974093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3946743408.147378" table:style-name="ce1">
            <text:p>3946743408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3948009711.0160632" table:style-name="ce1">
            <text:p>3948009711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3941641067.0233173" table:style-name="ce1">
            <text:p>3941641067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3952852877.5118032" table:style-name="ce1">
            <text:p>3952852878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3958560136.2675557" table:style-name="ce1">
            <text:p>3958560136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3985915439.7151723" table:style-name="ce1">
            <text:p>3985915440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3953509508.2079573" table:style-name="ce1">
            <text:p>3953509508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3930889102.0451107" table:style-name="ce1">
            <text:p>3930889102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3970794304.1950669" table:style-name="ce1">
            <text:p>3970794304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3979276224.5287681" table:style-name="ce1">
            <text:p>3979276225</text:p>
          </table:table-cell>
          <table:table-cell office:value-type="date" office:date-value="1996-07-12T00:00:00" table:style-name="ce5">
            <text:p>12/07/96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3982991977.4700255" table:style-name="ce1">
            <text:p>3982991977</text:p>
          </table:table-cell>
          <table:table-cell office:value-type="date" office:date-value="1996-07-16T00:00:00" table:style-name="ce5">
            <text:p>16/07/96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3935775069.6602302" table:style-name="ce1">
            <text:p>3935775070</text:p>
          </table:table-cell>
          <table:table-cell office:value-type="date" office:date-value="1996-11-27T00:00:00" table:style-name="ce5">
            <text:p>27/11/96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3964277398.4911194" table:style-name="ce1">
            <text:p>3964277398</text:p>
          </table:table-cell>
          <table:table-cell office:value-type="date" office:date-value="1996-07-20T00:00:00" table:style-name="ce5">
            <text:p>20/07/96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3959004421.0643868" table:style-name="ce1">
            <text:p>3959004421</text:p>
          </table:table-cell>
          <table:table-cell office:value-type="date" office:date-value="1996-08-24T00:00:00" table:style-name="ce5">
            <text:p>24/08/96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3987780150.4906812" table:style-name="ce1">
            <text:p>3987780150</text:p>
          </table:table-cell>
          <table:table-cell office:value-type="date" office:date-value="1996-12-05T00:00:00" table:style-name="ce5">
            <text:p>05/12/96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3974000965.08219" table:style-name="ce1">
            <text:p>3974000965</text:p>
          </table:table-cell>
          <table:table-cell office:value-type="date" office:date-value="1996-08-28T00:00:00" table:style-name="ce5">
            <text:p>28/08/96</text:p>
          </table:table-cell>
          <table:table-cell office:value-type="string" table:style-name="ce1">
            <text:p>consumo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3955083695.9656467" table:style-name="ce1">
            <text:p>3955083696</text:p>
          </table:table-cell>
          <table:table-cell office:value-type="date" office:date-value="1996-09-02T00:00:00" table:style-name="ce5">
            <text:p>02/09/96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3938848874.9919138" table:style-name="ce1">
            <text:p>3938848875</text:p>
          </table:table-cell>
          <table:table-cell office:value-type="date" office:date-value="1996-01-13T00:00:00" table:style-name="ce5">
            <text:p>13/01/96</text:p>
          </table:table-cell>
          <table:table-cell office:value-type="string" table:style-name="ce1">
            <text:p>consumo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3992776948.2832222" table:style-name="ce1">
            <text:p>3992776948</text:p>
          </table:table-cell>
          <table:table-cell office:value-type="date" office:date-value="1996-09-05T00:00:00" table:style-name="ce5">
            <text:p>05/09/96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3970282574.0651531" table:style-name="ce1">
            <text:p>3970282574</text:p>
          </table:table-cell>
          <table:table-cell office:value-type="date" office:date-value="1996-09-07T00:00:00" table:style-name="ce5">
            <text:p>07/09/96</text:p>
          </table:table-cell>
          <table:table-cell office:value-type="string" table:style-name="ce1">
            <text:p>consumo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3993205924.5271883" table:style-name="ce1">
            <text:p>3993205925</text:p>
          </table:table-cell>
          <table:table-cell office:value-type="date" office:date-value="1996-01-18T00:00:00" table:style-name="ce5">
            <text:p>18/01/96</text:p>
          </table:table-cell>
          <table:table-cell office:value-type="string" table:style-name="ce1">
            <text:p>consumo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3941769494.2738657" table:style-name="ce1">
            <text:p>3941769494</text:p>
          </table:table-cell>
          <table:table-cell office:value-type="date" office:date-value="1996-09-09T00:00:00" table:style-name="ce5">
            <text:p>09/09/96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3988504881.6379499" table:style-name="ce1">
            <text:p>3988504882</text:p>
          </table:table-cell>
          <table:table-cell office:value-type="date" office:date-value="1996-09-11T00:00:00" table:style-name="ce5">
            <text:p>11/09/96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3995524101.7478762" table:style-name="ce1">
            <text:p>3995524102</text:p>
          </table:table-cell>
          <table:table-cell office:value-type="date" office:date-value="1996-01-22T00:00:00" table:style-name="ce5">
            <text:p>22/01/96</text:p>
          </table:table-cell>
          <table:table-cell office:value-type="string" table:style-name="ce1">
            <text:p>consumo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3986468227.1259179" table:style-name="ce1">
            <text:p>3986468227</text:p>
          </table:table-cell>
          <table:table-cell office:value-type="date" office:date-value="1996-10-13T00:00:00" table:style-name="ce5">
            <text:p>13/10/96</text:p>
          </table:table-cell>
          <table:table-cell office:value-type="string" table:style-name="ce1">
            <text:p>consumo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3957375434.826457" table:style-name="ce1">
            <text:p>3957375435</text:p>
          </table:table-cell>
          <table:table-cell office:value-type="date" office:date-value="1996-10-16T00:00:00" table:style-name="ce5">
            <text:p>16/10/96</text:p>
          </table:table-cell>
          <table:table-cell office:value-type="string" table:style-name="ce1">
            <text:p>consumo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3976015409.0987401" table:style-name="ce1">
            <text:p>3976015409</text:p>
          </table:table-cell>
          <table:table-cell office:value-type="date" office:date-value="1996-02-27T00:00:00" table:style-name="ce5">
            <text:p>27/02/96</text:p>
          </table:table-cell>
          <table:table-cell office:value-type="string" table:style-name="ce1">
            <text:p>consumo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3995235635.1449313" table:style-name="ce1">
            <text:p>3995235635</text:p>
          </table:table-cell>
          <table:table-cell office:value-type="date" office:date-value="1996-10-19T00:00:00" table:style-name="ce5">
            <text:p>19/10/96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3969068059.2911863" table:style-name="ce1">
            <text:p>3969068059</text:p>
          </table:table-cell>
          <table:table-cell office:value-type="date" office:date-value="1997-11-23T00:00:00" table:style-name="ce5">
            <text:p>23/11/97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3982866124.9425306" table:style-name="ce1">
            <text:p>3982866125</text:p>
          </table:table-cell>
          <table:table-cell office:value-type="date" office:date-value="1997-03-05T00:00:00" table:style-name="ce5">
            <text:p>05/03/97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3948049722.7306161" table:style-name="ce1">
            <text:p>3948049723</text:p>
          </table:table-cell>
          <table:table-cell office:value-type="date" office:date-value="1997-11-27T00:00:00" table:style-name="ce5">
            <text:p>27/11/97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3945439717.955164" table:style-name="ce1">
            <text:p>3945439718</text:p>
          </table:table-cell>
          <table:table-cell office:value-type="date" office:date-value="1997-12-01T00:00:00" table:style-name="ce5">
            <text:p>01/12/97</text:p>
          </table:table-cell>
          <table:table-cell office:value-type="string" table:style-name="ce1">
            <text:p>consumo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3953087071.3601866" table:style-name="ce1">
            <text:p>3953087071</text:p>
          </table:table-cell>
          <table:table-cell office:value-type="date" office:date-value="1997-04-13T00:00:00" table:style-name="ce5">
            <text:p>13/04/97</text:p>
          </table:table-cell>
          <table:table-cell office:value-type="string" table:style-name="ce1">
            <text:p>consumo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3950546941.2567477" table:style-name="ce1">
            <text:p>3950546941</text:p>
          </table:table-cell>
          <table:table-cell office:value-type="date" office:date-value="1997-12-05T00:00:00" table:style-name="ce5">
            <text:p>05/12/97</text:p>
          </table:table-cell>
          <table:table-cell office:value-type="string" table:style-name="ce1">
            <text:p>consumo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3939075775.0752668" table:style-name="ce1">
            <text:p>3939075775</text:p>
          </table:table-cell>
          <table:table-cell office:value-type="date" office:date-value="1997-01-09T00:00:00" table:style-name="ce5">
            <text:p>09/01/97</text:p>
          </table:table-cell>
          <table:table-cell office:value-type="string" table:style-name="ce1">
            <text:p>consumo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3975841343.778214" table:style-name="ce1">
            <text:p>3975841344</text:p>
          </table:table-cell>
          <table:table-cell office:value-type="date" office:date-value="1997-05-21T00:00:00" table:style-name="ce5">
            <text:p>21/05/97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3980450808.4103384" table:style-name="ce1">
            <text:p>3980450808</text:p>
          </table:table-cell>
          <table:table-cell office:value-type="date" office:date-value="1997-01-13T00:00:00" table:style-name="ce5">
            <text:p>13/01/97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3941110128.0296373" table:style-name="ce1">
            <text:p>3941110128</text:p>
          </table:table-cell>
          <table:table-cell office:value-type="date" office:date-value="1997-01-16T00:00:00" table:style-name="ce5">
            <text:p>16/01/97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35620466.7840562" table:style-name="ce1">
            <text:p>3935620467</text:p>
          </table:table-cell>
          <table:table-cell office:value-type="date" office:date-value="1997-05-27T00:00:00" table:style-name="ce5">
            <text:p>27/05/97</text:p>
          </table:table-cell>
          <table:table-cell office:value-type="string" table:style-name="ce1">
            <text:p>consumo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3948665312.5769596" table:style-name="ce1">
            <text:p>3948665313</text:p>
          </table:table-cell>
          <table:table-cell office:value-type="date" office:date-value="1997-01-18T00:00:00" table:style-name="ce5">
            <text:p>18/01/97</text:p>
          </table:table-cell>
          <table:table-cell office:value-type="string" table:style-name="ce1">
            <text:p>consumo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3967931565.8433218" table:style-name="ce1">
            <text:p>3967931566</text:p>
          </table:table-cell>
          <table:table-cell office:value-type="date" office:date-value="1997-01-20T00:00:00" table:style-name="ce5">
            <text:p>20/01/97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3997418126.4225564" table:style-name="ce1">
            <text:p>3997418126</text:p>
          </table:table-cell>
          <table:table-cell office:value-type="date" office:date-value="1997-05-31T00:00:00" table:style-name="ce5">
            <text:p>31/05/97</text:p>
          </table:table-cell>
          <table:table-cell office:value-type="string" table:style-name="ce1">
            <text:p>consumo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3955693500.8831196" table:style-name="ce1">
            <text:p>3955693501</text:p>
          </table:table-cell>
          <table:table-cell office:value-type="date" office:date-value="1997-01-22T00:00:00" table:style-name="ce5">
            <text:p>22/01/97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3940687742.3023167" table:style-name="ce1">
            <text:p>3940687742</text:p>
          </table:table-cell>
          <table:table-cell office:value-type="date" office:date-value="1997-02-24T00:00:00" table:style-name="ce5">
            <text:p>24/02/97</text:p>
          </table:table-cell>
          <table:table-cell office:value-type="string" table:style-name="ce1">
            <text:p>consumo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3968545762.9046521" table:style-name="ce1">
            <text:p>3968545763</text:p>
          </table:table-cell>
          <table:table-cell office:value-type="date" office:date-value="1997-06-05T00:00:00" table:style-name="ce5">
            <text:p>05/06/97</text:p>
          </table:table-cell>
          <table:table-cell office:value-type="string" table:style-name="ce1">
            <text:p>consumo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3974042366.9101353" table:style-name="ce1">
            <text:p>3974042367</text:p>
          </table:table-cell>
          <table:table-cell office:value-type="date" office:date-value="1997-02-27T00:00:00" table:style-name="ce5">
            <text:p>27/02/97</text:p>
          </table:table-cell>
          <table:table-cell office:value-type="string" table:style-name="ce1">
            <text:p>consumo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3994147415.6065359" table:style-name="ce1">
            <text:p>3994147416</text:p>
          </table:table-cell>
          <table:table-cell office:value-type="date" office:date-value="1997-11-23T00:00:00" table:style-name="ce5">
            <text:p>23/11/97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3965313749.5318961" table:style-name="ce1">
            <text:p>3965313750</text:p>
          </table:table-cell>
          <table:table-cell office:value-type="date" office:date-value="1997-03-05T00:00:00" table:style-name="ce5">
            <text:p>05/03/97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3991422569.7562408" table:style-name="ce1">
            <text:p>3991422570</text:p>
          </table:table-cell>
          <table:table-cell office:value-type="date" office:date-value="1997-11-27T00:00:00" table:style-name="ce5">
            <text:p>27/11/97</text:p>
          </table:table-cell>
          <table:table-cell office:value-type="string" table:style-name="ce1">
            <text:p>consumo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3936485964.4603534" table:style-name="ce1">
            <text:p>3936485964</text:p>
          </table:table-cell>
          <table:table-cell office:value-type="date" office:date-value="1997-12-01T00:00:00" table:style-name="ce5">
            <text:p>01/12/97</text:p>
          </table:table-cell>
          <table:table-cell office:value-type="string" table:style-name="ce1">
            <text:p>consumo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3970376172.0787449" table:style-name="ce1">
            <text:p>3970376172</text:p>
          </table:table-cell>
          <table:table-cell office:value-type="date" office:date-value="1997-04-13T00:00:00" table:style-name="ce5">
            <text:p>13/04/97</text:p>
          </table:table-cell>
          <table:table-cell office:value-type="string" table:style-name="ce1">
            <text:p>consumo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3986446187.0987854" table:style-name="ce1">
            <text:p>3986446187</text:p>
          </table:table-cell>
          <table:table-cell office:value-type="date" office:date-value="1997-12-05T00:00:00" table:style-name="ce5">
            <text:p>05/12/97</text:p>
          </table:table-cell>
          <table:table-cell office:value-type="string" table:style-name="ce1">
            <text:p>consumo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3933688738.9668441" table:style-name="ce1">
            <text:p>3933688739</text:p>
          </table:table-cell>
          <table:table-cell office:value-type="date" office:date-value="1997-01-09T00:00:00" table:style-name="ce5">
            <text:p>09/01/97</text:p>
          </table:table-cell>
          <table:table-cell office:value-type="string" table:style-name="ce1">
            <text:p>consumo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3990345189.794878" table:style-name="ce1">
            <text:p>3990345190</text:p>
          </table:table-cell>
          <table:table-cell office:value-type="date" office:date-value="1997-05-21T00:00:00" table:style-name="ce5">
            <text:p>21/05/97</text:p>
          </table:table-cell>
          <table:table-cell office:value-type="string" table:style-name="ce1">
            <text:p>consumo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3948313345.437964" table:style-name="ce1">
            <text:p>3948313345</text:p>
          </table:table-cell>
          <table:table-cell office:value-type="date" office:date-value="1997-01-13T00:00:00" table:style-name="ce5">
            <text:p>13/01/97</text:p>
          </table:table-cell>
          <table:table-cell office:value-type="string" table:style-name="ce1">
            <text:p>consumo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3948677877.6300368" table:style-name="ce1">
            <text:p>3948677878</text:p>
          </table:table-cell>
          <table:table-cell office:value-type="date" office:date-value="1997-01-16T00:00:00" table:style-name="ce5">
            <text:p>16/01/97</text:p>
          </table:table-cell>
          <table:table-cell office:value-type="string" table:style-name="ce1">
            <text:p>consumo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3984031322.3534679" table:style-name="ce1">
            <text:p>3984031322</text:p>
          </table:table-cell>
          <table:table-cell office:value-type="date" office:date-value="1997-05-27T00:00:00" table:style-name="ce5">
            <text:p>27/05/97</text:p>
          </table:table-cell>
          <table:table-cell office:value-type="string" table:style-name="ce1">
            <text:p>consumo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3947083105.0319743" table:style-name="ce1">
            <text:p>3947083105</text:p>
          </table:table-cell>
          <table:table-cell office:value-type="date" office:date-value="1997-01-18T00:00:00" table:style-name="ce5">
            <text:p>18/01/97</text:p>
          </table:table-cell>
          <table:table-cell office:value-type="string" table:style-name="ce1">
            <text:p>consumo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3952144516.3972912" table:style-name="ce1">
            <text:p>3952144516</text:p>
          </table:table-cell>
          <table:table-cell office:value-type="date" office:date-value="1997-01-20T00:00:00" table:style-name="ce5">
            <text:p>20/01/97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3984134888.7447147" table:style-name="ce1">
            <text:p>3984134889</text:p>
          </table:table-cell>
          <table:table-cell office:value-type="date" office:date-value="1997-05-31T00:00:00" table:style-name="ce5">
            <text:p>31/05/97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3961580937.0518131" table:style-name="ce1">
            <text:p>3961580937</text:p>
          </table:table-cell>
          <table:table-cell office:value-type="date" office:date-value="1997-01-22T00:00:00" table:style-name="ce5">
            <text:p>22/01/97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3984384005.4631915" table:style-name="ce1">
            <text:p>3984384005</text:p>
          </table:table-cell>
          <table:table-cell office:value-type="date" office:date-value="1997-02-24T00:00:00" table:style-name="ce5">
            <text:p>24/02/97</text:p>
          </table:table-cell>
          <table:table-cell office:value-type="string" table:style-name="ce1">
            <text:p>consumo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3968452709.877377" table:style-name="ce1">
            <text:p>3968452710</text:p>
          </table:table-cell>
          <table:table-cell office:value-type="date" office:date-value="1997-06-05T00:00:00" table:style-name="ce5">
            <text:p>05/06/97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3998125902.7245588" table:style-name="ce1">
            <text:p>3998125903</text:p>
          </table:table-cell>
          <table:table-cell office:value-type="date" office:date-value="1997-02-27T00:00:00" table:style-name="ce5">
            <text:p>27/02/97</text:p>
          </table:table-cell>
          <table:table-cell office:value-type="string" table:style-name="ce1">
            <text:p>consumo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3943631164.1924391" table:style-name="ce1">
            <text:p>3943631164</text:p>
          </table:table-cell>
          <table:table-cell office:value-type="date" office:date-value="1998-03-01T00:00:00" table:style-name="ce5">
            <text:p>01/03/98</text:p>
          </table:table-cell>
          <table:table-cell office:value-type="string" table:style-name="ce1">
            <text:p>consumo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3958663425.8685784" table:style-name="ce1">
            <text:p>3958663426</text:p>
          </table:table-cell>
          <table:table-cell office:value-type="date" office:date-value="1998-07-12T00:00:00" table:style-name="ce5">
            <text:p>12/07/98</text:p>
          </table:table-cell>
          <table:table-cell office:value-type="string" table:style-name="ce1">
            <text:p>consumo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3948055772.1435056" table:style-name="ce1">
            <text:p>3948055772</text:p>
          </table:table-cell>
          <table:table-cell office:value-type="date" office:date-value="1998-03-05T00:00:00" table:style-name="ce5">
            <text:p>05/03/98</text:p>
          </table:table-cell>
          <table:table-cell office:value-type="string" table:style-name="ce1">
            <text:p>consumo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3967977852.9588323" table:style-name="ce1">
            <text:p>3967977853</text:p>
          </table:table-cell>
          <table:table-cell office:value-type="date" office:date-value="1998-03-09T00:00:00" table:style-name="ce5">
            <text:p>09/03/98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3967072363.6311593" table:style-name="ce1">
            <text:p>3967072364</text:p>
          </table:table-cell>
          <table:table-cell office:value-type="date" office:date-value="1998-07-20T00:00:00" table:style-name="ce5">
            <text:p>20/07/98</text:p>
          </table:table-cell>
          <table:table-cell office:value-type="string" table:style-name="ce1">
            <text:p>consumo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3949759689.6520314" table:style-name="ce1">
            <text:p>3949759690</text:p>
          </table:table-cell>
          <table:table-cell office:value-type="date" office:date-value="1998-04-13T00:00:00" table:style-name="ce5">
            <text:p>13/04/98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3975320028.9550929" table:style-name="ce1">
            <text:p>3975320029</text:p>
          </table:table-cell>
          <table:table-cell office:value-type="date" office:date-value="1998-04-16T00:00:00" table:style-name="ce5">
            <text:p>16/04/98</text:p>
          </table:table-cell>
          <table:table-cell office:value-type="string" table:style-name="ce1">
            <text:p>consumo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3990292693.8351173" table:style-name="ce1">
            <text:p>3990292694</text:p>
          </table:table-cell>
          <table:table-cell office:value-type="date" office:date-value="1998-08-28T00:00:00" table:style-name="ce5">
            <text:p>28/08/98</text:p>
          </table:table-cell>
          <table:table-cell office:value-type="string" table:style-name="ce1">
            <text:p>consumo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3943728510.2368464" table:style-name="ce1">
            <text:p>3943728510</text:p>
          </table:table-cell>
          <table:table-cell office:value-type="date" office:date-value="1998-05-21T00:00:00" table:style-name="ce5">
            <text:p>21/05/98</text:p>
          </table:table-cell>
          <table:table-cell office:value-type="string" table:style-name="ce1">
            <text:p>consumo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3990849062.2024484" table:style-name="ce1">
            <text:p>3990849062</text:p>
          </table:table-cell>
          <table:table-cell office:value-type="date" office:date-value="1998-05-24T00:00:00" table:style-name="ce5">
            <text:p>24/05/98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94371013.3483863" table:style-name="ce1">
            <text:p>3994371013</text:p>
          </table:table-cell>
          <table:table-cell office:value-type="date" office:date-value="1998-09-05T00:00:00" table:style-name="ce5">
            <text:p>05/09/98</text:p>
          </table:table-cell>
          <table:table-cell office:value-type="string" table:style-name="ce1">
            <text:p>consumo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3969384376.5551677" table:style-name="ce1">
            <text:p>3969384377</text:p>
          </table:table-cell>
          <table:table-cell office:value-type="date" office:date-value="1998-05-27T00:00:00" table:style-name="ce5">
            <text:p>27/05/98</text:p>
          </table:table-cell>
          <table:table-cell office:value-type="string" table:style-name="ce1">
            <text:p>consumo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3980908043.645143" table:style-name="ce1">
            <text:p>3980908044</text:p>
          </table:table-cell>
          <table:table-cell office:value-type="date" office:date-value="1998-05-29T00:00:00" table:style-name="ce5">
            <text:p>29/05/98</text:p>
          </table:table-cell>
          <table:table-cell office:value-type="string" table:style-name="ce1">
            <text:p>consumo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3971345205.9834409" table:style-name="ce1">
            <text:p>3971345206</text:p>
          </table:table-cell>
          <table:table-cell office:value-type="date" office:date-value="1998-09-09T00:00:00" table:style-name="ce5">
            <text:p>09/09/98</text:p>
          </table:table-cell>
          <table:table-cell office:value-type="string" table:style-name="ce1">
            <text:p>consumo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979581080.8539834" table:style-name="ce1">
            <text:p>3979581081</text:p>
          </table:table-cell>
          <table:table-cell office:value-type="date" office:date-value="1998-05-31T00:00:00" table:style-name="ce5">
            <text:p>31/05/98</text:p>
          </table:table-cell>
          <table:table-cell office:value-type="string" table:style-name="ce1">
            <text:p>consumo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3991138554.3291306" table:style-name="ce1">
            <text:p>3991138554</text:p>
          </table:table-cell>
          <table:table-cell office:value-type="date" office:date-value="1998-06-02T00:00:00" table:style-name="ce5">
            <text:p>02/06/98</text:p>
          </table:table-cell>
          <table:table-cell office:value-type="string" table:style-name="ce1">
            <text:p>consumo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3948866944.4976006" table:style-name="ce1">
            <text:p>3948866944</text:p>
          </table:table-cell>
          <table:table-cell office:value-type="date" office:date-value="1998-10-13T00:00:00" table:style-name="ce5">
            <text:p>13/10/98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3937615250.865859" table:style-name="ce1">
            <text:p>3937615251</text:p>
          </table:table-cell>
          <table:table-cell office:value-type="date" office:date-value="1998-06-05T00:00:00" table:style-name="ce5">
            <text:p>05/06/98</text:p>
          </table:table-cell>
          <table:table-cell office:value-type="string" table:style-name="ce1">
            <text:p>consumo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3932166261.7472239" table:style-name="ce1">
            <text:p>3932166262</text:p>
          </table:table-cell>
          <table:table-cell office:value-type="date" office:date-value="1998-06-08T00:00:00" table:style-name="ce5">
            <text:p>08/06/98</text:p>
          </table:table-cell>
          <table:table-cell office:value-type="string" table:style-name="ce1">
            <text:p>consumo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3942018321.2416587" table:style-name="ce1">
            <text:p>3942018321</text:p>
          </table:table-cell>
          <table:table-cell office:value-type="date" office:date-value="1998-10-19T00:00:00" table:style-name="ce5">
            <text:p>19/10/98</text:p>
          </table:table-cell>
          <table:table-cell office:value-type="string" table:style-name="ce1">
            <text:p>consumo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3937173925.996964" table:style-name="ce1">
            <text:p>3937173926</text:p>
          </table:table-cell>
          <table:table-cell office:value-type="date" office:date-value="1999-07-12T00:00:00" table:style-name="ce5">
            <text:p>12/07/99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3998254639.63585" table:style-name="ce1">
            <text:p>3998254640</text:p>
          </table:table-cell>
          <table:table-cell office:value-type="date" office:date-value="1999-07-16T00:00:00" table:style-name="ce5">
            <text:p>16/07/99</text:p>
          </table:table-cell>
          <table:table-cell office:value-type="string" table:style-name="ce1">
            <text:p>consumo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3994115490.570713" table:style-name="ce1">
            <text:p>3994115491</text:p>
          </table:table-cell>
          <table:table-cell office:value-type="date" office:date-value="1999-11-27T00:00:00" table:style-name="ce5">
            <text:p>27/11/99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3948971392.2892146" table:style-name="ce1">
            <text:p>3948971392</text:p>
          </table:table-cell>
          <table:table-cell office:value-type="date" office:date-value="1999-07-20T00:00:00" table:style-name="ce5">
            <text:p>20/07/99</text:p>
          </table:table-cell>
          <table:table-cell office:value-type="string" table:style-name="ce1">
            <text:p>consumo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3936319637.0152245" table:style-name="ce1">
            <text:p>3936319637</text:p>
          </table:table-cell>
          <table:table-cell office:value-type="date" office:date-value="1999-08-24T00:00:00" table:style-name="ce5">
            <text:p>24/08/99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51244369.6139054" table:style-name="ce1">
            <text:p>3951244370</text:p>
          </table:table-cell>
          <table:table-cell office:value-type="date" office:date-value="1999-12-05T00:00:00" table:style-name="ce5">
            <text:p>05/12/99</text:p>
          </table:table-cell>
          <table:table-cell office:value-type="string" table:style-name="ce1">
            <text:p>consumo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3972117740.3641472" table:style-name="ce1">
            <text:p>3972117740</text:p>
          </table:table-cell>
          <table:table-cell office:value-type="date" office:date-value="1999-08-28T00:00:00" table:style-name="ce5">
            <text:p>28/08/99</text:p>
          </table:table-cell>
          <table:table-cell office:value-type="string" table:style-name="ce1">
            <text:p>consumo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3993707512.7323632" table:style-name="ce1">
            <text:p>3993707513</text:p>
          </table:table-cell>
          <table:table-cell office:value-type="date" office:date-value="1999-09-02T00:00:00" table:style-name="ce5">
            <text:p>02/09/99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3966026988.8279543" table:style-name="ce1">
            <text:p>3966026989</text:p>
          </table:table-cell>
          <table:table-cell office:value-type="date" office:date-value="1999-01-13T00:00:00" table:style-name="ce5">
            <text:p>13/01/99</text:p>
          </table:table-cell>
          <table:table-cell office:value-type="string" table:style-name="ce1">
            <text:p>consumo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3997535845.7642903" table:style-name="ce1">
            <text:p>3997535846</text:p>
          </table:table-cell>
          <table:table-cell office:value-type="date" office:date-value="1999-09-05T00:00:00" table:style-name="ce5">
            <text:p>05/09/99</text:p>
          </table:table-cell>
          <table:table-cell office:value-type="string" table:style-name="ce1">
            <text:p>consumo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3992014546.3015747" table:style-name="ce1">
            <text:p>3992014546</text:p>
          </table:table-cell>
          <table:table-cell office:value-type="date" office:date-value="1999-09-07T00:00:00" table:style-name="ce5">
            <text:p>07/09/99</text:p>
          </table:table-cell>
          <table:table-cell office:value-type="string" table:style-name="ce1">
            <text:p>consumo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3981281037.0861344" table:style-name="ce1">
            <text:p>3981281037</text:p>
          </table:table-cell>
          <table:table-cell office:value-type="date" office:date-value="1999-01-18T00:00:00" table:style-name="ce5">
            <text:p>18/01/99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3994927060.1715226" table:style-name="ce1">
            <text:p>3994927060</text:p>
          </table:table-cell>
          <table:table-cell office:value-type="date" office:date-value="1999-09-09T00:00:00" table:style-name="ce5">
            <text:p>09/09/99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3983436545.2224045" table:style-name="ce1">
            <text:p>3983436545</text:p>
          </table:table-cell>
          <table:table-cell office:value-type="date" office:date-value="1999-09-11T00:00:00" table:style-name="ce5">
            <text:p>11/09/99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3950187989.1100011" table:style-name="ce1">
            <text:p>3950187989</text:p>
          </table:table-cell>
          <table:table-cell office:value-type="date" office:date-value="1999-01-22T00:00:00" table:style-name="ce5">
            <text:p>22/01/99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3944970251.8939342" table:style-name="ce1">
            <text:p>3944970252</text:p>
          </table:table-cell>
          <table:table-cell office:value-type="date" office:date-value="1999-10-13T00:00:00" table:style-name="ce5">
            <text:p>13/10/99</text:p>
          </table:table-cell>
          <table:table-cell office:value-type="string" table:style-name="ce1">
            <text:p>consumo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3986376422.8507452" table:style-name="ce1">
            <text:p>3986376423</text:p>
          </table:table-cell>
          <table:table-cell office:value-type="date" office:date-value="1999-10-16T00:00:00" table:style-name="ce5">
            <text:p>16/10/99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3998702978.4776983" table:style-name="ce1">
            <text:p>3998702978</text:p>
          </table:table-cell>
          <table:table-cell office:value-type="date" office:date-value="1999-02-27T00:00:00" table:style-name="ce5">
            <text:p>27/02/99</text:p>
          </table:table-cell>
          <table:table-cell office:value-type="string" table:style-name="ce1">
            <text:p>consumo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993511848.573781" table:style-name="ce1">
            <text:p>3993511849</text:p>
          </table:table-cell>
          <table:table-cell office:value-type="date" office:date-value="1999-07-12T00:00:00" table:style-name="ce5">
            <text:p>12/07/99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3985551006.9293094" table:style-name="ce1">
            <text:p>3985551007</text:p>
          </table:table-cell>
          <table:table-cell office:value-type="date" office:date-value="1999-07-16T00:00:00" table:style-name="ce5">
            <text:p>16/07/99</text:p>
          </table:table-cell>
          <table:table-cell office:value-type="string" table:style-name="ce1">
            <text:p>consumo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3932852982.7213392" table:style-name="ce1">
            <text:p>3932852983</text:p>
          </table:table-cell>
          <table:table-cell office:value-type="date" office:date-value="1999-11-27T00:00:00" table:style-name="ce5">
            <text:p>27/11/99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3997370316.0860038" table:style-name="ce1">
            <text:p>3997370316</text:p>
          </table:table-cell>
          <table:table-cell office:value-type="date" office:date-value="1999-07-20T00:00:00" table:style-name="ce5">
            <text:p>20/07/99</text:p>
          </table:table-cell>
          <table:table-cell office:value-type="string" table:style-name="ce1">
            <text:p>consumo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3934372239.8754554" table:style-name="ce1">
            <text:p>3934372240</text:p>
          </table:table-cell>
          <table:table-cell office:value-type="date" office:date-value="1999-08-24T00:00:00" table:style-name="ce5">
            <text:p>24/08/99</text:p>
          </table:table-cell>
          <table:table-cell office:value-type="string" table:style-name="ce1">
            <text:p>consumo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3938571290.0705767" table:style-name="ce1">
            <text:p>3938571290</text:p>
          </table:table-cell>
          <table:table-cell office:value-type="date" office:date-value="1999-12-05T00:00:00" table:style-name="ce5">
            <text:p>05/12/99</text:p>
          </table:table-cell>
          <table:table-cell office:value-type="string" table:style-name="ce1">
            <text:p>consumo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3985983261.7260518" table:style-name="ce1">
            <text:p>3985983262</text:p>
          </table:table-cell>
          <table:table-cell office:value-type="date" office:date-value="1999-08-28T00:00:00" table:style-name="ce5">
            <text:p>28/08/99</text:p>
          </table:table-cell>
          <table:table-cell office:value-type="string" table:style-name="ce1">
            <text:p>consumo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3998825262.3459229" table:style-name="ce1">
            <text:p>3998825262</text:p>
          </table:table-cell>
          <table:table-cell office:value-type="date" office:date-value="1999-09-02T00:00:00" table:style-name="ce5">
            <text:p>02/09/99</text:p>
          </table:table-cell>
          <table:table-cell office:value-type="string" table:style-name="ce1">
            <text:p>consumo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3996718547.1992536" table:style-name="ce1">
            <text:p>3996718547</text:p>
          </table:table-cell>
          <table:table-cell office:value-type="date" office:date-value="1999-01-13T00:00:00" table:style-name="ce5">
            <text:p>13/01/99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38815323.1882372" table:style-name="ce1">
            <text:p>3938815323</text:p>
          </table:table-cell>
          <table:table-cell office:value-type="date" office:date-value="1999-09-05T00:00:00" table:style-name="ce5">
            <text:p>05/09/99</text:p>
          </table:table-cell>
          <table:table-cell office:value-type="string" table:style-name="ce1">
            <text:p>consumo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972070053.7783108" table:style-name="ce1">
            <text:p>3972070054</text:p>
          </table:table-cell>
          <table:table-cell office:value-type="date" office:date-value="1999-09-07T00:00:00" table:style-name="ce5">
            <text:p>07/09/99</text:p>
          </table:table-cell>
          <table:table-cell office:value-type="string" table:style-name="ce1">
            <text:p>consumo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3972366280.4661517" table:style-name="ce1">
            <text:p>3972366280</text:p>
          </table:table-cell>
          <table:table-cell office:value-type="date" office:date-value="1999-01-18T00:00:00" table:style-name="ce5">
            <text:p>18/01/99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3960554239.1997037" table:style-name="ce1">
            <text:p>3960554239</text:p>
          </table:table-cell>
          <table:table-cell office:value-type="date" office:date-value="1999-09-09T00:00:00" table:style-name="ce5">
            <text:p>09/09/99</text:p>
          </table:table-cell>
          <table:table-cell office:value-type="string" table:style-name="ce1">
            <text:p>consumo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3947076159.1289644" table:style-name="ce1">
            <text:p>3947076159</text:p>
          </table:table-cell>
          <table:table-cell office:value-type="date" office:date-value="1999-09-11T00:00:00" table:style-name="ce5">
            <text:p>11/09/99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3948480088.5652714" table:style-name="ce1">
            <text:p>3948480089</text:p>
          </table:table-cell>
          <table:table-cell office:value-type="date" office:date-value="1999-01-22T00:00:00" table:style-name="ce5">
            <text:p>22/01/99</text:p>
          </table:table-cell>
          <table:table-cell office:value-type="string" table:style-name="ce1">
            <text:p>consumo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3962409832.6102796" table:style-name="ce1">
            <text:p>3962409833</text:p>
          </table:table-cell>
          <table:table-cell office:value-type="date" office:date-value="1999-10-13T00:00:00" table:style-name="ce5">
            <text:p>13/10/99</text:p>
          </table:table-cell>
          <table:table-cell office:value-type="string" table:style-name="ce1">
            <text:p>consumo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3992978497.4071965" table:style-name="ce1">
            <text:p>3992978497</text:p>
          </table:table-cell>
          <table:table-cell office:value-type="date" office:date-value="1999-10-16T00:00:00" table:style-name="ce5">
            <text:p>16/10/99</text:p>
          </table:table-cell>
          <table:table-cell office:value-type="string" table:style-name="ce1">
            <text:p>consumo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3961822630.1337085" table:style-name="ce1">
            <text:p>3961822630</text:p>
          </table:table-cell>
          <table:table-cell office:value-type="date" office:date-value="1999-02-27T00:00:00" table:style-name="ce5">
            <text:p>27/02/99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939946450.8753109" table:style-name="ce1">
            <text:p>3939946451</text:p>
          </table:table-cell>
          <table:table-cell office:value-type="date" office:date-value="1999-10-19T00:00:00" table:style-name="ce5">
            <text:p>19/10/99</text:p>
          </table:table-cell>
          <table:table-cell office:value-type="string" table:style-name="ce1">
            <text:p>consumo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3985307388.3013406" table:style-name="ce1">
            <text:p>3985307388</text:p>
          </table:table-cell>
          <table:table-cell office:value-type="date" office:date-value="2000-11-23T00:00:00" table:style-name="ce5">
            <text:p>23/11/00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35989936.0850215" table:style-name="ce1">
            <text:p>3935989936</text:p>
          </table:table-cell>
          <table:table-cell office:value-type="date" office:date-value="2000-03-05T00:00:00" table:style-name="ce5">
            <text:p>05/03/00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3985050747.6897898" table:style-name="ce1">
            <text:p>3985050748</text:p>
          </table:table-cell>
          <table:table-cell office:value-type="date" office:date-value="2000-11-27T00:00:00" table:style-name="ce5">
            <text:p>27/11/00</text:p>
          </table:table-cell>
          <table:table-cell office:value-type="string" table:style-name="ce1">
            <text:p>consumo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3943601624.5058098" table:style-name="ce1">
            <text:p>3943601625</text:p>
          </table:table-cell>
          <table:table-cell office:value-type="date" office:date-value="2000-12-01T00:00:00" table:style-name="ce5">
            <text:p>01/12/00</text:p>
          </table:table-cell>
          <table:table-cell office:value-type="string" table:style-name="ce1">
            <text:p>consumo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3959177827.2782688" table:style-name="ce1">
            <text:p>3959177827</text:p>
          </table:table-cell>
          <table:table-cell office:value-type="date" office:date-value="2000-04-13T00:00:00" table:style-name="ce5">
            <text:p>13/04/00</text:p>
          </table:table-cell>
          <table:table-cell office:value-type="string" table:style-name="ce1">
            <text:p>consumo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931588513.8210769" table:style-name="ce1">
            <text:p>3931588514</text:p>
          </table:table-cell>
          <table:table-cell office:value-type="date" office:date-value="2000-12-05T00:00:00" table:style-name="ce5">
            <text:p>05/12/00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3969320836.9827662" table:style-name="ce1">
            <text:p>3969320837</text:p>
          </table:table-cell>
          <table:table-cell office:value-type="date" office:date-value="2000-01-09T00:00:00" table:style-name="ce5">
            <text:p>09/01/00</text:p>
          </table:table-cell>
          <table:table-cell office:value-type="string" table:style-name="ce1">
            <text:p>consumo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3984796084.9299331" table:style-name="ce1">
            <text:p>3984796085</text:p>
          </table:table-cell>
          <table:table-cell office:value-type="date" office:date-value="2000-05-21T00:00:00" table:style-name="ce5">
            <text:p>21/05/00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3969901854.1040764" table:style-name="ce1">
            <text:p>3969901854</text:p>
          </table:table-cell>
          <table:table-cell office:value-type="date" office:date-value="2000-01-13T00:00:00" table:style-name="ce5">
            <text:p>13/01/00</text:p>
          </table:table-cell>
          <table:table-cell office:value-type="string" table:style-name="ce1">
            <text:p>consumo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3930051915.9168606" table:style-name="ce1">
            <text:p>3930051916</text:p>
          </table:table-cell>
          <table:table-cell office:value-type="date" office:date-value="2000-01-16T00:00:00" table:style-name="ce5">
            <text:p>16/01/00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3933231526.720634" table:style-name="ce1">
            <text:p>3933231527</text:p>
          </table:table-cell>
          <table:table-cell office:value-type="date" office:date-value="2000-05-27T00:00:00" table:style-name="ce5">
            <text:p>27/05/00</text:p>
          </table:table-cell>
          <table:table-cell office:value-type="string" table:style-name="ce1">
            <text:p>consumo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3976553043.9432921" table:style-name="ce1">
            <text:p>3976553044</text:p>
          </table:table-cell>
          <table:table-cell office:value-type="date" office:date-value="2000-01-18T00:00:00" table:style-name="ce5">
            <text:p>18/01/00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3979564023.8898292" table:style-name="ce1">
            <text:p>3979564024</text:p>
          </table:table-cell>
          <table:table-cell office:value-type="date" office:date-value="2000-01-20T00:00:00" table:style-name="ce5">
            <text:p>20/01/00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3940696981.4038048" table:style-name="ce1">
            <text:p>3940696981</text:p>
          </table:table-cell>
          <table:table-cell office:value-type="date" office:date-value="2000-05-31T00:00:00" table:style-name="ce5">
            <text:p>31/05/00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3978849867.5009413" table:style-name="ce1">
            <text:p>3978849868</text:p>
          </table:table-cell>
          <table:table-cell office:value-type="date" office:date-value="2000-01-22T00:00:00" table:style-name="ce5">
            <text:p>22/01/00</text:p>
          </table:table-cell>
          <table:table-cell office:value-type="string" table:style-name="ce1">
            <text:p>consumo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3972561628.4996338" table:style-name="ce1">
            <text:p>3972561628</text:p>
          </table:table-cell>
          <table:table-cell office:value-type="date" office:date-value="2000-02-24T00:00:00" table:style-name="ce5">
            <text:p>24/02/00</text:p>
          </table:table-cell>
          <table:table-cell office:value-type="string" table:style-name="ce1">
            <text:p>consumo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3969993643.6420093" table:style-name="ce1">
            <text:p>3969993644</text:p>
          </table:table-cell>
          <table:table-cell office:value-type="date" office:date-value="2000-06-05T00:00:00" table:style-name="ce5">
            <text:p>05/06/00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3930055664.0119753" table:style-name="ce1">
            <text:p>3930055664</text:p>
          </table:table-cell>
          <table:table-cell office:value-type="date" office:date-value="2000-02-27T00:00:00" table:style-name="ce5">
            <text:p>27/02/00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3971687428.672461" table:style-name="ce1">
            <text:p>3971687429</text:p>
          </table:table-cell>
          <table:table-cell office:value-type="date" office:date-value="2001-03-01T00:00:00" table:style-name="ce5">
            <text:p>01/03/01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3931897876.4204359" table:style-name="ce1">
            <text:p>3931897876</text:p>
          </table:table-cell>
          <table:table-cell office:value-type="date" office:date-value="2001-07-12T00:00:00" table:style-name="ce5">
            <text:p>12/07/01</text:p>
          </table:table-cell>
          <table:table-cell office:value-type="string" table:style-name="ce1">
            <text:p>consumo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3974377817.8252153" table:style-name="ce1">
            <text:p>3974377818</text:p>
          </table:table-cell>
          <table:table-cell office:value-type="date" office:date-value="2001-03-05T00:00:00" table:style-name="ce5">
            <text:p>05/03/01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3956241725.0878778" table:style-name="ce1">
            <text:p>3956241725</text:p>
          </table:table-cell>
          <table:table-cell office:value-type="date" office:date-value="2001-03-09T00:00:00" table:style-name="ce5">
            <text:p>09/03/01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3932894507.8697453" table:style-name="ce1">
            <text:p>3932894508</text:p>
          </table:table-cell>
          <table:table-cell office:value-type="date" office:date-value="2001-07-20T00:00:00" table:style-name="ce5">
            <text:p>20/07/01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3963086975.3360085" table:style-name="ce1">
            <text:p>3963086975</text:p>
          </table:table-cell>
          <table:table-cell office:value-type="date" office:date-value="2001-04-13T00:00:00" table:style-name="ce5">
            <text:p>13/04/01</text:p>
          </table:table-cell>
          <table:table-cell office:value-type="string" table:style-name="ce1">
            <text:p>consumo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3963741374.5707188" table:style-name="ce1">
            <text:p>3963741375</text:p>
          </table:table-cell>
          <table:table-cell office:value-type="date" office:date-value="2001-04-16T00:00:00" table:style-name="ce5">
            <text:p>16/04/01</text:p>
          </table:table-cell>
          <table:table-cell office:value-type="string" table:style-name="ce1">
            <text:p>consumo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3931902421.9264517" table:style-name="ce1">
            <text:p>3931902422</text:p>
          </table:table-cell>
          <table:table-cell office:value-type="date" office:date-value="2001-08-28T00:00:00" table:style-name="ce5">
            <text:p>28/08/01</text:p>
          </table:table-cell>
          <table:table-cell office:value-type="string" table:style-name="ce1">
            <text:p>consumo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3955801432.8896995" table:style-name="ce1">
            <text:p>3955801433</text:p>
          </table:table-cell>
          <table:table-cell office:value-type="date" office:date-value="2001-05-21T00:00:00" table:style-name="ce5">
            <text:p>21/05/01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3936202008.9890966" table:style-name="ce1">
            <text:p>3936202009</text:p>
          </table:table-cell>
          <table:table-cell office:value-type="date" office:date-value="2001-05-24T00:00:00" table:style-name="ce5">
            <text:p>24/05/01</text:p>
          </table:table-cell>
          <table:table-cell office:value-type="string" table:style-name="ce1">
            <text:p>consumo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3963468637.6608472" table:style-name="ce1">
            <text:p>3963468638</text:p>
          </table:table-cell>
          <table:table-cell office:value-type="date" office:date-value="2001-09-05T00:00:00" table:style-name="ce5">
            <text:p>05/09/01</text:p>
          </table:table-cell>
          <table:table-cell office:value-type="string" table:style-name="ce1">
            <text:p>consumo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3972532820.2224479" table:style-name="ce1">
            <text:p>3972532820</text:p>
          </table:table-cell>
          <table:table-cell office:value-type="date" office:date-value="2001-05-27T00:00:00" table:style-name="ce5">
            <text:p>27/05/01</text:p>
          </table:table-cell>
          <table:table-cell office:value-type="string" table:style-name="ce1">
            <text:p>consumo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3969577567.4324036" table:style-name="ce1">
            <text:p>3969577567</text:p>
          </table:table-cell>
          <table:table-cell office:value-type="date" office:date-value="2001-05-29T00:00:00" table:style-name="ce5">
            <text:p>29/05/01</text:p>
          </table:table-cell>
          <table:table-cell office:value-type="string" table:style-name="ce1">
            <text:p>consumo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3976540736.6965876" table:style-name="ce1">
            <text:p>3976540737</text:p>
          </table:table-cell>
          <table:table-cell office:value-type="date" office:date-value="2001-09-09T00:00:00" table:style-name="ce5">
            <text:p>09/09/01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3945703675.6482587" table:style-name="ce1">
            <text:p>3945703676</text:p>
          </table:table-cell>
          <table:table-cell office:value-type="date" office:date-value="2001-05-31T00:00:00" table:style-name="ce5">
            <text:p>31/05/01</text:p>
          </table:table-cell>
          <table:table-cell office:value-type="string" table:style-name="ce1">
            <text:p>consumo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3967420105.8258529" table:style-name="ce1">
            <text:p>3967420106</text:p>
          </table:table-cell>
          <table:table-cell office:value-type="date" office:date-value="2001-06-02T00:00:00" table:style-name="ce5">
            <text:p>02/06/01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3958780056.5666938" table:style-name="ce1">
            <text:p>3958780057</text:p>
          </table:table-cell>
          <table:table-cell office:value-type="date" office:date-value="2001-10-13T00:00:00" table:style-name="ce5">
            <text:p>13/10/01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3964972211.861753" table:style-name="ce1">
            <text:p>3964972212</text:p>
          </table:table-cell>
          <table:table-cell office:value-type="date" office:date-value="2001-06-05T00:00:00" table:style-name="ce5">
            <text:p>05/06/01</text:p>
          </table:table-cell>
          <table:table-cell office:value-type="string" table:style-name="ce1">
            <text:p>consumo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3953942300.224905" table:style-name="ce1">
            <text:p>3953942300</text:p>
          </table:table-cell>
          <table:table-cell office:value-type="date" office:date-value="2001-03-01T00:00:00" table:style-name="ce5">
            <text:p>01/03/01</text:p>
          </table:table-cell>
          <table:table-cell office:value-type="string" table:style-name="ce1">
            <text:p>consumo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3967103246.9935064" table:style-name="ce1">
            <text:p>3967103247</text:p>
          </table:table-cell>
          <table:table-cell office:value-type="date" office:date-value="2001-07-12T00:00:00" table:style-name="ce5">
            <text:p>12/07/01</text:p>
          </table:table-cell>
          <table:table-cell office:value-type="string" table:style-name="ce1">
            <text:p>consumo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3980925729.8578544" table:style-name="ce1">
            <text:p>3980925730</text:p>
          </table:table-cell>
          <table:table-cell office:value-type="date" office:date-value="2001-03-05T00:00:00" table:style-name="ce5">
            <text:p>05/03/01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3964671069.7267432" table:style-name="ce1">
            <text:p>3964671070</text:p>
          </table:table-cell>
          <table:table-cell office:value-type="date" office:date-value="2001-03-09T00:00:00" table:style-name="ce5">
            <text:p>09/03/01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3962375265.0973973" table:style-name="ce1">
            <text:p>3962375265</text:p>
          </table:table-cell>
          <table:table-cell office:value-type="date" office:date-value="2001-07-20T00:00:00" table:style-name="ce5">
            <text:p>20/07/01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3962153063.1950874" table:style-name="ce1">
            <text:p>3962153063</text:p>
          </table:table-cell>
          <table:table-cell office:value-type="date" office:date-value="2001-04-13T00:00:00" table:style-name="ce5">
            <text:p>13/04/01</text:p>
          </table:table-cell>
          <table:table-cell office:value-type="string" table:style-name="ce1">
            <text:p>consumo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3954846898.1901493" table:style-name="ce1">
            <text:p>3954846898</text:p>
          </table:table-cell>
          <table:table-cell office:value-type="date" office:date-value="2001-04-16T00:00:00" table:style-name="ce5">
            <text:p>16/04/01</text:p>
          </table:table-cell>
          <table:table-cell office:value-type="string" table:style-name="ce1">
            <text:p>consumo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3967654091.1795225" table:style-name="ce1">
            <text:p>3967654091</text:p>
          </table:table-cell>
          <table:table-cell office:value-type="date" office:date-value="2001-08-28T00:00:00" table:style-name="ce5">
            <text:p>28/08/01</text:p>
          </table:table-cell>
          <table:table-cell office:value-type="string" table:style-name="ce1">
            <text:p>consumo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3963824559.1030073" table:style-name="ce1">
            <text:p>3963824559</text:p>
          </table:table-cell>
          <table:table-cell office:value-type="date" office:date-value="2001-05-21T00:00:00" table:style-name="ce5">
            <text:p>21/05/01</text:p>
          </table:table-cell>
          <table:table-cell office:value-type="string" table:style-name="ce1">
            <text:p>consumo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3944351497.6687531" table:style-name="ce1">
            <text:p>3944351498</text:p>
          </table:table-cell>
          <table:table-cell office:value-type="date" office:date-value="2001-05-24T00:00:00" table:style-name="ce5">
            <text:p>24/05/01</text:p>
          </table:table-cell>
          <table:table-cell office:value-type="string" table:style-name="ce1">
            <text:p>consumo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3930906008.886333" table:style-name="ce1">
            <text:p>3930906009</text:p>
          </table:table-cell>
          <table:table-cell office:value-type="date" office:date-value="2001-09-05T00:00:00" table:style-name="ce5">
            <text:p>05/09/01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3980093305.0631051" table:style-name="ce1">
            <text:p>3980093305</text:p>
          </table:table-cell>
          <table:table-cell office:value-type="date" office:date-value="2001-05-27T00:00:00" table:style-name="ce5">
            <text:p>27/05/01</text:p>
          </table:table-cell>
          <table:table-cell office:value-type="string" table:style-name="ce1">
            <text:p>consumo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3992339670.0833435" table:style-name="ce1">
            <text:p>3992339670</text:p>
          </table:table-cell>
          <table:table-cell office:value-type="date" office:date-value="2001-05-29T00:00:00" table:style-name="ce5">
            <text:p>29/05/01</text:p>
          </table:table-cell>
          <table:table-cell office:value-type="string" table:style-name="ce1">
            <text:p>consumo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3998216703.8140588" table:style-name="ce1">
            <text:p>3998216704</text:p>
          </table:table-cell>
          <table:table-cell office:value-type="date" office:date-value="2001-09-09T00:00:00" table:style-name="ce5">
            <text:p>09/09/01</text:p>
          </table:table-cell>
          <table:table-cell office:value-type="string" table:style-name="ce1">
            <text:p>consumo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952812639.9647756" table:style-name="ce1">
            <text:p>3952812640</text:p>
          </table:table-cell>
          <table:table-cell office:value-type="date" office:date-value="2001-05-31T00:00:00" table:style-name="ce5">
            <text:p>31/05/01</text:p>
          </table:table-cell>
          <table:table-cell office:value-type="string" table:style-name="ce1">
            <text:p>consumo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3948908356.9592767" table:style-name="ce1">
            <text:p>3948908357</text:p>
          </table:table-cell>
          <table:table-cell office:value-type="date" office:date-value="2001-06-02T00:00:00" table:style-name="ce5">
            <text:p>02/06/01</text:p>
          </table:table-cell>
          <table:table-cell office:value-type="string" table:style-name="ce1">
            <text:p>consumo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986703836.2295351" table:style-name="ce1">
            <text:p>3986703836</text:p>
          </table:table-cell>
          <table:table-cell office:value-type="date" office:date-value="2001-10-13T00:00:00" table:style-name="ce5">
            <text:p>13/10/01</text:p>
          </table:table-cell>
          <table:table-cell office:value-type="string" table:style-name="ce1">
            <text:p>consumo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3996549200.0871587" table:style-name="ce1">
            <text:p>3996549200</text:p>
          </table:table-cell>
          <table:table-cell office:value-type="date" office:date-value="2001-06-05T00:00:00" table:style-name="ce5">
            <text:p>05/06/01</text:p>
          </table:table-cell>
          <table:table-cell office:value-type="string" table:style-name="ce1">
            <text:p>consumo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3937239391.3861847" table:style-name="ce1">
            <text:p>3937239391</text:p>
          </table:table-cell>
          <table:table-cell office:value-type="date" office:date-value="2001-06-08T00:00:00" table:style-name="ce5">
            <text:p>08/06/01</text:p>
          </table:table-cell>
          <table:table-cell office:value-type="string" table:style-name="ce1">
            <text:p>consumo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3957241896.705543" table:style-name="ce1">
            <text:p>3957241897</text:p>
          </table:table-cell>
          <table:table-cell office:value-type="date" office:date-value="2001-10-19T00:00:00" table:style-name="ce5">
            <text:p>19/10/01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3989890740.8602023" table:style-name="ce1">
            <text:p>3989890741</text:p>
          </table:table-cell>
          <table:table-cell office:value-type="date" office:date-value="2002-07-12T00:00:00" table:style-name="ce5">
            <text:p>12/07/02</text:p>
          </table:table-cell>
          <table:table-cell office:value-type="string" table:style-name="ce1">
            <text:p>consumo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955680429.1492424" table:style-name="ce1">
            <text:p>3955680429</text:p>
          </table:table-cell>
          <table:table-cell office:value-type="date" office:date-value="2002-07-16T00:00:00" table:style-name="ce5">
            <text:p>16/07/02</text:p>
          </table:table-cell>
          <table:table-cell office:value-type="string" table:style-name="ce1">
            <text:p>consumo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3969207067.9416232" table:style-name="ce1">
            <text:p>3969207068</text:p>
          </table:table-cell>
          <table:table-cell office:value-type="date" office:date-value="2002-11-27T00:00:00" table:style-name="ce5">
            <text:p>27/11/02</text:p>
          </table:table-cell>
          <table:table-cell office:value-type="string" table:style-name="ce1">
            <text:p>consumo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3995597132.3959522" table:style-name="ce1">
            <text:p>3995597132</text:p>
          </table:table-cell>
          <table:table-cell office:value-type="date" office:date-value="2002-07-20T00:00:00" table:style-name="ce5">
            <text:p>20/07/02</text:p>
          </table:table-cell>
          <table:table-cell office:value-type="string" table:style-name="ce1">
            <text:p>consumo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3986147353.2411513" table:style-name="ce1">
            <text:p>3986147353</text:p>
          </table:table-cell>
          <table:table-cell office:value-type="date" office:date-value="2002-08-24T00:00:00" table:style-name="ce5">
            <text:p>24/08/02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3985275054.288763" table:style-name="ce1">
            <text:p>3985275054</text:p>
          </table:table-cell>
          <table:table-cell office:value-type="date" office:date-value="2002-12-05T00:00:00" table:style-name="ce5">
            <text:p>05/12/02</text:p>
          </table:table-cell>
          <table:table-cell office:value-type="string" table:style-name="ce1">
            <text:p>consumo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3931268560.4770489" table:style-name="ce1">
            <text:p>3931268560</text:p>
          </table:table-cell>
          <table:table-cell office:value-type="date" office:date-value="2002-08-28T00:00:00" table:style-name="ce5">
            <text:p>28/08/02</text:p>
          </table:table-cell>
          <table:table-cell office:value-type="string" table:style-name="ce1">
            <text:p>consumo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3994686477.1203761" table:style-name="ce1">
            <text:p>3994686477</text:p>
          </table:table-cell>
          <table:table-cell office:value-type="date" office:date-value="2002-09-02T00:00:00" table:style-name="ce5">
            <text:p>02/09/02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3944018671.0566196" table:style-name="ce1">
            <text:p>3944018671</text:p>
          </table:table-cell>
          <table:table-cell office:value-type="date" office:date-value="2002-01-13T00:00:00" table:style-name="ce5">
            <text:p>13/01/02</text:p>
          </table:table-cell>
          <table:table-cell office:value-type="string" table:style-name="ce1">
            <text:p>consumo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3931025195.5443883" table:style-name="ce1">
            <text:p>3931025196</text:p>
          </table:table-cell>
          <table:table-cell office:value-type="date" office:date-value="2002-09-05T00:00:00" table:style-name="ce5">
            <text:p>05/09/02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3961923394.0657415" table:style-name="ce1">
            <text:p>3961923394</text:p>
          </table:table-cell>
          <table:table-cell office:value-type="date" office:date-value="2002-09-07T00:00:00" table:style-name="ce5">
            <text:p>07/09/02</text:p>
          </table:table-cell>
          <table:table-cell office:value-type="string" table:style-name="ce1">
            <text:p>consumo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3990376784.2993064" table:style-name="ce1">
            <text:p>3990376784</text:p>
          </table:table-cell>
          <table:table-cell office:value-type="date" office:date-value="2002-01-18T00:00:00" table:style-name="ce5">
            <text:p>18/01/02</text:p>
          </table:table-cell>
          <table:table-cell office:value-type="string" table:style-name="ce1">
            <text:p>consumo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3954321285.0770121" table:style-name="ce1">
            <text:p>3954321285</text:p>
          </table:table-cell>
          <table:table-cell office:value-type="date" office:date-value="2002-09-09T00:00:00" table:style-name="ce5">
            <text:p>09/09/02</text:p>
          </table:table-cell>
          <table:table-cell office:value-type="string" table:style-name="ce1">
            <text:p>consumo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3936603777.1530323" table:style-name="ce1">
            <text:p>3936603777</text:p>
          </table:table-cell>
          <table:table-cell office:value-type="date" office:date-value="2002-09-11T00:00:00" table:style-name="ce5">
            <text:p>11/09/02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3941894196.0440149" table:style-name="ce1">
            <text:p>3941894196</text:p>
          </table:table-cell>
          <table:table-cell office:value-type="date" office:date-value="2002-01-22T00:00:00" table:style-name="ce5">
            <text:p>22/01/02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3967182746.7931643" table:style-name="ce1">
            <text:p>3967182747</text:p>
          </table:table-cell>
          <table:table-cell office:value-type="date" office:date-value="2002-10-13T00:00:00" table:style-name="ce5">
            <text:p>13/10/02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3940451915.9240689" table:style-name="ce1">
            <text:p>3940451916</text:p>
          </table:table-cell>
          <table:table-cell office:value-type="date" office:date-value="2002-10-16T00:00:00" table:style-name="ce5">
            <text:p>16/10/02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36862010.7883992" table:style-name="ce1">
            <text:p>3936862011</text:p>
          </table:table-cell>
          <table:table-cell office:value-type="date" office:date-value="2002-02-27T00:00:00" table:style-name="ce5">
            <text:p>27/02/02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3993097928.8714271" table:style-name="ce1">
            <text:p>3993097929</text:p>
          </table:table-cell>
          <table:table-cell office:value-type="date" office:date-value="2002-10-19T00:00:00" table:style-name="ce5">
            <text:p>19/10/02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3953592201.8307848" table:style-name="ce1">
            <text:p>3953592202</text:p>
          </table:table-cell>
          <table:table-cell office:value-type="date" office:date-value="2003-11-23T00:00:00" table:style-name="ce5">
            <text:p>23/11/03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3941057311.7496586" table:style-name="ce1">
            <text:p>3941057312</text:p>
          </table:table-cell>
          <table:table-cell office:value-type="date" office:date-value="2003-03-05T00:00:00" table:style-name="ce5">
            <text:p>05/03/03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3971855025.9317689" table:style-name="ce1">
            <text:p>3971855026</text:p>
          </table:table-cell>
          <table:table-cell office:value-type="date" office:date-value="2003-11-27T00:00:00" table:style-name="ce5">
            <text:p>27/11/03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3994642195.8064389" table:style-name="ce1">
            <text:p>3994642196</text:p>
          </table:table-cell>
          <table:table-cell office:value-type="date" office:date-value="2003-12-01T00:00:00" table:style-name="ce5">
            <text:p>01/12/03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959089021.240664" table:style-name="ce1">
            <text:p>3959089021</text:p>
          </table:table-cell>
          <table:table-cell office:value-type="date" office:date-value="2003-04-13T00:00:00" table:style-name="ce5">
            <text:p>13/04/03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3942032055.3042841" table:style-name="ce1">
            <text:p>3942032055</text:p>
          </table:table-cell>
          <table:table-cell office:value-type="date" office:date-value="2003-12-05T00:00:00" table:style-name="ce5">
            <text:p>05/12/03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3936288440.0723462" table:style-name="ce1">
            <text:p>3936288440</text:p>
          </table:table-cell>
          <table:table-cell office:value-type="date" office:date-value="2003-01-09T00:00:00" table:style-name="ce5">
            <text:p>09/01/03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3959357071.1832972" table:style-name="ce1">
            <text:p>3959357071</text:p>
          </table:table-cell>
          <table:table-cell office:value-type="date" office:date-value="2003-05-21T00:00:00" table:style-name="ce5">
            <text:p>21/05/03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3984987739.495111" table:style-name="ce1">
            <text:p>3984987739</text:p>
          </table:table-cell>
          <table:table-cell office:value-type="date" office:date-value="2003-01-13T00:00:00" table:style-name="ce5">
            <text:p>13/01/03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994326323.3774142" table:style-name="ce1">
            <text:p>3994326323</text:p>
          </table:table-cell>
          <table:table-cell office:value-type="date" office:date-value="2003-01-16T00:00:00" table:style-name="ce5">
            <text:p>16/01/03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3983492267.1264429" table:style-name="ce1">
            <text:p>3983492267</text:p>
          </table:table-cell>
          <table:table-cell office:value-type="date" office:date-value="2003-05-27T00:00:00" table:style-name="ce5">
            <text:p>27/05/03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3984389633.1190066" table:style-name="ce1">
            <text:p>3984389633</text:p>
          </table:table-cell>
          <table:table-cell office:value-type="date" office:date-value="2003-01-18T00:00:00" table:style-name="ce5">
            <text:p>18/01/03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935851913.453064" table:style-name="ce1">
            <text:p>3935851913</text:p>
          </table:table-cell>
          <table:table-cell office:value-type="date" office:date-value="2003-01-20T00:00:00" table:style-name="ce5">
            <text:p>20/01/03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3944627224.2519541" table:style-name="ce1">
            <text:p>3944627224</text:p>
          </table:table-cell>
          <table:table-cell office:value-type="date" office:date-value="2003-05-31T00:00:00" table:style-name="ce5">
            <text:p>31/05/03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3986854201.1170206" table:style-name="ce1">
            <text:p>3986854201</text:p>
          </table:table-cell>
          <table:table-cell office:value-type="date" office:date-value="2003-01-22T00:00:00" table:style-name="ce5">
            <text:p>22/01/03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3979174642.5895348" table:style-name="ce1">
            <text:p>3979174643</text:p>
          </table:table-cell>
          <table:table-cell office:value-type="date" office:date-value="2003-02-24T00:00:00" table:style-name="ce5">
            <text:p>24/02/03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3986661567.4649639" table:style-name="ce1">
            <text:p>3986661567</text:p>
          </table:table-cell>
          <table:table-cell office:value-type="date" office:date-value="2003-06-05T00:00:00" table:style-name="ce5">
            <text:p>05/06/03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3941189574.1875114" table:style-name="ce1">
            <text:p>3941189574</text:p>
          </table:table-cell>
          <table:table-cell office:value-type="date" office:date-value="2003-02-27T00:00:00" table:style-name="ce5">
            <text:p>27/02/03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3978817017.8338742" table:style-name="ce1">
            <text:p>3978817018</text:p>
          </table:table-cell>
          <table:table-cell office:value-type="date" office:date-value="2003-11-23T00:00:00" table:style-name="ce5">
            <text:p>23/11/03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3949109121.5481777" table:style-name="ce1">
            <text:p>3949109122</text:p>
          </table:table-cell>
          <table:table-cell office:value-type="date" office:date-value="2003-03-05T00:00:00" table:style-name="ce5">
            <text:p>05/03/03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3958568004.9289036" table:style-name="ce1">
            <text:p>3958568005</text:p>
          </table:table-cell>
          <table:table-cell office:value-type="date" office:date-value="2003-11-27T00:00:00" table:style-name="ce5">
            <text:p>27/11/03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3999961330.5066628" table:style-name="ce1">
            <text:p>3999961331</text:p>
          </table:table-cell>
          <table:table-cell office:value-type="date" office:date-value="2003-12-01T00:00:00" table:style-name="ce5">
            <text:p>01/12/03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3980190752.87221" table:style-name="ce1">
            <text:p>3980190753</text:p>
          </table:table-cell>
          <table:table-cell office:value-type="date" office:date-value="2003-04-13T00:00:00" table:style-name="ce5">
            <text:p>13/04/03</text:p>
          </table:table-cell>
          <table:table-cell office:value-type="string" table:style-name="ce1">
            <text:p>consumo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3945988741.0444956" table:style-name="ce1">
            <text:p>3945988741</text:p>
          </table:table-cell>
          <table:table-cell office:value-type="date" office:date-value="2003-12-05T00:00:00" table:style-name="ce5">
            <text:p>05/12/03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3952903339.3222356" table:style-name="ce1">
            <text:p>3952903339</text:p>
          </table:table-cell>
          <table:table-cell office:value-type="date" office:date-value="2003-01-09T00:00:00" table:style-name="ce5">
            <text:p>09/01/03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3993155492.8231015" table:style-name="ce1">
            <text:p>3993155493</text:p>
          </table:table-cell>
          <table:table-cell office:value-type="date" office:date-value="2003-05-21T00:00:00" table:style-name="ce5">
            <text:p>21/05/03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952752847.2864437" table:style-name="ce1">
            <text:p>3952752847</text:p>
          </table:table-cell>
          <table:table-cell office:value-type="date" office:date-value="2003-01-13T00:00:00" table:style-name="ce5">
            <text:p>13/01/03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3957273161.28895" table:style-name="ce1">
            <text:p>3957273161</text:p>
          </table:table-cell>
          <table:table-cell office:value-type="date" office:date-value="2003-01-16T00:00:00" table:style-name="ce5">
            <text:p>16/01/03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3930370963.4439149" table:style-name="ce1">
            <text:p>3930370963</text:p>
          </table:table-cell>
          <table:table-cell office:value-type="date" office:date-value="2003-05-27T00:00:00" table:style-name="ce5">
            <text:p>27/05/03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3938894922.9327292" table:style-name="ce1">
            <text:p>3938894923</text:p>
          </table:table-cell>
          <table:table-cell office:value-type="date" office:date-value="2003-01-18T00:00:00" table:style-name="ce5">
            <text:p>18/01/03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3987160168.5652456" table:style-name="ce1">
            <text:p>3987160169</text:p>
          </table:table-cell>
          <table:table-cell office:value-type="date" office:date-value="2003-01-20T00:00:00" table:style-name="ce5">
            <text:p>20/01/03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3947544918.2810926" table:style-name="ce1">
            <text:p>3947544918</text:p>
          </table:table-cell>
          <table:table-cell office:value-type="date" office:date-value="2003-05-31T00:00:00" table:style-name="ce5">
            <text:p>31/05/03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3980215286.3439693" table:style-name="ce1">
            <text:p>3980215286</text:p>
          </table:table-cell>
          <table:table-cell office:value-type="date" office:date-value="2003-01-22T00:00:00" table:style-name="ce5">
            <text:p>22/01/03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3990045315.4705553" table:style-name="ce1">
            <text:p>3990045315</text:p>
          </table:table-cell>
          <table:table-cell office:value-type="date" office:date-value="2003-02-24T00:00:00" table:style-name="ce5">
            <text:p>24/02/03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3950826613.3254647" table:style-name="ce1">
            <text:p>3950826613</text:p>
          </table:table-cell>
          <table:table-cell office:value-type="date" office:date-value="2003-06-05T00:00:00" table:style-name="ce5">
            <text:p>05/06/03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3972678772.1772079" table:style-name="ce1">
            <text:p>3972678772</text:p>
          </table:table-cell>
          <table:table-cell office:value-type="date" office:date-value="2003-02-27T00:00:00" table:style-name="ce5">
            <text:p>27/02/03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3942926740.4253025" table:style-name="ce1">
            <text:p>3942926740</text:p>
          </table:table-cell>
          <table:table-cell office:value-type="date" office:date-value="2004-03-01T00:00:00" table:style-name="ce5">
            <text:p>01/03/04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3996250492.9487271" table:style-name="ce1">
            <text:p>3996250493</text:p>
          </table:table-cell>
          <table:table-cell office:value-type="date" office:date-value="2004-07-12T00:00:00" table:style-name="ce5">
            <text:p>12/07/04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3954231340.0317545" table:style-name="ce1">
            <text:p>3954231340</text:p>
          </table:table-cell>
          <table:table-cell office:value-type="date" office:date-value="2004-03-05T00:00:00" table:style-name="ce5">
            <text:p>05/03/04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3972465172.0616417" table:style-name="ce1">
            <text:p>3972465172</text:p>
          </table:table-cell>
          <table:table-cell office:value-type="date" office:date-value="2004-03-09T00:00:00" table:style-name="ce5">
            <text:p>09/03/04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3965073632.0475006" table:style-name="ce1">
            <text:p>3965073632</text:p>
          </table:table-cell>
          <table:table-cell office:value-type="date" office:date-value="2004-07-20T00:00:00" table:style-name="ce5">
            <text:p>20/07/04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3991358664.9350419" table:style-name="ce1">
            <text:p>3991358665</text:p>
          </table:table-cell>
          <table:table-cell office:value-type="date" office:date-value="2004-04-13T00:00:00" table:style-name="ce5">
            <text:p>13/04/04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3956585841.5933309" table:style-name="ce1">
            <text:p>3956585842</text:p>
          </table:table-cell>
          <table:table-cell office:value-type="date" office:date-value="2004-04-16T00:00:00" table:style-name="ce5">
            <text:p>16/04/04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3973313256.1057386" table:style-name="ce1">
            <text:p>3973313256</text:p>
          </table:table-cell>
          <table:table-cell office:value-type="date" office:date-value="2004-08-28T00:00:00" table:style-name="ce5">
            <text:p>28/08/04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3979036808.4302506" table:style-name="ce1">
            <text:p>3979036808</text:p>
          </table:table-cell>
          <table:table-cell office:value-type="date" office:date-value="2004-05-21T00:00:00" table:style-name="ce5">
            <text:p>21/05/04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3996120221.604331" table:style-name="ce1">
            <text:p>3996120222</text:p>
          </table:table-cell>
          <table:table-cell office:value-type="date" office:date-value="2004-05-24T00:00:00" table:style-name="ce5">
            <text:p>24/05/04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3976134740.4878426" table:style-name="ce1">
            <text:p>3976134740</text:p>
          </table:table-cell>
          <table:table-cell office:value-type="date" office:date-value="2004-09-05T00:00:00" table:style-name="ce5">
            <text:p>05/09/04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3952027327.5804877" table:style-name="ce1">
            <text:p>3952027328</text:p>
          </table:table-cell>
          <table:table-cell office:value-type="date" office:date-value="2004-05-27T00:00:00" table:style-name="ce5">
            <text:p>27/05/04</text:p>
          </table:table-cell>
          <table:table-cell office:value-type="string" table:style-name="ce1">
            <text:p>consumo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3951291386.2607384" table:style-name="ce1">
            <text:p>3951291386</text:p>
          </table:table-cell>
          <table:table-cell office:value-type="date" office:date-value="2004-05-29T00:00:00" table:style-name="ce5">
            <text:p>29/05/04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3995658702.0936184" table:style-name="ce1">
            <text:p>3995658702</text:p>
          </table:table-cell>
          <table:table-cell office:value-type="date" office:date-value="2004-09-09T00:00:00" table:style-name="ce5">
            <text:p>09/09/04</text:p>
          </table:table-cell>
          <table:table-cell office:value-type="string" table:style-name="ce1">
            <text:p>consumo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3941842528.1082563" table:style-name="ce1">
            <text:p>3941842528</text:p>
          </table:table-cell>
          <table:table-cell office:value-type="date" office:date-value="2004-05-31T00:00:00" table:style-name="ce5">
            <text:p>31/05/04</text:p>
          </table:table-cell>
          <table:table-cell office:value-type="string" table:style-name="ce1">
            <text:p>consumo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3992830975.0974932" table:style-name="ce1">
            <text:p>3992830975</text:p>
          </table:table-cell>
          <table:table-cell office:value-type="date" office:date-value="2004-06-02T00:00:00" table:style-name="ce5">
            <text:p>02/06/04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3965049742.5617123" table:style-name="ce1">
            <text:p>3965049743</text:p>
          </table:table-cell>
          <table:table-cell office:value-type="date" office:date-value="2004-10-13T00:00:00" table:style-name="ce5">
            <text:p>13/10/04</text:p>
          </table:table-cell>
          <table:table-cell office:value-type="string" table:style-name="ce1">
            <text:p>consumo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3934716197.2730017" table:style-name="ce1">
            <text:p>3934716197</text:p>
          </table:table-cell>
          <table:table-cell office:value-type="date" office:date-value="2004-06-05T00:00:00" table:style-name="ce5">
            <text:p>05/06/04</text:p>
          </table:table-cell>
          <table:table-cell office:value-type="string" table:style-name="ce1">
            <text:p>consumo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3970291060.2832541" table:style-name="ce1">
            <text:p>3970291060</text:p>
          </table:table-cell>
          <table:table-cell office:value-type="date" office:date-value="2004-06-08T00:00:00" table:style-name="ce5">
            <text:p>08/06/04</text:p>
          </table:table-cell>
          <table:table-cell office:value-type="string" table:style-name="ce1">
            <text:p>consumo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3988523311.2675848" table:style-name="ce1">
            <text:p>3988523311</text:p>
          </table:table-cell>
          <table:table-cell office:value-type="date" office:date-value="2004-10-19T00:00:00" table:style-name="ce5">
            <text:p>19/10/04</text:p>
          </table:table-cell>
          <table:table-cell office:value-type="string" table:style-name="ce1">
            <text:p>consumo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3945059890.1214576" table:style-name="ce1">
            <text:p>3945059890</text:p>
          </table:table-cell>
          <table:table-cell office:value-type="date" office:date-value="2005-07-12T00:00:00" table:style-name="ce5">
            <text:p>12/07/05</text:p>
          </table:table-cell>
          <table:table-cell office:value-type="string" table:style-name="ce1">
            <text:p>consumo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3934520285.5455241" table:style-name="ce1">
            <text:p>3934520286</text:p>
          </table:table-cell>
          <table:table-cell office:value-type="date" office:date-value="2005-07-16T00:00:00" table:style-name="ce5">
            <text:p>16/07/05</text:p>
          </table:table-cell>
          <table:table-cell office:value-type="string" table:style-name="ce1">
            <text:p>consumo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3935922359.3464632" table:style-name="ce1">
            <text:p>3935922359</text:p>
          </table:table-cell>
          <table:table-cell office:value-type="date" office:date-value="2005-11-27T00:00:00" table:style-name="ce5">
            <text:p>27/11/0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3961035860.0024905" table:style-name="ce1">
            <text:p>3961035860</text:p>
          </table:table-cell>
          <table:table-cell office:value-type="date" office:date-value="2005-07-20T00:00:00" table:style-name="ce5">
            <text:p>20/07/0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67904264.9737806" table:style-name="ce1">
            <text:p>3967904265</text:p>
          </table:table-cell>
          <table:table-cell office:value-type="date" office:date-value="2005-08-24T00:00:00" table:style-name="ce5">
            <text:p>24/08/0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49946795.1921816" table:style-name="ce1">
            <text:p>3949946795</text:p>
          </table:table-cell>
          <table:table-cell office:value-type="date" office:date-value="2005-12-05T00:00:00" table:style-name="ce5">
            <text:p>05/12/05</text:p>
          </table:table-cell>
          <table:table-cell office:value-type="string" table:style-name="ce1">
            <text:p>consumo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3985576830.0365763" table:style-name="ce1">
            <text:p>3985576830</text:p>
          </table:table-cell>
          <table:table-cell office:value-type="date" office:date-value="2005-08-28T00:00:00" table:style-name="ce5">
            <text:p>28/08/05</text:p>
          </table:table-cell>
          <table:table-cell office:value-type="string" table:style-name="ce1">
            <text:p>consumo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3930906196.4918332" table:style-name="ce1">
            <text:p>3930906196</text:p>
          </table:table-cell>
          <table:table-cell office:value-type="date" office:date-value="2005-09-02T00:00:00" table:style-name="ce5">
            <text:p>02/09/0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968255585.4105167" table:style-name="ce1">
            <text:p>3968255585</text:p>
          </table:table-cell>
          <table:table-cell office:value-type="date" office:date-value="2005-01-13T00:00:00" table:style-name="ce5">
            <text:p>13/01/05</text:p>
          </table:table-cell>
          <table:table-cell office:value-type="string" table:style-name="ce1">
            <text:p>consumo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3978278526.4486437" table:style-name="ce1">
            <text:p>3978278526</text:p>
          </table:table-cell>
          <table:table-cell office:value-type="date" office:date-value="2005-09-05T00:00:00" table:style-name="ce5">
            <text:p>05/09/0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59353695.5195179" table:style-name="ce1">
            <text:p>3959353696</text:p>
          </table:table-cell>
          <table:table-cell office:value-type="date" office:date-value="2005-09-07T00:00:00" table:style-name="ce5">
            <text:p>07/09/05</text:p>
          </table:table-cell>
          <table:table-cell office:value-type="string" table:style-name="ce1">
            <text:p>consumo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3973006473.1385303" table:style-name="ce1">
            <text:p>3973006473</text:p>
          </table:table-cell>
          <table:table-cell office:value-type="date" office:date-value="2005-01-18T00:00:00" table:style-name="ce5">
            <text:p>18/01/05</text:p>
          </table:table-cell>
          <table:table-cell office:value-type="string" table:style-name="ce1">
            <text:p>consumo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3936547210.5413365" table:style-name="ce1">
            <text:p>3936547211</text:p>
          </table:table-cell>
          <table:table-cell office:value-type="date" office:date-value="2005-09-09T00:00:00" table:style-name="ce5">
            <text:p>09/09/0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3930063218.8237739" table:style-name="ce1">
            <text:p>3930063219</text:p>
          </table:table-cell>
          <table:table-cell office:value-type="date" office:date-value="2005-09-11T00:00:00" table:style-name="ce5">
            <text:p>11/09/05</text:p>
          </table:table-cell>
          <table:table-cell office:value-type="string" table:style-name="ce1">
            <text:p>consumo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3949820752.8618417" table:style-name="ce1">
            <text:p>3949820753</text:p>
          </table:table-cell>
          <table:table-cell office:value-type="date" office:date-value="2005-01-22T00:00:00" table:style-name="ce5">
            <text:p>22/01/05</text:p>
          </table:table-cell>
          <table:table-cell office:value-type="string" table:style-name="ce1">
            <text:p>consumo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3969310989.0332723" table:style-name="ce1">
            <text:p>3969310989</text:p>
          </table:table-cell>
          <table:table-cell office:value-type="date" office:date-value="2005-10-13T00:00:00" table:style-name="ce5">
            <text:p>13/10/0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3973079661.2158575" table:style-name="ce1">
            <text:p>3973079661</text:p>
          </table:table-cell>
          <table:table-cell office:value-type="date" office:date-value="2005-10-16T00:00:00" table:style-name="ce5">
            <text:p>16/10/05</text:p>
          </table:table-cell>
          <table:table-cell office:value-type="string" table:style-name="ce1">
            <text:p>consumo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3995297822.0430255" table:style-name="ce1">
            <text:p>3995297822</text:p>
          </table:table-cell>
          <table:table-cell office:value-type="date" office:date-value="2005-02-27T00:00:00" table:style-name="ce5">
            <text:p>27/02/05</text:p>
          </table:table-cell>
          <table:table-cell office:value-type="string" table:style-name="ce1">
            <text:p>consumo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3951632563.8091469" table:style-name="ce1">
            <text:p>3951632564</text:p>
          </table:table-cell>
          <table:table-cell office:value-type="date" office:date-value="2005-07-12T00:00:00" table:style-name="ce5">
            <text:p>12/07/05</text:p>
          </table:table-cell>
          <table:table-cell office:value-type="string" table:style-name="ce1">
            <text:p>consumo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3943353412.937942" table:style-name="ce1">
            <text:p>3943353413</text:p>
          </table:table-cell>
          <table:table-cell office:value-type="date" office:date-value="2005-07-16T00:00:00" table:style-name="ce5">
            <text:p>16/07/05</text:p>
          </table:table-cell>
          <table:table-cell office:value-type="string" table:style-name="ce1">
            <text:p>consumo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3948929704.0014687" table:style-name="ce1">
            <text:p>3948929704</text:p>
          </table:table-cell>
          <table:table-cell office:value-type="date" office:date-value="2005-11-27T00:00:00" table:style-name="ce5">
            <text:p>27/11/05</text:p>
          </table:table-cell>
          <table:table-cell office:value-type="string" table:style-name="ce1">
            <text:p>consumo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3952026787.5319328" table:style-name="ce1">
            <text:p>3952026788</text:p>
          </table:table-cell>
          <table:table-cell office:value-type="date" office:date-value="2005-07-20T00:00:00" table:style-name="ce5">
            <text:p>20/07/05</text:p>
          </table:table-cell>
          <table:table-cell office:value-type="string" table:style-name="ce1">
            <text:p>consumo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3981814371.9106712" table:style-name="ce1">
            <text:p>3981814372</text:p>
          </table:table-cell>
          <table:table-cell office:value-type="date" office:date-value="2005-08-24T00:00:00" table:style-name="ce5">
            <text:p>24/08/05</text:p>
          </table:table-cell>
          <table:table-cell office:value-type="string" table:style-name="ce1">
            <text:p>consumo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3989515673.5743928" table:style-name="ce1">
            <text:p>3989515674</text:p>
          </table:table-cell>
          <table:table-cell office:value-type="date" office:date-value="2005-12-05T00:00:00" table:style-name="ce5">
            <text:p>05/12/05</text:p>
          </table:table-cell>
          <table:table-cell office:value-type="string" table:style-name="ce1">
            <text:p>consumo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3989964133.4859419" table:style-name="ce1">
            <text:p>3989964133</text:p>
          </table:table-cell>
          <table:table-cell office:value-type="date" office:date-value="2005-08-28T00:00:00" table:style-name="ce5">
            <text:p>28/08/05</text:p>
          </table:table-cell>
          <table:table-cell office:value-type="string" table:style-name="ce1">
            <text:p>consumo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3993599214.6388507" table:style-name="ce1">
            <text:p>3993599215</text:p>
          </table:table-cell>
          <table:table-cell office:value-type="date" office:date-value="2005-09-02T00:00:00" table:style-name="ce5">
            <text:p>02/09/05</text:p>
          </table:table-cell>
          <table:table-cell office:value-type="string" table:style-name="ce1">
            <text:p>consumo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57991692.10641" table:style-name="ce1">
            <text:p>3957991692</text:p>
          </table:table-cell>
          <table:table-cell office:value-type="date" office:date-value="2005-01-13T00:00:00" table:style-name="ce5">
            <text:p>13/01/0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3958486667.6223097" table:style-name="ce1">
            <text:p>3958486668</text:p>
          </table:table-cell>
          <table:table-cell office:value-type="date" office:date-value="2005-09-05T00:00:00" table:style-name="ce5">
            <text:p>05/09/05</text:p>
          </table:table-cell>
          <table:table-cell office:value-type="string" table:style-name="ce1">
            <text:p>consumo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3991829553.1926675" table:style-name="ce1">
            <text:p>3991829553</text:p>
          </table:table-cell>
          <table:table-cell office:value-type="date" office:date-value="2005-09-07T00:00:00" table:style-name="ce5">
            <text:p>07/09/05</text:p>
          </table:table-cell>
          <table:table-cell office:value-type="string" table:style-name="ce1">
            <text:p>consumo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3974925874.7719116" table:style-name="ce1">
            <text:p>3974925875</text:p>
          </table:table-cell>
          <table:table-cell office:value-type="date" office:date-value="2005-01-18T00:00:00" table:style-name="ce5">
            <text:p>18/01/05</text:p>
          </table:table-cell>
          <table:table-cell office:value-type="string" table:style-name="ce1">
            <text:p>consumo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3963670148.4303961" table:style-name="ce1">
            <text:p>3963670148</text:p>
          </table:table-cell>
          <table:table-cell office:value-type="date" office:date-value="2005-09-09T00:00:00" table:style-name="ce5">
            <text:p>09/09/05</text:p>
          </table:table-cell>
          <table:table-cell office:value-type="string" table:style-name="ce1">
            <text:p>consumo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3984988041.6507816" table:style-name="ce1">
            <text:p>3984988042</text:p>
          </table:table-cell>
          <table:table-cell office:value-type="date" office:date-value="2005-09-11T00:00:00" table:style-name="ce5">
            <text:p>11/09/0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3966313381.122015" table:style-name="ce1">
            <text:p>3966313381</text:p>
          </table:table-cell>
          <table:table-cell office:value-type="date" office:date-value="2005-01-22T00:00:00" table:style-name="ce5">
            <text:p>22/01/05</text:p>
          </table:table-cell>
          <table:table-cell office:value-type="string" table:style-name="ce1">
            <text:p>consumo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3931098359.2698951" table:style-name="ce1">
            <text:p>3931098359</text:p>
          </table:table-cell>
          <table:table-cell office:value-type="date" office:date-value="2005-10-13T00:00:00" table:style-name="ce5">
            <text:p>13/10/05</text:p>
          </table:table-cell>
          <table:table-cell office:value-type="string" table:style-name="ce1">
            <text:p>consumo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3995191220.7100153" table:style-name="ce1">
            <text:p>3995191221</text:p>
          </table:table-cell>
          <table:table-cell office:value-type="date" office:date-value="2005-10-16T00:00:00" table:style-name="ce5">
            <text:p>16/10/05</text:p>
          </table:table-cell>
          <table:table-cell office:value-type="string" table:style-name="ce1">
            <text:p>consumo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3943467210.2378092" table:style-name="ce1">
            <text:p>3943467210</text:p>
          </table:table-cell>
          <table:table-cell office:value-type="date" office:date-value="2005-02-27T00:00:00" table:style-name="ce5">
            <text:p>27/02/05</text:p>
          </table:table-cell>
          <table:table-cell office:value-type="string" table:style-name="ce1">
            <text:p>consumo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3959423419.493896" table:style-name="ce1">
            <text:p>3959423419</text:p>
          </table:table-cell>
          <table:table-cell office:value-type="date" office:date-value="2005-10-19T00:00:00" table:style-name="ce5">
            <text:p>19/10/0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3934598948.2301879" table:style-name="ce1">
            <text:p>3934598948</text:p>
          </table:table-cell>
          <table:table-cell office:value-type="date" office:date-value="2006-11-23T00:00:00" table:style-name="ce5">
            <text:p>23/11/06</text:p>
          </table:table-cell>
          <table:table-cell office:value-type="string" table:style-name="ce1">
            <text:p>consumo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3964126499.1606703" table:style-name="ce1">
            <text:p>3964126499</text:p>
          </table:table-cell>
          <table:table-cell office:value-type="date" office:date-value="2006-03-05T00:00:00" table:style-name="ce5">
            <text:p>05/03/06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3969502787.1179376" table:style-name="ce1">
            <text:p>3969502787</text:p>
          </table:table-cell>
          <table:table-cell office:value-type="date" office:date-value="2006-11-27T00:00:00" table:style-name="ce5">
            <text:p>27/11/06</text:p>
          </table:table-cell>
          <table:table-cell office:value-type="string" table:style-name="ce1">
            <text:p>consumo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3958553497.5641785" table:style-name="ce1">
            <text:p>3958553498</text:p>
          </table:table-cell>
          <table:table-cell office:value-type="date" office:date-value="2006-12-01T00:00:00" table:style-name="ce5">
            <text:p>01/12/06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3989872213.316113" table:style-name="ce1">
            <text:p>3989872213</text:p>
          </table:table-cell>
          <table:table-cell office:value-type="date" office:date-value="2006-04-13T00:00:00" table:style-name="ce5">
            <text:p>13/04/06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3932409628.4909558" table:style-name="ce1">
            <text:p>3932409628</text:p>
          </table:table-cell>
          <table:table-cell office:value-type="date" office:date-value="2006-12-05T00:00:00" table:style-name="ce5">
            <text:p>05/12/06</text:p>
          </table:table-cell>
          <table:table-cell office:value-type="string" table:style-name="ce1">
            <text:p>consumo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3979607152.1938772" table:style-name="ce1">
            <text:p>3979607152</text:p>
          </table:table-cell>
          <table:table-cell office:value-type="date" office:date-value="2006-01-09T00:00:00" table:style-name="ce5">
            <text:p>09/01/06</text:p>
          </table:table-cell>
          <table:table-cell office:value-type="string" table:style-name="ce1">
            <text:p>consumo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3988079881.7414789" table:style-name="ce1">
            <text:p>3988079882</text:p>
          </table:table-cell>
          <table:table-cell office:value-type="date" office:date-value="2006-05-21T00:00:00" table:style-name="ce5">
            <text:p>21/05/06</text:p>
          </table:table-cell>
          <table:table-cell office:value-type="string" table:style-name="ce1">
            <text:p>consumo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3948854832.9531078" table:style-name="ce1">
            <text:p>3948854833</text:p>
          </table:table-cell>
          <table:table-cell office:value-type="date" office:date-value="2006-01-13T00:00:00" table:style-name="ce5">
            <text:p>13/01/06</text:p>
          </table:table-cell>
          <table:table-cell office:value-type="string" table:style-name="ce1">
            <text:p>consumo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3962211159.7812266" table:style-name="ce1">
            <text:p>3962211160</text:p>
          </table:table-cell>
          <table:table-cell office:value-type="date" office:date-value="2006-01-16T00:00:00" table:style-name="ce5">
            <text:p>16/01/06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3951946284.6689301" table:style-name="ce1">
            <text:p>3951946285</text:p>
          </table:table-cell>
          <table:table-cell office:value-type="date" office:date-value="2006-05-27T00:00:00" table:style-name="ce5">
            <text:p>27/05/06</text:p>
          </table:table-cell>
          <table:table-cell office:value-type="string" table:style-name="ce1">
            <text:p>consumo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3930475449.5421896" table:style-name="ce1">
            <text:p>3930475450</text:p>
          </table:table-cell>
          <table:table-cell office:value-type="date" office:date-value="2006-01-18T00:00:00" table:style-name="ce5">
            <text:p>18/01/06</text:p>
          </table:table-cell>
          <table:table-cell office:value-type="string" table:style-name="ce1">
            <text:p>consumo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3944391576.0471401" table:style-name="ce1">
            <text:p>3944391576</text:p>
          </table:table-cell>
          <table:table-cell office:value-type="date" office:date-value="2006-01-20T00:00:00" table:style-name="ce5">
            <text:p>20/01/06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3962411280.0813365" table:style-name="ce1">
            <text:p>3962411280</text:p>
          </table:table-cell>
          <table:table-cell office:value-type="date" office:date-value="2006-05-31T00:00:00" table:style-name="ce5">
            <text:p>31/05/06</text:p>
          </table:table-cell>
          <table:table-cell office:value-type="string" table:style-name="ce1">
            <text:p>consumo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3992103583.7874103" table:style-name="ce1">
            <text:p>3992103584</text:p>
          </table:table-cell>
          <table:table-cell office:value-type="date" office:date-value="2006-01-22T00:00:00" table:style-name="ce5">
            <text:p>22/01/06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3965650311.7929087" table:style-name="ce1">
            <text:p>3965650312</text:p>
          </table:table-cell>
          <table:table-cell office:value-type="date" office:date-value="2006-02-24T00:00:00" table:style-name="ce5">
            <text:p>24/02/06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3960002128.2538028" table:style-name="ce1">
            <text:p>3960002128</text:p>
          </table:table-cell>
          <table:table-cell office:value-type="date" office:date-value="2006-06-05T00:00:00" table:style-name="ce5">
            <text:p>05/06/06</text:p>
          </table:table-cell>
          <table:table-cell office:value-type="string" table:style-name="ce1">
            <text:p>consumo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3943541075.9372525" table:style-name="ce1">
            <text:p>3943541076</text:p>
          </table:table-cell>
          <table:table-cell office:value-type="date" office:date-value="2006-02-27T00:00:00" table:style-name="ce5">
            <text:p>27/02/06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3986561451.4983101" table:style-name="ce1">
            <text:p>3986561451</text:p>
          </table:table-cell>
          <table:table-cell office:value-type="date" office:date-value="2007-03-01T00:00:00" table:style-name="ce5">
            <text:p>01/03/07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3960842315.1552558" table:style-name="ce1">
            <text:p>3960842315</text:p>
          </table:table-cell>
          <table:table-cell office:value-type="date" office:date-value="2007-07-12T00:00:00" table:style-name="ce5">
            <text:p>12/07/07</text:p>
          </table:table-cell>
          <table:table-cell office:value-type="string" table:style-name="ce1">
            <text:p>consumo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3979474508.2093835" table:style-name="ce1">
            <text:p>3979474508</text:p>
          </table:table-cell>
          <table:table-cell office:value-type="date" office:date-value="2007-03-05T00:00:00" table:style-name="ce5">
            <text:p>05/03/07</text:p>
          </table:table-cell>
          <table:table-cell office:value-type="string" table:style-name="ce1">
            <text:p>consumo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3978486647.9449601" table:style-name="ce1">
            <text:p>3978486648</text:p>
          </table:table-cell>
          <table:table-cell office:value-type="date" office:date-value="2007-03-09T00:00:00" table:style-name="ce5">
            <text:p>09/03/07</text:p>
          </table:table-cell>
          <table:table-cell office:value-type="string" table:style-name="ce1">
            <text:p>consumo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3954288095.7988639" table:style-name="ce1">
            <text:p>3954288096</text:p>
          </table:table-cell>
          <table:table-cell office:value-type="date" office:date-value="2007-07-20T00:00:00" table:style-name="ce5">
            <text:p>20/07/07</text:p>
          </table:table-cell>
          <table:table-cell office:value-type="string" table:style-name="ce1">
            <text:p>consumo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3979212610.2845106" table:style-name="ce1">
            <text:p>3979212610</text:p>
          </table:table-cell>
          <table:table-cell office:value-type="date" office:date-value="2007-04-13T00:00:00" table:style-name="ce5">
            <text:p>13/04/07</text:p>
          </table:table-cell>
          <table:table-cell office:value-type="string" table:style-name="ce1">
            <text:p>consumo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3959659052.3911514" table:style-name="ce1">
            <text:p>3959659052</text:p>
          </table:table-cell>
          <table:table-cell office:value-type="date" office:date-value="2007-04-16T00:00:00" table:style-name="ce5">
            <text:p>16/04/07</text:p>
          </table:table-cell>
          <table:table-cell office:value-type="string" table:style-name="ce1">
            <text:p>consumo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3965761563.588213" table:style-name="ce1">
            <text:p>3965761564</text:p>
          </table:table-cell>
          <table:table-cell office:value-type="date" office:date-value="2007-08-28T00:00:00" table:style-name="ce5">
            <text:p>28/08/07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3947090978.4620671" table:style-name="ce1">
            <text:p>3947090978</text:p>
          </table:table-cell>
          <table:table-cell office:value-type="date" office:date-value="2007-05-21T00:00:00" table:style-name="ce5">
            <text:p>21/05/07</text:p>
          </table:table-cell>
          <table:table-cell office:value-type="string" table:style-name="ce1">
            <text:p>consumo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3986021172.8528118" table:style-name="ce1">
            <text:p>3986021173</text:p>
          </table:table-cell>
          <table:table-cell office:value-type="date" office:date-value="2007-05-24T00:00:00" table:style-name="ce5">
            <text:p>24/05/07</text:p>
          </table:table-cell>
          <table:table-cell office:value-type="string" table:style-name="ce1">
            <text:p>consumo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989605994.6296601" table:style-name="ce1">
            <text:p>3989605995</text:p>
          </table:table-cell>
          <table:table-cell office:value-type="date" office:date-value="2007-09-05T00:00:00" table:style-name="ce5">
            <text:p>05/09/07</text:p>
          </table:table-cell>
          <table:table-cell office:value-type="string" table:style-name="ce1">
            <text:p>consumo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3981940796.5855436" table:style-name="ce1">
            <text:p>3981940797</text:p>
          </table:table-cell>
          <table:table-cell office:value-type="date" office:date-value="2007-05-27T00:00:00" table:style-name="ce5">
            <text:p>27/05/07</text:p>
          </table:table-cell>
          <table:table-cell office:value-type="string" table:style-name="ce1">
            <text:p>consumo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3947865428.4378257" table:style-name="ce1">
            <text:p>3947865428</text:p>
          </table:table-cell>
          <table:table-cell office:value-type="date" office:date-value="2007-05-29T00:00:00" table:style-name="ce5">
            <text:p>29/05/07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51802186.2321448" table:style-name="ce1">
            <text:p>3951802186</text:p>
          </table:table-cell>
          <table:table-cell office:value-type="date" office:date-value="2007-09-09T00:00:00" table:style-name="ce5">
            <text:p>09/09/07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3936835767.400991" table:style-name="ce1">
            <text:p>3936835767</text:p>
          </table:table-cell>
          <table:table-cell office:value-type="date" office:date-value="2007-05-31T00:00:00" table:style-name="ce5">
            <text:p>31/05/07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72913496.9520302" table:style-name="ce1">
            <text:p>3972913497</text:p>
          </table:table-cell>
          <table:table-cell office:value-type="date" office:date-value="2007-06-02T00:00:00" table:style-name="ce5">
            <text:p>02/06/07</text:p>
          </table:table-cell>
          <table:table-cell office:value-type="string" table:style-name="ce1">
            <text:p>consumo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3971809895.7458863" table:style-name="ce1">
            <text:p>3971809896</text:p>
          </table:table-cell>
          <table:table-cell office:value-type="date" office:date-value="2007-10-13T00:00:00" table:style-name="ce5">
            <text:p>13/10/07</text:p>
          </table:table-cell>
          <table:table-cell office:value-type="string" table:style-name="ce1">
            <text:p>consumo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3932880217.7422905" table:style-name="ce1">
            <text:p>3932880218</text:p>
          </table:table-cell>
          <table:table-cell office:value-type="date" office:date-value="2007-06-05T00:00:00" table:style-name="ce5">
            <text:p>05/06/07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44329038.0510716" table:style-name="ce1">
            <text:p>3944329038</text:p>
          </table:table-cell>
          <table:table-cell office:value-type="date" office:date-value="2007-03-01T00:00:00" table:style-name="ce5">
            <text:p>01/03/07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3952245540.0151577" table:style-name="ce1">
            <text:p>3952245540</text:p>
          </table:table-cell>
          <table:table-cell office:value-type="date" office:date-value="2007-07-12T00:00:00" table:style-name="ce5">
            <text:p>12/07/07</text:p>
          </table:table-cell>
          <table:table-cell office:value-type="string" table:style-name="ce1">
            <text:p>consumo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3938171962.0843568" table:style-name="ce1">
            <text:p>3938171962</text:p>
          </table:table-cell>
          <table:table-cell office:value-type="date" office:date-value="2007-03-05T00:00:00" table:style-name="ce5">
            <text:p>05/03/07</text:p>
          </table:table-cell>
          <table:table-cell office:value-type="string" table:style-name="ce1">
            <text:p>consumo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3934904019.2213888" table:style-name="ce1">
            <text:p>3934904019</text:p>
          </table:table-cell>
          <table:table-cell office:value-type="date" office:date-value="2007-03-09T00:00:00" table:style-name="ce5">
            <text:p>09/03/07</text:p>
          </table:table-cell>
          <table:table-cell office:value-type="string" table:style-name="ce1">
            <text:p>consumo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3999709332.5270972" table:style-name="ce1">
            <text:p>3999709333</text:p>
          </table:table-cell>
          <table:table-cell office:value-type="date" office:date-value="2007-07-20T00:00:00" table:style-name="ce5">
            <text:p>20/07/07</text:p>
          </table:table-cell>
          <table:table-cell office:value-type="string" table:style-name="ce1">
            <text:p>consumo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3974979443.7289906" table:style-name="ce1">
            <text:p>3974979444</text:p>
          </table:table-cell>
          <table:table-cell office:value-type="date" office:date-value="2007-04-13T00:00:00" table:style-name="ce5">
            <text:p>13/04/07</text:p>
          </table:table-cell>
          <table:table-cell office:value-type="string" table:style-name="ce1">
            <text:p>consumo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3964505720.3418984" table:style-name="ce1">
            <text:p>3964505720</text:p>
          </table:table-cell>
          <table:table-cell office:value-type="date" office:date-value="2007-04-16T00:00:00" table:style-name="ce5">
            <text:p>16/04/07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3973167673.5632887" table:style-name="ce1">
            <text:p>3973167674</text:p>
          </table:table-cell>
          <table:table-cell office:value-type="date" office:date-value="2007-08-28T00:00:00" table:style-name="ce5">
            <text:p>28/08/07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3959782757.8725553" table:style-name="ce1">
            <text:p>3959782758</text:p>
          </table:table-cell>
          <table:table-cell office:value-type="date" office:date-value="2007-05-21T00:00:00" table:style-name="ce5">
            <text:p>21/05/07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66033481.8541017" table:style-name="ce1">
            <text:p>3966033482</text:p>
          </table:table-cell>
          <table:table-cell office:value-type="date" office:date-value="2007-05-24T00:00:00" table:style-name="ce5">
            <text:p>24/05/07</text:p>
          </table:table-cell>
          <table:table-cell office:value-type="string" table:style-name="ce1">
            <text:p>consumo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3939011887.2455068" table:style-name="ce1">
            <text:p>3939011887</text:p>
          </table:table-cell>
          <table:table-cell office:value-type="date" office:date-value="2007-09-05T00:00:00" table:style-name="ce5">
            <text:p>05/09/07</text:p>
          </table:table-cell>
          <table:table-cell office:value-type="string" table:style-name="ce1">
            <text:p>consumo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3935786715.91395" table:style-name="ce1">
            <text:p>3935786716</text:p>
          </table:table-cell>
          <table:table-cell office:value-type="date" office:date-value="2007-05-27T00:00:00" table:style-name="ce5">
            <text:p>27/05/07</text:p>
          </table:table-cell>
          <table:table-cell office:value-type="string" table:style-name="ce1">
            <text:p>consumo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3935248104.1456833" table:style-name="ce1">
            <text:p>3935248104</text:p>
          </table:table-cell>
          <table:table-cell office:value-type="date" office:date-value="2007-05-29T00:00:00" table:style-name="ce5">
            <text:p>29/05/07</text:p>
          </table:table-cell>
          <table:table-cell office:value-type="string" table:style-name="ce1">
            <text:p>consumo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3930915426.4269252" table:style-name="ce1">
            <text:p>3930915426</text:p>
          </table:table-cell>
          <table:table-cell office:value-type="date" office:date-value="2007-09-09T00:00:00" table:style-name="ce5">
            <text:p>09/09/07</text:p>
          </table:table-cell>
          <table:table-cell office:value-type="string" table:style-name="ce1">
            <text:p>consumo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3982439946.5803213" table:style-name="ce1">
            <text:p>3982439947</text:p>
          </table:table-cell>
          <table:table-cell office:value-type="date" office:date-value="2007-05-31T00:00:00" table:style-name="ce5">
            <text:p>31/05/07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3939755961.7533073" table:style-name="ce1">
            <text:p>3939755962</text:p>
          </table:table-cell>
          <table:table-cell office:value-type="date" office:date-value="2007-06-02T00:00:00" table:style-name="ce5">
            <text:p>02/06/07</text:p>
          </table:table-cell>
          <table:table-cell office:value-type="string" table:style-name="ce1">
            <text:p>consumo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3996675993.4785023" table:style-name="ce1">
            <text:p>3996675993</text:p>
          </table:table-cell>
          <table:table-cell office:value-type="date" office:date-value="2007-10-13T00:00:00" table:style-name="ce5">
            <text:p>13/10/07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3989641793.302454" table:style-name="ce1">
            <text:p>3989641793</text:p>
          </table:table-cell>
          <table:table-cell office:value-type="date" office:date-value="2007-06-05T00:00:00" table:style-name="ce5">
            <text:p>05/06/07</text:p>
          </table:table-cell>
          <table:table-cell office:value-type="string" table:style-name="ce1">
            <text:p>consumo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3979367042.2052693" table:style-name="ce1">
            <text:p>3979367042</text:p>
          </table:table-cell>
          <table:table-cell office:value-type="date" office:date-value="2007-06-08T00:00:00" table:style-name="ce5">
            <text:p>08/06/07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3981144374.7938862" table:style-name="ce1">
            <text:p>3981144375</text:p>
          </table:table-cell>
          <table:table-cell office:value-type="date" office:date-value="2007-10-19T00:00:00" table:style-name="ce5">
            <text:p>19/10/07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3985572575.4741182" table:style-name="ce1">
            <text:p>3985572575</text:p>
          </table:table-cell>
          <table:table-cell office:value-type="date" office:date-value="2008-07-12T00:00:00" table:style-name="ce5">
            <text:p>12/07/08</text:p>
          </table:table-cell>
          <table:table-cell office:value-type="string" table:style-name="ce1">
            <text:p>consumo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3963009387.2698812" table:style-name="ce1">
            <text:p>3963009387</text:p>
          </table:table-cell>
          <table:table-cell office:value-type="date" office:date-value="2008-07-16T00:00:00" table:style-name="ce5">
            <text:p>16/07/08</text:p>
          </table:table-cell>
          <table:table-cell office:value-type="string" table:style-name="ce1">
            <text:p>consumo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3984440026.7757931" table:style-name="ce1">
            <text:p>3984440027</text:p>
          </table:table-cell>
          <table:table-cell office:value-type="date" office:date-value="2008-11-27T00:00:00" table:style-name="ce5">
            <text:p>27/11/08</text:p>
          </table:table-cell>
          <table:table-cell office:value-type="string" table:style-name="ce1">
            <text:p>consumo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3954460305.6048818" table:style-name="ce1">
            <text:p>3954460306</text:p>
          </table:table-cell>
          <table:table-cell office:value-type="date" office:date-value="2008-07-20T00:00:00" table:style-name="ce5">
            <text:p>20/07/08</text:p>
          </table:table-cell>
          <table:table-cell office:value-type="string" table:style-name="ce1">
            <text:p>consumo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3937760447.5413737" table:style-name="ce1">
            <text:p>3937760448</text:p>
          </table:table-cell>
          <table:table-cell office:value-type="date" office:date-value="2008-08-24T00:00:00" table:style-name="ce5">
            <text:p>24/08/08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955420771.4302201" table:style-name="ce1">
            <text:p>3955420771</text:p>
          </table:table-cell>
          <table:table-cell office:value-type="date" office:date-value="2008-12-05T00:00:00" table:style-name="ce5">
            <text:p>05/12/08</text:p>
          </table:table-cell>
          <table:table-cell office:value-type="string" table:style-name="ce1">
            <text:p>consumo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3990364044.6192684" table:style-name="ce1">
            <text:p>3990364045</text:p>
          </table:table-cell>
          <table:table-cell office:value-type="date" office:date-value="2008-08-28T00:00:00" table:style-name="ce5">
            <text:p>28/08/08</text:p>
          </table:table-cell>
          <table:table-cell office:value-type="string" table:style-name="ce1">
            <text:p>consumo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3992597378.2285018" table:style-name="ce1">
            <text:p>3992597378</text:p>
          </table:table-cell>
          <table:table-cell office:value-type="date" office:date-value="2008-09-02T00:00:00" table:style-name="ce5">
            <text:p>02/09/08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3958890354.0764079" table:style-name="ce1">
            <text:p>3958890354</text:p>
          </table:table-cell>
          <table:table-cell office:value-type="date" office:date-value="2008-01-13T00:00:00" table:style-name="ce5">
            <text:p>13/01/08</text:p>
          </table:table-cell>
          <table:table-cell office:value-type="string" table:style-name="ce1">
            <text:p>consumo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3970011226.173327" table:style-name="ce1">
            <text:p>3970011226</text:p>
          </table:table-cell>
          <table:table-cell office:value-type="date" office:date-value="2008-09-05T00:00:00" table:style-name="ce5">
            <text:p>05/09/08</text:p>
          </table:table-cell>
          <table:table-cell office:value-type="string" table:style-name="ce1">
            <text:p>consumo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3956983139.3991685" table:style-name="ce1">
            <text:p>3956983139</text:p>
          </table:table-cell>
          <table:table-cell office:value-type="date" office:date-value="2008-09-07T00:00:00" table:style-name="ce5">
            <text:p>07/09/08</text:p>
          </table:table-cell>
          <table:table-cell office:value-type="string" table:style-name="ce1">
            <text:p>consumo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3934534798.4890699" table:style-name="ce1">
            <text:p>3934534798</text:p>
          </table:table-cell>
          <table:table-cell office:value-type="date" office:date-value="2008-01-18T00:00:00" table:style-name="ce5">
            <text:p>18/01/08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3945943943.1601768" table:style-name="ce1">
            <text:p>3945943943</text:p>
          </table:table-cell>
          <table:table-cell office:value-type="date" office:date-value="2008-09-09T00:00:00" table:style-name="ce5">
            <text:p>09/09/08</text:p>
          </table:table-cell>
          <table:table-cell office:value-type="string" table:style-name="ce1">
            <text:p>consumo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3955674547.1339378" table:style-name="ce1">
            <text:p>3955674547</text:p>
          </table:table-cell>
          <table:table-cell office:value-type="date" office:date-value="2008-09-11T00:00:00" table:style-name="ce5">
            <text:p>11/09/08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3962815043.5739212" table:style-name="ce1">
            <text:p>3962815044</text:p>
          </table:table-cell>
          <table:table-cell office:value-type="date" office:date-value="2008-01-22T00:00:00" table:style-name="ce5">
            <text:p>22/01/08</text:p>
          </table:table-cell>
          <table:table-cell office:value-type="string" table:style-name="ce1">
            <text:p>consumo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3971337651.3183231" table:style-name="ce1">
            <text:p>3971337651</text:p>
          </table:table-cell>
          <table:table-cell office:value-type="date" office:date-value="2008-10-13T00:00:00" table:style-name="ce5">
            <text:p>13/10/08</text:p>
          </table:table-cell>
          <table:table-cell office:value-type="string" table:style-name="ce1">
            <text:p>consumo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3962376783.8851738" table:style-name="ce1">
            <text:p>3962376784</text:p>
          </table:table-cell>
          <table:table-cell office:value-type="date" office:date-value="2008-10-16T00:00:00" table:style-name="ce5">
            <text:p>16/10/08</text:p>
          </table:table-cell>
          <table:table-cell office:value-type="string" table:style-name="ce1">
            <text:p>consumo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3963876987.9864726" table:style-name="ce1">
            <text:p>3963876988</text:p>
          </table:table-cell>
          <table:table-cell office:value-type="date" office:date-value="2008-02-27T00:00:00" table:style-name="ce5">
            <text:p>27/02/08</text:p>
          </table:table-cell>
          <table:table-cell office:value-type="string" table:style-name="ce1">
            <text:p>consumo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3999649426.8551102" table:style-name="ce1">
            <text:p>3999649427</text:p>
          </table:table-cell>
          <table:table-cell office:value-type="date" office:date-value="2008-10-19T00:00:00" table:style-name="ce5">
            <text:p>19/10/08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3942864988.7131729" table:style-name="ce1">
            <text:p>3942864989</text:p>
          </table:table-cell>
          <table:table-cell office:value-type="date" office:date-value="2009-11-23T00:00:00" table:style-name="ce5">
            <text:p>23/11/09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3978601003.133904" table:style-name="ce1">
            <text:p>3978601003</text:p>
          </table:table-cell>
          <table:table-cell office:value-type="date" office:date-value="2009-03-05T00:00:00" table:style-name="ce5">
            <text:p>05/03/09</text:p>
          </table:table-cell>
          <table:table-cell office:value-type="string" table:style-name="ce1">
            <text:p>consumo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3949395298.9830532" table:style-name="ce1">
            <text:p>3949395299</text:p>
          </table:table-cell>
          <table:table-cell office:value-type="date" office:date-value="2009-11-27T00:00:00" table:style-name="ce5">
            <text:p>27/11/09</text:p>
          </table:table-cell>
          <table:table-cell office:value-type="string" table:style-name="ce1">
            <text:p>consumo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3956010578.3766327" table:style-name="ce1">
            <text:p>3956010578</text:p>
          </table:table-cell>
          <table:table-cell office:value-type="date" office:date-value="2009-12-01T00:00:00" table:style-name="ce5">
            <text:p>01/12/09</text:p>
          </table:table-cell>
          <table:table-cell office:value-type="string" table:style-name="ce1">
            <text:p>consumo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3995079723.4030366" table:style-name="ce1">
            <text:p>3995079723</text:p>
          </table:table-cell>
          <table:table-cell office:value-type="date" office:date-value="2009-04-13T00:00:00" table:style-name="ce5">
            <text:p>13/04/09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3941608465.3367667" table:style-name="ce1">
            <text:p>3941608465</text:p>
          </table:table-cell>
          <table:table-cell office:value-type="date" office:date-value="2009-12-05T00:00:00" table:style-name="ce5">
            <text:p>05/12/09</text:p>
          </table:table-cell>
          <table:table-cell office:value-type="string" table:style-name="ce1">
            <text:p>consumo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3942967628.6705031" table:style-name="ce1">
            <text:p>3942967629</text:p>
          </table:table-cell>
          <table:table-cell office:value-type="date" office:date-value="2009-01-09T00:00:00" table:style-name="ce5">
            <text:p>09/01/09</text:p>
          </table:table-cell>
          <table:table-cell office:value-type="string" table:style-name="ce1">
            <text:p>consumo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955672559.5044169" table:style-name="ce1">
            <text:p>3955672560</text:p>
          </table:table-cell>
          <table:table-cell office:value-type="date" office:date-value="2009-05-21T00:00:00" table:style-name="ce5">
            <text:p>21/05/09</text:p>
          </table:table-cell>
          <table:table-cell office:value-type="string" table:style-name="ce1">
            <text:p>consumo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3960130072.0273147" table:style-name="ce1">
            <text:p>3960130072</text:p>
          </table:table-cell>
          <table:table-cell office:value-type="date" office:date-value="2009-01-13T00:00:00" table:style-name="ce5">
            <text:p>13/01/09</text:p>
          </table:table-cell>
          <table:table-cell office:value-type="string" table:style-name="ce1">
            <text:p>consumo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3946719049.6847892" table:style-name="ce1">
            <text:p>3946719050</text:p>
          </table:table-cell>
          <table:table-cell office:value-type="date" office:date-value="2009-01-16T00:00:00" table:style-name="ce5">
            <text:p>16/01/09</text:p>
          </table:table-cell>
          <table:table-cell office:value-type="string" table:style-name="ce1">
            <text:p>consumo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3930438380.3435574" table:style-name="ce1">
            <text:p>3930438380</text:p>
          </table:table-cell>
          <table:table-cell office:value-type="date" office:date-value="2009-05-27T00:00:00" table:style-name="ce5">
            <text:p>27/05/09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3996639901.2556524" table:style-name="ce1">
            <text:p>3996639901</text:p>
          </table:table-cell>
          <table:table-cell office:value-type="date" office:date-value="2009-01-18T00:00:00" table:style-name="ce5">
            <text:p>18/01/09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3930921628.1642308" table:style-name="ce1">
            <text:p>3930921628</text:p>
          </table:table-cell>
          <table:table-cell office:value-type="date" office:date-value="2009-01-20T00:00:00" table:style-name="ce5">
            <text:p>20/01/09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3967985693.3480129" table:style-name="ce1">
            <text:p>3967985693</text:p>
          </table:table-cell>
          <table:table-cell office:value-type="date" office:date-value="2009-05-31T00:00:00" table:style-name="ce5">
            <text:p>31/05/09</text:p>
          </table:table-cell>
          <table:table-cell office:value-type="string" table:style-name="ce1">
            <text:p>consumo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3940166541.5675716" table:style-name="ce1">
            <text:p>3940166542</text:p>
          </table:table-cell>
          <table:table-cell office:value-type="date" office:date-value="2009-01-22T00:00:00" table:style-name="ce5">
            <text:p>22/01/09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3985732281.5479903" table:style-name="ce1">
            <text:p>3985732282</text:p>
          </table:table-cell>
          <table:table-cell office:value-type="date" office:date-value="2009-02-24T00:00:00" table:style-name="ce5">
            <text:p>24/02/09</text:p>
          </table:table-cell>
          <table:table-cell office:value-type="string" table:style-name="ce1">
            <text:p>consumo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3941500903.5940065" table:style-name="ce1">
            <text:p>3941500904</text:p>
          </table:table-cell>
          <table:table-cell office:value-type="date" office:date-value="2009-06-05T00:00:00" table:style-name="ce5">
            <text:p>05/06/09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3957936238.9462266" table:style-name="ce1">
            <text:p>3957936239</text:p>
          </table:table-cell>
          <table:table-cell office:value-type="date" office:date-value="2009-02-27T00:00:00" table:style-name="ce5">
            <text:p>27/02/09</text:p>
          </table:table-cell>
          <table:table-cell office:value-type="string" table:style-name="ce1">
            <text:p>consumo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3931135415.8440571" table:style-name="ce1">
            <text:p>3931135416</text:p>
          </table:table-cell>
          <table:table-cell office:value-type="date" office:date-value="2009-11-23T00:00:00" table:style-name="ce5">
            <text:p>23/11/09</text:p>
          </table:table-cell>
          <table:table-cell office:value-type="string" table:style-name="ce1">
            <text:p>consumo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3976160758.6132069" table:style-name="ce1">
            <text:p>3976160759</text:p>
          </table:table-cell>
          <table:table-cell office:value-type="date" office:date-value="2009-03-05T00:00:00" table:style-name="ce5">
            <text:p>05/03/09</text:p>
          </table:table-cell>
          <table:table-cell office:value-type="string" table:style-name="ce1">
            <text:p>consumo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3950795119.6269827" table:style-name="ce1">
            <text:p>3950795120</text:p>
          </table:table-cell>
          <table:table-cell office:value-type="date" office:date-value="2009-11-27T00:00:00" table:style-name="ce5">
            <text:p>27/11/09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3937891207.7034183" table:style-name="ce1">
            <text:p>3937891208</text:p>
          </table:table-cell>
          <table:table-cell office:value-type="date" office:date-value="2009-12-01T00:00:00" table:style-name="ce5">
            <text:p>01/12/09</text:p>
          </table:table-cell>
          <table:table-cell office:value-type="string" table:style-name="ce1">
            <text:p>consumo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3937692643.3424125" table:style-name="ce1">
            <text:p>3937692643</text:p>
          </table:table-cell>
          <table:table-cell office:value-type="date" office:date-value="2009-04-13T00:00:00" table:style-name="ce5">
            <text:p>13/04/09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98066243.2444744" table:style-name="ce1">
            <text:p>3998066243</text:p>
          </table:table-cell>
          <table:table-cell office:value-type="date" office:date-value="2009-12-05T00:00:00" table:style-name="ce5">
            <text:p>05/12/09</text:p>
          </table:table-cell>
          <table:table-cell office:value-type="string" table:style-name="ce1">
            <text:p>consumo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3936420608.086813" table:style-name="ce1">
            <text:p>3936420608</text:p>
          </table:table-cell>
          <table:table-cell office:value-type="date" office:date-value="2009-01-09T00:00:00" table:style-name="ce5">
            <text:p>09/01/09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3957765824.0342584" table:style-name="ce1">
            <text:p>3957765824</text:p>
          </table:table-cell>
          <table:table-cell office:value-type="date" office:date-value="2009-05-21T00:00:00" table:style-name="ce5">
            <text:p>21/05/09</text:p>
          </table:table-cell>
          <table:table-cell office:value-type="string" table:style-name="ce1">
            <text:p>consumo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3999671606.858511" table:style-name="ce1">
            <text:p>3999671607</text:p>
          </table:table-cell>
          <table:table-cell office:value-type="date" office:date-value="2009-01-13T00:00:00" table:style-name="ce5">
            <text:p>13/01/09</text:p>
          </table:table-cell>
          <table:table-cell office:value-type="string" table:style-name="ce1">
            <text:p>consumo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3960893447.0006967" table:style-name="ce1">
            <text:p>3960893447</text:p>
          </table:table-cell>
          <table:table-cell office:value-type="date" office:date-value="2009-01-16T00:00:00" table:style-name="ce5">
            <text:p>16/01/09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3939292356.8405771" table:style-name="ce1">
            <text:p>3939292357</text:p>
          </table:table-cell>
          <table:table-cell office:value-type="date" office:date-value="2009-05-27T00:00:00" table:style-name="ce5">
            <text:p>27/05/09</text:p>
          </table:table-cell>
          <table:table-cell office:value-type="string" table:style-name="ce1">
            <text:p>consumo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3968445066.7647004" table:style-name="ce1">
            <text:p>3968445067</text:p>
          </table:table-cell>
          <table:table-cell office:value-type="date" office:date-value="2009-01-18T00:00:00" table:style-name="ce5">
            <text:p>18/01/09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3959860631.2951961" table:style-name="ce1">
            <text:p>3959860631</text:p>
          </table:table-cell>
          <table:table-cell office:value-type="date" office:date-value="2009-01-20T00:00:00" table:style-name="ce5">
            <text:p>20/01/09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3959042503.9584303" table:style-name="ce1">
            <text:p>3959042504</text:p>
          </table:table-cell>
          <table:table-cell office:value-type="date" office:date-value="2009-05-31T00:00:00" table:style-name="ce5">
            <text:p>31/05/09</text:p>
          </table:table-cell>
          <table:table-cell office:value-type="string" table:style-name="ce1">
            <text:p>consumo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3949585934.1651502" table:style-name="ce1">
            <text:p>3949585934</text:p>
          </table:table-cell>
          <table:table-cell office:value-type="date" office:date-value="2009-01-22T00:00:00" table:style-name="ce5">
            <text:p>22/01/09</text:p>
          </table:table-cell>
          <table:table-cell office:value-type="string" table:style-name="ce1">
            <text:p>consumo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3930663051.2065158" table:style-name="ce1">
            <text:p>3930663051</text:p>
          </table:table-cell>
          <table:table-cell office:value-type="date" office:date-value="2009-02-24T00:00:00" table:style-name="ce5">
            <text:p>24/02/09</text:p>
          </table:table-cell>
          <table:table-cell office:value-type="string" table:style-name="ce1">
            <text:p>consumo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3938206078.8870664" table:style-name="ce1">
            <text:p>3938206079</text:p>
          </table:table-cell>
          <table:table-cell office:value-type="date" office:date-value="2009-06-05T00:00:00" table:style-name="ce5">
            <text:p>05/06/09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3987963949.1376181" table:style-name="ce1">
            <text:p>3987963949</text:p>
          </table:table-cell>
          <table:table-cell office:value-type="date" office:date-value="2009-02-27T00:00:00" table:style-name="ce5">
            <text:p>27/02/09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3968458926.9898143" table:style-name="ce1">
            <text:p>3968458927</text:p>
          </table:table-cell>
          <table:table-cell office:value-type="date" office:date-value="2010-03-01T00:00:00" table:style-name="ce5">
            <text:p>01/03/10</text:p>
          </table:table-cell>
          <table:table-cell office:value-type="string" table:style-name="ce1">
            <text:p>consumo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3976035081.6767712" table:style-name="ce1">
            <text:p>3976035082</text:p>
          </table:table-cell>
          <table:table-cell office:value-type="date" office:date-value="2010-07-12T00:00:00" table:style-name="ce5">
            <text:p>12/07/10</text:p>
          </table:table-cell>
          <table:table-cell office:value-type="string" table:style-name="ce1">
            <text:p>consumo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3958774123.2364635" table:style-name="ce1">
            <text:p>3958774123</text:p>
          </table:table-cell>
          <table:table-cell office:value-type="date" office:date-value="2010-03-05T00:00:00" table:style-name="ce5">
            <text:p>05/03/10</text:p>
          </table:table-cell>
          <table:table-cell office:value-type="string" table:style-name="ce1">
            <text:p>consumo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3956767488.2847004" table:style-name="ce1">
            <text:p>3956767488</text:p>
          </table:table-cell>
          <table:table-cell office:value-type="date" office:date-value="2010-03-09T00:00:00" table:style-name="ce5">
            <text:p>09/03/10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3991295386.795187" table:style-name="ce1">
            <text:p>3991295387</text:p>
          </table:table-cell>
          <table:table-cell office:value-type="date" office:date-value="2010-07-20T00:00:00" table:style-name="ce5">
            <text:p>20/07/10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3984798254.8311405" table:style-name="ce1">
            <text:p>3984798255</text:p>
          </table:table-cell>
          <table:table-cell office:value-type="date" office:date-value="2010-04-13T00:00:00" table:style-name="ce5">
            <text:p>13/04/10</text:p>
          </table:table-cell>
          <table:table-cell office:value-type="string" table:style-name="ce1">
            <text:p>consumo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3998067027.3285689" table:style-name="ce1">
            <text:p>3998067027</text:p>
          </table:table-cell>
          <table:table-cell office:value-type="date" office:date-value="2010-04-16T00:00:00" table:style-name="ce5">
            <text:p>16/04/10</text:p>
          </table:table-cell>
          <table:table-cell office:value-type="string" table:style-name="ce1">
            <text:p>consumo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3979792337.0413995" table:style-name="ce1">
            <text:p>3979792337</text:p>
          </table:table-cell>
          <table:table-cell office:value-type="date" office:date-value="2010-08-28T00:00:00" table:style-name="ce5">
            <text:p>28/08/10</text:p>
          </table:table-cell>
          <table:table-cell office:value-type="string" table:style-name="ce1">
            <text:p>consumo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948458917.9274864" table:style-name="ce1">
            <text:p>3948458918</text:p>
          </table:table-cell>
          <table:table-cell office:value-type="date" office:date-value="2010-05-21T00:00:00" table:style-name="ce5">
            <text:p>21/05/10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3977017812.5021687" table:style-name="ce1">
            <text:p>3977017813</text:p>
          </table:table-cell>
          <table:table-cell office:value-type="date" office:date-value="2010-05-24T00:00:00" table:style-name="ce5">
            <text:p>24/05/10</text:p>
          </table:table-cell>
          <table:table-cell office:value-type="string" table:style-name="ce1">
            <text:p>consumo</text:p>
          </table:table-cell>
          <table:table-cell office:value-type="float" office:value="1385" table:style-name="ce1">
            <text:p>1385</text:p>
          </table:table-cell>
          <table:table-cell table:number-columns-repeated="16380" table:style-name="ce1"/>
        </table:table-row>
        <table:table-row table:style-name="ro1">
          <table:table-cell office:value-type="float" office:value="3988546633.0451341" table:style-name="ce1">
            <text:p>3988546633</text:p>
          </table:table-cell>
          <table:table-cell office:value-type="date" office:date-value="2010-09-05T00:00:00" table:style-name="ce5">
            <text:p>05/09/10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59982212.2344732" table:style-name="ce1">
            <text:p>3959982212</text:p>
          </table:table-cell>
          <table:table-cell office:value-type="date" office:date-value="2010-05-27T00:00:00" table:style-name="ce5">
            <text:p>27/05/10</text:p>
          </table:table-cell>
          <table:table-cell office:value-type="string" table:style-name="ce1">
            <text:p>consumo</text:p>
          </table:table-cell>
          <table:table-cell office:value-type="float" office:value="1952" table:style-name="ce1">
            <text:p>1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47352.320982" table:style-name="ce1">
            <text:p>3986947352</text:p>
          </table:table-cell>
          <table:table-cell office:value-type="date" office:date-value="2010-05-29T00:00:00" table:style-name="ce5">
            <text:p>29/05/10</text:p>
          </table:table-cell>
          <table:table-cell office:value-type="string" table:style-name="ce1">
            <text:p>consumo</text:p>
          </table:table-cell>
          <table:table-cell office:value-type="float" office:value="847" table:style-name="ce1">
            <text:p>847</text:p>
          </table:table-cell>
          <table:table-cell table:number-columns-repeated="16380" table:style-name="ce1"/>
        </table:table-row>
        <table:table-row table:style-name="ro1">
          <table:table-cell office:value-type="float" office:value="3939811776.6410794" table:style-name="ce1">
            <text:p>3939811777</text:p>
          </table:table-cell>
          <table:table-cell office:value-type="date" office:date-value="2010-09-09T00:00:00" table:style-name="ce5">
            <text:p>09/09/10</text:p>
          </table:table-cell>
          <table:table-cell office:value-type="string" table:style-name="ce1">
            <text:p>consumo</text:p>
          </table:table-cell>
          <table:table-cell office:value-type="float" office:value="2137" table:style-name="ce1">
            <text:p>21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87082.502501" table:style-name="ce1">
            <text:p>3952787083</text:p>
          </table:table-cell>
          <table:table-cell office:value-type="date" office:date-value="2010-05-31T00:00:00" table:style-name="ce5">
            <text:p>31/05/10</text:p>
          </table:table-cell>
          <table:table-cell office:value-type="string" table:style-name="ce1">
            <text:p>consumo</text:p>
          </table:table-cell>
          <table:table-cell office:value-type="float" office:value="1211" table:style-name="ce1">
            <text:p>1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35108.74266" table:style-name="ce1">
            <text:p>3965035109</text:p>
          </table:table-cell>
          <table:table-cell office:value-type="date" office:date-value="2010-06-02T00:00:00" table:style-name="ce5">
            <text:p>02/06/10</text:p>
          </table:table-cell>
          <table:table-cell office:value-type="string" table:style-name="ce1">
            <text:p>consumo</text:p>
          </table:table-cell>
          <table:table-cell office:value-type="float" office:value="704" table:style-name="ce1">
            <text:p>704</text:p>
          </table:table-cell>
          <table:table-cell table:number-columns-repeated="16380" table:style-name="ce1"/>
        </table:table-row>
        <table:table-row table:style-name="ro1">
          <table:table-cell office:value-type="float" office:value="3982724380.4231696" table:style-name="ce1">
            <text:p>3982724380</text:p>
          </table:table-cell>
          <table:table-cell office:value-type="date" office:date-value="2010-10-13T00:00:00" table:style-name="ce5">
            <text:p>13/10/10</text:p>
          </table:table-cell>
          <table:table-cell office:value-type="string" table:style-name="ce1">
            <text:p>consumo</text:p>
          </table:table-cell>
          <table:table-cell office:value-type="float" office:value="2325" table:style-name="ce1">
            <text:p>2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34643223.9926858" table:style-name="ce1">
            <text:p>3934643224</text:p>
          </table:table-cell>
          <table:table-cell office:value-type="date" office:date-value="2010-06-05T00:00:00" table:style-name="ce5">
            <text:p>05/06/10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55935327.7835674" table:style-name="ce1">
            <text:p>3955935328</text:p>
          </table:table-cell>
          <table:table-cell office:value-type="date" office:date-value="1995-01-27T00:00:00" table:style-name="ce5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6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90637550.794982" table:style-name="ce1">
            <text:p>3990637551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48</text:p>
          </table:table-cell>
          <table:table-cell table:number-columns-repeated="16379"/>
        </table:table-row>
        <table:table-row table:style-name="ro1">
          <table:table-cell office:value-type="float" office:value="3942129884.6124592" table:style-name="ce1">
            <text:p>3942129885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20</text:p>
          </table:table-cell>
          <table:table-cell table:number-columns-repeated="16379"/>
        </table:table-row>
        <table:table-row table:style-name="ro1">
          <table:table-cell office:value-type="float" office:value="3988524045.8124619" table:style-name="ce1">
            <text:p>3988524046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87755042.1277127" table:style-name="ce1">
            <text:p>3987755042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6</text:p>
          </table:table-cell>
          <table:table-cell table:number-columns-repeated="16379"/>
        </table:table-row>
        <table:table-row table:style-name="ro1">
          <table:table-cell office:value-type="float" office:value="3983614784.1759706" table:style-name="ce1">
            <text:p>3983614784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9</text:p>
          </table:table-cell>
          <table:table-cell table:number-columns-repeated="16379"/>
        </table:table-row>
        <table:table-row table:style-name="ro1">
          <table:table-cell office:value-type="float" office:value="3940204427.7644587" table:style-name="ce1">
            <text:p>3940204428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56</text:p>
          </table:table-cell>
          <table:table-cell table:number-columns-repeated="16379"/>
        </table:table-row>
        <table:table-row table:style-name="ro1">
          <table:table-cell office:value-type="float" office:value="3962039257.2568502" table:style-name="ce1">
            <text:p>3962039257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97</text:p>
          </table:table-cell>
          <table:table-cell table:number-columns-repeated="16379"/>
        </table:table-row>
        <table:table-row table:style-name="ro1">
          <table:table-cell office:value-type="float" office:value="3959466503.0330038" table:style-name="ce1">
            <text:p>3959466503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3</text:p>
          </table:table-cell>
          <table:table-cell table:number-columns-repeated="16379"/>
        </table:table-row>
        <table:table-row table:style-name="ro1">
          <table:table-cell office:value-type="float" office:value="3938022807.5823841" table:style-name="ce1">
            <text:p>3938022808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5</text:p>
          </table:table-cell>
          <table:table-cell table:number-columns-repeated="16379"/>
        </table:table-row>
        <table:table-row table:style-name="ro1">
          <table:table-cell office:value-type="float" office:value="3955271220.4118414" table:style-name="ce1">
            <text:p>3955271220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90</text:p>
          </table:table-cell>
          <table:table-cell table:number-columns-repeated="16379"/>
        </table:table-row>
        <table:table-row table:style-name="ro1">
          <table:table-cell office:value-type="float" office:value="3984327303.0393867" table:style-name="ce1">
            <text:p>3984327303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11</text:p>
          </table:table-cell>
          <table:table-cell table:number-columns-repeated="16379"/>
        </table:table-row>
        <table:table-row table:style-name="ro1">
          <table:table-cell office:value-type="float" office:value="3941880084.6825862" table:style-name="ce1">
            <text:p>3941880085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7</text:p>
          </table:table-cell>
          <table:table-cell table:number-columns-repeated="16379"/>
        </table:table-row>
        <table:table-row table:style-name="ro1">
          <table:table-cell office:value-type="float" office:value="3996333037.2271781" table:style-name="ce1">
            <text:p>3996333037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55</text:p>
          </table:table-cell>
          <table:table-cell table:number-columns-repeated="16379"/>
        </table:table-row>
        <table:table-row table:style-name="ro1">
          <table:table-cell office:value-type="float" office:value="3949534532.2060719" table:style-name="ce1">
            <text:p>3949534532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3</text:p>
          </table:table-cell>
          <table:table-cell table:number-columns-repeated="16379"/>
        </table:table-row>
        <table:table-row table:style-name="ro1">
          <table:table-cell office:value-type="float" office:value="3930281581.3898344" table:style-name="ce1">
            <text:p>3930281581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28</text:p>
          </table:table-cell>
          <table:table-cell table:number-columns-repeated="16379"/>
        </table:table-row>
        <table:table-row table:style-name="ro1">
          <table:table-cell office:value-type="float" office:value="3985102586.1436472" table:style-name="ce1">
            <text:p>3985102586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80</text:p>
          </table:table-cell>
          <table:table-cell table:number-columns-repeated="16379"/>
        </table:table-row>
        <table:table-row table:style-name="ro1">
          <table:table-cell office:value-type="float" office:value="3965096779.5097437" table:style-name="ce1">
            <text:p>3965096780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9</text:p>
          </table:table-cell>
          <table:table-cell table:number-columns-repeated="16379"/>
        </table:table-row>
        <table:table-row table:style-name="ro1">
          <table:table-cell office:value-type="float" office:value="3945836971.3766379" table:style-name="ce1">
            <text:p>3945836971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7</text:p>
          </table:table-cell>
          <table:table-cell table:number-columns-repeated="16379"/>
        </table:table-row>
        <table:table-row table:style-name="ro1">
          <table:table-cell office:value-type="float" office:value="3977965750.923511" table:style-name="ce1">
            <text:p>3977965751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31</text:p>
          </table:table-cell>
          <table:table-cell table:number-columns-repeated="16379"/>
        </table:table-row>
        <table:table-row table:style-name="ro1">
          <table:table-cell office:value-type="float" office:value="3944399137.6912632" table:style-name="ce1">
            <text:p>3944399138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4</text:p>
          </table:table-cell>
          <table:table-cell table:number-columns-repeated="16379"/>
        </table:table-row>
        <table:table-row table:style-name="ro1">
          <table:table-cell office:value-type="float" office:value="3985820653.2324171" table:style-name="ce1">
            <text:p>3985820653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45319528.925355" table:style-name="ce1">
            <text:p>3945319529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2</text:p>
          </table:table-cell>
          <table:table-cell table:number-columns-repeated="16379"/>
        </table:table-row>
        <table:table-row table:style-name="ro1">
          <table:table-cell office:value-type="float" office:value="3966122333.6455288" table:style-name="ce1">
            <text:p>3966122334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5</text:p>
          </table:table-cell>
          <table:table-cell table:number-columns-repeated="16379"/>
        </table:table-row>
        <table:table-row table:style-name="ro1">
          <table:table-cell office:value-type="float" office:value="3944758844.4291101" table:style-name="ce1">
            <text:p>3944758844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52</text:p>
          </table:table-cell>
          <table:table-cell table:number-columns-repeated="16379"/>
        </table:table-row>
        <table:table-row table:style-name="ro1">
          <table:table-cell office:value-type="float" office:value="3989399442.0131202" table:style-name="ce1">
            <text:p>3989399442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0</text:p>
          </table:table-cell>
          <table:table-cell table:number-columns-repeated="16379"/>
        </table:table-row>
        <table:table-row table:style-name="ro1">
          <table:table-cell office:value-type="float" office:value="3996304231.5827484" table:style-name="ce1">
            <text:p>3996304232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0</text:p>
          </table:table-cell>
          <table:table-cell table:number-columns-repeated="16379"/>
        </table:table-row>
        <table:table-row table:style-name="ro1">
          <table:table-cell office:value-type="float" office:value="3981169995.3756323" table:style-name="ce1">
            <text:p>3981169995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94</text:p>
          </table:table-cell>
          <table:table-cell table:number-columns-repeated="16379"/>
        </table:table-row>
        <table:table-row table:style-name="ro1">
          <table:table-cell office:value-type="float" office:value="3933330155.7177148" table:style-name="ce1">
            <text:p>3933330156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3</text:p>
          </table:table-cell>
          <table:table-cell table:number-columns-repeated="16379"/>
        </table:table-row>
        <table:table-row table:style-name="ro1">
          <table:table-cell office:value-type="float" office:value="3973829786.3129287" table:style-name="ce1">
            <text:p>3973829786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07</text:p>
          </table:table-cell>
          <table:table-cell table:number-columns-repeated="16379"/>
        </table:table-row>
        <table:table-row table:style-name="ro1">
          <table:table-cell office:value-type="float" office:value="3971777974.58426" table:style-name="ce1">
            <text:p>3971777975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0</text:p>
          </table:table-cell>
          <table:table-cell table:number-columns-repeated="16379"/>
        </table:table-row>
        <table:table-row table:style-name="ro1">
          <table:table-cell office:value-type="float" office:value="3952078195.5846014" table:style-name="ce1">
            <text:p>3952078196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9</text:p>
          </table:table-cell>
          <table:table-cell table:number-columns-repeated="16379"/>
        </table:table-row>
        <table:table-row table:style-name="ro1">
          <table:table-cell office:value-type="float" office:value="3989805157.383234" table:style-name="ce1">
            <text:p>3989805157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98</text:p>
          </table:table-cell>
          <table:table-cell table:number-columns-repeated="16379"/>
        </table:table-row>
        <table:table-row table:style-name="ro1">
          <table:table-cell office:value-type="float" office:value="3955186550.188714" table:style-name="ce1">
            <text:p>3955186550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67901503.591732" table:style-name="ce1">
            <text:p>3967901504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5</text:p>
          </table:table-cell>
          <table:table-cell table:number-columns-repeated="16379"/>
        </table:table-row>
        <table:table-row table:style-name="ro1">
          <table:table-cell office:value-type="float" office:value="3933327218.5027146" table:style-name="ce1">
            <text:p>3933327219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1</text:p>
          </table:table-cell>
          <table:table-cell table:number-columns-repeated="16379"/>
        </table:table-row>
        <table:table-row table:style-name="ro1">
          <table:table-cell office:value-type="float" office:value="3934084522.417284" table:style-name="ce1">
            <text:p>3934084522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8</text:p>
          </table:table-cell>
          <table:table-cell table:number-columns-repeated="16379"/>
        </table:table-row>
        <table:table-row table:style-name="ro1">
          <table:table-cell office:value-type="float" office:value="3936723333.1841669" table:style-name="ce1">
            <text:p>3936723333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93</text:p>
          </table:table-cell>
          <table:table-cell table:number-columns-repeated="16379"/>
        </table:table-row>
        <table:table-row table:style-name="ro1">
          <table:table-cell office:value-type="float" office:value="3997266349.7437658" table:style-name="ce1">
            <text:p>3997266350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6</text:p>
          </table:table-cell>
          <table:table-cell table:number-columns-repeated="16379"/>
        </table:table-row>
        <table:table-row table:style-name="ro1">
          <table:table-cell office:value-type="float" office:value="3937112805.9140563" table:style-name="ce1">
            <text:p>3937112806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50</text:p>
          </table:table-cell>
          <table:table-cell table:number-columns-repeated="16379"/>
        </table:table-row>
        <table:table-row table:style-name="ro1">
          <table:table-cell office:value-type="float" office:value="3966197069.8593764" table:style-name="ce1">
            <text:p>3966197070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3</text:p>
          </table:table-cell>
          <table:table-cell table:number-columns-repeated="16379"/>
        </table:table-row>
        <table:table-row table:style-name="ro1">
          <table:table-cell office:value-type="float" office:value="3997136961.0013928" table:style-name="ce1">
            <text:p>3997136961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39736317.8090281" table:style-name="ce1">
            <text:p>3939736318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61</text:p>
          </table:table-cell>
          <table:table-cell table:number-columns-repeated="16379"/>
        </table:table-row>
        <table:table-row table:style-name="ro1">
          <table:table-cell office:value-type="float" office:value="3967293349.7604337" table:style-name="ce1">
            <text:p>3967293350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8</text:p>
          </table:table-cell>
          <table:table-cell table:number-columns-repeated="16379"/>
        </table:table-row>
        <table:table-row table:style-name="ro1">
          <table:table-cell office:value-type="float" office:value="3972774085.5768003" table:style-name="ce1">
            <text:p>3972774086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1</text:p>
          </table:table-cell>
          <table:table-cell table:number-columns-repeated="16379"/>
        </table:table-row>
        <table:table-row table:style-name="ro1">
          <table:table-cell office:value-type="float" office:value="3994005185.623971" table:style-name="ce1">
            <text:p>3994005186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39393346.6048799" table:style-name="ce1">
            <text:p>3939393347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4</text:p>
          </table:table-cell>
          <table:table-cell table:number-columns-repeated="16379"/>
        </table:table-row>
        <table:table-row table:style-name="ro1">
          <table:table-cell office:value-type="float" office:value="3989671823.1108541" table:style-name="ce1">
            <text:p>3989671823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09</text:p>
          </table:table-cell>
          <table:table-cell table:number-columns-repeated="16379"/>
        </table:table-row>
        <table:table-row table:style-name="ro1">
          <table:table-cell office:value-type="float" office:value="3974085813.7080188" table:style-name="ce1">
            <text:p>3974085814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5</text:p>
          </table:table-cell>
          <table:table-cell table:number-columns-repeated="16379"/>
        </table:table-row>
        <table:table-row table:style-name="ro1">
          <table:table-cell office:value-type="float" office:value="3956874681.7889986" table:style-name="ce1">
            <text:p>3956874682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96</text:p>
          </table:table-cell>
          <table:table-cell table:number-columns-repeated="16379"/>
        </table:table-row>
        <table:table-row table:style-name="ro1">
          <table:table-cell office:value-type="float" office:value="3981727961.4058676" table:style-name="ce1">
            <text:p>3981727961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30</text:p>
          </table:table-cell>
          <table:table-cell table:number-columns-repeated="16379"/>
        </table:table-row>
        <table:table-row table:style-name="ro1">
          <table:table-cell office:value-type="float" office:value="3963222395.1934595" table:style-name="ce1">
            <text:p>3963222395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3</text:p>
          </table:table-cell>
          <table:table-cell table:number-columns-repeated="16379"/>
        </table:table-row>
        <table:table-row table:style-name="ro1">
          <table:table-cell office:value-type="float" office:value="3982846788.7478013" table:style-name="ce1">
            <text:p>3982846789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63084715.6567516" table:style-name="ce1">
            <text:p>3963084716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43903603.4321532" table:style-name="ce1">
            <text:p>3943903603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44</text:p>
          </table:table-cell>
          <table:table-cell table:number-columns-repeated="16379"/>
        </table:table-row>
        <table:table-row table:style-name="ro1">
          <table:table-cell office:value-type="float" office:value="3946169815.9102416" table:style-name="ce1">
            <text:p>3946169816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2</text:p>
          </table:table-cell>
          <table:table-cell table:number-columns-repeated="16379"/>
        </table:table-row>
        <table:table-row table:style-name="ro1">
          <table:table-cell office:value-type="float" office:value="3960689372.2153449" table:style-name="ce1">
            <text:p>3960689372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9</text:p>
          </table:table-cell>
          <table:table-cell table:number-columns-repeated="16379"/>
        </table:table-row>
        <table:table-row table:style-name="ro1">
          <table:table-cell office:value-type="float" office:value="3936483077.7094617" table:style-name="ce1">
            <text:p>3936483078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0</text:p>
          </table:table-cell>
          <table:table-cell table:number-columns-repeated="16379"/>
        </table:table-row>
        <table:table-row table:style-name="ro1">
          <table:table-cell office:value-type="float" office:value="3955593539.9672494" table:style-name="ce1">
            <text:p>3955593540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98</text:p>
          </table:table-cell>
          <table:table-cell table:number-columns-repeated="16379"/>
        </table:table-row>
        <table:table-row table:style-name="ro1">
          <table:table-cell office:value-type="float" office:value="3947225676.6479154" table:style-name="ce1">
            <text:p>3947225677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2</text:p>
          </table:table-cell>
          <table:table-cell table:number-columns-repeated="16379"/>
        </table:table-row>
        <table:table-row table:style-name="ro1">
          <table:table-cell office:value-type="float" office:value="3976147689.3509703" table:style-name="ce1">
            <text:p>3976147689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78</text:p>
          </table:table-cell>
          <table:table-cell table:number-columns-repeated="16379"/>
        </table:table-row>
        <table:table-row table:style-name="ro1">
          <table:table-cell office:value-type="float" office:value="3967235652.4356732" table:style-name="ce1">
            <text:p>3967235652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6</text:p>
          </table:table-cell>
          <table:table-cell table:number-columns-repeated="16379"/>
        </table:table-row>
        <table:table-row table:style-name="ro1">
          <table:table-cell office:value-type="float" office:value="3931137602.3475718" table:style-name="ce1">
            <text:p>3931137602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2</text:p>
          </table:table-cell>
          <table:table-cell table:number-columns-repeated="16379"/>
        </table:table-row>
        <table:table-row table:style-name="ro1">
          <table:table-cell office:value-type="float" office:value="3988999043.2752376" table:style-name="ce1">
            <text:p>3988999043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51015336.0812798" table:style-name="ce1">
            <text:p>3951015336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59</text:p>
          </table:table-cell>
          <table:table-cell table:number-columns-repeated="16379"/>
        </table:table-row>
        <table:table-row table:style-name="ro1">
          <table:table-cell office:value-type="float" office:value="3935450724.1602616" table:style-name="ce1">
            <text:p>3935450724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1</text:p>
          </table:table-cell>
          <table:table-cell table:number-columns-repeated="16379"/>
        </table:table-row>
        <table:table-row table:style-name="ro1">
          <table:table-cell office:value-type="float" office:value="3936767701.9860358" table:style-name="ce1">
            <text:p>3936767702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0</text:p>
          </table:table-cell>
          <table:table-cell table:number-columns-repeated="16379"/>
        </table:table-row>
        <table:table-row table:style-name="ro1">
          <table:table-cell office:value-type="float" office:value="3990753158.7007546" table:style-name="ce1">
            <text:p>3990753159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5</text:p>
          </table:table-cell>
          <table:table-cell table:number-columns-repeated="16379"/>
        </table:table-row>
        <table:table-row table:style-name="ro1">
          <table:table-cell office:value-type="float" office:value="3976337510.0854573" table:style-name="ce1">
            <text:p>3976337510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8</text:p>
          </table:table-cell>
          <table:table-cell table:number-columns-repeated="16379"/>
        </table:table-row>
        <table:table-row table:style-name="ro1">
          <table:table-cell office:value-type="float" office:value="3977519801.6083398" table:style-name="ce1">
            <text:p>3977519802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62</text:p>
          </table:table-cell>
          <table:table-cell table:number-columns-repeated="16379"/>
        </table:table-row>
        <table:table-row table:style-name="ro1">
          <table:table-cell office:value-type="float" office:value="3977948585.7870159" table:style-name="ce1">
            <text:p>3977948586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7</text:p>
          </table:table-cell>
          <table:table-cell table:number-columns-repeated="16379"/>
        </table:table-row>
        <table:table-row table:style-name="ro1">
          <table:table-cell office:value-type="float" office:value="3943754121.9919686" table:style-name="ce1">
            <text:p>3943754122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69</text:p>
          </table:table-cell>
          <table:table-cell table:number-columns-repeated="16379"/>
        </table:table-row>
        <table:table-row table:style-name="ro1">
          <table:table-cell office:value-type="float" office:value="3940017013.5085444" table:style-name="ce1">
            <text:p>3940017014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83</text:p>
          </table:table-cell>
          <table:table-cell table:number-columns-repeated="16379"/>
        </table:table-row>
        <table:table-row table:style-name="ro1">
          <table:table-cell office:value-type="float" office:value="3951335424.2580914" table:style-name="ce1">
            <text:p>3951335424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50</text:p>
          </table:table-cell>
          <table:table-cell table:number-columns-repeated="16379"/>
        </table:table-row>
        <table:table-row table:style-name="ro1">
          <table:table-cell office:value-type="float" office:value="3981830755.8004618" table:style-name="ce1">
            <text:p>3981830756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30044769.649981" table:style-name="ce1">
            <text:p>3930044770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5</text:p>
          </table:table-cell>
          <table:table-cell table:number-columns-repeated="16379"/>
        </table:table-row>
        <table:table-row table:style-name="ro1">
          <table:table-cell office:value-type="float" office:value="3939632853.9081426" table:style-name="ce1">
            <text:p>3939632854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9</text:p>
          </table:table-cell>
          <table:table-cell table:number-columns-repeated="16379"/>
        </table:table-row>
        <table:table-row table:style-name="ro1">
          <table:table-cell office:value-type="float" office:value="3961287368.2023287" table:style-name="ce1">
            <text:p>3961287368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08</text:p>
          </table:table-cell>
          <table:table-cell table:number-columns-repeated="16379"/>
        </table:table-row>
        <table:table-row table:style-name="ro1">
          <table:table-cell office:value-type="float" office:value="3937277876.0957813" table:style-name="ce1">
            <text:p>3937277876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7</text:p>
          </table:table-cell>
          <table:table-cell table:number-columns-repeated="16379"/>
        </table:table-row>
        <table:table-row table:style-name="ro1">
          <table:table-cell office:value-type="float" office:value="3989263467.576314" table:style-name="ce1">
            <text:p>3989263468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52322934.6314173" table:style-name="ce1">
            <text:p>3952322935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9</text:p>
          </table:table-cell>
          <table:table-cell table:number-columns-repeated="16379"/>
        </table:table-row>
        <table:table-row table:style-name="ro1">
          <table:table-cell office:value-type="float" office:value="3968125920.7933455" table:style-name="ce1">
            <text:p>3968125921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91080302.7930403" table:style-name="ce1">
            <text:p>3991080303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45</text:p>
          </table:table-cell>
          <table:table-cell table:number-columns-repeated="16379"/>
        </table:table-row>
        <table:table-row table:style-name="ro1">
          <table:table-cell office:value-type="float" office:value="3934001066.4825206" table:style-name="ce1">
            <text:p>3934001066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91</text:p>
          </table:table-cell>
          <table:table-cell table:number-columns-repeated="16379"/>
        </table:table-row>
        <table:table-row table:style-name="ro1">
          <table:table-cell office:value-type="float" office:value="3933614152.4814534" table:style-name="ce1">
            <text:p>3933614152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2</text:p>
          </table:table-cell>
          <table:table-cell table:number-columns-repeated="16379"/>
        </table:table-row>
        <table:table-row table:style-name="ro1">
          <table:table-cell office:value-type="float" office:value="3931591907.3238063" table:style-name="ce1">
            <text:p>3931591907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8</text:p>
          </table:table-cell>
          <table:table-cell table:number-columns-repeated="16379"/>
        </table:table-row>
        <table:table-row table:style-name="ro1">
          <table:table-cell office:value-type="float" office:value="3998402571.5540276" table:style-name="ce1">
            <text:p>3998402572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6</text:p>
          </table:table-cell>
          <table:table-cell table:number-columns-repeated="16379"/>
        </table:table-row>
        <table:table-row table:style-name="ro1">
          <table:table-cell office:value-type="float" office:value="3939534127.423461" table:style-name="ce1">
            <text:p>3939534127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2</text:p>
          </table:table-cell>
          <table:table-cell table:number-columns-repeated="16379"/>
        </table:table-row>
        <table:table-row table:style-name="ro1">
          <table:table-cell office:value-type="float" office:value="3940497659.9461803" table:style-name="ce1">
            <text:p>3940497660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9</text:p>
          </table:table-cell>
          <table:table-cell table:number-columns-repeated="16379"/>
        </table:table-row>
        <table:table-row table:style-name="ro1">
          <table:table-cell office:value-type="float" office:value="3945574163.6977329" table:style-name="ce1">
            <text:p>3945574164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3</text:p>
          </table:table-cell>
          <table:table-cell table:number-columns-repeated="16379"/>
        </table:table-row>
        <table:table-row table:style-name="ro1">
          <table:table-cell office:value-type="float" office:value="3981976409.3108854" table:style-name="ce1">
            <text:p>3981976409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0</text:p>
          </table:table-cell>
          <table:table-cell table:number-columns-repeated="16379"/>
        </table:table-row>
        <table:table-row table:style-name="ro1">
          <table:table-cell office:value-type="float" office:value="3972528778.4948196" table:style-name="ce1">
            <text:p>3972528778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7</text:p>
          </table:table-cell>
          <table:table-cell table:number-columns-repeated="16379"/>
        </table:table-row>
        <table:table-row table:style-name="ro1">
          <table:table-cell office:value-type="float" office:value="3960096835.2980084" table:style-name="ce1">
            <text:p>3960096835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8</text:p>
          </table:table-cell>
          <table:table-cell table:number-columns-repeated="16379"/>
        </table:table-row>
        <table:table-row table:style-name="ro1">
          <table:table-cell office:value-type="float" office:value="3999268172.4521995" table:style-name="ce1">
            <text:p>3999268172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6</text:p>
          </table:table-cell>
          <table:table-cell table:number-columns-repeated="16379"/>
        </table:table-row>
        <table:table-row table:style-name="ro1">
          <table:table-cell office:value-type="float" office:value="3962335030.7805233" table:style-name="ce1">
            <text:p>3962335031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1</text:p>
          </table:table-cell>
          <table:table-cell table:number-columns-repeated="16379"/>
        </table:table-row>
        <table:table-row table:style-name="ro1">
          <table:table-cell office:value-type="float" office:value="3942703013.9915752" table:style-name="ce1">
            <text:p>3942703014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4</text:p>
          </table:table-cell>
          <table:table-cell table:number-columns-repeated="16379"/>
        </table:table-row>
        <table:table-row table:style-name="ro1">
          <table:table-cell office:value-type="float" office:value="3979934153.4239998" table:style-name="ce1">
            <text:p>3979934153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9</text:p>
          </table:table-cell>
          <table:table-cell table:number-columns-repeated="16379"/>
        </table:table-row>
        <table:table-row table:style-name="ro1">
          <table:table-cell office:value-type="float" office:value="3948657831.1968527" table:style-name="ce1">
            <text:p>3948657831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70</text:p>
          </table:table-cell>
          <table:table-cell table:number-columns-repeated="16379"/>
        </table:table-row>
        <table:table-row table:style-name="ro1">
          <table:table-cell office:value-type="float" office:value="3960985984.921351" table:style-name="ce1">
            <text:p>3960985985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18</text:p>
          </table:table-cell>
          <table:table-cell table:number-columns-repeated="16379"/>
        </table:table-row>
        <table:table-row table:style-name="ro1">
          <table:table-cell office:value-type="float" office:value="3946878236.0221076" table:style-name="ce1">
            <text:p>3946878236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2</text:p>
          </table:table-cell>
          <table:table-cell table:number-columns-repeated="16379"/>
        </table:table-row>
        <table:table-row table:style-name="ro1">
          <table:table-cell office:value-type="float" office:value="3964206089.1484847" table:style-name="ce1">
            <text:p>3964206089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60</text:p>
          </table:table-cell>
          <table:table-cell table:number-columns-repeated="16379"/>
        </table:table-row>
        <table:table-row table:style-name="ro1">
          <table:table-cell office:value-type="float" office:value="3933540455.7604947" table:style-name="ce1">
            <text:p>3933540456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54045287.2201076" table:style-name="ce1">
            <text:p>3954045287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9</text:p>
          </table:table-cell>
          <table:table-cell table:number-columns-repeated="16379"/>
        </table:table-row>
        <table:table-row table:style-name="ro1">
          <table:table-cell office:value-type="float" office:value="3930380462.3025284" table:style-name="ce1">
            <text:p>3930380462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40</text:p>
          </table:table-cell>
          <table:table-cell table:number-columns-repeated="16379"/>
        </table:table-row>
        <table:table-row table:style-name="ro1">
          <table:table-cell office:value-type="float" office:value="3985005421.5848813" table:style-name="ce1">
            <text:p>3985005422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5</text:p>
          </table:table-cell>
          <table:table-cell table:number-columns-repeated="16379"/>
        </table:table-row>
        <table:table-row table:style-name="ro1">
          <table:table-cell office:value-type="float" office:value="3980830329.2024436" table:style-name="ce1">
            <text:p>3980830329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81</text:p>
          </table:table-cell>
          <table:table-cell table:number-columns-repeated="16379"/>
        </table:table-row>
        <table:table-row table:style-name="ro1">
          <table:table-cell office:value-type="float" office:value="3950474149.3536372" table:style-name="ce1">
            <text:p>3950474149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19</text:p>
          </table:table-cell>
          <table:table-cell table:number-columns-repeated="16379"/>
        </table:table-row>
        <table:table-row table:style-name="ro1">
          <table:table-cell office:value-type="float" office:value="3934847465.9638515" table:style-name="ce1">
            <text:p>3934847466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3</text:p>
          </table:table-cell>
          <table:table-cell table:number-columns-repeated="16379"/>
        </table:table-row>
        <table:table-row table:style-name="ro1">
          <table:table-cell office:value-type="float" office:value="3972931742.0574121" table:style-name="ce1">
            <text:p>3972931742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59</text:p>
          </table:table-cell>
          <table:table-cell table:number-columns-repeated="16379"/>
        </table:table-row>
        <table:table-row table:style-name="ro1">
          <table:table-cell office:value-type="float" office:value="3948074569.5263534" table:style-name="ce1">
            <text:p>3948074570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4</text:p>
          </table:table-cell>
          <table:table-cell table:number-columns-repeated="16379"/>
        </table:table-row>
        <table:table-row table:style-name="ro1">
          <table:table-cell office:value-type="float" office:value="3963447612.4111638" table:style-name="ce1">
            <text:p>3963447612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7</text:p>
          </table:table-cell>
          <table:table-cell table:number-columns-repeated="16379"/>
        </table:table-row>
        <table:table-row table:style-name="ro1">
          <table:table-cell office:value-type="float" office:value="3948904136.0672774" table:style-name="ce1">
            <text:p>3948904136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9</text:p>
          </table:table-cell>
          <table:table-cell table:number-columns-repeated="16379"/>
        </table:table-row>
        <table:table-row table:style-name="ro1">
          <table:table-cell office:value-type="float" office:value="3993053607.2754989" table:style-name="ce1">
            <text:p>3993053607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40</text:p>
          </table:table-cell>
          <table:table-cell table:number-columns-repeated="16379"/>
        </table:table-row>
        <table:table-row table:style-name="ro1">
          <table:table-cell office:value-type="float" office:value="3959040122.8291588" table:style-name="ce1">
            <text:p>3959040123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7</text:p>
          </table:table-cell>
          <table:table-cell table:number-columns-repeated="16379"/>
        </table:table-row>
        <table:table-row table:style-name="ro1">
          <table:table-cell office:value-type="float" office:value="3966815472.6303811" table:style-name="ce1">
            <text:p>3966815473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59</text:p>
          </table:table-cell>
          <table:table-cell table:number-columns-repeated="16379"/>
        </table:table-row>
        <table:table-row table:style-name="ro1">
          <table:table-cell office:value-type="float" office:value="3965232146.3944707" table:style-name="ce1">
            <text:p>3965232146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92</text:p>
          </table:table-cell>
          <table:table-cell table:number-columns-repeated="16379"/>
        </table:table-row>
        <table:table-row table:style-name="ro1">
          <table:table-cell office:value-type="float" office:value="3978132086.5000186" table:style-name="ce1">
            <text:p>3978132087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8</text:p>
          </table:table-cell>
          <table:table-cell table:number-columns-repeated="16379"/>
        </table:table-row>
        <table:table-row table:style-name="ro1">
          <table:table-cell office:value-type="float" office:value="3931091944.8237934" table:style-name="ce1">
            <text:p>3931091945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75</text:p>
          </table:table-cell>
          <table:table-cell table:number-columns-repeated="16379"/>
        </table:table-row>
        <table:table-row table:style-name="ro1">
          <table:table-cell office:value-type="float" office:value="3947272432.0190644" table:style-name="ce1">
            <text:p>3947272432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51827155.4188857" table:style-name="ce1">
            <text:p>3951827155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54125121.7315593" table:style-name="ce1">
            <text:p>3954125122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4</text:p>
          </table:table-cell>
          <table:table-cell table:number-columns-repeated="16379"/>
        </table:table-row>
        <table:table-row table:style-name="ro1">
          <table:table-cell office:value-type="float" office:value="3944481584.7207799" table:style-name="ce1">
            <text:p>3944481585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9</text:p>
          </table:table-cell>
          <table:table-cell table:number-columns-repeated="16379"/>
        </table:table-row>
        <table:table-row table:style-name="ro1">
          <table:table-cell office:value-type="float" office:value="3972568351.0034556" table:style-name="ce1">
            <text:p>3972568351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7</text:p>
          </table:table-cell>
          <table:table-cell table:number-columns-repeated="16379"/>
        </table:table-row>
        <table:table-row table:style-name="ro1">
          <table:table-cell office:value-type="float" office:value="3944646912.4875784" table:style-name="ce1">
            <text:p>3944646912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3</text:p>
          </table:table-cell>
          <table:table-cell table:number-columns-repeated="16379"/>
        </table:table-row>
        <table:table-row table:style-name="ro1">
          <table:table-cell office:value-type="float" office:value="3961058476.8035231" table:style-name="ce1">
            <text:p>3961058477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0</text:p>
          </table:table-cell>
          <table:table-cell table:number-columns-repeated="16379"/>
        </table:table-row>
        <table:table-row table:style-name="ro1">
          <table:table-cell office:value-type="float" office:value="3933351164.467545" table:style-name="ce1">
            <text:p>3933351164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5</text:p>
          </table:table-cell>
          <table:table-cell table:number-columns-repeated="16379"/>
        </table:table-row>
        <table:table-row table:style-name="ro1">
          <table:table-cell office:value-type="float" office:value="3941808169.6473346" table:style-name="ce1">
            <text:p>3941808170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2</text:p>
          </table:table-cell>
          <table:table-cell table:number-columns-repeated="16379"/>
        </table:table-row>
        <table:table-row table:style-name="ro1">
          <table:table-cell office:value-type="float" office:value="3957470744.6327815" table:style-name="ce1">
            <text:p>3957470745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5</text:p>
          </table:table-cell>
          <table:table-cell table:number-columns-repeated="16379"/>
        </table:table-row>
        <table:table-row table:style-name="ro1">
          <table:table-cell office:value-type="float" office:value="3951379257.0108809" table:style-name="ce1">
            <text:p>3951379257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0</text:p>
          </table:table-cell>
          <table:table-cell table:number-columns-repeated="16379"/>
        </table:table-row>
        <table:table-row table:style-name="ro1">
          <table:table-cell office:value-type="float" office:value="3991102920.4201221" table:style-name="ce1">
            <text:p>3991102920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53676364.8300095" table:style-name="ce1">
            <text:p>3953676365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08</text:p>
          </table:table-cell>
          <table:table-cell table:number-columns-repeated="16379"/>
        </table:table-row>
        <table:table-row table:style-name="ro1">
          <table:table-cell office:value-type="float" office:value="3954909477.8090363" table:style-name="ce1">
            <text:p>3954909478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4</text:p>
          </table:table-cell>
          <table:table-cell table:number-columns-repeated="16379"/>
        </table:table-row>
        <table:table-row table:style-name="ro1">
          <table:table-cell office:value-type="float" office:value="3961745019.2316303" table:style-name="ce1">
            <text:p>3961745019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51</text:p>
          </table:table-cell>
          <table:table-cell table:number-columns-repeated="16379"/>
        </table:table-row>
        <table:table-row table:style-name="ro1">
          <table:table-cell office:value-type="float" office:value="3936180812.8031874" table:style-name="ce1">
            <text:p>3936180813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6</text:p>
          </table:table-cell>
          <table:table-cell table:number-columns-repeated="16379"/>
        </table:table-row>
        <table:table-row table:style-name="ro1">
          <table:table-cell office:value-type="float" office:value="3963489846.3161316" table:style-name="ce1">
            <text:p>3963489846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97599436.9797611" table:style-name="ce1">
            <text:p>3997599437</text:p>
          </table:table-cell>
          <table:table-cell office:value-type="date" office:date-value="1996-03-01T00:00:00" table:style-name="ce5">
            <text:p>01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8</text:p>
          </table:table-cell>
          <table:table-cell table:number-columns-repeated="16379"/>
        </table:table-row>
        <table:table-row table:style-name="ro1">
          <table:table-cell office:value-type="float" office:value="3949235829.3593574" table:style-name="ce1">
            <text:p>3949235829</text:p>
          </table:table-cell>
          <table:table-cell office:value-type="date" office:date-value="1996-07-12T00:00:00" table:style-name="ce5">
            <text:p>12/07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70</text:p>
          </table:table-cell>
          <table:table-cell table:number-columns-repeated="16379"/>
        </table:table-row>
        <table:table-row table:style-name="ro1">
          <table:table-cell office:value-type="float" office:value="3933305199.8854394" table:style-name="ce1">
            <text:p>3933305200</text:p>
          </table:table-cell>
          <table:table-cell office:value-type="date" office:date-value="1996-07-16T00:00:00" table:style-name="ce5">
            <text:p>16/07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5</text:p>
          </table:table-cell>
          <table:table-cell table:number-columns-repeated="16379"/>
        </table:table-row>
        <table:table-row table:style-name="ro1">
          <table:table-cell office:value-type="float" office:value="3933802580.9420109" table:style-name="ce1">
            <text:p>3933802581</text:p>
          </table:table-cell>
          <table:table-cell office:value-type="date" office:date-value="1996-03-09T00:00:00" table:style-name="ce5">
            <text:p>09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87</text:p>
          </table:table-cell>
          <table:table-cell table:number-columns-repeated="16379"/>
        </table:table-row>
        <table:table-row table:style-name="ro1">
          <table:table-cell office:value-type="float" office:value="3956701533.3523121" table:style-name="ce1">
            <text:p>3956701533</text:p>
          </table:table-cell>
          <table:table-cell office:value-type="date" office:date-value="1996-07-20T00:00:00" table:style-name="ce5">
            <text:p>20/07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5</text:p>
          </table:table-cell>
          <table:table-cell table:number-columns-repeated="16379"/>
        </table:table-row>
        <table:table-row table:style-name="ro1">
          <table:table-cell office:value-type="float" office:value="3995008206.0517144" table:style-name="ce1">
            <text:p>3995008206</text:p>
          </table:table-cell>
          <table:table-cell office:value-type="date" office:date-value="1996-08-24T00:00:00" table:style-name="ce5">
            <text:p>24/08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69</text:p>
          </table:table-cell>
          <table:table-cell table:number-columns-repeated="16379"/>
        </table:table-row>
        <table:table-row table:style-name="ro1">
          <table:table-cell office:value-type="float" office:value="3980984592.5888147" table:style-name="ce1">
            <text:p>3980984593</text:p>
          </table:table-cell>
          <table:table-cell office:value-type="date" office:date-value="1996-04-16T00:00:00" table:style-name="ce5">
            <text:p>16/04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4</text:p>
          </table:table-cell>
          <table:table-cell table:number-columns-repeated="16379"/>
        </table:table-row>
        <table:table-row table:style-name="ro1">
          <table:table-cell office:value-type="float" office:value="3953720453.5317149" table:style-name="ce1">
            <text:p>3953720454</text:p>
          </table:table-cell>
          <table:table-cell office:value-type="date" office:date-value="1996-08-28T00:00:00" table:style-name="ce5">
            <text:p>28/08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1</text:p>
          </table:table-cell>
          <table:table-cell table:number-columns-repeated="16379"/>
        </table:table-row>
        <table:table-row table:style-name="ro1">
          <table:table-cell office:value-type="float" office:value="3989396644.2582293" table:style-name="ce1">
            <text:p>3989396644</text:p>
          </table:table-cell>
          <table:table-cell office:value-type="date" office:date-value="1996-09-02T00:00:00" table:style-name="ce5">
            <text:p>02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0</text:p>
          </table:table-cell>
          <table:table-cell table:number-columns-repeated="16379"/>
        </table:table-row>
        <table:table-row table:style-name="ro1">
          <table:table-cell office:value-type="float" office:value="3992008806.9126916" table:style-name="ce1">
            <text:p>3992008807</text:p>
          </table:table-cell>
          <table:table-cell office:value-type="date" office:date-value="1996-05-24T00:00:00" table:style-name="ce5">
            <text:p>24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4</text:p>
          </table:table-cell>
          <table:table-cell table:number-columns-repeated="16379"/>
        </table:table-row>
        <table:table-row table:style-name="ro1">
          <table:table-cell office:value-type="float" office:value="3949696009.6486673" table:style-name="ce1">
            <text:p>3949696010</text:p>
          </table:table-cell>
          <table:table-cell office:value-type="date" office:date-value="1996-09-05T00:00:00" table:style-name="ce5">
            <text:p>05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9</text:p>
          </table:table-cell>
          <table:table-cell table:number-columns-repeated="16379"/>
        </table:table-row>
        <table:table-row table:style-name="ro1">
          <table:table-cell office:value-type="float" office:value="3974478693.5268636" table:style-name="ce1">
            <text:p>3974478694</text:p>
          </table:table-cell>
          <table:table-cell office:value-type="date" office:date-value="1996-09-07T00:00:00" table:style-name="ce5">
            <text:p>07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15</text:p>
          </table:table-cell>
          <table:table-cell table:number-columns-repeated="16379"/>
        </table:table-row>
        <table:table-row table:style-name="ro1">
          <table:table-cell office:value-type="float" office:value="3959405752.8664126" table:style-name="ce1">
            <text:p>3959405753</text:p>
          </table:table-cell>
          <table:table-cell office:value-type="date" office:date-value="1996-05-29T00:00:00" table:style-name="ce5">
            <text:p>29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3</text:p>
          </table:table-cell>
          <table:table-cell table:number-columns-repeated="16379"/>
        </table:table-row>
        <table:table-row table:style-name="ro1">
          <table:table-cell office:value-type="float" office:value="3973882776.9767904" table:style-name="ce1">
            <text:p>3973882777</text:p>
          </table:table-cell>
          <table:table-cell office:value-type="date" office:date-value="1996-09-09T00:00:00" table:style-name="ce5">
            <text:p>09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5</text:p>
          </table:table-cell>
          <table:table-cell table:number-columns-repeated="16379"/>
        </table:table-row>
        <table:table-row table:style-name="ro1">
          <table:table-cell office:value-type="float" office:value="3981107639.6934905" table:style-name="ce1">
            <text:p>3981107640</text:p>
          </table:table-cell>
          <table:table-cell office:value-type="date" office:date-value="1996-09-11T00:00:00" table:style-name="ce5">
            <text:p>11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36</text:p>
          </table:table-cell>
          <table:table-cell table:number-columns-repeated="16379"/>
        </table:table-row>
        <table:table-row table:style-name="ro1">
          <table:table-cell office:value-type="float" office:value="3976193524.9107246" table:style-name="ce1">
            <text:p>3976193525</text:p>
          </table:table-cell>
          <table:table-cell office:value-type="date" office:date-value="1996-06-02T00:00:00" table:style-name="ce5">
            <text:p>02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60</text:p>
          </table:table-cell>
          <table:table-cell table:number-columns-repeated="16379"/>
        </table:table-row>
        <table:table-row table:style-name="ro1">
          <table:table-cell office:value-type="float" office:value="3976251563.3152356" table:style-name="ce1">
            <text:p>3976251563</text:p>
          </table:table-cell>
          <table:table-cell office:value-type="date" office:date-value="1996-10-13T00:00:00" table:style-name="ce5">
            <text:p>13/10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0</text:p>
          </table:table-cell>
          <table:table-cell table:number-columns-repeated="16379"/>
        </table:table-row>
        <table:table-row table:style-name="ro1">
          <table:table-cell office:value-type="float" office:value="3936217755.5284467" table:style-name="ce1">
            <text:p>3936217756</text:p>
          </table:table-cell>
          <table:table-cell office:value-type="date" office:date-value="1996-10-16T00:00:00" table:style-name="ce5">
            <text:p>16/10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27</text:p>
          </table:table-cell>
          <table:table-cell table:number-columns-repeated="16379"/>
        </table:table-row>
        <table:table-row table:style-name="ro1">
          <table:table-cell office:value-type="float" office:value="3976318751.6228657" table:style-name="ce1">
            <text:p>3976318752</text:p>
          </table:table-cell>
          <table:table-cell office:value-type="date" office:date-value="1996-06-08T00:00:00" table:style-name="ce5">
            <text:p>08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81</text:p>
          </table:table-cell>
          <table:table-cell table:number-columns-repeated="16379"/>
        </table:table-row>
        <table:table-row table:style-name="ro1">
          <table:table-cell office:value-type="float" office:value="3986505228.5034785" table:style-name="ce1">
            <text:p>3986505229</text:p>
          </table:table-cell>
          <table:table-cell office:value-type="date" office:date-value="1996-10-19T00:00:00" table:style-name="ce5">
            <text:p>19/10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50</text:p>
          </table:table-cell>
          <table:table-cell table:number-columns-repeated="16379"/>
        </table:table-row>
        <table:table-row table:style-name="ro1">
          <table:table-cell office:value-type="float" office:value="3993114617.5455222" table:style-name="ce1">
            <text:p>3993114618</text:p>
          </table:table-cell>
          <table:table-cell office:value-type="date" office:date-value="1997-11-23T00:00:00" table:style-name="ce5">
            <text:p>23/1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96</text:p>
          </table:table-cell>
          <table:table-cell table:number-columns-repeated="16379"/>
        </table:table-row>
        <table:table-row table:style-name="ro1">
          <table:table-cell office:value-type="float" office:value="3990447914.3719873" table:style-name="ce1">
            <text:p>3990447914</text:p>
          </table:table-cell>
          <table:table-cell office:value-type="date" office:date-value="1997-07-16T00:00:00" table:style-name="ce5">
            <text:p>16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40271482.1987071" table:style-name="ce1">
            <text:p>3940271482</text:p>
          </table:table-cell>
          <table:table-cell office:value-type="date" office:date-value="1997-11-27T00:00:00" table:style-name="ce5">
            <text:p>27/1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6</text:p>
          </table:table-cell>
          <table:table-cell table:number-columns-repeated="16379"/>
        </table:table-row>
        <table:table-row table:style-name="ro1">
          <table:table-cell office:value-type="float" office:value="3990471169.5450401" table:style-name="ce1">
            <text:p>3990471170</text:p>
          </table:table-cell>
          <table:table-cell office:value-type="date" office:date-value="1997-12-01T00:00:00" table:style-name="ce5">
            <text:p>01/1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52326135.6627278" table:style-name="ce1">
            <text:p>3952326136</text:p>
          </table:table-cell>
          <table:table-cell office:value-type="date" office:date-value="1997-08-24T00:00:00" table:style-name="ce5">
            <text:p>24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18</text:p>
          </table:table-cell>
          <table:table-cell table:number-columns-repeated="16379"/>
        </table:table-row>
        <table:table-row table:style-name="ro1">
          <table:table-cell office:value-type="float" office:value="3973204691.1481838" table:style-name="ce1">
            <text:p>3973204691</text:p>
          </table:table-cell>
          <table:table-cell office:value-type="date" office:date-value="1997-12-05T00:00:00" table:style-name="ce5">
            <text:p>05/1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59</text:p>
          </table:table-cell>
          <table:table-cell table:number-columns-repeated="16379"/>
        </table:table-row>
        <table:table-row table:style-name="ro1">
          <table:table-cell office:value-type="float" office:value="3948067766.6690526" table:style-name="ce1">
            <text:p>3948067767</text:p>
          </table:table-cell>
          <table:table-cell office:value-type="date" office:date-value="1997-01-09T00:00:00" table:style-name="ce5">
            <text:p>09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83296987.7860117" table:style-name="ce1">
            <text:p>3983296988</text:p>
          </table:table-cell>
          <table:table-cell office:value-type="date" office:date-value="1997-09-02T00:00:00" table:style-name="ce5">
            <text:p>02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20</text:p>
          </table:table-cell>
          <table:table-cell table:number-columns-repeated="16379"/>
        </table:table-row>
        <table:table-row table:style-name="ro1">
          <table:table-cell office:value-type="float" office:value="3937988736.9875093" table:style-name="ce1">
            <text:p>3937988737</text:p>
          </table:table-cell>
          <table:table-cell office:value-type="date" office:date-value="1997-01-13T00:00:00" table:style-name="ce5">
            <text:p>13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8</text:p>
          </table:table-cell>
          <table:table-cell table:number-columns-repeated="16379"/>
        </table:table-row>
        <table:table-row table:style-name="ro1">
          <table:table-cell office:value-type="float" office:value="3937739932.1135974" table:style-name="ce1">
            <text:p>3937739932</text:p>
          </table:table-cell>
          <table:table-cell office:value-type="date" office:date-value="1997-01-16T00:00:00" table:style-name="ce5">
            <text:p>16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0</text:p>
          </table:table-cell>
          <table:table-cell table:number-columns-repeated="16379"/>
        </table:table-row>
        <table:table-row table:style-name="ro1">
          <table:table-cell office:value-type="float" office:value="3944069450.3337493" table:style-name="ce1">
            <text:p>3944069450</text:p>
          </table:table-cell>
          <table:table-cell office:value-type="date" office:date-value="1997-09-07T00:00:00" table:style-name="ce5">
            <text:p>07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60</text:p>
          </table:table-cell>
          <table:table-cell table:number-columns-repeated="16379"/>
        </table:table-row>
        <table:table-row table:style-name="ro1">
          <table:table-cell office:value-type="float" office:value="3951302282.5785708" table:style-name="ce1">
            <text:p>3951302283</text:p>
          </table:table-cell>
          <table:table-cell office:value-type="date" office:date-value="1997-01-18T00:00:00" table:style-name="ce5">
            <text:p>18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2</text:p>
          </table:table-cell>
          <table:table-cell table:number-columns-repeated="16379"/>
        </table:table-row>
        <table:table-row table:style-name="ro1">
          <table:table-cell office:value-type="float" office:value="3934017076.5445509" table:style-name="ce1">
            <text:p>3934017077</text:p>
          </table:table-cell>
          <table:table-cell office:value-type="date" office:date-value="1997-01-20T00:00:00" table:style-name="ce5">
            <text:p>20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20</text:p>
          </table:table-cell>
          <table:table-cell table:number-columns-repeated="16379"/>
        </table:table-row>
        <table:table-row table:style-name="ro1">
          <table:table-cell office:value-type="float" office:value="3947666349.820519" table:style-name="ce1">
            <text:p>3947666350</text:p>
          </table:table-cell>
          <table:table-cell office:value-type="date" office:date-value="1997-09-11T00:00:00" table:style-name="ce5">
            <text:p>11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48</text:p>
          </table:table-cell>
          <table:table-cell table:number-columns-repeated="16379"/>
        </table:table-row>
        <table:table-row table:style-name="ro1">
          <table:table-cell office:value-type="float" office:value="3989138351.0286107" table:style-name="ce1">
            <text:p>3989138351</text:p>
          </table:table-cell>
          <table:table-cell office:value-type="date" office:date-value="1997-01-22T00:00:00" table:style-name="ce5">
            <text:p>22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0</text:p>
          </table:table-cell>
          <table:table-cell table:number-columns-repeated="16379"/>
        </table:table-row>
        <table:table-row table:style-name="ro1">
          <table:table-cell office:value-type="float" office:value="3989626389.9329762" table:style-name="ce1">
            <text:p>3989626390</text:p>
          </table:table-cell>
          <table:table-cell office:value-type="date" office:date-value="1997-02-24T00:00:00" table:style-name="ce5">
            <text:p>24/0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3</text:p>
          </table:table-cell>
          <table:table-cell table:number-columns-repeated="16379"/>
        </table:table-row>
        <table:table-row table:style-name="ro1">
          <table:table-cell office:value-type="float" office:value="3951944842.4791017" table:style-name="ce1">
            <text:p>3951944842</text:p>
          </table:table-cell>
          <table:table-cell office:value-type="date" office:date-value="1997-10-16T00:00:00" table:style-name="ce5">
            <text:p>16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5</text:p>
          </table:table-cell>
          <table:table-cell table:number-columns-repeated="16379"/>
        </table:table-row>
        <table:table-row table:style-name="ro1">
          <table:table-cell office:value-type="float" office:value="3930350255.5781693" table:style-name="ce1">
            <text:p>3930350256</text:p>
          </table:table-cell>
          <table:table-cell office:value-type="date" office:date-value="1997-02-27T00:00:00" table:style-name="ce5">
            <text:p>27/0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32173060.4894261" table:style-name="ce1">
            <text:p>3932173060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8</text:p>
          </table:table-cell>
          <table:table-cell table:number-columns-repeated="16379"/>
        </table:table-row>
        <table:table-row table:style-name="ro1">
          <table:table-cell office:value-type="float" office:value="3997285359.631135" table:style-name="ce1">
            <text:p>3997285360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91</text:p>
          </table:table-cell>
          <table:table-cell table:number-columns-repeated="16379"/>
        </table:table-row>
        <table:table-row table:style-name="ro1">
          <table:table-cell office:value-type="float" office:value="3981070696.8169131" table:style-name="ce1">
            <text:p>3981070697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2</text:p>
          </table:table-cell>
          <table:table-cell table:number-columns-repeated="16379"/>
        </table:table-row>
        <table:table-row table:style-name="ro1">
          <table:table-cell office:value-type="float" office:value="3963857866.725174" table:style-name="ce1">
            <text:p>3963857867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7</text:p>
          </table:table-cell>
          <table:table-cell table:number-columns-repeated="16379"/>
        </table:table-row>
        <table:table-row table:style-name="ro1">
          <table:table-cell office:value-type="float" office:value="3937211939.1478152" table:style-name="ce1">
            <text:p>3937211939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94</text:p>
          </table:table-cell>
          <table:table-cell table:number-columns-repeated="16379"/>
        </table:table-row>
        <table:table-row table:style-name="ro1">
          <table:table-cell office:value-type="float" office:value="3954498652.5269551" table:style-name="ce1">
            <text:p>3954498653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33</text:p>
          </table:table-cell>
          <table:table-cell table:number-columns-repeated="16379"/>
        </table:table-row>
        <table:table-row table:style-name="ro1">
          <table:table-cell office:value-type="float" office:value="3938604887.1605444" table:style-name="ce1">
            <text:p>3938604887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79</text:p>
          </table:table-cell>
          <table:table-cell table:number-columns-repeated="16379"/>
        </table:table-row>
        <table:table-row table:style-name="ro1">
          <table:table-cell office:value-type="float" office:value="3984049290.7526917" table:style-name="ce1">
            <text:p>3984049291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6</text:p>
          </table:table-cell>
          <table:table-cell table:number-columns-repeated="16379"/>
        </table:table-row>
        <table:table-row table:style-name="ro1">
          <table:table-cell office:value-type="float" office:value="3948254216.272872" table:style-name="ce1">
            <text:p>3948254216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4</text:p>
          </table:table-cell>
          <table:table-cell table:number-columns-repeated="16379"/>
        </table:table-row>
        <table:table-row table:style-name="ro1">
          <table:table-cell office:value-type="float" office:value="3976944281.8240285" table:style-name="ce1">
            <text:p>3976944282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9</text:p>
          </table:table-cell>
          <table:table-cell table:number-columns-repeated="16379"/>
        </table:table-row>
        <table:table-row table:style-name="ro1">
          <table:table-cell office:value-type="float" office:value="3938863530.0462179" table:style-name="ce1">
            <text:p>3938863530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7</text:p>
          </table:table-cell>
          <table:table-cell table:number-columns-repeated="16379"/>
        </table:table-row>
        <table:table-row table:style-name="ro1">
          <table:table-cell office:value-type="float" office:value="3962695461.5163403" table:style-name="ce1">
            <text:p>3962695462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8</text:p>
          </table:table-cell>
          <table:table-cell table:number-columns-repeated="16379"/>
        </table:table-row>
        <table:table-row table:style-name="ro1">
          <table:table-cell office:value-type="float" office:value="3990603076.9008613" table:style-name="ce1">
            <text:p>3990603077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2</text:p>
          </table:table-cell>
          <table:table-cell table:number-columns-repeated="16379"/>
        </table:table-row>
        <table:table-row table:style-name="ro1">
          <table:table-cell office:value-type="float" office:value="3998304915.0806623" table:style-name="ce1">
            <text:p>3998304915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7</text:p>
          </table:table-cell>
          <table:table-cell table:number-columns-repeated="16379"/>
        </table:table-row>
        <table:table-row table:style-name="ro1">
          <table:table-cell office:value-type="float" office:value="3989279425.4017272" table:style-name="ce1">
            <text:p>3989279425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61</text:p>
          </table:table-cell>
          <table:table-cell table:number-columns-repeated="16379"/>
        </table:table-row>
        <table:table-row table:style-name="ro1">
          <table:table-cell office:value-type="float" office:value="3932138824.3248482" table:style-name="ce1">
            <text:p>3932138824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6</text:p>
          </table:table-cell>
          <table:table-cell table:number-columns-repeated="16379"/>
        </table:table-row>
        <table:table-row table:style-name="ro1">
          <table:table-cell office:value-type="float" office:value="3952451805.9315538" table:style-name="ce1">
            <text:p>3952451806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5</text:p>
          </table:table-cell>
          <table:table-cell table:number-columns-repeated="16379"/>
        </table:table-row>
        <table:table-row table:style-name="ro1">
          <table:table-cell office:value-type="float" office:value="3976424073.3838825" table:style-name="ce1">
            <text:p>3976424073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9</text:p>
          </table:table-cell>
          <table:table-cell table:number-columns-repeated="16379"/>
        </table:table-row>
        <table:table-row table:style-name="ro1">
          <table:table-cell office:value-type="float" office:value="3956929864.7706485" table:style-name="ce1">
            <text:p>3956929865</text:p>
          </table:table-cell>
          <table:table-cell office:value-type="date" office:date-value="1996-03-01T00:00:00" table:style-name="ce5">
            <text:p>01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83</text:p>
          </table:table-cell>
          <table:table-cell table:number-columns-repeated="16379"/>
        </table:table-row>
        <table:table-row table:style-name="ro1">
          <table:table-cell office:value-type="float" office:value="3950041669.1364341" table:style-name="ce1">
            <text:p>3950041669</text:p>
          </table:table-cell>
          <table:table-cell office:value-type="date" office:date-value="1996-11-23T00:00:00" table:style-name="ce5">
            <text:p>23/1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0</text:p>
          </table:table-cell>
          <table:table-cell table:number-columns-repeated="16379"/>
        </table:table-row>
        <table:table-row table:style-name="ro1">
          <table:table-cell office:value-type="float" office:value="3940630438.5011721" table:style-name="ce1">
            <text:p>3940630439</text:p>
          </table:table-cell>
          <table:table-cell office:value-type="date" office:date-value="1996-03-05T00:00:00" table:style-name="ce5">
            <text:p>05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7</text:p>
          </table:table-cell>
          <table:table-cell table:number-columns-repeated="16379"/>
        </table:table-row>
        <table:table-row table:style-name="ro1">
          <table:table-cell office:value-type="float" office:value="3972592994.8461971" table:style-name="ce1">
            <text:p>3972592995</text:p>
          </table:table-cell>
          <table:table-cell office:value-type="date" office:date-value="1996-03-09T00:00:00" table:style-name="ce5">
            <text:p>09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49</text:p>
          </table:table-cell>
          <table:table-cell table:number-columns-repeated="16379"/>
        </table:table-row>
        <table:table-row table:style-name="ro1">
          <table:table-cell office:value-type="float" office:value="3956286916.1702633" table:style-name="ce1">
            <text:p>3956286916</text:p>
          </table:table-cell>
          <table:table-cell office:value-type="date" office:date-value="1996-12-01T00:00:00" table:style-name="ce5">
            <text:p>01/12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66497453.4260283" table:style-name="ce1">
            <text:p>3966497453</text:p>
          </table:table-cell>
          <table:table-cell office:value-type="date" office:date-value="1996-04-13T00:00:00" table:style-name="ce5">
            <text:p>13/04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34410796.2845449" table:style-name="ce1">
            <text:p>3934410796</text:p>
          </table:table-cell>
          <table:table-cell office:value-type="date" office:date-value="1996-04-16T00:00:00" table:style-name="ce5">
            <text:p>16/04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6</text:p>
          </table:table-cell>
          <table:table-cell table:number-columns-repeated="16379"/>
        </table:table-row>
        <table:table-row table:style-name="ro1">
          <table:table-cell office:value-type="float" office:value="3948234934.6216083" table:style-name="ce1">
            <text:p>3948234935</text:p>
          </table:table-cell>
          <table:table-cell office:value-type="date" office:date-value="1996-01-09T00:00:00" table:style-name="ce5">
            <text:p>09/0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5</text:p>
          </table:table-cell>
          <table:table-cell table:number-columns-repeated="16379"/>
        </table:table-row>
        <table:table-row table:style-name="ro1">
          <table:table-cell office:value-type="float" office:value="3951658621.7414336" table:style-name="ce1">
            <text:p>3951658622</text:p>
          </table:table-cell>
          <table:table-cell office:value-type="date" office:date-value="1996-05-21T00:00:00" table:style-name="ce5">
            <text:p>21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4</text:p>
          </table:table-cell>
          <table:table-cell table:number-columns-repeated="16379"/>
        </table:table-row>
        <table:table-row table:style-name="ro1">
          <table:table-cell office:value-type="float" office:value="3941457304.8855257" table:style-name="ce1">
            <text:p>3941457305</text:p>
          </table:table-cell>
          <table:table-cell office:value-type="date" office:date-value="1996-05-24T00:00:00" table:style-name="ce5">
            <text:p>24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82</text:p>
          </table:table-cell>
          <table:table-cell table:number-columns-repeated="16379"/>
        </table:table-row>
        <table:table-row table:style-name="ro1">
          <table:table-cell office:value-type="float" office:value="3998790139.5198941" table:style-name="ce1">
            <text:p>3998790140</text:p>
          </table:table-cell>
          <table:table-cell office:value-type="date" office:date-value="1996-01-16T00:00:00" table:style-name="ce5">
            <text:p>16/0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68</text:p>
          </table:table-cell>
          <table:table-cell table:number-columns-repeated="16379"/>
        </table:table-row>
        <table:table-row table:style-name="ro1">
          <table:table-cell office:value-type="float" office:value="3948869165.7287812" table:style-name="ce1">
            <text:p>3948869166</text:p>
          </table:table-cell>
          <table:table-cell office:value-type="date" office:date-value="1996-05-27T00:00:00" table:style-name="ce5">
            <text:p>27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45</text:p>
          </table:table-cell>
          <table:table-cell table:number-columns-repeated="16379"/>
        </table:table-row>
        <table:table-row table:style-name="ro1">
          <table:table-cell office:value-type="float" office:value="3951933152.4247508" table:style-name="ce1">
            <text:p>3951933152</text:p>
          </table:table-cell>
          <table:table-cell office:value-type="date" office:date-value="1996-05-29T00:00:00" table:style-name="ce5">
            <text:p>29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76</text:p>
          </table:table-cell>
          <table:table-cell table:number-columns-repeated="16379"/>
        </table:table-row>
        <table:table-row table:style-name="ro1">
          <table:table-cell office:value-type="float" office:value="3992652881.9550171" table:style-name="ce1">
            <text:p>3992652882</text:p>
          </table:table-cell>
          <table:table-cell office:value-type="date" office:date-value="1996-01-20T00:00:00" table:style-name="ce5">
            <text:p>20/0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2</text:p>
          </table:table-cell>
          <table:table-cell table:number-columns-repeated="16379"/>
        </table:table-row>
        <table:table-row table:style-name="ro1">
          <table:table-cell office:value-type="float" office:value="3987486375.0219498" table:style-name="ce1">
            <text:p>3987486375</text:p>
          </table:table-cell>
          <table:table-cell office:value-type="date" office:date-value="1996-05-31T00:00:00" table:style-name="ce5">
            <text:p>31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97681337.5596404" table:style-name="ce1">
            <text:p>3997681338</text:p>
          </table:table-cell>
          <table:table-cell office:value-type="date" office:date-value="1996-06-02T00:00:00" table:style-name="ce5">
            <text:p>02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9</text:p>
          </table:table-cell>
          <table:table-cell table:number-columns-repeated="16379"/>
        </table:table-row>
        <table:table-row table:style-name="ro1">
          <table:table-cell office:value-type="float" office:value="3939905166.2996359" table:style-name="ce1">
            <text:p>3939905166</text:p>
          </table:table-cell>
          <table:table-cell office:value-type="date" office:date-value="1996-02-24T00:00:00" table:style-name="ce5">
            <text:p>24/02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14</text:p>
          </table:table-cell>
          <table:table-cell table:number-columns-repeated="16379"/>
        </table:table-row>
        <table:table-row table:style-name="ro1">
          <table:table-cell office:value-type="float" office:value="3970624128.4084072" table:style-name="ce1">
            <text:p>3970624128</text:p>
          </table:table-cell>
          <table:table-cell office:value-type="date" office:date-value="1996-06-05T00:00:00" table:style-name="ce5">
            <text:p>05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3</text:p>
          </table:table-cell>
          <table:table-cell table:number-columns-repeated="16379"/>
        </table:table-row>
        <table:table-row table:style-name="ro1">
          <table:table-cell office:value-type="float" office:value="3945688492.3518124" table:style-name="ce1">
            <text:p>3945688492</text:p>
          </table:table-cell>
          <table:table-cell office:value-type="date" office:date-value="1996-06-08T00:00:00" table:style-name="ce5">
            <text:p>08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57</text:p>
          </table:table-cell>
          <table:table-cell table:number-columns-repeated="16379"/>
        </table:table-row>
        <table:table-row table:style-name="ro1">
          <table:table-cell office:value-type="float" office:value="3938917263.3327117" table:style-name="ce1">
            <text:p>3938917263</text:p>
          </table:table-cell>
          <table:table-cell office:value-type="date" office:date-value="1997-03-01T00:00:00" table:style-name="ce5">
            <text:p>01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68</text:p>
          </table:table-cell>
          <table:table-cell table:number-columns-repeated="16379"/>
        </table:table-row>
        <table:table-row table:style-name="ro1">
          <table:table-cell office:value-type="float" office:value="3966058265.2450905" table:style-name="ce1">
            <text:p>3966058265</text:p>
          </table:table-cell>
          <table:table-cell office:value-type="date" office:date-value="1997-07-12T00:00:00" table:style-name="ce5">
            <text:p>12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92</text:p>
          </table:table-cell>
          <table:table-cell table:number-columns-repeated="16379"/>
        </table:table-row>
        <table:table-row table:style-name="ro1">
          <table:table-cell office:value-type="float" office:value="3958013964.6477451" table:style-name="ce1">
            <text:p>3958013965</text:p>
          </table:table-cell>
          <table:table-cell office:value-type="date" office:date-value="1997-07-16T00:00:00" table:style-name="ce5">
            <text:p>16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6</text:p>
          </table:table-cell>
          <table:table-cell table:number-columns-repeated="16379"/>
        </table:table-row>
        <table:table-row table:style-name="ro1">
          <table:table-cell office:value-type="float" office:value="3937899109.5793843" table:style-name="ce1">
            <text:p>3937899110</text:p>
          </table:table-cell>
          <table:table-cell office:value-type="date" office:date-value="1997-03-09T00:00:00" table:style-name="ce5">
            <text:p>09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7</text:p>
          </table:table-cell>
          <table:table-cell table:number-columns-repeated="16379"/>
        </table:table-row>
        <table:table-row table:style-name="ro1">
          <table:table-cell office:value-type="float" office:value="3996508701.3686748" table:style-name="ce1">
            <text:p>3996508701</text:p>
          </table:table-cell>
          <table:table-cell office:value-type="date" office:date-value="1997-07-20T00:00:00" table:style-name="ce5">
            <text:p>20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0</text:p>
          </table:table-cell>
          <table:table-cell table:number-columns-repeated="16379"/>
        </table:table-row>
        <table:table-row table:style-name="ro1">
          <table:table-cell office:value-type="float" office:value="3996150410.2150874" table:style-name="ce1">
            <text:p>3996150410</text:p>
          </table:table-cell>
          <table:table-cell office:value-type="date" office:date-value="1997-08-24T00:00:00" table:style-name="ce5">
            <text:p>24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84</text:p>
          </table:table-cell>
          <table:table-cell table:number-columns-repeated="16379"/>
        </table:table-row>
        <table:table-row table:style-name="ro1">
          <table:table-cell office:value-type="float" office:value="3936607142.8721333" table:style-name="ce1">
            <text:p>3936607143</text:p>
          </table:table-cell>
          <table:table-cell office:value-type="date" office:date-value="1997-04-16T00:00:00" table:style-name="ce5">
            <text:p>16/04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1</text:p>
          </table:table-cell>
          <table:table-cell table:number-columns-repeated="16379"/>
        </table:table-row>
        <table:table-row table:style-name="ro1">
          <table:table-cell office:value-type="float" office:value="3934723793.9437356" table:style-name="ce1">
            <text:p>3934723794</text:p>
          </table:table-cell>
          <table:table-cell office:value-type="date" office:date-value="1997-08-28T00:00:00" table:style-name="ce5">
            <text:p>28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69</text:p>
          </table:table-cell>
          <table:table-cell table:number-columns-repeated="16379"/>
        </table:table-row>
        <table:table-row table:style-name="ro1">
          <table:table-cell office:value-type="float" office:value="3978658463.3669863" table:style-name="ce1">
            <text:p>3978658463</text:p>
          </table:table-cell>
          <table:table-cell office:value-type="date" office:date-value="1997-09-02T00:00:00" table:style-name="ce5">
            <text:p>02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50</text:p>
          </table:table-cell>
          <table:table-cell table:number-columns-repeated="16379"/>
        </table:table-row>
        <table:table-row table:style-name="ro1">
          <table:table-cell office:value-type="float" office:value="3947169620.3759494" table:style-name="ce1">
            <text:p>3947169620</text:p>
          </table:table-cell>
          <table:table-cell office:value-type="date" office:date-value="1997-05-24T00:00:00" table:style-name="ce5">
            <text:p>24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8</text:p>
          </table:table-cell>
          <table:table-cell table:number-columns-repeated="16379"/>
        </table:table-row>
        <table:table-row table:style-name="ro1">
          <table:table-cell office:value-type="float" office:value="3930817168.7596469" table:style-name="ce1">
            <text:p>3930817169</text:p>
          </table:table-cell>
          <table:table-cell office:value-type="date" office:date-value="1997-09-05T00:00:00" table:style-name="ce5">
            <text:p>05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54296501.208571" table:style-name="ce1">
            <text:p>3954296501</text:p>
          </table:table-cell>
          <table:table-cell office:value-type="date" office:date-value="1997-09-07T00:00:00" table:style-name="ce5">
            <text:p>07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3953706525.9903626" table:style-name="ce1">
            <text:p>3953706526</text:p>
          </table:table-cell>
          <table:table-cell office:value-type="date" office:date-value="1997-05-29T00:00:00" table:style-name="ce5">
            <text:p>29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8</text:p>
          </table:table-cell>
          <table:table-cell table:number-columns-repeated="16379"/>
        </table:table-row>
        <table:table-row table:style-name="ro1">
          <table:table-cell office:value-type="float" office:value="3943164507.8494158" table:style-name="ce1">
            <text:p>3943164508</text:p>
          </table:table-cell>
          <table:table-cell office:value-type="date" office:date-value="1997-09-09T00:00:00" table:style-name="ce5">
            <text:p>09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50253685.2713161" table:style-name="ce1">
            <text:p>3950253685</text:p>
          </table:table-cell>
          <table:table-cell office:value-type="date" office:date-value="1997-09-11T00:00:00" table:style-name="ce5">
            <text:p>11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3</text:p>
          </table:table-cell>
          <table:table-cell table:number-columns-repeated="16379"/>
        </table:table-row>
        <table:table-row table:style-name="ro1">
          <table:table-cell office:value-type="float" office:value="3984976480.4512424" table:style-name="ce1">
            <text:p>3984976480</text:p>
          </table:table-cell>
          <table:table-cell office:value-type="date" office:date-value="1997-06-02T00:00:00" table:style-name="ce5">
            <text:p>02/06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7</text:p>
          </table:table-cell>
          <table:table-cell table:number-columns-repeated="16379"/>
        </table:table-row>
        <table:table-row table:style-name="ro1">
          <table:table-cell office:value-type="float" office:value="3989758182.817265" table:style-name="ce1">
            <text:p>3989758183</text:p>
          </table:table-cell>
          <table:table-cell office:value-type="date" office:date-value="1997-10-13T00:00:00" table:style-name="ce5">
            <text:p>13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9</text:p>
          </table:table-cell>
          <table:table-cell table:number-columns-repeated="16379"/>
        </table:table-row>
        <table:table-row table:style-name="ro1">
          <table:table-cell office:value-type="float" office:value="3930468168.4439764" table:style-name="ce1">
            <text:p>3930468168</text:p>
          </table:table-cell>
          <table:table-cell office:value-type="date" office:date-value="1997-10-16T00:00:00" table:style-name="ce5">
            <text:p>16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62</text:p>
          </table:table-cell>
          <table:table-cell table:number-columns-repeated="16379"/>
        </table:table-row>
        <table:table-row table:style-name="ro1">
          <table:table-cell office:value-type="float" office:value="3939267835.8261752" table:style-name="ce1">
            <text:p>3939267836</text:p>
          </table:table-cell>
          <table:table-cell office:value-type="date" office:date-value="1997-03-01T00:00:00" table:style-name="ce5">
            <text:p>01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5</text:p>
          </table:table-cell>
          <table:table-cell table:number-columns-repeated="16379"/>
        </table:table-row>
        <table:table-row table:style-name="ro1">
          <table:table-cell office:value-type="float" office:value="3988227023.2745099" table:style-name="ce1">
            <text:p>3988227023</text:p>
          </table:table-cell>
          <table:table-cell office:value-type="date" office:date-value="1997-07-12T00:00:00" table:style-name="ce5">
            <text:p>12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97</text:p>
          </table:table-cell>
          <table:table-cell table:number-columns-repeated="16379"/>
        </table:table-row>
        <table:table-row table:style-name="ro1">
          <table:table-cell office:value-type="float" office:value="3964682869.068254" table:style-name="ce1">
            <text:p>3964682869</text:p>
          </table:table-cell>
          <table:table-cell office:value-type="date" office:date-value="1997-07-16T00:00:00" table:style-name="ce5">
            <text:p>16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0</text:p>
          </table:table-cell>
          <table:table-cell table:number-columns-repeated="16379"/>
        </table:table-row>
        <table:table-row table:style-name="ro1">
          <table:table-cell office:value-type="float" office:value="3989152843.3733115" table:style-name="ce1">
            <text:p>3989152843</text:p>
          </table:table-cell>
          <table:table-cell office:value-type="date" office:date-value="1997-03-09T00:00:00" table:style-name="ce5">
            <text:p>09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38015629.407557" table:style-name="ce1">
            <text:p>3938015629</text:p>
          </table:table-cell>
          <table:table-cell office:value-type="date" office:date-value="1997-07-20T00:00:00" table:style-name="ce5">
            <text:p>20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6</text:p>
          </table:table-cell>
          <table:table-cell table:number-columns-repeated="16379"/>
        </table:table-row>
        <table:table-row table:style-name="ro1">
          <table:table-cell office:value-type="float" office:value="3973558769.2797151" table:style-name="ce1">
            <text:p>3973558769</text:p>
          </table:table-cell>
          <table:table-cell office:value-type="date" office:date-value="1997-08-24T00:00:00" table:style-name="ce5">
            <text:p>24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4</text:p>
          </table:table-cell>
          <table:table-cell table:number-columns-repeated="16379"/>
        </table:table-row>
        <table:table-row table:style-name="ro1">
          <table:table-cell office:value-type="float" office:value="3958742429.0886421" table:style-name="ce1">
            <text:p>3958742429</text:p>
          </table:table-cell>
          <table:table-cell office:value-type="date" office:date-value="1997-04-16T00:00:00" table:style-name="ce5">
            <text:p>16/04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7</text:p>
          </table:table-cell>
          <table:table-cell table:number-columns-repeated="16379"/>
        </table:table-row>
        <table:table-row table:style-name="ro1">
          <table:table-cell office:value-type="float" office:value="3935278430.8755341" table:style-name="ce1">
            <text:p>3935278431</text:p>
          </table:table-cell>
          <table:table-cell office:value-type="date" office:date-value="1997-08-28T00:00:00" table:style-name="ce5">
            <text:p>28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4</text:p>
          </table:table-cell>
          <table:table-cell table:number-columns-repeated="16379"/>
        </table:table-row>
        <table:table-row table:style-name="ro1">
          <table:table-cell office:value-type="float" office:value="3997785675.3343349" table:style-name="ce1">
            <text:p>3997785675</text:p>
          </table:table-cell>
          <table:table-cell office:value-type="date" office:date-value="1997-09-02T00:00:00" table:style-name="ce5">
            <text:p>02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1</text:p>
          </table:table-cell>
          <table:table-cell table:number-columns-repeated="16379"/>
        </table:table-row>
        <table:table-row table:style-name="ro1">
          <table:table-cell office:value-type="float" office:value="3974975163.0401001" table:style-name="ce1">
            <text:p>3974975163</text:p>
          </table:table-cell>
          <table:table-cell office:value-type="date" office:date-value="1997-05-24T00:00:00" table:style-name="ce5">
            <text:p>24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4</text:p>
          </table:table-cell>
          <table:table-cell table:number-columns-repeated="16379"/>
        </table:table-row>
        <table:table-row table:style-name="ro1">
          <table:table-cell office:value-type="float" office:value="3964706665.0455585" table:style-name="ce1">
            <text:p>3964706665</text:p>
          </table:table-cell>
          <table:table-cell office:value-type="date" office:date-value="1997-09-05T00:00:00" table:style-name="ce5">
            <text:p>05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59</text:p>
          </table:table-cell>
          <table:table-cell table:number-columns-repeated="16379"/>
        </table:table-row>
        <table:table-row table:style-name="ro1">
          <table:table-cell office:value-type="float" office:value="3981893960.2597055" table:style-name="ce1">
            <text:p>3981893960</text:p>
          </table:table-cell>
          <table:table-cell office:value-type="date" office:date-value="1997-09-07T00:00:00" table:style-name="ce5">
            <text:p>07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38</text:p>
          </table:table-cell>
          <table:table-cell table:number-columns-repeated="16379"/>
        </table:table-row>
        <table:table-row table:style-name="ro1">
          <table:table-cell office:value-type="float" office:value="3991762641.0270128" table:style-name="ce1">
            <text:p>3991762641</text:p>
          </table:table-cell>
          <table:table-cell office:value-type="date" office:date-value="1997-05-29T00:00:00" table:style-name="ce5">
            <text:p>29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20</text:p>
          </table:table-cell>
          <table:table-cell table:number-columns-repeated="16379"/>
        </table:table-row>
        <table:table-row table:style-name="ro1">
          <table:table-cell office:value-type="float" office:value="3948675509.720818" table:style-name="ce1">
            <text:p>3948675510</text:p>
          </table:table-cell>
          <table:table-cell office:value-type="date" office:date-value="1997-09-09T00:00:00" table:style-name="ce5">
            <text:p>09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7</text:p>
          </table:table-cell>
          <table:table-cell table:number-columns-repeated="16379"/>
        </table:table-row>
        <table:table-row table:style-name="ro1">
          <table:table-cell office:value-type="float" office:value="3983114812.3548074" table:style-name="ce1">
            <text:p>3983114812</text:p>
          </table:table-cell>
          <table:table-cell office:value-type="date" office:date-value="1997-09-11T00:00:00" table:style-name="ce5">
            <text:p>11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2</text:p>
          </table:table-cell>
          <table:table-cell table:number-columns-repeated="16379"/>
        </table:table-row>
        <table:table-row table:style-name="ro1">
          <table:table-cell office:value-type="float" office:value="3936954806.0942154" table:style-name="ce1">
            <text:p>3936954806</text:p>
          </table:table-cell>
          <table:table-cell office:value-type="date" office:date-value="1997-06-02T00:00:00" table:style-name="ce5">
            <text:p>02/06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6</text:p>
          </table:table-cell>
          <table:table-cell table:number-columns-repeated="16379"/>
        </table:table-row>
        <table:table-row table:style-name="ro1">
          <table:table-cell office:value-type="float" office:value="3945264041.1253791" table:style-name="ce1">
            <text:p>3945264041</text:p>
          </table:table-cell>
          <table:table-cell office:value-type="date" office:date-value="1997-10-13T00:00:00" table:style-name="ce5">
            <text:p>13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81347326.8780932" table:style-name="ce1">
            <text:p>3981347327</text:p>
          </table:table-cell>
          <table:table-cell office:value-type="date" office:date-value="1997-10-16T00:00:00" table:style-name="ce5">
            <text:p>16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style-name="ro1">
          <table:table-cell office:value-type="float" office:value="3941484970.1733565" table:style-name="ce1">
            <text:p>3941484970</text:p>
          </table:table-cell>
          <table:table-cell office:value-type="date" office:date-value="1997-06-08T00:00:00" table:style-name="ce5">
            <text:p>08/06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00</text:p>
          </table:table-cell>
          <table:table-cell table:number-columns-repeated="16379"/>
        </table:table-row>
        <table:table-row table:style-name="ro1">
          <table:table-cell office:value-type="float" office:value="3996411761.3108411" table:style-name="ce1">
            <text:p>3996411761</text:p>
          </table:table-cell>
          <table:table-cell office:value-type="date" office:date-value="1997-10-19T00:00:00" table:style-name="ce5">
            <text:p>19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3</text:p>
          </table:table-cell>
          <table:table-cell table:number-columns-repeated="16379"/>
        </table:table-row>
        <table:table-row table:style-name="ro1">
          <table:table-cell office:value-type="float" office:value="3934997869.3402152" table:style-name="ce1">
            <text:p>3934997869</text:p>
          </table:table-cell>
          <table:table-cell office:value-type="date" office:date-value="1998-11-23T00:00:00" table:style-name="ce5">
            <text:p>23/1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9</text:p>
          </table:table-cell>
          <table:table-cell table:number-columns-repeated="16379"/>
        </table:table-row>
        <table:table-row table:style-name="ro1">
          <table:table-cell office:value-type="float" office:value="3974944464.041646" table:style-name="ce1">
            <text:p>3974944464</text:p>
          </table:table-cell>
          <table:table-cell office:value-type="date" office:date-value="1998-07-16T00:00:00" table:style-name="ce5">
            <text:p>16/07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44</text:p>
          </table:table-cell>
          <table:table-cell table:number-columns-repeated="16379"/>
        </table:table-row>
        <table:table-row table:style-name="ro1">
          <table:table-cell office:value-type="float" office:value="3993438419.5763407" table:style-name="ce1">
            <text:p>3993438420</text:p>
          </table:table-cell>
          <table:table-cell office:value-type="date" office:date-value="1998-11-27T00:00:00" table:style-name="ce5">
            <text:p>27/1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6</text:p>
          </table:table-cell>
          <table:table-cell table:number-columns-repeated="16379"/>
        </table:table-row>
        <table:table-row table:style-name="ro1">
          <table:table-cell office:value-type="float" office:value="3988915134.3722939" table:style-name="ce1">
            <text:p>3988915134</text:p>
          </table:table-cell>
          <table:table-cell office:value-type="date" office:date-value="1998-12-01T00:00:00" table:style-name="ce5">
            <text:p>01/1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1</text:p>
          </table:table-cell>
          <table:table-cell table:number-columns-repeated="16379"/>
        </table:table-row>
        <table:table-row table:style-name="ro1">
          <table:table-cell office:value-type="float" office:value="3931745758.7109594" table:style-name="ce1">
            <text:p>3931745759</text:p>
          </table:table-cell>
          <table:table-cell office:value-type="date" office:date-value="1998-08-24T00:00:00" table:style-name="ce5">
            <text:p>24/08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97</text:p>
          </table:table-cell>
          <table:table-cell table:number-columns-repeated="16379"/>
        </table:table-row>
        <table:table-row table:style-name="ro1">
          <table:table-cell office:value-type="float" office:value="3969467449.4833069" table:style-name="ce1">
            <text:p>3969467449</text:p>
          </table:table-cell>
          <table:table-cell office:value-type="date" office:date-value="1998-12-05T00:00:00" table:style-name="ce5">
            <text:p>05/1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2</text:p>
          </table:table-cell>
          <table:table-cell table:number-columns-repeated="16379"/>
        </table:table-row>
        <table:table-row table:style-name="ro1">
          <table:table-cell office:value-type="float" office:value="3980699071.6264453" table:style-name="ce1">
            <text:p>3980699072</text:p>
          </table:table-cell>
          <table:table-cell office:value-type="date" office:date-value="1998-01-09T00:00:00" table:style-name="ce5">
            <text:p>09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0</text:p>
          </table:table-cell>
          <table:table-cell table:number-columns-repeated="16379"/>
        </table:table-row>
        <table:table-row table:style-name="ro1">
          <table:table-cell office:value-type="float" office:value="3963779682.2096868" table:style-name="ce1">
            <text:p>3963779682</text:p>
          </table:table-cell>
          <table:table-cell office:value-type="date" office:date-value="1998-09-02T00:00:00" table:style-name="ce5">
            <text:p>02/09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8</text:p>
          </table:table-cell>
          <table:table-cell table:number-columns-repeated="16379"/>
        </table:table-row>
        <table:table-row table:style-name="ro1">
          <table:table-cell office:value-type="float" office:value="3999623481.2210126" table:style-name="ce1">
            <text:p>3999623481</text:p>
          </table:table-cell>
          <table:table-cell office:value-type="date" office:date-value="1998-01-13T00:00:00" table:style-name="ce5">
            <text:p>13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27</text:p>
          </table:table-cell>
          <table:table-cell table:number-columns-repeated="16379"/>
        </table:table-row>
        <table:table-row table:style-name="ro1">
          <table:table-cell office:value-type="float" office:value="3992936106.7918243" table:style-name="ce1">
            <text:p>3992936107</text:p>
          </table:table-cell>
          <table:table-cell office:value-type="date" office:date-value="1998-01-16T00:00:00" table:style-name="ce5">
            <text:p>16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83</text:p>
          </table:table-cell>
          <table:table-cell table:number-columns-repeated="16379"/>
        </table:table-row>
        <table:table-row table:style-name="ro1">
          <table:table-cell office:value-type="float" office:value="3944752335.0052791" table:style-name="ce1">
            <text:p>3944752335</text:p>
          </table:table-cell>
          <table:table-cell office:value-type="date" office:date-value="1998-09-07T00:00:00" table:style-name="ce5">
            <text:p>07/09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98236390.8473043" table:style-name="ce1">
            <text:p>3998236391</text:p>
          </table:table-cell>
          <table:table-cell office:value-type="date" office:date-value="1998-01-18T00:00:00" table:style-name="ce5">
            <text:p>18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47</text:p>
          </table:table-cell>
          <table:table-cell table:number-columns-repeated="16379"/>
        </table:table-row>
        <table:table-row table:style-name="ro1">
          <table:table-cell office:value-type="float" office:value="3978592048.1798167" table:style-name="ce1">
            <text:p>3978592048</text:p>
          </table:table-cell>
          <table:table-cell office:value-type="date" office:date-value="1998-01-20T00:00:00" table:style-name="ce5">
            <text:p>20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8</text:p>
          </table:table-cell>
          <table:table-cell table:number-columns-repeated="16379"/>
        </table:table-row>
        <table:table-row table:style-name="ro1">
          <table:table-cell office:value-type="float" office:value="3960661802.8974509" table:style-name="ce1">
            <text:p>3960661803</text:p>
          </table:table-cell>
          <table:table-cell office:value-type="date" office:date-value="1998-09-11T00:00:00" table:style-name="ce5">
            <text:p>11/09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4</text:p>
          </table:table-cell>
          <table:table-cell table:number-columns-repeated="16379"/>
        </table:table-row>
        <table:table-row table:style-name="ro1">
          <table:table-cell office:value-type="float" office:value="3940169277.859868" table:style-name="ce1">
            <text:p>3940169278</text:p>
          </table:table-cell>
          <table:table-cell office:value-type="date" office:date-value="1998-01-22T00:00:00" table:style-name="ce5">
            <text:p>22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5</text:p>
          </table:table-cell>
          <table:table-cell table:number-columns-repeated="16379"/>
        </table:table-row>
        <table:table-row table:style-name="ro1">
          <table:table-cell office:value-type="float" office:value="3995908066.2379379" table:style-name="ce1">
            <text:p>3995908066</text:p>
          </table:table-cell>
          <table:table-cell office:value-type="date" office:date-value="1998-02-24T00:00:00" table:style-name="ce5">
            <text:p>24/0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9</text:p>
          </table:table-cell>
          <table:table-cell table:number-columns-repeated="16379"/>
        </table:table-row>
        <table:table-row table:style-name="ro1">
          <table:table-cell office:value-type="float" office:value="3994393015.7923713" table:style-name="ce1">
            <text:p>3994393016</text:p>
          </table:table-cell>
          <table:table-cell office:value-type="date" office:date-value="1998-10-16T00:00:00" table:style-name="ce5">
            <text:p>16/10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1</text:p>
          </table:table-cell>
          <table:table-cell table:number-columns-repeated="16379"/>
        </table:table-row>
        <table:table-row table:style-name="ro1">
          <table:table-cell office:value-type="float" office:value="3984632373.0683594" table:style-name="ce1">
            <text:p>3984632373</text:p>
          </table:table-cell>
          <table:table-cell office:value-type="date" office:date-value="1998-02-27T00:00:00" table:style-name="ce5">
            <text:p>27/0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34</text:p>
          </table:table-cell>
          <table:table-cell table:number-columns-repeated="16379"/>
        </table:table-row>
        <table:table-row table:style-name="ro1">
          <table:table-cell office:value-type="float" office:value="3978142708.5147853" table:style-name="ce1">
            <text:p>3978142709</text:p>
          </table:table-cell>
          <table:table-cell office:value-type="date" office:date-value="1999-03-01T00:00:00" table:style-name="ce5">
            <text:p>01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9</text:p>
          </table:table-cell>
          <table:table-cell table:number-columns-repeated="16379"/>
        </table:table-row>
        <table:table-row table:style-name="ro1">
          <table:table-cell office:value-type="float" office:value="3991128068.9854717" table:style-name="ce1">
            <text:p>3991128069</text:p>
          </table:table-cell>
          <table:table-cell office:value-type="date" office:date-value="1999-11-23T00:00:00" table:style-name="ce5">
            <text:p>23/1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55217386.4637771" table:style-name="ce1">
            <text:p>3955217386</text:p>
          </table:table-cell>
          <table:table-cell office:value-type="date" office:date-value="1999-03-05T00:00:00" table:style-name="ce5">
            <text:p>05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37115590.7350111" table:style-name="ce1">
            <text:p>3937115591</text:p>
          </table:table-cell>
          <table:table-cell office:value-type="date" office:date-value="1999-03-09T00:00:00" table:style-name="ce5">
            <text:p>09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2</text:p>
          </table:table-cell>
          <table:table-cell table:number-columns-repeated="16379"/>
        </table:table-row>
        <table:table-row table:style-name="ro1">
          <table:table-cell office:value-type="float" office:value="3994436552.7835045" table:style-name="ce1">
            <text:p>3994436553</text:p>
          </table:table-cell>
          <table:table-cell office:value-type="date" office:date-value="1999-12-01T00:00:00" table:style-name="ce5">
            <text:p>01/1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6</text:p>
          </table:table-cell>
          <table:table-cell table:number-columns-repeated="16379"/>
        </table:table-row>
        <table:table-row table:style-name="ro1">
          <table:table-cell office:value-type="float" office:value="3988224295.1271834" table:style-name="ce1">
            <text:p>3988224295</text:p>
          </table:table-cell>
          <table:table-cell office:value-type="date" office:date-value="1999-04-13T00:00:00" table:style-name="ce5">
            <text:p>13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5</text:p>
          </table:table-cell>
          <table:table-cell table:number-columns-repeated="16379"/>
        </table:table-row>
        <table:table-row table:style-name="ro1">
          <table:table-cell office:value-type="float" office:value="3942530621.1194453" table:style-name="ce1">
            <text:p>3942530621</text:p>
          </table:table-cell>
          <table:table-cell office:value-type="date" office:date-value="1999-04-16T00:00:00" table:style-name="ce5">
            <text:p>16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8</text:p>
          </table:table-cell>
          <table:table-cell table:number-columns-repeated="16379"/>
        </table:table-row>
        <table:table-row table:style-name="ro1">
          <table:table-cell office:value-type="float" office:value="3978792121.7437978" table:style-name="ce1">
            <text:p>3978792122</text:p>
          </table:table-cell>
          <table:table-cell office:value-type="date" office:date-value="1999-01-09T00:00:00" table:style-name="ce5">
            <text:p>09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87647109.1339259" table:style-name="ce1">
            <text:p>3987647109</text:p>
          </table:table-cell>
          <table:table-cell office:value-type="date" office:date-value="1999-05-21T00:00:00" table:style-name="ce5">
            <text:p>2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0</text:p>
          </table:table-cell>
          <table:table-cell table:number-columns-repeated="16379"/>
        </table:table-row>
        <table:table-row table:style-name="ro1">
          <table:table-cell office:value-type="float" office:value="3935843107.1812873" table:style-name="ce1">
            <text:p>3935843107</text:p>
          </table:table-cell>
          <table:table-cell office:value-type="date" office:date-value="1999-05-24T00:00:00" table:style-name="ce5">
            <text:p>24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1</text:p>
          </table:table-cell>
          <table:table-cell table:number-columns-repeated="16379"/>
        </table:table-row>
        <table:table-row table:style-name="ro1">
          <table:table-cell office:value-type="float" office:value="3997426955.1761236" table:style-name="ce1">
            <text:p>3997426955</text:p>
          </table:table-cell>
          <table:table-cell office:value-type="date" office:date-value="1999-01-16T00:00:00" table:style-name="ce5">
            <text:p>16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49</text:p>
          </table:table-cell>
          <table:table-cell table:number-columns-repeated="16379"/>
        </table:table-row>
        <table:table-row table:style-name="ro1">
          <table:table-cell office:value-type="float" office:value="3965888621.1707115" table:style-name="ce1">
            <text:p>3965888621</text:p>
          </table:table-cell>
          <table:table-cell office:value-type="date" office:date-value="1999-05-27T00:00:00" table:style-name="ce5">
            <text:p>27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72</text:p>
          </table:table-cell>
          <table:table-cell table:number-columns-repeated="16379"/>
        </table:table-row>
        <table:table-row table:style-name="ro1">
          <table:table-cell office:value-type="float" office:value="3970131772.6588407" table:style-name="ce1">
            <text:p>3970131773</text:p>
          </table:table-cell>
          <table:table-cell office:value-type="date" office:date-value="1999-05-29T00:00:00" table:style-name="ce5">
            <text:p>29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54642956.6452818" table:style-name="ce1">
            <text:p>3954642957</text:p>
          </table:table-cell>
          <table:table-cell office:value-type="date" office:date-value="1999-01-20T00:00:00" table:style-name="ce5">
            <text:p>20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15</text:p>
          </table:table-cell>
          <table:table-cell table:number-columns-repeated="16379"/>
        </table:table-row>
        <table:table-row table:style-name="ro1">
          <table:table-cell office:value-type="float" office:value="3942176769.4042807" table:style-name="ce1">
            <text:p>3942176769</text:p>
          </table:table-cell>
          <table:table-cell office:value-type="date" office:date-value="1999-05-31T00:00:00" table:style-name="ce5">
            <text:p>3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7</text:p>
          </table:table-cell>
          <table:table-cell table:number-columns-repeated="16379"/>
        </table:table-row>
        <table:table-row table:style-name="ro1">
          <table:table-cell office:value-type="float" office:value="3953704486.8452086" table:style-name="ce1">
            <text:p>3953704487</text:p>
          </table:table-cell>
          <table:table-cell office:value-type="date" office:date-value="1999-06-02T00:00:00" table:style-name="ce5">
            <text:p>02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8</text:p>
          </table:table-cell>
          <table:table-cell table:number-columns-repeated="16379"/>
        </table:table-row>
        <table:table-row table:style-name="ro1">
          <table:table-cell office:value-type="float" office:value="3961148497.6761689" table:style-name="ce1">
            <text:p>3961148498</text:p>
          </table:table-cell>
          <table:table-cell office:value-type="date" office:date-value="1999-02-24T00:00:00" table:style-name="ce5">
            <text:p>24/0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59</text:p>
          </table:table-cell>
          <table:table-cell table:number-columns-repeated="16379"/>
        </table:table-row>
        <table:table-row table:style-name="ro1">
          <table:table-cell office:value-type="float" office:value="3999402913.2328563" table:style-name="ce1">
            <text:p>3999402913</text:p>
          </table:table-cell>
          <table:table-cell office:value-type="date" office:date-value="1999-06-05T00:00:00" table:style-name="ce5">
            <text:p>05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2</text:p>
          </table:table-cell>
          <table:table-cell table:number-columns-repeated="16379"/>
        </table:table-row>
        <table:table-row table:style-name="ro1">
          <table:table-cell office:value-type="float" office:value="3953488976.1984324" table:style-name="ce1">
            <text:p>3953488976</text:p>
          </table:table-cell>
          <table:table-cell office:value-type="date" office:date-value="1999-03-01T00:00:00" table:style-name="ce5">
            <text:p>01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8</text:p>
          </table:table-cell>
          <table:table-cell table:number-columns-repeated="16379"/>
        </table:table-row>
        <table:table-row table:style-name="ro1">
          <table:table-cell office:value-type="float" office:value="3984987600.4740572" table:style-name="ce1">
            <text:p>3984987600</text:p>
          </table:table-cell>
          <table:table-cell office:value-type="date" office:date-value="1999-11-23T00:00:00" table:style-name="ce5">
            <text:p>23/1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98317126.0186787" table:style-name="ce1">
            <text:p>3998317126</text:p>
          </table:table-cell>
          <table:table-cell office:value-type="date" office:date-value="1999-03-05T00:00:00" table:style-name="ce5">
            <text:p>05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80474118.3322477" table:style-name="ce1">
            <text:p>3980474118</text:p>
          </table:table-cell>
          <table:table-cell office:value-type="date" office:date-value="1999-03-09T00:00:00" table:style-name="ce5">
            <text:p>09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94</text:p>
          </table:table-cell>
          <table:table-cell table:number-columns-repeated="16379"/>
        </table:table-row>
        <table:table-row table:style-name="ro1">
          <table:table-cell office:value-type="float" office:value="3952214013.1630483" table:style-name="ce1">
            <text:p>3952214013</text:p>
          </table:table-cell>
          <table:table-cell office:value-type="date" office:date-value="1999-12-01T00:00:00" table:style-name="ce5">
            <text:p>01/1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0</text:p>
          </table:table-cell>
          <table:table-cell table:number-columns-repeated="16379"/>
        </table:table-row>
        <table:table-row table:style-name="ro1">
          <table:table-cell office:value-type="float" office:value="3945453431.7965164" table:style-name="ce1">
            <text:p>3945453432</text:p>
          </table:table-cell>
          <table:table-cell office:value-type="date" office:date-value="1999-04-13T00:00:00" table:style-name="ce5">
            <text:p>13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89</text:p>
          </table:table-cell>
          <table:table-cell table:number-columns-repeated="16379"/>
        </table:table-row>
        <table:table-row table:style-name="ro1">
          <table:table-cell office:value-type="float" office:value="3956085634.3500552" table:style-name="ce1">
            <text:p>3956085634</text:p>
          </table:table-cell>
          <table:table-cell office:value-type="date" office:date-value="1999-04-16T00:00:00" table:style-name="ce5">
            <text:p>16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33</text:p>
          </table:table-cell>
          <table:table-cell table:number-columns-repeated="16379"/>
        </table:table-row>
        <table:table-row table:style-name="ro1">
          <table:table-cell office:value-type="float" office:value="3931054468.1926532" table:style-name="ce1">
            <text:p>3931054468</text:p>
          </table:table-cell>
          <table:table-cell office:value-type="date" office:date-value="1999-01-09T00:00:00" table:style-name="ce5">
            <text:p>09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5199002.5580726" table:style-name="ce1">
            <text:p>3935199003</text:p>
          </table:table-cell>
          <table:table-cell office:value-type="date" office:date-value="1999-05-21T00:00:00" table:style-name="ce5">
            <text:p>2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6</text:p>
          </table:table-cell>
          <table:table-cell table:number-columns-repeated="16379"/>
        </table:table-row>
        <table:table-row table:style-name="ro1">
          <table:table-cell office:value-type="float" office:value="3938022395.859364" table:style-name="ce1">
            <text:p>3938022396</text:p>
          </table:table-cell>
          <table:table-cell office:value-type="date" office:date-value="1999-05-24T00:00:00" table:style-name="ce5">
            <text:p>24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4</text:p>
          </table:table-cell>
          <table:table-cell table:number-columns-repeated="16379"/>
        </table:table-row>
        <table:table-row table:style-name="ro1">
          <table:table-cell office:value-type="float" office:value="3960016674.9572854" table:style-name="ce1">
            <text:p>3960016675</text:p>
          </table:table-cell>
          <table:table-cell office:value-type="date" office:date-value="1999-01-16T00:00:00" table:style-name="ce5">
            <text:p>16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0</text:p>
          </table:table-cell>
          <table:table-cell table:number-columns-repeated="16379"/>
        </table:table-row>
        <table:table-row table:style-name="ro1">
          <table:table-cell office:value-type="float" office:value="3954448308.4281697" table:style-name="ce1">
            <text:p>3954448308</text:p>
          </table:table-cell>
          <table:table-cell office:value-type="date" office:date-value="1999-05-27T00:00:00" table:style-name="ce5">
            <text:p>27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89</text:p>
          </table:table-cell>
          <table:table-cell table:number-columns-repeated="16379"/>
        </table:table-row>
        <table:table-row table:style-name="ro1">
          <table:table-cell office:value-type="float" office:value="3998187663.3593044" table:style-name="ce1">
            <text:p>3998187663</text:p>
          </table:table-cell>
          <table:table-cell office:value-type="date" office:date-value="1999-05-29T00:00:00" table:style-name="ce5">
            <text:p>29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58</text:p>
          </table:table-cell>
          <table:table-cell table:number-columns-repeated="16379"/>
        </table:table-row>
        <table:table-row table:style-name="ro1">
          <table:table-cell office:value-type="float" office:value="3930564144.4170761" table:style-name="ce1">
            <text:p>3930564144</text:p>
          </table:table-cell>
          <table:table-cell office:value-type="date" office:date-value="1999-01-20T00:00:00" table:style-name="ce5">
            <text:p>20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7</text:p>
          </table:table-cell>
          <table:table-cell table:number-columns-repeated="16379"/>
        </table:table-row>
        <table:table-row table:style-name="ro1">
          <table:table-cell office:value-type="float" office:value="3972937097.9234748" table:style-name="ce1">
            <text:p>3972937098</text:p>
          </table:table-cell>
          <table:table-cell office:value-type="date" office:date-value="1999-05-31T00:00:00" table:style-name="ce5">
            <text:p>3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6</text:p>
          </table:table-cell>
          <table:table-cell table:number-columns-repeated="16379"/>
        </table:table-row>
        <table:table-row table:style-name="ro1">
          <table:table-cell office:value-type="float" office:value="3938337641.0113478" table:style-name="ce1">
            <text:p>3938337641</text:p>
          </table:table-cell>
          <table:table-cell office:value-type="date" office:date-value="1999-06-02T00:00:00" table:style-name="ce5">
            <text:p>02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4</text:p>
          </table:table-cell>
          <table:table-cell table:number-columns-repeated="16379"/>
        </table:table-row>
        <table:table-row table:style-name="ro1">
          <table:table-cell office:value-type="float" office:value="3980640052.6265221" table:style-name="ce1">
            <text:p>3980640053</text:p>
          </table:table-cell>
          <table:table-cell office:value-type="date" office:date-value="1999-02-24T00:00:00" table:style-name="ce5">
            <text:p>24/0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0</text:p>
          </table:table-cell>
          <table:table-cell table:number-columns-repeated="16379"/>
        </table:table-row>
        <table:table-row table:style-name="ro1">
          <table:table-cell office:value-type="float" office:value="3931994541.7682161" table:style-name="ce1">
            <text:p>3931994542</text:p>
          </table:table-cell>
          <table:table-cell office:value-type="date" office:date-value="1999-06-05T00:00:00" table:style-name="ce5">
            <text:p>05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5</text:p>
          </table:table-cell>
          <table:table-cell table:number-columns-repeated="16379"/>
        </table:table-row>
        <table:table-row table:style-name="ro1">
          <table:table-cell office:value-type="float" office:value="3937390354.7825379" table:style-name="ce1">
            <text:p>3937390355</text:p>
          </table:table-cell>
          <table:table-cell office:value-type="date" office:date-value="1999-06-08T00:00:00" table:style-name="ce5">
            <text:p>08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9</text:p>
          </table:table-cell>
          <table:table-cell table:number-columns-repeated="16379"/>
        </table:table-row>
        <table:table-row table:style-name="ro1">
          <table:table-cell office:value-type="float" office:value="3946515343.8469071" table:style-name="ce1">
            <text:p>3946515344</text:p>
          </table:table-cell>
          <table:table-cell office:value-type="date" office:date-value="2000-03-01T00:00:00" table:style-name="ce5">
            <text:p>01/03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0</text:p>
          </table:table-cell>
          <table:table-cell table:number-columns-repeated="16379"/>
        </table:table-row>
        <table:table-row table:style-name="ro1">
          <table:table-cell office:value-type="float" office:value="3936545753.907959" table:style-name="ce1">
            <text:p>3936545754</text:p>
          </table:table-cell>
          <table:table-cell office:value-type="date" office:date-value="2000-07-12T00:00:00" table:style-name="ce5">
            <text:p>12/07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7</text:p>
          </table:table-cell>
          <table:table-cell table:number-columns-repeated="16379"/>
        </table:table-row>
        <table:table-row table:style-name="ro1">
          <table:table-cell office:value-type="float" office:value="3953116460.8966012" table:style-name="ce1">
            <text:p>3953116461</text:p>
          </table:table-cell>
          <table:table-cell office:value-type="date" office:date-value="2000-07-16T00:00:00" table:style-name="ce5">
            <text:p>16/07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72</text:p>
          </table:table-cell>
          <table:table-cell table:number-columns-repeated="16379"/>
        </table:table-row>
        <table:table-row table:style-name="ro1">
          <table:table-cell office:value-type="float" office:value="3999428531.669013" table:style-name="ce1">
            <text:p>3999428532</text:p>
          </table:table-cell>
          <table:table-cell office:value-type="date" office:date-value="2000-03-09T00:00:00" table:style-name="ce5">
            <text:p>09/03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83242492.6294379" table:style-name="ce1">
            <text:p>3983242493</text:p>
          </table:table-cell>
          <table:table-cell office:value-type="date" office:date-value="2000-07-20T00:00:00" table:style-name="ce5">
            <text:p>20/07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11</text:p>
          </table:table-cell>
          <table:table-cell table:number-columns-repeated="16379"/>
        </table:table-row>
        <table:table-row table:style-name="ro1">
          <table:table-cell office:value-type="float" office:value="3990241842.895896" table:style-name="ce1">
            <text:p>3990241843</text:p>
          </table:table-cell>
          <table:table-cell office:value-type="date" office:date-value="2000-08-24T00:00:00" table:style-name="ce5">
            <text:p>24/08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2</text:p>
          </table:table-cell>
          <table:table-cell table:number-columns-repeated="16379"/>
        </table:table-row>
        <table:table-row table:style-name="ro1">
          <table:table-cell office:value-type="float" office:value="3938149051.1554546" table:style-name="ce1">
            <text:p>3938149051</text:p>
          </table:table-cell>
          <table:table-cell office:value-type="date" office:date-value="2000-04-16T00:00:00" table:style-name="ce5">
            <text:p>16/04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6</text:p>
          </table:table-cell>
          <table:table-cell table:number-columns-repeated="16379"/>
        </table:table-row>
        <table:table-row table:style-name="ro1">
          <table:table-cell office:value-type="float" office:value="3955325091.1684051" table:style-name="ce1">
            <text:p>3955325091</text:p>
          </table:table-cell>
          <table:table-cell office:value-type="date" office:date-value="2000-08-28T00:00:00" table:style-name="ce5">
            <text:p>28/08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03</text:p>
          </table:table-cell>
          <table:table-cell table:number-columns-repeated="16379"/>
        </table:table-row>
        <table:table-row table:style-name="ro1">
          <table:table-cell office:value-type="float" office:value="3937265277.9209266" table:style-name="ce1">
            <text:p>3937265278</text:p>
          </table:table-cell>
          <table:table-cell office:value-type="date" office:date-value="2000-09-02T00:00:00" table:style-name="ce5">
            <text:p>02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75</text:p>
          </table:table-cell>
          <table:table-cell table:number-columns-repeated="16379"/>
        </table:table-row>
        <table:table-row table:style-name="ro1">
          <table:table-cell office:value-type="float" office:value="3973100498.5807776" table:style-name="ce1">
            <text:p>3973100499</text:p>
          </table:table-cell>
          <table:table-cell office:value-type="date" office:date-value="2000-05-24T00:00:00" table:style-name="ce5">
            <text:p>24/05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89683894.0167003" table:style-name="ce1">
            <text:p>3989683894</text:p>
          </table:table-cell>
          <table:table-cell office:value-type="date" office:date-value="2000-09-05T00:00:00" table:style-name="ce5">
            <text:p>05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7</text:p>
          </table:table-cell>
          <table:table-cell table:number-columns-repeated="16379"/>
        </table:table-row>
        <table:table-row table:style-name="ro1">
          <table:table-cell office:value-type="float" office:value="3985615664.476727" table:style-name="ce1">
            <text:p>3985615664</text:p>
          </table:table-cell>
          <table:table-cell office:value-type="date" office:date-value="2000-09-07T00:00:00" table:style-name="ce5">
            <text:p>07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4</text:p>
          </table:table-cell>
          <table:table-cell table:number-columns-repeated="16379"/>
        </table:table-row>
        <table:table-row table:style-name="ro1">
          <table:table-cell office:value-type="float" office:value="3966457026.2789397" table:style-name="ce1">
            <text:p>3966457026</text:p>
          </table:table-cell>
          <table:table-cell office:value-type="date" office:date-value="2000-05-29T00:00:00" table:style-name="ce5">
            <text:p>29/05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0</text:p>
          </table:table-cell>
          <table:table-cell table:number-columns-repeated="16379"/>
        </table:table-row>
        <table:table-row table:style-name="ro1">
          <table:table-cell office:value-type="float" office:value="3963937621.7272501" table:style-name="ce1">
            <text:p>3963937622</text:p>
          </table:table-cell>
          <table:table-cell office:value-type="date" office:date-value="2000-09-09T00:00:00" table:style-name="ce5">
            <text:p>09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9</text:p>
          </table:table-cell>
          <table:table-cell table:number-columns-repeated="16379"/>
        </table:table-row>
        <table:table-row table:style-name="ro1">
          <table:table-cell office:value-type="float" office:value="3965949473.4868793" table:style-name="ce1">
            <text:p>3965949473</text:p>
          </table:table-cell>
          <table:table-cell office:value-type="date" office:date-value="2000-09-11T00:00:00" table:style-name="ce5">
            <text:p>11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89</text:p>
          </table:table-cell>
          <table:table-cell table:number-columns-repeated="16379"/>
        </table:table-row>
        <table:table-row table:style-name="ro1">
          <table:table-cell office:value-type="float" office:value="3931886620.9120669" table:style-name="ce1">
            <text:p>3931886621</text:p>
          </table:table-cell>
          <table:table-cell office:value-type="date" office:date-value="2000-06-02T00:00:00" table:style-name="ce5">
            <text:p>02/06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14</text:p>
          </table:table-cell>
          <table:table-cell table:number-columns-repeated="16379"/>
        </table:table-row>
        <table:table-row table:style-name="ro1">
          <table:table-cell office:value-type="float" office:value="3976329771.904007" table:style-name="ce1">
            <text:p>3976329772</text:p>
          </table:table-cell>
          <table:table-cell office:value-type="date" office:date-value="2000-10-13T00:00:00" table:style-name="ce5">
            <text:p>13/10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1</text:p>
          </table:table-cell>
          <table:table-cell table:number-columns-repeated="16379"/>
        </table:table-row>
        <table:table-row table:style-name="ro1">
          <table:table-cell office:value-type="float" office:value="3933707299.1864209" table:style-name="ce1">
            <text:p>3933707299</text:p>
          </table:table-cell>
          <table:table-cell office:value-type="date" office:date-value="2000-10-16T00:00:00" table:style-name="ce5">
            <text:p>16/10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26</text:p>
          </table:table-cell>
          <table:table-cell table:number-columns-repeated="16379"/>
        </table:table-row>
        <table:table-row table:style-name="ro1">
          <table:table-cell office:value-type="float" office:value="3997697954.2044587" table:style-name="ce1">
            <text:p>3997697954</text:p>
          </table:table-cell>
          <table:table-cell office:value-type="date" office:date-value="2000-06-08T00:00:00" table:style-name="ce5">
            <text:p>08/06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2</text:p>
          </table:table-cell>
          <table:table-cell table:number-columns-repeated="16379"/>
        </table:table-row>
        <table:table-row table:style-name="ro1">
          <table:table-cell office:value-type="float" office:value="3951251601.93609" table:style-name="ce1">
            <text:p>3951251602</text:p>
          </table:table-cell>
          <table:table-cell office:value-type="date" office:date-value="2000-10-19T00:00:00" table:style-name="ce5">
            <text:p>19/10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8</text:p>
          </table:table-cell>
          <table:table-cell table:number-columns-repeated="16379"/>
        </table:table-row>
        <table:table-row table:style-name="ro1">
          <table:table-cell office:value-type="float" office:value="3986250179.0291934" table:style-name="ce1">
            <text:p>3986250179</text:p>
          </table:table-cell>
          <table:table-cell office:value-type="date" office:date-value="2001-11-23T00:00:00" table:style-name="ce5">
            <text:p>23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41</text:p>
          </table:table-cell>
          <table:table-cell table:number-columns-repeated="16379"/>
        </table:table-row>
        <table:table-row table:style-name="ro1">
          <table:table-cell office:value-type="float" office:value="3986908629.083189" table:style-name="ce1">
            <text:p>3986908629</text:p>
          </table:table-cell>
          <table:table-cell office:value-type="date" office:date-value="2001-07-16T00:00:00" table:style-name="ce5">
            <text:p>16/07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float" office:value="3953195894.8273163" table:style-name="ce1">
            <text:p>3953195895</text:p>
          </table:table-cell>
          <table:table-cell office:value-type="date" office:date-value="2001-11-27T00:00:00" table:style-name="ce5">
            <text:p>27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17</text:p>
          </table:table-cell>
          <table:table-cell table:number-columns-repeated="16379"/>
        </table:table-row>
        <table:table-row table:style-name="ro1">
          <table:table-cell office:value-type="float" office:value="3982328913.1944075" table:style-name="ce1">
            <text:p>3982328913</text:p>
          </table:table-cell>
          <table:table-cell office:value-type="date" office:date-value="2001-12-01T00:00:00" table:style-name="ce5">
            <text:p>01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64</text:p>
          </table:table-cell>
          <table:table-cell table:number-columns-repeated="16379"/>
        </table:table-row>
        <table:table-row table:style-name="ro1">
          <table:table-cell office:value-type="float" office:value="3986453771.4474792" table:style-name="ce1">
            <text:p>3986453771</text:p>
          </table:table-cell>
          <table:table-cell office:value-type="date" office:date-value="2001-08-24T00:00:00" table:style-name="ce5">
            <text:p>24/08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9</text:p>
          </table:table-cell>
          <table:table-cell table:number-columns-repeated="16379"/>
        </table:table-row>
        <table:table-row table:style-name="ro1">
          <table:table-cell office:value-type="float" office:value="3987574241.2026286" table:style-name="ce1">
            <text:p>3987574241</text:p>
          </table:table-cell>
          <table:table-cell office:value-type="date" office:date-value="2001-12-05T00:00:00" table:style-name="ce5">
            <text:p>05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79</text:p>
          </table:table-cell>
          <table:table-cell table:number-columns-repeated="16379"/>
        </table:table-row>
        <table:table-row table:style-name="ro1">
          <table:table-cell office:value-type="float" office:value="3934033365.8471603" table:style-name="ce1">
            <text:p>3934033366</text:p>
          </table:table-cell>
          <table:table-cell office:value-type="date" office:date-value="2001-01-09T00:00:00" table:style-name="ce5">
            <text:p>09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3</text:p>
          </table:table-cell>
          <table:table-cell table:number-columns-repeated="16379"/>
        </table:table-row>
        <table:table-row table:style-name="ro1">
          <table:table-cell office:value-type="float" office:value="3964502320.8226423" table:style-name="ce1">
            <text:p>3964502321</text:p>
          </table:table-cell>
          <table:table-cell office:value-type="date" office:date-value="2001-09-02T00:00:00" table:style-name="ce5">
            <text:p>02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82</text:p>
          </table:table-cell>
          <table:table-cell table:number-columns-repeated="16379"/>
        </table:table-row>
        <table:table-row table:style-name="ro1">
          <table:table-cell office:value-type="float" office:value="3997007138.3919153" table:style-name="ce1">
            <text:p>3997007138</text:p>
          </table:table-cell>
          <table:table-cell office:value-type="date" office:date-value="2001-01-13T00:00:00" table:style-name="ce5">
            <text:p>13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6</text:p>
          </table:table-cell>
          <table:table-cell table:number-columns-repeated="16379"/>
        </table:table-row>
        <table:table-row table:style-name="ro1">
          <table:table-cell office:value-type="float" office:value="3937025258.8370023" table:style-name="ce1">
            <text:p>3937025259</text:p>
          </table:table-cell>
          <table:table-cell office:value-type="date" office:date-value="2001-01-16T00:00:00" table:style-name="ce5">
            <text:p>16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8</text:p>
          </table:table-cell>
          <table:table-cell table:number-columns-repeated="16379"/>
        </table:table-row>
        <table:table-row table:style-name="ro1">
          <table:table-cell office:value-type="float" office:value="3965621552.3677473" table:style-name="ce1">
            <text:p>3965621552</text:p>
          </table:table-cell>
          <table:table-cell office:value-type="date" office:date-value="2001-09-07T00:00:00" table:style-name="ce5">
            <text:p>07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96430530.2388177" table:style-name="ce1">
            <text:p>3996430530</text:p>
          </table:table-cell>
          <table:table-cell office:value-type="date" office:date-value="2001-01-18T00:00:00" table:style-name="ce5">
            <text:p>18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60</text:p>
          </table:table-cell>
          <table:table-cell table:number-columns-repeated="16379"/>
        </table:table-row>
        <table:table-row table:style-name="ro1">
          <table:table-cell office:value-type="float" office:value="3937451613.0555754" table:style-name="ce1">
            <text:p>3937451613</text:p>
          </table:table-cell>
          <table:table-cell office:value-type="date" office:date-value="2001-01-20T00:00:00" table:style-name="ce5">
            <text:p>20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1</text:p>
          </table:table-cell>
          <table:table-cell table:number-columns-repeated="16379"/>
        </table:table-row>
        <table:table-row table:style-name="ro1">
          <table:table-cell office:value-type="float" office:value="3963153595.542798" table:style-name="ce1">
            <text:p>3963153596</text:p>
          </table:table-cell>
          <table:table-cell office:value-type="date" office:date-value="2001-09-11T00:00:00" table:style-name="ce5">
            <text:p>11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3</text:p>
          </table:table-cell>
          <table:table-cell table:number-columns-repeated="16379"/>
        </table:table-row>
        <table:table-row table:style-name="ro1">
          <table:table-cell office:value-type="float" office:value="3977251856.9752202" table:style-name="ce1">
            <text:p>3977251857</text:p>
          </table:table-cell>
          <table:table-cell office:value-type="date" office:date-value="2001-01-22T00:00:00" table:style-name="ce5">
            <text:p>22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8</text:p>
          </table:table-cell>
          <table:table-cell table:number-columns-repeated="16379"/>
        </table:table-row>
        <table:table-row table:style-name="ro1">
          <table:table-cell office:value-type="float" office:value="3989382455.1254926" table:style-name="ce1">
            <text:p>3989382455</text:p>
          </table:table-cell>
          <table:table-cell office:value-type="date" office:date-value="2001-02-24T00:00:00" table:style-name="ce5">
            <text:p>24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49251554.7370362" table:style-name="ce1">
            <text:p>3949251555</text:p>
          </table:table-cell>
          <table:table-cell office:value-type="date" office:date-value="2001-10-16T00:00:00" table:style-name="ce5">
            <text:p>16/10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5</text:p>
          </table:table-cell>
          <table:table-cell table:number-columns-repeated="16379"/>
        </table:table-row>
        <table:table-row table:style-name="ro1">
          <table:table-cell office:value-type="float" office:value="3958147620.1967006" table:style-name="ce1">
            <text:p>3958147620</text:p>
          </table:table-cell>
          <table:table-cell office:value-type="date" office:date-value="2001-02-27T00:00:00" table:style-name="ce5">
            <text:p>27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8</text:p>
          </table:table-cell>
          <table:table-cell table:number-columns-repeated="16379"/>
        </table:table-row>
        <table:table-row table:style-name="ro1">
          <table:table-cell office:value-type="float" office:value="3956923816.7860465" table:style-name="ce1">
            <text:p>3956923817</text:p>
          </table:table-cell>
          <table:table-cell office:value-type="date" office:date-value="2001-11-23T00:00:00" table:style-name="ce5">
            <text:p>23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2</text:p>
          </table:table-cell>
          <table:table-cell table:number-columns-repeated="16379"/>
        </table:table-row>
        <table:table-row table:style-name="ro1">
          <table:table-cell office:value-type="float" office:value="3989322337.863811" table:style-name="ce1">
            <text:p>3989322338</text:p>
          </table:table-cell>
          <table:table-cell office:value-type="date" office:date-value="2001-07-16T00:00:00" table:style-name="ce5">
            <text:p>16/07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7</text:p>
          </table:table-cell>
          <table:table-cell table:number-columns-repeated="16379"/>
        </table:table-row>
        <table:table-row table:style-name="ro1">
          <table:table-cell office:value-type="float" office:value="3983046487.7176986" table:style-name="ce1">
            <text:p>3983046488</text:p>
          </table:table-cell>
          <table:table-cell office:value-type="date" office:date-value="2001-11-27T00:00:00" table:style-name="ce5">
            <text:p>27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72</text:p>
          </table:table-cell>
          <table:table-cell table:number-columns-repeated="16379"/>
        </table:table-row>
        <table:table-row table:style-name="ro1">
          <table:table-cell office:value-type="float" office:value="3977253579.1503134" table:style-name="ce1">
            <text:p>3977253579</text:p>
          </table:table-cell>
          <table:table-cell office:value-type="date" office:date-value="2001-12-01T00:00:00" table:style-name="ce5">
            <text:p>01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30</text:p>
          </table:table-cell>
          <table:table-cell table:number-columns-repeated="16379"/>
        </table:table-row>
        <table:table-row table:style-name="ro1">
          <table:table-cell office:value-type="float" office:value="3945620489.9765077" table:style-name="ce1">
            <text:p>3945620490</text:p>
          </table:table-cell>
          <table:table-cell office:value-type="date" office:date-value="2001-08-24T00:00:00" table:style-name="ce5">
            <text:p>24/08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2</text:p>
          </table:table-cell>
          <table:table-cell table:number-columns-repeated="16379"/>
        </table:table-row>
        <table:table-row table:style-name="ro1">
          <table:table-cell office:value-type="float" office:value="3936191029.6420088" table:style-name="ce1">
            <text:p>3936191030</text:p>
          </table:table-cell>
          <table:table-cell office:value-type="date" office:date-value="2001-12-05T00:00:00" table:style-name="ce5">
            <text:p>05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39</text:p>
          </table:table-cell>
          <table:table-cell table:number-columns-repeated="16379"/>
        </table:table-row>
        <table:table-row table:style-name="ro1">
          <table:table-cell office:value-type="float" office:value="3961426273.4072843" table:style-name="ce1">
            <text:p>3961426273</text:p>
          </table:table-cell>
          <table:table-cell office:value-type="date" office:date-value="2001-01-09T00:00:00" table:style-name="ce5">
            <text:p>09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75818537.2651978" table:style-name="ce1">
            <text:p>3975818537</text:p>
          </table:table-cell>
          <table:table-cell office:value-type="date" office:date-value="2001-09-02T00:00:00" table:style-name="ce5">
            <text:p>02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48290183.888988" table:style-name="ce1">
            <text:p>3948290184</text:p>
          </table:table-cell>
          <table:table-cell office:value-type="date" office:date-value="2001-01-13T00:00:00" table:style-name="ce5">
            <text:p>13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39</text:p>
          </table:table-cell>
          <table:table-cell table:number-columns-repeated="16379"/>
        </table:table-row>
        <table:table-row table:style-name="ro1">
          <table:table-cell office:value-type="float" office:value="3965532700.8611851" table:style-name="ce1">
            <text:p>3965532701</text:p>
          </table:table-cell>
          <table:table-cell office:value-type="date" office:date-value="2001-01-16T00:00:00" table:style-name="ce5">
            <text:p>16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07</text:p>
          </table:table-cell>
          <table:table-cell table:number-columns-repeated="16379"/>
        </table:table-row>
        <table:table-row table:style-name="ro1">
          <table:table-cell office:value-type="float" office:value="3932316241.3335285" table:style-name="ce1">
            <text:p>3932316241</text:p>
          </table:table-cell>
          <table:table-cell office:value-type="date" office:date-value="2001-09-07T00:00:00" table:style-name="ce5">
            <text:p>07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3</text:p>
          </table:table-cell>
          <table:table-cell table:number-columns-repeated="16379"/>
        </table:table-row>
        <table:table-row table:style-name="ro1">
          <table:table-cell office:value-type="float" office:value="3945088209.6494441" table:style-name="ce1">
            <text:p>3945088210</text:p>
          </table:table-cell>
          <table:table-cell office:value-type="date" office:date-value="2001-01-18T00:00:00" table:style-name="ce5">
            <text:p>18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3</text:p>
          </table:table-cell>
          <table:table-cell table:number-columns-repeated="16379"/>
        </table:table-row>
        <table:table-row table:style-name="ro1">
          <table:table-cell office:value-type="float" office:value="3984896454.5151286" table:style-name="ce1">
            <text:p>3984896455</text:p>
          </table:table-cell>
          <table:table-cell office:value-type="date" office:date-value="2001-01-20T00:00:00" table:style-name="ce5">
            <text:p>20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4</text:p>
          </table:table-cell>
          <table:table-cell table:number-columns-repeated="16379"/>
        </table:table-row>
        <table:table-row table:style-name="ro1">
          <table:table-cell office:value-type="float" office:value="3972072847.1876278" table:style-name="ce1">
            <text:p>3972072847</text:p>
          </table:table-cell>
          <table:table-cell office:value-type="date" office:date-value="2001-09-11T00:00:00" table:style-name="ce5">
            <text:p>11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45098731.5819798" table:style-name="ce1">
            <text:p>3945098732</text:p>
          </table:table-cell>
          <table:table-cell office:value-type="date" office:date-value="2001-01-22T00:00:00" table:style-name="ce5">
            <text:p>22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6</text:p>
          </table:table-cell>
          <table:table-cell table:number-columns-repeated="16379"/>
        </table:table-row>
        <table:table-row table:style-name="ro1">
          <table:table-cell office:value-type="float" office:value="3952062110.6466951" table:style-name="ce1">
            <text:p>3952062111</text:p>
          </table:table-cell>
          <table:table-cell office:value-type="date" office:date-value="2001-02-24T00:00:00" table:style-name="ce5">
            <text:p>24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52</text:p>
          </table:table-cell>
          <table:table-cell table:number-columns-repeated="16379"/>
        </table:table-row>
        <table:table-row table:style-name="ro1">
          <table:table-cell office:value-type="float" office:value="3937216345.6857753" table:style-name="ce1">
            <text:p>3937216346</text:p>
          </table:table-cell>
          <table:table-cell office:value-type="date" office:date-value="2001-10-16T00:00:00" table:style-name="ce5">
            <text:p>16/10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98</text:p>
          </table:table-cell>
          <table:table-cell table:number-columns-repeated="16379"/>
        </table:table-row>
        <table:table-row table:style-name="ro1">
          <table:table-cell office:value-type="float" office:value="3947820600.0731034" table:style-name="ce1">
            <text:p>3947820600</text:p>
          </table:table-cell>
          <table:table-cell office:value-type="date" office:date-value="2001-02-27T00:00:00" table:style-name="ce5">
            <text:p>27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5</text:p>
          </table:table-cell>
          <table:table-cell table:number-columns-repeated="16379"/>
        </table:table-row>
        <table:table-row table:style-name="ro1">
          <table:table-cell office:value-type="float" office:value="3963469275.3896751" table:style-name="ce1">
            <text:p>3963469275</text:p>
          </table:table-cell>
          <table:table-cell office:value-type="date" office:date-value="2002-03-01T00:00:00" table:style-name="ce5">
            <text:p>01/03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9</text:p>
          </table:table-cell>
          <table:table-cell table:number-columns-repeated="16379"/>
        </table:table-row>
        <table:table-row table:style-name="ro1">
          <table:table-cell office:value-type="float" office:value="3998883617.3924727" table:style-name="ce1">
            <text:p>3998883617</text:p>
          </table:table-cell>
          <table:table-cell office:value-type="date" office:date-value="2002-11-23T00:00:00" table:style-name="ce5">
            <text:p>23/1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98</text:p>
          </table:table-cell>
          <table:table-cell table:number-columns-repeated="16379"/>
        </table:table-row>
        <table:table-row table:style-name="ro1">
          <table:table-cell office:value-type="float" office:value="3938774367.0608807" table:style-name="ce1">
            <text:p>3938774367</text:p>
          </table:table-cell>
          <table:table-cell office:value-type="date" office:date-value="2002-03-05T00:00:00" table:style-name="ce5">
            <text:p>05/03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49580947.4891763" table:style-name="ce1">
            <text:p>3949580947</text:p>
          </table:table-cell>
          <table:table-cell office:value-type="date" office:date-value="2002-03-09T00:00:00" table:style-name="ce5">
            <text:p>09/03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9</text:p>
          </table:table-cell>
          <table:table-cell table:number-columns-repeated="16379"/>
        </table:table-row>
        <table:table-row table:style-name="ro1">
          <table:table-cell office:value-type="float" office:value="3987789157.0441098" table:style-name="ce1">
            <text:p>3987789157</text:p>
          </table:table-cell>
          <table:table-cell office:value-type="date" office:date-value="2002-12-01T00:00:00" table:style-name="ce5">
            <text:p>01/12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02</text:p>
          </table:table-cell>
          <table:table-cell table:number-columns-repeated="16379"/>
        </table:table-row>
        <table:table-row table:style-name="ro1">
          <table:table-cell office:value-type="float" office:value="3961905425.1855865" table:style-name="ce1">
            <text:p>3961905425</text:p>
          </table:table-cell>
          <table:table-cell office:value-type="date" office:date-value="2002-04-13T00:00:00" table:style-name="ce5">
            <text:p>13/04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83288628.4219251" table:style-name="ce1">
            <text:p>3983288628</text:p>
          </table:table-cell>
          <table:table-cell office:value-type="date" office:date-value="2002-04-16T00:00:00" table:style-name="ce5">
            <text:p>16/04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2</text:p>
          </table:table-cell>
          <table:table-cell table:number-columns-repeated="16379"/>
        </table:table-row>
        <table:table-row table:style-name="ro1">
          <table:table-cell office:value-type="float" office:value="3938751668.4567513" table:style-name="ce1">
            <text:p>3938751668</text:p>
          </table:table-cell>
          <table:table-cell office:value-type="date" office:date-value="2002-01-09T00:00:00" table:style-name="ce5">
            <text:p>09/0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62308704.6613574" table:style-name="ce1">
            <text:p>3962308705</text:p>
          </table:table-cell>
          <table:table-cell office:value-type="date" office:date-value="2002-05-21T00:00:00" table:style-name="ce5">
            <text:p>21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2</text:p>
          </table:table-cell>
          <table:table-cell table:number-columns-repeated="16379"/>
        </table:table-row>
        <table:table-row table:style-name="ro1">
          <table:table-cell office:value-type="float" office:value="3934726595.1241875" table:style-name="ce1">
            <text:p>3934726595</text:p>
          </table:table-cell>
          <table:table-cell office:value-type="date" office:date-value="2002-05-24T00:00:00" table:style-name="ce5">
            <text:p>24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67</text:p>
          </table:table-cell>
          <table:table-cell table:number-columns-repeated="16379"/>
        </table:table-row>
        <table:table-row table:style-name="ro1">
          <table:table-cell office:value-type="float" office:value="3957807682.0394282" table:style-name="ce1">
            <text:p>3957807682</text:p>
          </table:table-cell>
          <table:table-cell office:value-type="date" office:date-value="2002-01-16T00:00:00" table:style-name="ce5">
            <text:p>16/0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45865292.4829726" table:style-name="ce1">
            <text:p>3945865292</text:p>
          </table:table-cell>
          <table:table-cell office:value-type="date" office:date-value="2002-05-27T00:00:00" table:style-name="ce5">
            <text:p>27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13</text:p>
          </table:table-cell>
          <table:table-cell table:number-columns-repeated="16379"/>
        </table:table-row>
        <table:table-row table:style-name="ro1">
          <table:table-cell office:value-type="float" office:value="3930911308.0491953" table:style-name="ce1">
            <text:p>3930911308</text:p>
          </table:table-cell>
          <table:table-cell office:value-type="date" office:date-value="2002-05-29T00:00:00" table:style-name="ce5">
            <text:p>29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51318770.0119243" table:style-name="ce1">
            <text:p>3951318770</text:p>
          </table:table-cell>
          <table:table-cell office:value-type="date" office:date-value="2002-01-20T00:00:00" table:style-name="ce5">
            <text:p>20/0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1</text:p>
          </table:table-cell>
          <table:table-cell table:number-columns-repeated="16379"/>
        </table:table-row>
        <table:table-row table:style-name="ro1">
          <table:table-cell office:value-type="float" office:value="3990649044.8452935" table:style-name="ce1">
            <text:p>3990649045</text:p>
          </table:table-cell>
          <table:table-cell office:value-type="date" office:date-value="2002-05-31T00:00:00" table:style-name="ce5">
            <text:p>31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1</text:p>
          </table:table-cell>
          <table:table-cell table:number-columns-repeated="16379"/>
        </table:table-row>
        <table:table-row table:style-name="ro1">
          <table:table-cell office:value-type="float" office:value="3979222004.5844855" table:style-name="ce1">
            <text:p>3979222005</text:p>
          </table:table-cell>
          <table:table-cell office:value-type="date" office:date-value="2002-06-02T00:00:00" table:style-name="ce5">
            <text:p>02/06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4</text:p>
          </table:table-cell>
          <table:table-cell table:number-columns-repeated="16379"/>
        </table:table-row>
        <table:table-row table:style-name="ro1">
          <table:table-cell office:value-type="float" office:value="3978745943.2351604" table:style-name="ce1">
            <text:p>3978745943</text:p>
          </table:table-cell>
          <table:table-cell office:value-type="date" office:date-value="2002-02-24T00:00:00" table:style-name="ce5">
            <text:p>24/02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57322704.1472363" table:style-name="ce1">
            <text:p>3957322704</text:p>
          </table:table-cell>
          <table:table-cell office:value-type="date" office:date-value="2002-06-05T00:00:00" table:style-name="ce5">
            <text:p>05/06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39</text:p>
          </table:table-cell>
          <table:table-cell table:number-columns-repeated="16379"/>
        </table:table-row>
        <table:table-row table:style-name="ro1">
          <table:table-cell office:value-type="float" office:value="3998078553.1799426" table:style-name="ce1">
            <text:p>3998078553</text:p>
          </table:table-cell>
          <table:table-cell office:value-type="date" office:date-value="2002-06-08T00:00:00" table:style-name="ce5">
            <text:p>08/06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63729959.18748" table:style-name="ce1">
            <text:p>3963729959</text:p>
          </table:table-cell>
          <table:table-cell office:value-type="date" office:date-value="2003-03-01T00:00:00" table:style-name="ce5">
            <text:p>01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28</text:p>
          </table:table-cell>
          <table:table-cell table:number-columns-repeated="16379"/>
        </table:table-row>
        <table:table-row table:style-name="ro1">
          <table:table-cell office:value-type="float" office:value="3944387307.6007037" table:style-name="ce1">
            <text:p>3944387308</text:p>
          </table:table-cell>
          <table:table-cell office:value-type="date" office:date-value="2003-07-12T00:00:00" table:style-name="ce5">
            <text:p>12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80188725.2315602" table:style-name="ce1">
            <text:p>3980188725</text:p>
          </table:table-cell>
          <table:table-cell office:value-type="date" office:date-value="2003-07-16T00:00:00" table:style-name="ce5">
            <text:p>16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4</text:p>
          </table:table-cell>
          <table:table-cell table:number-columns-repeated="16379"/>
        </table:table-row>
        <table:table-row table:style-name="ro1">
          <table:table-cell office:value-type="float" office:value="3933229283.9307289" table:style-name="ce1">
            <text:p>3933229284</text:p>
          </table:table-cell>
          <table:table-cell office:value-type="date" office:date-value="2003-03-09T00:00:00" table:style-name="ce5">
            <text:p>09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9</text:p>
          </table:table-cell>
          <table:table-cell table:number-columns-repeated="16379"/>
        </table:table-row>
        <table:table-row table:style-name="ro1">
          <table:table-cell office:value-type="float" office:value="3939274505.4939957" table:style-name="ce1">
            <text:p>3939274505</text:p>
          </table:table-cell>
          <table:table-cell office:value-type="date" office:date-value="2003-07-20T00:00:00" table:style-name="ce5">
            <text:p>20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75</text:p>
          </table:table-cell>
          <table:table-cell table:number-columns-repeated="16379"/>
        </table:table-row>
        <table:table-row table:style-name="ro1">
          <table:table-cell office:value-type="float" office:value="3966630589.2495823" table:style-name="ce1">
            <text:p>3966630589</text:p>
          </table:table-cell>
          <table:table-cell office:value-type="date" office:date-value="2003-08-24T00:00:00" table:style-name="ce5">
            <text:p>24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8</text:p>
          </table:table-cell>
          <table:table-cell table:number-columns-repeated="16379"/>
        </table:table-row>
        <table:table-row table:style-name="ro1">
          <table:table-cell office:value-type="float" office:value="3988905419.5065975" table:style-name="ce1">
            <text:p>3988905420</text:p>
          </table:table-cell>
          <table:table-cell office:value-type="date" office:date-value="2003-04-16T00:00:00" table:style-name="ce5">
            <text:p>16/04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82</text:p>
          </table:table-cell>
          <table:table-cell table:number-columns-repeated="16379"/>
        </table:table-row>
        <table:table-row table:style-name="ro1">
          <table:table-cell office:value-type="float" office:value="3932692481.3968234" table:style-name="ce1">
            <text:p>3932692481</text:p>
          </table:table-cell>
          <table:table-cell office:value-type="date" office:date-value="2003-08-28T00:00:00" table:style-name="ce5">
            <text:p>28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40</text:p>
          </table:table-cell>
          <table:table-cell table:number-columns-repeated="16379"/>
        </table:table-row>
        <table:table-row table:style-name="ro1">
          <table:table-cell office:value-type="float" office:value="3997970693.9865413" table:style-name="ce1">
            <text:p>3997970694</text:p>
          </table:table-cell>
          <table:table-cell office:value-type="date" office:date-value="2003-09-02T00:00:00" table:style-name="ce5">
            <text:p>02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3</text:p>
          </table:table-cell>
          <table:table-cell table:number-columns-repeated="16379"/>
        </table:table-row>
        <table:table-row table:style-name="ro1">
          <table:table-cell office:value-type="float" office:value="3994413975.3766346" table:style-name="ce1">
            <text:p>3994413975</text:p>
          </table:table-cell>
          <table:table-cell office:value-type="date" office:date-value="2003-05-24T00:00:00" table:style-name="ce5">
            <text:p>24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49</text:p>
          </table:table-cell>
          <table:table-cell table:number-columns-repeated="16379"/>
        </table:table-row>
        <table:table-row table:style-name="ro1">
          <table:table-cell office:value-type="float" office:value="3967923880.1688623" table:style-name="ce1">
            <text:p>3967923880</text:p>
          </table:table-cell>
          <table:table-cell office:value-type="date" office:date-value="2003-09-05T00:00:00" table:style-name="ce5">
            <text:p>05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98235180.193871" table:style-name="ce1">
            <text:p>3998235180</text:p>
          </table:table-cell>
          <table:table-cell office:value-type="date" office:date-value="2003-09-07T00:00:00" table:style-name="ce5">
            <text:p>07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2</text:p>
          </table:table-cell>
          <table:table-cell table:number-columns-repeated="16379"/>
        </table:table-row>
        <table:table-row table:style-name="ro1">
          <table:table-cell office:value-type="float" office:value="3989539618.027534" table:style-name="ce1">
            <text:p>3989539618</text:p>
          </table:table-cell>
          <table:table-cell office:value-type="date" office:date-value="2003-05-29T00:00:00" table:style-name="ce5">
            <text:p>29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77</text:p>
          </table:table-cell>
          <table:table-cell table:number-columns-repeated="16379"/>
        </table:table-row>
        <table:table-row table:style-name="ro1">
          <table:table-cell office:value-type="float" office:value="3994927503.7608724" table:style-name="ce1">
            <text:p>3994927504</text:p>
          </table:table-cell>
          <table:table-cell office:value-type="date" office:date-value="2003-09-09T00:00:00" table:style-name="ce5">
            <text:p>09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50</text:p>
          </table:table-cell>
          <table:table-cell table:number-columns-repeated="16379"/>
        </table:table-row>
        <table:table-row table:style-name="ro1">
          <table:table-cell office:value-type="float" office:value="3976537780.5373578" table:style-name="ce1">
            <text:p>3976537781</text:p>
          </table:table-cell>
          <table:table-cell office:value-type="date" office:date-value="2003-09-11T00:00:00" table:style-name="ce5">
            <text:p>11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19</text:p>
          </table:table-cell>
          <table:table-cell table:number-columns-repeated="16379"/>
        </table:table-row>
        <table:table-row table:style-name="ro1">
          <table:table-cell office:value-type="float" office:value="3955689437.2686553" table:style-name="ce1">
            <text:p>3955689437</text:p>
          </table:table-cell>
          <table:table-cell office:value-type="date" office:date-value="2003-06-02T00:00:00" table:style-name="ce5">
            <text:p>02/06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6</text:p>
          </table:table-cell>
          <table:table-cell table:number-columns-repeated="16379"/>
        </table:table-row>
        <table:table-row table:style-name="ro1">
          <table:table-cell office:value-type="float" office:value="3965930121.3602462" table:style-name="ce1">
            <text:p>3965930121</text:p>
          </table:table-cell>
          <table:table-cell office:value-type="date" office:date-value="2003-10-13T00:00:00" table:style-name="ce5">
            <text:p>13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1</text:p>
          </table:table-cell>
          <table:table-cell table:number-columns-repeated="16379"/>
        </table:table-row>
        <table:table-row table:style-name="ro1">
          <table:table-cell office:value-type="float" office:value="3938069985.882328" table:style-name="ce1">
            <text:p>3938069986</text:p>
          </table:table-cell>
          <table:table-cell office:value-type="date" office:date-value="2003-10-16T00:00:00" table:style-name="ce5">
            <text:p>16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15</text:p>
          </table:table-cell>
          <table:table-cell table:number-columns-repeated="16379"/>
        </table:table-row>
        <table:table-row table:style-name="ro1">
          <table:table-cell office:value-type="float" office:value="3933895590.7540617" table:style-name="ce1">
            <text:p>3933895591</text:p>
          </table:table-cell>
          <table:table-cell office:value-type="date" office:date-value="2003-03-01T00:00:00" table:style-name="ce5">
            <text:p>01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0</text:p>
          </table:table-cell>
          <table:table-cell table:number-columns-repeated="16379"/>
        </table:table-row>
        <table:table-row table:style-name="ro1">
          <table:table-cell office:value-type="float" office:value="3951107754.034317" table:style-name="ce1">
            <text:p>3951107754</text:p>
          </table:table-cell>
          <table:table-cell office:value-type="date" office:date-value="2003-07-12T00:00:00" table:style-name="ce5">
            <text:p>12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7</text:p>
          </table:table-cell>
          <table:table-cell table:number-columns-repeated="16379"/>
        </table:table-row>
        <table:table-row table:style-name="ro1">
          <table:table-cell office:value-type="float" office:value="3936448396.4212151" table:style-name="ce1">
            <text:p>3936448396</text:p>
          </table:table-cell>
          <table:table-cell office:value-type="date" office:date-value="2003-07-16T00:00:00" table:style-name="ce5">
            <text:p>16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09</text:p>
          </table:table-cell>
          <table:table-cell table:number-columns-repeated="16379"/>
        </table:table-row>
        <table:table-row table:style-name="ro1">
          <table:table-cell office:value-type="float" office:value="3936247984.4772134" table:style-name="ce1">
            <text:p>3936247984</text:p>
          </table:table-cell>
          <table:table-cell office:value-type="date" office:date-value="2003-03-09T00:00:00" table:style-name="ce5">
            <text:p>09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05</text:p>
          </table:table-cell>
          <table:table-cell table:number-columns-repeated="16379"/>
        </table:table-row>
        <table:table-row table:style-name="ro1">
          <table:table-cell office:value-type="float" office:value="3959514383.5760722" table:style-name="ce1">
            <text:p>3959514384</text:p>
          </table:table-cell>
          <table:table-cell office:value-type="date" office:date-value="2003-07-20T00:00:00" table:style-name="ce5">
            <text:p>20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0</text:p>
          </table:table-cell>
          <table:table-cell table:number-columns-repeated="16379"/>
        </table:table-row>
        <table:table-row table:style-name="ro1">
          <table:table-cell office:value-type="float" office:value="3984573045.5073719" table:style-name="ce1">
            <text:p>3984573046</text:p>
          </table:table-cell>
          <table:table-cell office:value-type="date" office:date-value="2003-08-24T00:00:00" table:style-name="ce5">
            <text:p>24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25</text:p>
          </table:table-cell>
          <table:table-cell table:number-columns-repeated="16379"/>
        </table:table-row>
        <table:table-row table:style-name="ro1">
          <table:table-cell office:value-type="float" office:value="3954318281.5105448" table:style-name="ce1">
            <text:p>3954318282</text:p>
          </table:table-cell>
          <table:table-cell office:value-type="date" office:date-value="2003-04-16T00:00:00" table:style-name="ce5">
            <text:p>16/04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94227538.371757" table:style-name="ce1">
            <text:p>3994227538</text:p>
          </table:table-cell>
          <table:table-cell office:value-type="date" office:date-value="2003-08-28T00:00:00" table:style-name="ce5">
            <text:p>28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46</text:p>
          </table:table-cell>
          <table:table-cell table:number-columns-repeated="16379"/>
        </table:table-row>
        <table:table-row table:style-name="ro1">
          <table:table-cell office:value-type="float" office:value="3975926981.6177917" table:style-name="ce1">
            <text:p>3975926982</text:p>
          </table:table-cell>
          <table:table-cell office:value-type="date" office:date-value="2003-09-02T00:00:00" table:style-name="ce5">
            <text:p>02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09</text:p>
          </table:table-cell>
          <table:table-cell table:number-columns-repeated="16379"/>
        </table:table-row>
        <table:table-row table:style-name="ro1">
          <table:table-cell office:value-type="float" office:value="3979520620.6834807" table:style-name="ce1">
            <text:p>3979520621</text:p>
          </table:table-cell>
          <table:table-cell office:value-type="date" office:date-value="2003-05-24T00:00:00" table:style-name="ce5">
            <text:p>24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1</text:p>
          </table:table-cell>
          <table:table-cell table:number-columns-repeated="16379"/>
        </table:table-row>
        <table:table-row table:style-name="ro1">
          <table:table-cell office:value-type="float" office:value="3989584842.4992013" table:style-name="ce1">
            <text:p>3989584842</text:p>
          </table:table-cell>
          <table:table-cell office:value-type="date" office:date-value="2003-09-05T00:00:00" table:style-name="ce5">
            <text:p>05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2</text:p>
          </table:table-cell>
          <table:table-cell table:number-columns-repeated="16379"/>
        </table:table-row>
        <table:table-row table:style-name="ro1">
          <table:table-cell office:value-type="float" office:value="3976778226.9938364" table:style-name="ce1">
            <text:p>3976778227</text:p>
          </table:table-cell>
          <table:table-cell office:value-type="date" office:date-value="2003-09-07T00:00:00" table:style-name="ce5">
            <text:p>07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2</text:p>
          </table:table-cell>
          <table:table-cell table:number-columns-repeated="16379"/>
        </table:table-row>
        <table:table-row table:style-name="ro1">
          <table:table-cell office:value-type="float" office:value="3964184113.4051585" table:style-name="ce1">
            <text:p>3964184113</text:p>
          </table:table-cell>
          <table:table-cell office:value-type="date" office:date-value="2003-05-29T00:00:00" table:style-name="ce5">
            <text:p>29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50138807.4670548" table:style-name="ce1">
            <text:p>3950138807</text:p>
          </table:table-cell>
          <table:table-cell office:value-type="date" office:date-value="2003-09-09T00:00:00" table:style-name="ce5">
            <text:p>09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0</text:p>
          </table:table-cell>
          <table:table-cell table:number-columns-repeated="16379"/>
        </table:table-row>
        <table:table-row table:style-name="ro1">
          <table:table-cell office:value-type="float" office:value="3939508245.3440728" table:style-name="ce1">
            <text:p>3939508245</text:p>
          </table:table-cell>
          <table:table-cell office:value-type="date" office:date-value="2003-09-11T00:00:00" table:style-name="ce5">
            <text:p>11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33</text:p>
          </table:table-cell>
          <table:table-cell table:number-columns-repeated="16379"/>
        </table:table-row>
        <table:table-row table:style-name="ro1">
          <table:table-cell office:value-type="float" office:value="3967702614.929462" table:style-name="ce1">
            <text:p>3967702615</text:p>
          </table:table-cell>
          <table:table-cell office:value-type="date" office:date-value="2003-06-02T00:00:00" table:style-name="ce5">
            <text:p>02/06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8</text:p>
          </table:table-cell>
          <table:table-cell table:number-columns-repeated="16379"/>
        </table:table-row>
        <table:table-row table:style-name="ro1">
          <table:table-cell office:value-type="float" office:value="3960168358.8889208" table:style-name="ce1">
            <text:p>3960168359</text:p>
          </table:table-cell>
          <table:table-cell office:value-type="date" office:date-value="2003-10-13T00:00:00" table:style-name="ce5">
            <text:p>13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0</text:p>
          </table:table-cell>
          <table:table-cell table:number-columns-repeated="16379"/>
        </table:table-row>
        <table:table-row table:style-name="ro1">
          <table:table-cell office:value-type="float" office:value="3971903641.3087835" table:style-name="ce1">
            <text:p>3971903641</text:p>
          </table:table-cell>
          <table:table-cell office:value-type="date" office:date-value="2003-10-16T00:00:00" table:style-name="ce5">
            <text:p>16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39</text:p>
          </table:table-cell>
          <table:table-cell table:number-columns-repeated="16379"/>
        </table:table-row>
        <table:table-row table:style-name="ro1">
          <table:table-cell office:value-type="float" office:value="3985777392.8488064" table:style-name="ce1">
            <text:p>3985777393</text:p>
          </table:table-cell>
          <table:table-cell office:value-type="date" office:date-value="2003-06-08T00:00:00" table:style-name="ce5">
            <text:p>08/06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1</text:p>
          </table:table-cell>
          <table:table-cell table:number-columns-repeated="16379"/>
        </table:table-row>
        <table:table-row table:style-name="ro1">
          <table:table-cell office:value-type="float" office:value="3993618203.9738107" table:style-name="ce1">
            <text:p>3993618204</text:p>
          </table:table-cell>
          <table:table-cell office:value-type="date" office:date-value="2003-10-19T00:00:00" table:style-name="ce5">
            <text:p>19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5</text:p>
          </table:table-cell>
          <table:table-cell table:number-columns-repeated="16379"/>
        </table:table-row>
        <table:table-row table:style-name="ro1">
          <table:table-cell office:value-type="float" office:value="3934781302.1724401" table:style-name="ce1">
            <text:p>3934781302</text:p>
          </table:table-cell>
          <table:table-cell office:value-type="date" office:date-value="2004-11-23T00:00:00" table:style-name="ce5">
            <text:p>23/1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53964312.0722938" table:style-name="ce1">
            <text:p>3953964312</text:p>
          </table:table-cell>
          <table:table-cell office:value-type="date" office:date-value="2004-07-16T00:00:00" table:style-name="ce5">
            <text:p>16/07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4</text:p>
          </table:table-cell>
          <table:table-cell table:number-columns-repeated="16379"/>
        </table:table-row>
        <table:table-row table:style-name="ro1">
          <table:table-cell office:value-type="float" office:value="3949565555.2951622" table:style-name="ce1">
            <text:p>3949565555</text:p>
          </table:table-cell>
          <table:table-cell office:value-type="date" office:date-value="2004-11-27T00:00:00" table:style-name="ce5">
            <text:p>27/1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35618006.5117435" table:style-name="ce1">
            <text:p>3935618007</text:p>
          </table:table-cell>
          <table:table-cell office:value-type="date" office:date-value="2004-12-01T00:00:00" table:style-name="ce5">
            <text:p>01/1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3</text:p>
          </table:table-cell>
          <table:table-cell table:number-columns-repeated="16379"/>
        </table:table-row>
        <table:table-row table:style-name="ro1">
          <table:table-cell office:value-type="float" office:value="3933958333.163938" table:style-name="ce1">
            <text:p>3933958333</text:p>
          </table:table-cell>
          <table:table-cell office:value-type="date" office:date-value="2004-08-24T00:00:00" table:style-name="ce5">
            <text:p>24/08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3</text:p>
          </table:table-cell>
          <table:table-cell table:number-columns-repeated="16379"/>
        </table:table-row>
        <table:table-row table:style-name="ro1">
          <table:table-cell office:value-type="float" office:value="3999191996.868154" table:style-name="ce1">
            <text:p>3999191997</text:p>
          </table:table-cell>
          <table:table-cell office:value-type="date" office:date-value="2004-12-05T00:00:00" table:style-name="ce5">
            <text:p>05/1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39</text:p>
          </table:table-cell>
          <table:table-cell table:number-columns-repeated="16379"/>
        </table:table-row>
        <table:table-row table:style-name="ro1">
          <table:table-cell office:value-type="float" office:value="3975710283.6677623" table:style-name="ce1">
            <text:p>3975710284</text:p>
          </table:table-cell>
          <table:table-cell office:value-type="date" office:date-value="2004-01-09T00:00:00" table:style-name="ce5">
            <text:p>09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6</text:p>
          </table:table-cell>
          <table:table-cell table:number-columns-repeated="16379"/>
        </table:table-row>
        <table:table-row table:style-name="ro1">
          <table:table-cell office:value-type="float" office:value="3979452531.2086577" table:style-name="ce1">
            <text:p>3979452531</text:p>
          </table:table-cell>
          <table:table-cell office:value-type="date" office:date-value="2004-09-02T00:00:00" table:style-name="ce5">
            <text:p>02/09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66</text:p>
          </table:table-cell>
          <table:table-cell table:number-columns-repeated="16379"/>
        </table:table-row>
        <table:table-row table:style-name="ro1">
          <table:table-cell office:value-type="float" office:value="3931787020.0452662" table:style-name="ce1">
            <text:p>3931787020</text:p>
          </table:table-cell>
          <table:table-cell office:value-type="date" office:date-value="2004-01-13T00:00:00" table:style-name="ce5">
            <text:p>13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73840715.7715001" table:style-name="ce1">
            <text:p>3973840716</text:p>
          </table:table-cell>
          <table:table-cell office:value-type="date" office:date-value="2004-01-16T00:00:00" table:style-name="ce5">
            <text:p>16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6</text:p>
          </table:table-cell>
          <table:table-cell table:number-columns-repeated="16379"/>
        </table:table-row>
        <table:table-row table:style-name="ro1">
          <table:table-cell office:value-type="float" office:value="3951523675.318728" table:style-name="ce1">
            <text:p>3951523675</text:p>
          </table:table-cell>
          <table:table-cell office:value-type="date" office:date-value="2004-09-07T00:00:00" table:style-name="ce5">
            <text:p>07/09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32</text:p>
          </table:table-cell>
          <table:table-cell table:number-columns-repeated="16379"/>
        </table:table-row>
        <table:table-row table:style-name="ro1">
          <table:table-cell office:value-type="float" office:value="3951728482.8175712" table:style-name="ce1">
            <text:p>3951728483</text:p>
          </table:table-cell>
          <table:table-cell office:value-type="date" office:date-value="2004-01-18T00:00:00" table:style-name="ce5">
            <text:p>18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5</text:p>
          </table:table-cell>
          <table:table-cell table:number-columns-repeated="16379"/>
        </table:table-row>
        <table:table-row table:style-name="ro1">
          <table:table-cell office:value-type="float" office:value="3980388425.1647758" table:style-name="ce1">
            <text:p>3980388425</text:p>
          </table:table-cell>
          <table:table-cell office:value-type="date" office:date-value="2004-01-20T00:00:00" table:style-name="ce5">
            <text:p>20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50</text:p>
          </table:table-cell>
          <table:table-cell table:number-columns-repeated="16379"/>
        </table:table-row>
        <table:table-row table:style-name="ro1">
          <table:table-cell office:value-type="float" office:value="3992901313.0561175" table:style-name="ce1">
            <text:p>3992901313</text:p>
          </table:table-cell>
          <table:table-cell office:value-type="date" office:date-value="2004-09-11T00:00:00" table:style-name="ce5">
            <text:p>11/09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0</text:p>
          </table:table-cell>
          <table:table-cell table:number-columns-repeated="16379"/>
        </table:table-row>
        <table:table-row table:style-name="ro1">
          <table:table-cell office:value-type="float" office:value="3940945646.5379372" table:style-name="ce1">
            <text:p>3940945647</text:p>
          </table:table-cell>
          <table:table-cell office:value-type="date" office:date-value="2004-01-22T00:00:00" table:style-name="ce5">
            <text:p>22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45</text:p>
          </table:table-cell>
          <table:table-cell table:number-columns-repeated="16379"/>
        </table:table-row>
        <table:table-row table:style-name="ro1">
          <table:table-cell office:value-type="float" office:value="3990349911.0619102" table:style-name="ce1">
            <text:p>3990349911</text:p>
          </table:table-cell>
          <table:table-cell office:value-type="date" office:date-value="2004-02-24T00:00:00" table:style-name="ce5">
            <text:p>24/0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18</text:p>
          </table:table-cell>
          <table:table-cell table:number-columns-repeated="16379"/>
        </table:table-row>
        <table:table-row table:style-name="ro1">
          <table:table-cell office:value-type="float" office:value="3993014709.4340167" table:style-name="ce1">
            <text:p>3993014709</text:p>
          </table:table-cell>
          <table:table-cell office:value-type="date" office:date-value="2004-10-16T00:00:00" table:style-name="ce5">
            <text:p>16/10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6</text:p>
          </table:table-cell>
          <table:table-cell table:number-columns-repeated="16379"/>
        </table:table-row>
        <table:table-row table:style-name="ro1">
          <table:table-cell office:value-type="float" office:value="3997069754.9683557" table:style-name="ce1">
            <text:p>3997069755</text:p>
          </table:table-cell>
          <table:table-cell office:value-type="date" office:date-value="2004-02-27T00:00:00" table:style-name="ce5">
            <text:p>27/0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3</text:p>
          </table:table-cell>
          <table:table-cell table:number-columns-repeated="16379"/>
        </table:table-row>
        <table:table-row table:style-name="ro1">
          <table:table-cell office:value-type="float" office:value="3964360178.6986609" table:style-name="ce1">
            <text:p>3964360179</text:p>
          </table:table-cell>
          <table:table-cell office:value-type="date" office:date-value="2005-03-01T00:00:00" table:style-name="ce5">
            <text:p>01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5</text:p>
          </table:table-cell>
          <table:table-cell table:number-columns-repeated="16379"/>
        </table:table-row>
        <table:table-row table:style-name="ro1">
          <table:table-cell office:value-type="float" office:value="3989018516.4185033" table:style-name="ce1">
            <text:p>3989018516</text:p>
          </table:table-cell>
          <table:table-cell office:value-type="date" office:date-value="2005-11-23T00:00:00" table:style-name="ce5">
            <text:p>23/1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2</text:p>
          </table:table-cell>
          <table:table-cell table:number-columns-repeated="16379"/>
        </table:table-row>
        <table:table-row table:style-name="ro1">
          <table:table-cell office:value-type="float" office:value="3957433484.9399676" table:style-name="ce1">
            <text:p>3957433485</text:p>
          </table:table-cell>
          <table:table-cell office:value-type="date" office:date-value="2005-03-05T00:00:00" table:style-name="ce5">
            <text:p>05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6</text:p>
          </table:table-cell>
          <table:table-cell table:number-columns-repeated="16379"/>
        </table:table-row>
        <table:table-row table:style-name="ro1">
          <table:table-cell office:value-type="float" office:value="3952883326.6588354" table:style-name="ce1">
            <text:p>3952883327</text:p>
          </table:table-cell>
          <table:table-cell office:value-type="date" office:date-value="2005-03-09T00:00:00" table:style-name="ce5">
            <text:p>09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2</text:p>
          </table:table-cell>
          <table:table-cell table:number-columns-repeated="16379"/>
        </table:table-row>
        <table:table-row table:style-name="ro1">
          <table:table-cell office:value-type="float" office:value="3972404103.4841366" table:style-name="ce1">
            <text:p>3972404103</text:p>
          </table:table-cell>
          <table:table-cell office:value-type="date" office:date-value="2005-12-01T00:00:00" table:style-name="ce5">
            <text:p>01/1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65879064.4933176" table:style-name="ce1">
            <text:p>3965879064</text:p>
          </table:table-cell>
          <table:table-cell office:value-type="date" office:date-value="2005-04-13T00:00:00" table:style-name="ce5">
            <text:p>13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0</text:p>
          </table:table-cell>
          <table:table-cell table:number-columns-repeated="16379"/>
        </table:table-row>
        <table:table-row table:style-name="ro1">
          <table:table-cell office:value-type="float" office:value="3987317897.7014403" table:style-name="ce1">
            <text:p>3987317898</text:p>
          </table:table-cell>
          <table:table-cell office:value-type="date" office:date-value="2005-04-16T00:00:00" table:style-name="ce5">
            <text:p>16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3</text:p>
          </table:table-cell>
          <table:table-cell table:number-columns-repeated="16379"/>
        </table:table-row>
        <table:table-row table:style-name="ro1">
          <table:table-cell office:value-type="float" office:value="3978120838.4560218" table:style-name="ce1">
            <text:p>3978120838</text:p>
          </table:table-cell>
          <table:table-cell office:value-type="date" office:date-value="2005-01-09T00:00:00" table:style-name="ce5">
            <text:p>09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5</text:p>
          </table:table-cell>
          <table:table-cell table:number-columns-repeated="16379"/>
        </table:table-row>
        <table:table-row table:style-name="ro1">
          <table:table-cell office:value-type="float" office:value="3947773030.2039294" table:style-name="ce1">
            <text:p>3947773030</text:p>
          </table:table-cell>
          <table:table-cell office:value-type="date" office:date-value="2005-05-21T00:00:00" table:style-name="ce5">
            <text:p>2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5</text:p>
          </table:table-cell>
          <table:table-cell table:number-columns-repeated="16379"/>
        </table:table-row>
        <table:table-row table:style-name="ro1">
          <table:table-cell office:value-type="float" office:value="3936207477.5907917" table:style-name="ce1">
            <text:p>3936207478</text:p>
          </table:table-cell>
          <table:table-cell office:value-type="date" office:date-value="2005-05-24T00:00:00" table:style-name="ce5">
            <text:p>24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2</text:p>
          </table:table-cell>
          <table:table-cell table:number-columns-repeated="16379"/>
        </table:table-row>
        <table:table-row table:style-name="ro1">
          <table:table-cell office:value-type="float" office:value="3939863082.6918306" table:style-name="ce1">
            <text:p>3939863083</text:p>
          </table:table-cell>
          <table:table-cell office:value-type="date" office:date-value="2005-01-16T00:00:00" table:style-name="ce5">
            <text:p>16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4</text:p>
          </table:table-cell>
          <table:table-cell table:number-columns-repeated="16379"/>
        </table:table-row>
        <table:table-row table:style-name="ro1">
          <table:table-cell office:value-type="float" office:value="3972424093.6969829" table:style-name="ce1">
            <text:p>3972424094</text:p>
          </table:table-cell>
          <table:table-cell office:value-type="date" office:date-value="2005-05-27T00:00:00" table:style-name="ce5">
            <text:p>27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9</text:p>
          </table:table-cell>
          <table:table-cell table:number-columns-repeated="16379"/>
        </table:table-row>
        <table:table-row table:style-name="ro1">
          <table:table-cell office:value-type="float" office:value="3962851985.1828742" table:style-name="ce1">
            <text:p>3962851985</text:p>
          </table:table-cell>
          <table:table-cell office:value-type="date" office:date-value="2005-05-29T00:00:00" table:style-name="ce5">
            <text:p>29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4</text:p>
          </table:table-cell>
          <table:table-cell table:number-columns-repeated="16379"/>
        </table:table-row>
        <table:table-row table:style-name="ro1">
          <table:table-cell office:value-type="float" office:value="3999352051.8290863" table:style-name="ce1">
            <text:p>3999352052</text:p>
          </table:table-cell>
          <table:table-cell office:value-type="date" office:date-value="2005-01-20T00:00:00" table:style-name="ce5">
            <text:p>20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5</text:p>
          </table:table-cell>
          <table:table-cell table:number-columns-repeated="16379"/>
        </table:table-row>
        <table:table-row table:style-name="ro1">
          <table:table-cell office:value-type="float" office:value="3985128284.3068871" table:style-name="ce1">
            <text:p>3985128284</text:p>
          </table:table-cell>
          <table:table-cell office:value-type="date" office:date-value="2005-05-31T00:00:00" table:style-name="ce5">
            <text:p>3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17</text:p>
          </table:table-cell>
          <table:table-cell table:number-columns-repeated="16379"/>
        </table:table-row>
        <table:table-row table:style-name="ro1">
          <table:table-cell office:value-type="float" office:value="3973109999.9229074" table:style-name="ce1">
            <text:p>3973110000</text:p>
          </table:table-cell>
          <table:table-cell office:value-type="date" office:date-value="2005-06-02T00:00:00" table:style-name="ce5">
            <text:p>02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0</text:p>
          </table:table-cell>
          <table:table-cell table:number-columns-repeated="16379"/>
        </table:table-row>
        <table:table-row table:style-name="ro1">
          <table:table-cell office:value-type="float" office:value="3987909841.8234444" table:style-name="ce1">
            <text:p>3987909842</text:p>
          </table:table-cell>
          <table:table-cell office:value-type="date" office:date-value="2005-02-24T00:00:00" table:style-name="ce5">
            <text:p>24/0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6</text:p>
          </table:table-cell>
          <table:table-cell table:number-columns-repeated="16379"/>
        </table:table-row>
        <table:table-row table:style-name="ro1">
          <table:table-cell office:value-type="float" office:value="3996565581.3277411" table:style-name="ce1">
            <text:p>3996565581</text:p>
          </table:table-cell>
          <table:table-cell office:value-type="date" office:date-value="2005-06-05T00:00:00" table:style-name="ce5">
            <text:p>05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2</text:p>
          </table:table-cell>
          <table:table-cell table:number-columns-repeated="16379"/>
        </table:table-row>
        <table:table-row table:style-name="ro1">
          <table:table-cell office:value-type="float" office:value="3993721035.2925611" table:style-name="ce1">
            <text:p>3993721035</text:p>
          </table:table-cell>
          <table:table-cell office:value-type="date" office:date-value="2005-03-01T00:00:00" table:style-name="ce5">
            <text:p>01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3</text:p>
          </table:table-cell>
          <table:table-cell table:number-columns-repeated="16379"/>
        </table:table-row>
        <table:table-row table:style-name="ro1">
          <table:table-cell office:value-type="float" office:value="3985556007.728858" table:style-name="ce1">
            <text:p>3985556008</text:p>
          </table:table-cell>
          <table:table-cell office:value-type="date" office:date-value="2005-11-23T00:00:00" table:style-name="ce5">
            <text:p>23/1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1</text:p>
          </table:table-cell>
          <table:table-cell table:number-columns-repeated="16379"/>
        </table:table-row>
        <table:table-row table:style-name="ro1">
          <table:table-cell office:value-type="float" office:value="3975150644.1229672" table:style-name="ce1">
            <text:p>3975150644</text:p>
          </table:table-cell>
          <table:table-cell office:value-type="date" office:date-value="2005-03-05T00:00:00" table:style-name="ce5">
            <text:p>05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09</text:p>
          </table:table-cell>
          <table:table-cell table:number-columns-repeated="16379"/>
        </table:table-row>
        <table:table-row table:style-name="ro1">
          <table:table-cell office:value-type="float" office:value="3993324165.4304748" table:style-name="ce1">
            <text:p>3993324165</text:p>
          </table:table-cell>
          <table:table-cell office:value-type="date" office:date-value="2005-03-09T00:00:00" table:style-name="ce5">
            <text:p>09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34896166.0827341" table:style-name="ce1">
            <text:p>3934896166</text:p>
          </table:table-cell>
          <table:table-cell office:value-type="date" office:date-value="2005-12-01T00:00:00" table:style-name="ce5">
            <text:p>01/1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1</text:p>
          </table:table-cell>
          <table:table-cell table:number-columns-repeated="16379"/>
        </table:table-row>
        <table:table-row table:style-name="ro1">
          <table:table-cell office:value-type="float" office:value="3942786839.4063964" table:style-name="ce1">
            <text:p>3942786839</text:p>
          </table:table-cell>
          <table:table-cell office:value-type="date" office:date-value="2005-04-13T00:00:00" table:style-name="ce5">
            <text:p>13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4</text:p>
          </table:table-cell>
          <table:table-cell table:number-columns-repeated="16379"/>
        </table:table-row>
        <table:table-row table:style-name="ro1">
          <table:table-cell office:value-type="float" office:value="3978165627.1920185" table:style-name="ce1">
            <text:p>3978165627</text:p>
          </table:table-cell>
          <table:table-cell office:value-type="date" office:date-value="2005-04-16T00:00:00" table:style-name="ce5">
            <text:p>16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6</text:p>
          </table:table-cell>
          <table:table-cell table:number-columns-repeated="16379"/>
        </table:table-row>
        <table:table-row table:style-name="ro1">
          <table:table-cell office:value-type="float" office:value="3935838646.1646099" table:style-name="ce1">
            <text:p>3935838646</text:p>
          </table:table-cell>
          <table:table-cell office:value-type="date" office:date-value="2005-01-09T00:00:00" table:style-name="ce5">
            <text:p>09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7</text:p>
          </table:table-cell>
          <table:table-cell table:number-columns-repeated="16379"/>
        </table:table-row>
        <table:table-row table:style-name="ro1">
          <table:table-cell office:value-type="float" office:value="3947583916.075582" table:style-name="ce1">
            <text:p>3947583916</text:p>
          </table:table-cell>
          <table:table-cell office:value-type="date" office:date-value="2005-05-21T00:00:00" table:style-name="ce5">
            <text:p>2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68</text:p>
          </table:table-cell>
          <table:table-cell table:number-columns-repeated="16379"/>
        </table:table-row>
        <table:table-row table:style-name="ro1">
          <table:table-cell office:value-type="float" office:value="3969570708.7640457" table:style-name="ce1">
            <text:p>3969570709</text:p>
          </table:table-cell>
          <table:table-cell office:value-type="date" office:date-value="2005-05-24T00:00:00" table:style-name="ce5">
            <text:p>24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25</text:p>
          </table:table-cell>
          <table:table-cell table:number-columns-repeated="16379"/>
        </table:table-row>
        <table:table-row table:style-name="ro1">
          <table:table-cell office:value-type="float" office:value="3965795647.8089304" table:style-name="ce1">
            <text:p>3965795648</text:p>
          </table:table-cell>
          <table:table-cell office:value-type="date" office:date-value="2005-01-16T00:00:00" table:style-name="ce5">
            <text:p>16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2</text:p>
          </table:table-cell>
          <table:table-cell table:number-columns-repeated="16379"/>
        </table:table-row>
        <table:table-row table:style-name="ro1">
          <table:table-cell office:value-type="float" office:value="3996537052.0794883" table:style-name="ce1">
            <text:p>3996537052</text:p>
          </table:table-cell>
          <table:table-cell office:value-type="date" office:date-value="2005-05-27T00:00:00" table:style-name="ce5">
            <text:p>27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93572071.8756561" table:style-name="ce1">
            <text:p>3993572072</text:p>
          </table:table-cell>
          <table:table-cell office:value-type="date" office:date-value="2005-05-29T00:00:00" table:style-name="ce5">
            <text:p>29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75908939.4353418" table:style-name="ce1">
            <text:p>3975908939</text:p>
          </table:table-cell>
          <table:table-cell office:value-type="date" office:date-value="2005-01-20T00:00:00" table:style-name="ce5">
            <text:p>20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3</text:p>
          </table:table-cell>
          <table:table-cell table:number-columns-repeated="16379"/>
        </table:table-row>
        <table:table-row table:style-name="ro1">
          <table:table-cell office:value-type="float" office:value="3976338372.5305066" table:style-name="ce1">
            <text:p>3976338373</text:p>
          </table:table-cell>
          <table:table-cell office:value-type="date" office:date-value="2005-05-31T00:00:00" table:style-name="ce5">
            <text:p>3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2</text:p>
          </table:table-cell>
          <table:table-cell table:number-columns-repeated="16379"/>
        </table:table-row>
        <table:table-row table:style-name="ro1">
          <table:table-cell office:value-type="float" office:value="3989174787.4633822" table:style-name="ce1">
            <text:p>3989174787</text:p>
          </table:table-cell>
          <table:table-cell office:value-type="date" office:date-value="2005-06-02T00:00:00" table:style-name="ce5">
            <text:p>02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5</text:p>
          </table:table-cell>
          <table:table-cell table:number-columns-repeated="16379"/>
        </table:table-row>
        <table:table-row table:style-name="ro1">
          <table:table-cell office:value-type="float" office:value="3941370453.5280385" table:style-name="ce1">
            <text:p>3941370454</text:p>
          </table:table-cell>
          <table:table-cell office:value-type="date" office:date-value="2005-02-24T00:00:00" table:style-name="ce5">
            <text:p>24/0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90052060.5193338" table:style-name="ce1">
            <text:p>3990052061</text:p>
          </table:table-cell>
          <table:table-cell office:value-type="date" office:date-value="2005-06-05T00:00:00" table:style-name="ce5">
            <text:p>05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1</text:p>
          </table:table-cell>
          <table:table-cell table:number-columns-repeated="16379"/>
        </table:table-row>
        <table:table-row table:style-name="ro1">
          <table:table-cell office:value-type="float" office:value="3945152953.6920786" table:style-name="ce1">
            <text:p>3945152954</text:p>
          </table:table-cell>
          <table:table-cell office:value-type="date" office:date-value="2005-06-08T00:00:00" table:style-name="ce5">
            <text:p>08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44</text:p>
          </table:table-cell>
          <table:table-cell table:number-columns-repeated="16379"/>
        </table:table-row>
        <table:table-row table:style-name="ro1">
          <table:table-cell office:value-type="float" office:value="3960290202.8515053" table:style-name="ce1">
            <text:p>3960290203</text:p>
          </table:table-cell>
          <table:table-cell office:value-type="date" office:date-value="2006-03-01T00:00:00" table:style-name="ce5">
            <text:p>01/03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2</text:p>
          </table:table-cell>
          <table:table-cell table:number-columns-repeated="16379"/>
        </table:table-row>
        <table:table-row table:style-name="ro1">
          <table:table-cell office:value-type="float" office:value="3930223335.4139566" table:style-name="ce1">
            <text:p>3930223335</text:p>
          </table:table-cell>
          <table:table-cell office:value-type="date" office:date-value="2006-07-12T00:00:00" table:style-name="ce5">
            <text:p>12/07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7</text:p>
          </table:table-cell>
          <table:table-cell table:number-columns-repeated="16379"/>
        </table:table-row>
        <table:table-row table:style-name="ro1">
          <table:table-cell office:value-type="float" office:value="3977710167.6569571" table:style-name="ce1">
            <text:p>3977710168</text:p>
          </table:table-cell>
          <table:table-cell office:value-type="date" office:date-value="2006-07-16T00:00:00" table:style-name="ce5">
            <text:p>16/07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54</text:p>
          </table:table-cell>
          <table:table-cell table:number-columns-repeated="16379"/>
        </table:table-row>
        <table:table-row table:style-name="ro1">
          <table:table-cell office:value-type="float" office:value="3991834539.1655464" table:style-name="ce1">
            <text:p>3991834539</text:p>
          </table:table-cell>
          <table:table-cell office:value-type="date" office:date-value="2006-03-09T00:00:00" table:style-name="ce5">
            <text:p>09/03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07</text:p>
          </table:table-cell>
          <table:table-cell table:number-columns-repeated="16379"/>
        </table:table-row>
        <table:table-row table:style-name="ro1">
          <table:table-cell office:value-type="float" office:value="3969146697.4213424" table:style-name="ce1">
            <text:p>3969146697</text:p>
          </table:table-cell>
          <table:table-cell office:value-type="date" office:date-value="2006-07-20T00:00:00" table:style-name="ce5">
            <text:p>20/07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93121095.5688376" table:style-name="ce1">
            <text:p>3993121096</text:p>
          </table:table-cell>
          <table:table-cell office:value-type="date" office:date-value="2006-08-24T00:00:00" table:style-name="ce5">
            <text:p>24/08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15</text:p>
          </table:table-cell>
          <table:table-cell table:number-columns-repeated="16379"/>
        </table:table-row>
        <table:table-row table:style-name="ro1">
          <table:table-cell office:value-type="float" office:value="3960356293.2579002" table:style-name="ce1">
            <text:p>3960356293</text:p>
          </table:table-cell>
          <table:table-cell office:value-type="date" office:date-value="2006-04-16T00:00:00" table:style-name="ce5">
            <text:p>16/04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2</text:p>
          </table:table-cell>
          <table:table-cell table:number-columns-repeated="16379"/>
        </table:table-row>
        <table:table-row table:style-name="ro1">
          <table:table-cell office:value-type="float" office:value="3957196931.0832987" table:style-name="ce1">
            <text:p>3957196931</text:p>
          </table:table-cell>
          <table:table-cell office:value-type="date" office:date-value="2006-08-28T00:00:00" table:style-name="ce5">
            <text:p>28/08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9</text:p>
          </table:table-cell>
          <table:table-cell table:number-columns-repeated="16379"/>
        </table:table-row>
        <table:table-row table:style-name="ro1">
          <table:table-cell office:value-type="float" office:value="3974064626.0039868" table:style-name="ce1">
            <text:p>3974064626</text:p>
          </table:table-cell>
          <table:table-cell office:value-type="date" office:date-value="2006-09-02T00:00:00" table:style-name="ce5">
            <text:p>02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8</text:p>
          </table:table-cell>
          <table:table-cell table:number-columns-repeated="16379"/>
        </table:table-row>
        <table:table-row table:style-name="ro1">
          <table:table-cell office:value-type="float" office:value="3964626905.6963878" table:style-name="ce1">
            <text:p>3964626906</text:p>
          </table:table-cell>
          <table:table-cell office:value-type="date" office:date-value="2006-05-24T00:00:00" table:style-name="ce5">
            <text:p>24/05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11</text:p>
          </table:table-cell>
          <table:table-cell table:number-columns-repeated="16379"/>
        </table:table-row>
        <table:table-row table:style-name="ro1">
          <table:table-cell office:value-type="float" office:value="3968690129.8213782" table:style-name="ce1">
            <text:p>3968690130</text:p>
          </table:table-cell>
          <table:table-cell office:value-type="date" office:date-value="2006-09-05T00:00:00" table:style-name="ce5">
            <text:p>05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2629501.9207711" table:style-name="ce1">
            <text:p>3932629502</text:p>
          </table:table-cell>
          <table:table-cell office:value-type="date" office:date-value="2006-09-07T00:00:00" table:style-name="ce5">
            <text:p>07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23</text:p>
          </table:table-cell>
          <table:table-cell table:number-columns-repeated="16379"/>
        </table:table-row>
        <table:table-row table:style-name="ro1">
          <table:table-cell office:value-type="float" office:value="3952048183.6784983" table:style-name="ce1">
            <text:p>3952048184</text:p>
          </table:table-cell>
          <table:table-cell office:value-type="date" office:date-value="2006-05-29T00:00:00" table:style-name="ce5">
            <text:p>29/05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7</text:p>
          </table:table-cell>
          <table:table-cell table:number-columns-repeated="16379"/>
        </table:table-row>
        <table:table-row table:style-name="ro1">
          <table:table-cell office:value-type="float" office:value="3999043494.9888639" table:style-name="ce1">
            <text:p>3999043495</text:p>
          </table:table-cell>
          <table:table-cell office:value-type="date" office:date-value="2006-09-09T00:00:00" table:style-name="ce5">
            <text:p>09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36</text:p>
          </table:table-cell>
          <table:table-cell table:number-columns-repeated="16379"/>
        </table:table-row>
        <table:table-row table:style-name="ro1">
          <table:table-cell office:value-type="float" office:value="3990496337.359808" table:style-name="ce1">
            <text:p>3990496337</text:p>
          </table:table-cell>
          <table:table-cell office:value-type="date" office:date-value="2006-09-11T00:00:00" table:style-name="ce5">
            <text:p>11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8</text:p>
          </table:table-cell>
          <table:table-cell table:number-columns-repeated="16379"/>
        </table:table-row>
        <table:table-row table:style-name="ro1">
          <table:table-cell office:value-type="float" office:value="3968369394.3000569" table:style-name="ce1">
            <text:p>3968369394</text:p>
          </table:table-cell>
          <table:table-cell office:value-type="date" office:date-value="2006-06-02T00:00:00" table:style-name="ce5">
            <text:p>02/06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3</text:p>
          </table:table-cell>
          <table:table-cell table:number-columns-repeated="16379"/>
        </table:table-row>
        <table:table-row table:style-name="ro1">
          <table:table-cell office:value-type="float" office:value="3999524678.6564064" table:style-name="ce1">
            <text:p>3999524679</text:p>
          </table:table-cell>
          <table:table-cell office:value-type="date" office:date-value="2006-10-13T00:00:00" table:style-name="ce5">
            <text:p>13/10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47730207.907588" table:style-name="ce1">
            <text:p>3947730208</text:p>
          </table:table-cell>
          <table:table-cell office:value-type="date" office:date-value="2006-10-16T00:00:00" table:style-name="ce5">
            <text:p>16/10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6</text:p>
          </table:table-cell>
          <table:table-cell table:number-columns-repeated="16379"/>
        </table:table-row>
        <table:table-row table:style-name="ro1">
          <table:table-cell office:value-type="float" office:value="3952756769.8932476" table:style-name="ce1">
            <text:p>3952756770</text:p>
          </table:table-cell>
          <table:table-cell office:value-type="date" office:date-value="2006-06-08T00:00:00" table:style-name="ce5">
            <text:p>08/06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0</text:p>
          </table:table-cell>
          <table:table-cell table:number-columns-repeated="16379"/>
        </table:table-row>
        <table:table-row table:style-name="ro1">
          <table:table-cell office:value-type="float" office:value="3957058111.1507297" table:style-name="ce1">
            <text:p>3957058111</text:p>
          </table:table-cell>
          <table:table-cell office:value-type="date" office:date-value="2006-10-19T00:00:00" table:style-name="ce5">
            <text:p>19/10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1</text:p>
          </table:table-cell>
          <table:table-cell table:number-columns-repeated="16379"/>
        </table:table-row>
        <table:table-row table:style-name="ro1">
          <table:table-cell office:value-type="float" office:value="3959491015.586514" table:style-name="ce1">
            <text:p>3959491016</text:p>
          </table:table-cell>
          <table:table-cell office:value-type="date" office:date-value="2007-11-23T00:00:00" table:style-name="ce5">
            <text:p>23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9</text:p>
          </table:table-cell>
          <table:table-cell table:number-columns-repeated="16379"/>
        </table:table-row>
        <table:table-row table:style-name="ro1">
          <table:table-cell office:value-type="float" office:value="3963435859.3256211" table:style-name="ce1">
            <text:p>3963435859</text:p>
          </table:table-cell>
          <table:table-cell office:value-type="date" office:date-value="2007-07-16T00:00:00" table:style-name="ce5">
            <text:p>16/07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7</text:p>
          </table:table-cell>
          <table:table-cell table:number-columns-repeated="16379"/>
        </table:table-row>
        <table:table-row table:style-name="ro1">
          <table:table-cell office:value-type="float" office:value="3948438137.1501703" table:style-name="ce1">
            <text:p>3948438137</text:p>
          </table:table-cell>
          <table:table-cell office:value-type="date" office:date-value="2007-11-27T00:00:00" table:style-name="ce5">
            <text:p>27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88040258.5162597" table:style-name="ce1">
            <text:p>3988040259</text:p>
          </table:table-cell>
          <table:table-cell office:value-type="date" office:date-value="2007-12-01T00:00:00" table:style-name="ce5">
            <text:p>01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42</text:p>
          </table:table-cell>
          <table:table-cell table:number-columns-repeated="16379"/>
        </table:table-row>
        <table:table-row table:style-name="ro1">
          <table:table-cell office:value-type="float" office:value="3939342203.0307674" table:style-name="ce1">
            <text:p>3939342203</text:p>
          </table:table-cell>
          <table:table-cell office:value-type="date" office:date-value="2007-08-24T00:00:00" table:style-name="ce5">
            <text:p>24/08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1</text:p>
          </table:table-cell>
          <table:table-cell table:number-columns-repeated="16379"/>
        </table:table-row>
        <table:table-row table:style-name="ro1">
          <table:table-cell office:value-type="float" office:value="3979158012.5054402" table:style-name="ce1">
            <text:p>3979158013</text:p>
          </table:table-cell>
          <table:table-cell office:value-type="date" office:date-value="2007-12-05T00:00:00" table:style-name="ce5">
            <text:p>05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7</text:p>
          </table:table-cell>
          <table:table-cell table:number-columns-repeated="16379"/>
        </table:table-row>
        <table:table-row table:style-name="ro1">
          <table:table-cell office:value-type="float" office:value="3981126910.5153694" table:style-name="ce1">
            <text:p>3981126911</text:p>
          </table:table-cell>
          <table:table-cell office:value-type="date" office:date-value="2007-01-09T00:00:00" table:style-name="ce5">
            <text:p>09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5</text:p>
          </table:table-cell>
          <table:table-cell table:number-columns-repeated="16379"/>
        </table:table-row>
        <table:table-row table:style-name="ro1">
          <table:table-cell office:value-type="float" office:value="3936289788.2263832" table:style-name="ce1">
            <text:p>3936289788</text:p>
          </table:table-cell>
          <table:table-cell office:value-type="date" office:date-value="2007-09-02T00:00:00" table:style-name="ce5">
            <text:p>02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4</text:p>
          </table:table-cell>
          <table:table-cell table:number-columns-repeated="16379"/>
        </table:table-row>
        <table:table-row table:style-name="ro1">
          <table:table-cell office:value-type="float" office:value="3979975864.5163579" table:style-name="ce1">
            <text:p>3979975865</text:p>
          </table:table-cell>
          <table:table-cell office:value-type="date" office:date-value="2007-01-13T00:00:00" table:style-name="ce5">
            <text:p>13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7</text:p>
          </table:table-cell>
          <table:table-cell table:number-columns-repeated="16379"/>
        </table:table-row>
        <table:table-row table:style-name="ro1">
          <table:table-cell office:value-type="float" office:value="3978091659.5899768" table:style-name="ce1">
            <text:p>3978091660</text:p>
          </table:table-cell>
          <table:table-cell office:value-type="date" office:date-value="2007-01-16T00:00:00" table:style-name="ce5">
            <text:p>16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65</text:p>
          </table:table-cell>
          <table:table-cell table:number-columns-repeated="16379"/>
        </table:table-row>
        <table:table-row table:style-name="ro1">
          <table:table-cell office:value-type="float" office:value="3998579515.0488882" table:style-name="ce1">
            <text:p>3998579515</text:p>
          </table:table-cell>
          <table:table-cell office:value-type="date" office:date-value="2007-09-07T00:00:00" table:style-name="ce5">
            <text:p>07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33</text:p>
          </table:table-cell>
          <table:table-cell table:number-columns-repeated="16379"/>
        </table:table-row>
        <table:table-row table:style-name="ro1">
          <table:table-cell office:value-type="float" office:value="3980718058.138835" table:style-name="ce1">
            <text:p>3980718058</text:p>
          </table:table-cell>
          <table:table-cell office:value-type="date" office:date-value="2007-01-18T00:00:00" table:style-name="ce5">
            <text:p>18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71</text:p>
          </table:table-cell>
          <table:table-cell table:number-columns-repeated="16379"/>
        </table:table-row>
        <table:table-row table:style-name="ro1">
          <table:table-cell office:value-type="float" office:value="3959382198.1393113" table:style-name="ce1">
            <text:p>3959382198</text:p>
          </table:table-cell>
          <table:table-cell office:value-type="date" office:date-value="2007-01-20T00:00:00" table:style-name="ce5">
            <text:p>20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3</text:p>
          </table:table-cell>
          <table:table-cell table:number-columns-repeated="16379"/>
        </table:table-row>
        <table:table-row table:style-name="ro1">
          <table:table-cell office:value-type="float" office:value="3971748751.0740428" table:style-name="ce1">
            <text:p>3971748751</text:p>
          </table:table-cell>
          <table:table-cell office:value-type="date" office:date-value="2007-09-11T00:00:00" table:style-name="ce5">
            <text:p>11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94</text:p>
          </table:table-cell>
          <table:table-cell table:number-columns-repeated="16379"/>
        </table:table-row>
        <table:table-row table:style-name="ro1">
          <table:table-cell office:value-type="float" office:value="3977912056.3112864" table:style-name="ce1">
            <text:p>3977912056</text:p>
          </table:table-cell>
          <table:table-cell office:value-type="date" office:date-value="2007-01-22T00:00:00" table:style-name="ce5">
            <text:p>22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13</text:p>
          </table:table-cell>
          <table:table-cell table:number-columns-repeated="16379"/>
        </table:table-row>
        <table:table-row table:style-name="ro1">
          <table:table-cell office:value-type="float" office:value="3942435114.2484865" table:style-name="ce1">
            <text:p>3942435114</text:p>
          </table:table-cell>
          <table:table-cell office:value-type="date" office:date-value="2007-02-24T00:00:00" table:style-name="ce5">
            <text:p>24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57</text:p>
          </table:table-cell>
          <table:table-cell table:number-columns-repeated="16379"/>
        </table:table-row>
        <table:table-row table:style-name="ro1">
          <table:table-cell office:value-type="float" office:value="3961608589.3192234" table:style-name="ce1">
            <text:p>3961608589</text:p>
          </table:table-cell>
          <table:table-cell office:value-type="date" office:date-value="2007-10-16T00:00:00" table:style-name="ce5">
            <text:p>16/10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2</text:p>
          </table:table-cell>
          <table:table-cell table:number-columns-repeated="16379"/>
        </table:table-row>
        <table:table-row table:style-name="ro1">
          <table:table-cell office:value-type="float" office:value="3945791371.2410645" table:style-name="ce1">
            <text:p>3945791371</text:p>
          </table:table-cell>
          <table:table-cell office:value-type="date" office:date-value="2007-02-27T00:00:00" table:style-name="ce5">
            <text:p>27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7</text:p>
          </table:table-cell>
          <table:table-cell table:number-columns-repeated="16379"/>
        </table:table-row>
        <table:table-row table:style-name="ro1">
          <table:table-cell office:value-type="float" office:value="3939416189.1216741" table:style-name="ce1">
            <text:p>3939416189</text:p>
          </table:table-cell>
          <table:table-cell office:value-type="date" office:date-value="2007-11-23T00:00:00" table:style-name="ce5">
            <text:p>23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4</text:p>
          </table:table-cell>
          <table:table-cell table:number-columns-repeated="16379"/>
        </table:table-row>
        <table:table-row table:style-name="ro1">
          <table:table-cell office:value-type="float" office:value="3994478860.122571" table:style-name="ce1">
            <text:p>3994478860</text:p>
          </table:table-cell>
          <table:table-cell office:value-type="date" office:date-value="2007-07-16T00:00:00" table:style-name="ce5">
            <text:p>16/07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89</text:p>
          </table:table-cell>
          <table:table-cell table:number-columns-repeated="16379"/>
        </table:table-row>
        <table:table-row table:style-name="ro1">
          <table:table-cell office:value-type="float" office:value="3973638474.2226114" table:style-name="ce1">
            <text:p>3973638474</text:p>
          </table:table-cell>
          <table:table-cell office:value-type="date" office:date-value="2007-11-27T00:00:00" table:style-name="ce5">
            <text:p>27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57</text:p>
          </table:table-cell>
          <table:table-cell table:number-columns-repeated="16379"/>
        </table:table-row>
        <table:table-row table:style-name="ro1">
          <table:table-cell office:value-type="float" office:value="3957634029.9810004" table:style-name="ce1">
            <text:p>3957634030</text:p>
          </table:table-cell>
          <table:table-cell office:value-type="date" office:date-value="2007-12-01T00:00:00" table:style-name="ce5">
            <text:p>01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15</text:p>
          </table:table-cell>
          <table:table-cell table:number-columns-repeated="16379"/>
        </table:table-row>
        <table:table-row table:style-name="ro1">
          <table:table-cell office:value-type="float" office:value="3952001829.3052988" table:style-name="ce1">
            <text:p>3952001829</text:p>
          </table:table-cell>
          <table:table-cell office:value-type="date" office:date-value="2007-08-24T00:00:00" table:style-name="ce5">
            <text:p>24/08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9</text:p>
          </table:table-cell>
          <table:table-cell table:number-columns-repeated="16379"/>
        </table:table-row>
        <table:table-row table:style-name="ro1">
          <table:table-cell office:value-type="float" office:value="3982831092.6767507" table:style-name="ce1">
            <text:p>3982831093</text:p>
          </table:table-cell>
          <table:table-cell office:value-type="date" office:date-value="2007-12-05T00:00:00" table:style-name="ce5">
            <text:p>05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1</text:p>
          </table:table-cell>
          <table:table-cell table:number-columns-repeated="16379"/>
        </table:table-row>
        <table:table-row table:style-name="ro1">
          <table:table-cell office:value-type="float" office:value="3984041845.0000091" table:style-name="ce1">
            <text:p>3984041845</text:p>
          </table:table-cell>
          <table:table-cell office:value-type="date" office:date-value="2007-01-09T00:00:00" table:style-name="ce5">
            <text:p>09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21</text:p>
          </table:table-cell>
          <table:table-cell table:number-columns-repeated="16379"/>
        </table:table-row>
        <table:table-row table:style-name="ro1">
          <table:table-cell office:value-type="float" office:value="3971251946.3425035" table:style-name="ce1">
            <text:p>3971251946</text:p>
          </table:table-cell>
          <table:table-cell office:value-type="date" office:date-value="2007-09-02T00:00:00" table:style-name="ce5">
            <text:p>02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8</text:p>
          </table:table-cell>
          <table:table-cell table:number-columns-repeated="16379"/>
        </table:table-row>
        <table:table-row table:style-name="ro1">
          <table:table-cell office:value-type="float" office:value="3982706427.712431" table:style-name="ce1">
            <text:p>3982706428</text:p>
          </table:table-cell>
          <table:table-cell office:value-type="date" office:date-value="2007-01-13T00:00:00" table:style-name="ce5">
            <text:p>13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62</text:p>
          </table:table-cell>
          <table:table-cell table:number-columns-repeated="16379"/>
        </table:table-row>
        <table:table-row table:style-name="ro1">
          <table:table-cell office:value-type="float" office:value="3960535946.9073205" table:style-name="ce1">
            <text:p>3960535947</text:p>
          </table:table-cell>
          <table:table-cell office:value-type="date" office:date-value="2007-01-16T00:00:00" table:style-name="ce5">
            <text:p>16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0</text:p>
          </table:table-cell>
          <table:table-cell table:number-columns-repeated="16379"/>
        </table:table-row>
        <table:table-row table:style-name="ro1">
          <table:table-cell office:value-type="float" office:value="3948228556.0379505" table:style-name="ce1">
            <text:p>3948228556</text:p>
          </table:table-cell>
          <table:table-cell office:value-type="date" office:date-value="2007-09-07T00:00:00" table:style-name="ce5">
            <text:p>07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38</text:p>
          </table:table-cell>
          <table:table-cell table:number-columns-repeated="16379"/>
        </table:table-row>
        <table:table-row table:style-name="ro1">
          <table:table-cell office:value-type="float" office:value="3948379632.0553088" table:style-name="ce1">
            <text:p>3948379632</text:p>
          </table:table-cell>
          <table:table-cell office:value-type="date" office:date-value="2007-01-18T00:00:00" table:style-name="ce5">
            <text:p>18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5</text:p>
          </table:table-cell>
          <table:table-cell table:number-columns-repeated="16379"/>
        </table:table-row>
        <table:table-row table:style-name="ro1">
          <table:table-cell office:value-type="float" office:value="3940370259.5043716" table:style-name="ce1">
            <text:p>3940370260</text:p>
          </table:table-cell>
          <table:table-cell office:value-type="date" office:date-value="2007-01-20T00:00:00" table:style-name="ce5">
            <text:p>20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84</text:p>
          </table:table-cell>
          <table:table-cell table:number-columns-repeated="16379"/>
        </table:table-row>
        <table:table-row table:style-name="ro1">
          <table:table-cell office:value-type="float" office:value="3981769920.6007175" table:style-name="ce1">
            <text:p>3981769921</text:p>
          </table:table-cell>
          <table:table-cell office:value-type="date" office:date-value="2007-09-11T00:00:00" table:style-name="ce5">
            <text:p>11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2</text:p>
          </table:table-cell>
          <table:table-cell table:number-columns-repeated="16379"/>
        </table:table-row>
        <table:table-row table:style-name="ro1">
          <table:table-cell office:value-type="float" office:value="3930937885.2129912" table:style-name="ce1">
            <text:p>3930937885</text:p>
          </table:table-cell>
          <table:table-cell office:value-type="date" office:date-value="2007-01-22T00:00:00" table:style-name="ce5">
            <text:p>22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6</text:p>
          </table:table-cell>
          <table:table-cell table:number-columns-repeated="16379"/>
        </table:table-row>
        <table:table-row table:style-name="ro1">
          <table:table-cell office:value-type="float" office:value="3968742549.5219159" table:style-name="ce1">
            <text:p>3968742550</text:p>
          </table:table-cell>
          <table:table-cell office:value-type="date" office:date-value="2007-02-24T00:00:00" table:style-name="ce5">
            <text:p>24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3</text:p>
          </table:table-cell>
          <table:table-cell table:number-columns-repeated="16379"/>
        </table:table-row>
        <table:table-row table:style-name="ro1">
          <table:table-cell office:value-type="float" office:value="3960621586.9176073" table:style-name="ce1">
            <text:p>3960621587</text:p>
          </table:table-cell>
          <table:table-cell office:value-type="date" office:date-value="2007-10-16T00:00:00" table:style-name="ce5">
            <text:p>16/10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32854241.0677052" table:style-name="ce1">
            <text:p>3932854241</text:p>
          </table:table-cell>
          <table:table-cell office:value-type="date" office:date-value="2007-02-27T00:00:00" table:style-name="ce5">
            <text:p>27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30382512.875834" table:style-name="ce1">
            <text:p>3930382513</text:p>
          </table:table-cell>
          <table:table-cell office:value-type="date" office:date-value="2008-03-01T00:00:00" table:style-name="ce5">
            <text:p>01/03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0</text:p>
          </table:table-cell>
          <table:table-cell table:number-columns-repeated="16379"/>
        </table:table-row>
        <table:table-row table:style-name="ro1">
          <table:table-cell office:value-type="float" office:value="3993391653.2226615" table:style-name="ce1">
            <text:p>3993391653</text:p>
          </table:table-cell>
          <table:table-cell office:value-type="date" office:date-value="2008-11-23T00:00:00" table:style-name="ce5">
            <text:p>23/1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65126973.6011415" table:style-name="ce1">
            <text:p>3965126974</text:p>
          </table:table-cell>
          <table:table-cell office:value-type="date" office:date-value="2008-03-05T00:00:00" table:style-name="ce5">
            <text:p>05/03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7</text:p>
          </table:table-cell>
          <table:table-cell table:number-columns-repeated="16379"/>
        </table:table-row>
        <table:table-row table:style-name="ro1">
          <table:table-cell office:value-type="float" office:value="3984443585.8371258" table:style-name="ce1">
            <text:p>3984443586</text:p>
          </table:table-cell>
          <table:table-cell office:value-type="date" office:date-value="2008-03-09T00:00:00" table:style-name="ce5">
            <text:p>09/03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4</text:p>
          </table:table-cell>
          <table:table-cell table:number-columns-repeated="16379"/>
        </table:table-row>
        <table:table-row table:style-name="ro1">
          <table:table-cell office:value-type="float" office:value="3938067408.9582167" table:style-name="ce1">
            <text:p>3938067409</text:p>
          </table:table-cell>
          <table:table-cell office:value-type="date" office:date-value="2008-12-01T00:00:00" table:style-name="ce5">
            <text:p>01/12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9</text:p>
          </table:table-cell>
          <table:table-cell table:number-columns-repeated="16379"/>
        </table:table-row>
        <table:table-row table:style-name="ro1">
          <table:table-cell office:value-type="float" office:value="3982026383.4282613" table:style-name="ce1">
            <text:p>3982026383</text:p>
          </table:table-cell>
          <table:table-cell office:value-type="date" office:date-value="2008-04-13T00:00:00" table:style-name="ce5">
            <text:p>13/04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1</text:p>
          </table:table-cell>
          <table:table-cell table:number-columns-repeated="16379"/>
        </table:table-row>
        <table:table-row table:style-name="ro1">
          <table:table-cell office:value-type="float" office:value="3939012400.4766331" table:style-name="ce1">
            <text:p>3939012400</text:p>
          </table:table-cell>
          <table:table-cell office:value-type="date" office:date-value="2008-04-16T00:00:00" table:style-name="ce5">
            <text:p>16/04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56931832.8345752" table:style-name="ce1">
            <text:p>3956931833</text:p>
          </table:table-cell>
          <table:table-cell office:value-type="date" office:date-value="2008-01-09T00:00:00" table:style-name="ce5">
            <text:p>09/0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9</text:p>
          </table:table-cell>
          <table:table-cell table:number-columns-repeated="16379"/>
        </table:table-row>
        <table:table-row table:style-name="ro1">
          <table:table-cell office:value-type="float" office:value="3959320433.7879415" table:style-name="ce1">
            <text:p>3959320434</text:p>
          </table:table-cell>
          <table:table-cell office:value-type="date" office:date-value="2008-05-21T00:00:00" table:style-name="ce5">
            <text:p>21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8</text:p>
          </table:table-cell>
          <table:table-cell table:number-columns-repeated="16379"/>
        </table:table-row>
        <table:table-row table:style-name="ro1">
          <table:table-cell office:value-type="float" office:value="3996391852.6051731" table:style-name="ce1">
            <text:p>3996391853</text:p>
          </table:table-cell>
          <table:table-cell office:value-type="date" office:date-value="2008-05-24T00:00:00" table:style-name="ce5">
            <text:p>24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7</text:p>
          </table:table-cell>
          <table:table-cell table:number-columns-repeated="16379"/>
        </table:table-row>
        <table:table-row table:style-name="ro1">
          <table:table-cell office:value-type="float" office:value="3993260912.295115" table:style-name="ce1">
            <text:p>3993260912</text:p>
          </table:table-cell>
          <table:table-cell office:value-type="date" office:date-value="2008-01-16T00:00:00" table:style-name="ce5">
            <text:p>16/0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3</text:p>
          </table:table-cell>
          <table:table-cell table:number-columns-repeated="16379"/>
        </table:table-row>
        <table:table-row table:style-name="ro1">
          <table:table-cell office:value-type="float" office:value="3945739337.6311393" table:style-name="ce1">
            <text:p>3945739338</text:p>
          </table:table-cell>
          <table:table-cell office:value-type="date" office:date-value="2008-05-27T00:00:00" table:style-name="ce5">
            <text:p>27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08</text:p>
          </table:table-cell>
          <table:table-cell table:number-columns-repeated="16379"/>
        </table:table-row>
        <table:table-row table:style-name="ro1">
          <table:table-cell office:value-type="float" office:value="3964183269.8644524" table:style-name="ce1">
            <text:p>3964183270</text:p>
          </table:table-cell>
          <table:table-cell office:value-type="date" office:date-value="2008-05-29T00:00:00" table:style-name="ce5">
            <text:p>29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6</text:p>
          </table:table-cell>
          <table:table-cell table:number-columns-repeated="16379"/>
        </table:table-row>
        <table:table-row table:style-name="ro1">
          <table:table-cell office:value-type="float" office:value="3993334141.5322986" table:style-name="ce1">
            <text:p>3993334142</text:p>
          </table:table-cell>
          <table:table-cell office:value-type="date" office:date-value="2008-01-20T00:00:00" table:style-name="ce5">
            <text:p>20/0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2</text:p>
          </table:table-cell>
          <table:table-cell table:number-columns-repeated="16379"/>
        </table:table-row>
        <table:table-row table:style-name="ro1">
          <table:table-cell office:value-type="float" office:value="3939799578.4119859" table:style-name="ce1">
            <text:p>3939799578</text:p>
          </table:table-cell>
          <table:table-cell office:value-type="date" office:date-value="2008-05-31T00:00:00" table:style-name="ce5">
            <text:p>31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9</text:p>
          </table:table-cell>
          <table:table-cell table:number-columns-repeated="16379"/>
        </table:table-row>
        <table:table-row table:style-name="ro1">
          <table:table-cell office:value-type="float" office:value="3950184742.2771173" table:style-name="ce1">
            <text:p>3950184742</text:p>
          </table:table-cell>
          <table:table-cell office:value-type="date" office:date-value="2008-06-02T00:00:00" table:style-name="ce5">
            <text:p>02/06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43</text:p>
          </table:table-cell>
          <table:table-cell table:number-columns-repeated="16379"/>
        </table:table-row>
        <table:table-row table:style-name="ro1">
          <table:table-cell office:value-type="float" office:value="3939076689.6062322" table:style-name="ce1">
            <text:p>3939076690</text:p>
          </table:table-cell>
          <table:table-cell office:value-type="date" office:date-value="2008-02-24T00:00:00" table:style-name="ce5">
            <text:p>24/02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0</text:p>
          </table:table-cell>
          <table:table-cell table:number-columns-repeated="16379"/>
        </table:table-row>
        <table:table-row table:style-name="ro1">
          <table:table-cell office:value-type="float" office:value="3946021952.1146545" table:style-name="ce1">
            <text:p>3946021952</text:p>
          </table:table-cell>
          <table:table-cell office:value-type="date" office:date-value="2008-06-05T00:00:00" table:style-name="ce5">
            <text:p>05/06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14</text:p>
          </table:table-cell>
          <table:table-cell table:number-columns-repeated="16379"/>
        </table:table-row>
        <table:table-row table:style-name="ro1">
          <table:table-cell office:value-type="float" office:value="3942718899.2212996" table:style-name="ce1">
            <text:p>3942718899</text:p>
          </table:table-cell>
          <table:table-cell office:value-type="date" office:date-value="2008-06-08T00:00:00" table:style-name="ce5">
            <text:p>08/06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7</text:p>
          </table:table-cell>
          <table:table-cell table:number-columns-repeated="16379"/>
        </table:table-row>
        <table:table-row table:style-name="ro1">
          <table:table-cell office:value-type="float" office:value="3994122693.245079" table:style-name="ce1">
            <text:p>3994122693</text:p>
          </table:table-cell>
          <table:table-cell office:value-type="date" office:date-value="2009-03-01T00:00:00" table:style-name="ce5">
            <text:p>01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6</text:p>
          </table:table-cell>
          <table:table-cell table:number-columns-repeated="16379"/>
        </table:table-row>
        <table:table-row table:style-name="ro1">
          <table:table-cell office:value-type="float" office:value="3993443964.4398232" table:style-name="ce1">
            <text:p>3993443964</text:p>
          </table:table-cell>
          <table:table-cell office:value-type="date" office:date-value="2009-07-12T00:00:00" table:style-name="ce5">
            <text:p>12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02</text:p>
          </table:table-cell>
          <table:table-cell table:number-columns-repeated="16379"/>
        </table:table-row>
        <table:table-row table:style-name="ro1">
          <table:table-cell office:value-type="float" office:value="3953883069.22543" table:style-name="ce1">
            <text:p>3953883069</text:p>
          </table:table-cell>
          <table:table-cell office:value-type="date" office:date-value="2009-07-16T00:00:00" table:style-name="ce5">
            <text:p>16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88</text:p>
          </table:table-cell>
          <table:table-cell table:number-columns-repeated="16379"/>
        </table:table-row>
        <table:table-row table:style-name="ro1">
          <table:table-cell office:value-type="float" office:value="3965684470.7793198" table:style-name="ce1">
            <text:p>3965684471</text:p>
          </table:table-cell>
          <table:table-cell office:value-type="date" office:date-value="2009-03-09T00:00:00" table:style-name="ce5">
            <text:p>09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47594682.455564" table:style-name="ce1">
            <text:p>3947594682</text:p>
          </table:table-cell>
          <table:table-cell office:value-type="date" office:date-value="2009-07-20T00:00:00" table:style-name="ce5">
            <text:p>20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4</text:p>
          </table:table-cell>
          <table:table-cell table:number-columns-repeated="16379"/>
        </table:table-row>
        <table:table-row table:style-name="ro1">
          <table:table-cell office:value-type="float" office:value="3987228674.9114046" table:style-name="ce1">
            <text:p>3987228675</text:p>
          </table:table-cell>
          <table:table-cell office:value-type="date" office:date-value="2009-08-24T00:00:00" table:style-name="ce5">
            <text:p>24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97</text:p>
          </table:table-cell>
          <table:table-cell table:number-columns-repeated="16379"/>
        </table:table-row>
        <table:table-row table:style-name="ro1">
          <table:table-cell office:value-type="float" office:value="3947939549.4989944" table:style-name="ce1">
            <text:p>3947939549</text:p>
          </table:table-cell>
          <table:table-cell office:value-type="date" office:date-value="2009-04-16T00:00:00" table:style-name="ce5">
            <text:p>16/04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1</text:p>
          </table:table-cell>
          <table:table-cell table:number-columns-repeated="16379"/>
        </table:table-row>
        <table:table-row table:style-name="ro1">
          <table:table-cell office:value-type="float" office:value="3949495298.2360163" table:style-name="ce1">
            <text:p>3949495298</text:p>
          </table:table-cell>
          <table:table-cell office:value-type="date" office:date-value="2009-08-28T00:00:00" table:style-name="ce5">
            <text:p>28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3</text:p>
          </table:table-cell>
          <table:table-cell table:number-columns-repeated="16379"/>
        </table:table-row>
        <table:table-row table:style-name="ro1">
          <table:table-cell office:value-type="float" office:value="3939757148.0968304" table:style-name="ce1">
            <text:p>3939757148</text:p>
          </table:table-cell>
          <table:table-cell office:value-type="date" office:date-value="2009-09-02T00:00:00" table:style-name="ce5">
            <text:p>02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77830936.3869667" table:style-name="ce1">
            <text:p>3977830936</text:p>
          </table:table-cell>
          <table:table-cell office:value-type="date" office:date-value="2009-05-24T00:00:00" table:style-name="ce5">
            <text:p>24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9</text:p>
          </table:table-cell>
          <table:table-cell table:number-columns-repeated="16379"/>
        </table:table-row>
        <table:table-row table:style-name="ro1">
          <table:table-cell office:value-type="float" office:value="3971807785.5713034" table:style-name="ce1">
            <text:p>3971807786</text:p>
          </table:table-cell>
          <table:table-cell office:value-type="date" office:date-value="2009-09-05T00:00:00" table:style-name="ce5">
            <text:p>05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1</text:p>
          </table:table-cell>
          <table:table-cell table:number-columns-repeated="16379"/>
        </table:table-row>
        <table:table-row table:style-name="ro1">
          <table:table-cell office:value-type="float" office:value="3987689269.7958269" table:style-name="ce1">
            <text:p>3987689270</text:p>
          </table:table-cell>
          <table:table-cell office:value-type="date" office:date-value="2009-09-07T00:00:00" table:style-name="ce5">
            <text:p>07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79</text:p>
          </table:table-cell>
          <table:table-cell table:number-columns-repeated="16379"/>
        </table:table-row>
        <table:table-row table:style-name="ro1">
          <table:table-cell office:value-type="float" office:value="3932676278.9713616" table:style-name="ce1">
            <text:p>3932676279</text:p>
          </table:table-cell>
          <table:table-cell office:value-type="date" office:date-value="2009-05-29T00:00:00" table:style-name="ce5">
            <text:p>29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7</text:p>
          </table:table-cell>
          <table:table-cell table:number-columns-repeated="16379"/>
        </table:table-row>
        <table:table-row table:style-name="ro1">
          <table:table-cell office:value-type="float" office:value="3997511602.5522051" table:style-name="ce1">
            <text:p>3997511603</text:p>
          </table:table-cell>
          <table:table-cell office:value-type="date" office:date-value="2009-09-09T00:00:00" table:style-name="ce5">
            <text:p>09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62</text:p>
          </table:table-cell>
          <table:table-cell table:number-columns-repeated="16379"/>
        </table:table-row>
        <table:table-row table:style-name="ro1">
          <table:table-cell office:value-type="float" office:value="3953146612.3586397" table:style-name="ce1">
            <text:p>3953146612</text:p>
          </table:table-cell>
          <table:table-cell office:value-type="date" office:date-value="2009-09-11T00:00:00" table:style-name="ce5">
            <text:p>11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8</text:p>
          </table:table-cell>
          <table:table-cell table:number-columns-repeated="16379"/>
        </table:table-row>
        <table:table-row table:style-name="ro1">
          <table:table-cell office:value-type="float" office:value="3952334938.945467" table:style-name="ce1">
            <text:p>3952334939</text:p>
          </table:table-cell>
          <table:table-cell office:value-type="date" office:date-value="2009-06-02T00:00:00" table:style-name="ce5">
            <text:p>02/06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66212666.0687914" table:style-name="ce1">
            <text:p>3966212666</text:p>
          </table:table-cell>
          <table:table-cell office:value-type="date" office:date-value="2009-10-13T00:00:00" table:style-name="ce5">
            <text:p>13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4</text:p>
          </table:table-cell>
          <table:table-cell table:number-columns-repeated="16379"/>
        </table:table-row>
        <table:table-row table:style-name="ro1">
          <table:table-cell office:value-type="float" office:value="3958500280.8849158" table:style-name="ce1">
            <text:p>3958500281</text:p>
          </table:table-cell>
          <table:table-cell office:value-type="date" office:date-value="2009-10-16T00:00:00" table:style-name="ce5">
            <text:p>16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5</text:p>
          </table:table-cell>
          <table:table-cell table:number-columns-repeated="16379"/>
        </table:table-row>
        <table:table-row table:style-name="ro1">
          <table:table-cell office:value-type="float" office:value="3981208216.3831811" table:style-name="ce1">
            <text:p>3981208216</text:p>
          </table:table-cell>
          <table:table-cell office:value-type="date" office:date-value="2009-03-01T00:00:00" table:style-name="ce5">
            <text:p>01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0</text:p>
          </table:table-cell>
          <table:table-cell table:number-columns-repeated="16379"/>
        </table:table-row>
        <table:table-row table:style-name="ro1">
          <table:table-cell office:value-type="float" office:value="3952395842.8086815" table:style-name="ce1">
            <text:p>3952395843</text:p>
          </table:table-cell>
          <table:table-cell office:value-type="date" office:date-value="2009-07-12T00:00:00" table:style-name="ce5">
            <text:p>12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76740084.9837046" table:style-name="ce1">
            <text:p>3976740085</text:p>
          </table:table-cell>
          <table:table-cell office:value-type="date" office:date-value="2009-07-16T00:00:00" table:style-name="ce5">
            <text:p>16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2</text:p>
          </table:table-cell>
          <table:table-cell table:number-columns-repeated="16379"/>
        </table:table-row>
        <table:table-row table:style-name="ro1">
          <table:table-cell office:value-type="float" office:value="3979337137.4889202" table:style-name="ce1">
            <text:p>3979337137</text:p>
          </table:table-cell>
          <table:table-cell office:value-type="date" office:date-value="2009-03-09T00:00:00" table:style-name="ce5">
            <text:p>09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58195745.9116869" table:style-name="ce1">
            <text:p>3958195746</text:p>
          </table:table-cell>
          <table:table-cell office:value-type="date" office:date-value="2009-07-20T00:00:00" table:style-name="ce5">
            <text:p>20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7</text:p>
          </table:table-cell>
          <table:table-cell table:number-columns-repeated="16379"/>
        </table:table-row>
        <table:table-row table:style-name="ro1">
          <table:table-cell office:value-type="float" office:value="3986118320.474515" table:style-name="ce1">
            <text:p>3986118320</text:p>
          </table:table-cell>
          <table:table-cell office:value-type="date" office:date-value="2009-08-24T00:00:00" table:style-name="ce5">
            <text:p>24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9</text:p>
          </table:table-cell>
          <table:table-cell table:number-columns-repeated="16379"/>
        </table:table-row>
        <table:table-row table:style-name="ro1">
          <table:table-cell office:value-type="float" office:value="3999352094.4406486" table:style-name="ce1">
            <text:p>3999352094</text:p>
          </table:table-cell>
          <table:table-cell office:value-type="date" office:date-value="2009-04-16T00:00:00" table:style-name="ce5">
            <text:p>16/04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59116512.0963111" table:style-name="ce1">
            <text:p>3959116512</text:p>
          </table:table-cell>
          <table:table-cell office:value-type="date" office:date-value="2009-08-28T00:00:00" table:style-name="ce5">
            <text:p>28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99604625.9867444" table:style-name="ce1">
            <text:p>3999604626</text:p>
          </table:table-cell>
          <table:table-cell office:value-type="date" office:date-value="2009-09-02T00:00:00" table:style-name="ce5">
            <text:p>02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2</text:p>
          </table:table-cell>
          <table:table-cell table:number-columns-repeated="16379"/>
        </table:table-row>
        <table:table-row table:style-name="ro1">
          <table:table-cell office:value-type="float" office:value="3941697250.7316947" table:style-name="ce1">
            <text:p>3941697251</text:p>
          </table:table-cell>
          <table:table-cell office:value-type="date" office:date-value="2009-05-24T00:00:00" table:style-name="ce5">
            <text:p>24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16</text:p>
          </table:table-cell>
          <table:table-cell table:number-columns-repeated="16379"/>
        </table:table-row>
        <table:table-row table:style-name="ro1">
          <table:table-cell office:value-type="float" office:value="3970440484.6510863" table:style-name="ce1">
            <text:p>3970440485</text:p>
          </table:table-cell>
          <table:table-cell office:value-type="date" office:date-value="2009-09-05T00:00:00" table:style-name="ce5">
            <text:p>05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71</text:p>
          </table:table-cell>
          <table:table-cell table:number-columns-repeated="16379"/>
        </table:table-row>
        <table:table-row table:style-name="ro1">
          <table:table-cell office:value-type="float" office:value="3931629737.9598222" table:style-name="ce1">
            <text:p>3931629738</text:p>
          </table:table-cell>
          <table:table-cell office:value-type="date" office:date-value="2009-09-07T00:00:00" table:style-name="ce5">
            <text:p>07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44</text:p>
          </table:table-cell>
          <table:table-cell table:number-columns-repeated="16379"/>
        </table:table-row>
        <table:table-row table:style-name="ro1">
          <table:table-cell office:value-type="float" office:value="3934490710.5570884" table:style-name="ce1">
            <text:p>3934490711</text:p>
          </table:table-cell>
          <table:table-cell office:value-type="date" office:date-value="2009-05-29T00:00:00" table:style-name="ce5">
            <text:p>29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3</text:p>
          </table:table-cell>
          <table:table-cell table:number-columns-repeated="16379"/>
        </table:table-row>
        <table:table-row table:style-name="ro1">
          <table:table-cell office:value-type="float" office:value="3934170040.2154326" table:style-name="ce1">
            <text:p>3934170040</text:p>
          </table:table-cell>
          <table:table-cell office:value-type="date" office:date-value="2009-09-09T00:00:00" table:style-name="ce5">
            <text:p>09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0</text:p>
          </table:table-cell>
          <table:table-cell table:number-columns-repeated="16379"/>
        </table:table-row>
        <table:table-row table:style-name="ro1">
          <table:table-cell office:value-type="float" office:value="3977243099.0649834" table:style-name="ce1">
            <text:p>3977243099</text:p>
          </table:table-cell>
          <table:table-cell office:value-type="date" office:date-value="2009-09-11T00:00:00" table:style-name="ce5">
            <text:p>11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5</text:p>
          </table:table-cell>
          <table:table-cell table:number-columns-repeated="16379"/>
        </table:table-row>
        <table:table-row table:style-name="ro1">
          <table:table-cell office:value-type="float" office:value="3992856377.4828749" table:style-name="ce1">
            <text:p>3992856377</text:p>
          </table:table-cell>
          <table:table-cell office:value-type="date" office:date-value="2009-06-02T00:00:00" table:style-name="ce5">
            <text:p>02/06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67742804.7674065" table:style-name="ce1">
            <text:p>3967742805</text:p>
          </table:table-cell>
          <table:table-cell office:value-type="date" office:date-value="2009-10-13T00:00:00" table:style-name="ce5">
            <text:p>13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9</text:p>
          </table:table-cell>
          <table:table-cell table:number-columns-repeated="16379"/>
        </table:table-row>
        <table:table-row table:style-name="ro1">
          <table:table-cell office:value-type="float" office:value="3953238092.9712167" table:style-name="ce1">
            <text:p>3953238093</text:p>
          </table:table-cell>
          <table:table-cell office:value-type="date" office:date-value="2009-10-16T00:00:00" table:style-name="ce5">
            <text:p>16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1</text:p>
          </table:table-cell>
          <table:table-cell table:number-columns-repeated="16379"/>
        </table:table-row>
        <table:table-row table:style-name="ro1">
          <table:table-cell office:value-type="float" office:value="3998322512.7724528" table:style-name="ce1">
            <text:p>3998322513</text:p>
          </table:table-cell>
          <table:table-cell office:value-type="date" office:date-value="2009-06-08T00:00:00" table:style-name="ce5">
            <text:p>08/06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2</text:p>
          </table:table-cell>
          <table:table-cell table:number-columns-repeated="16379"/>
        </table:table-row>
        <table:table-row table:style-name="ro1">
          <table:table-cell office:value-type="float" office:value="3972395444.2399735" table:style-name="ce1">
            <text:p>3972395444</text:p>
          </table:table-cell>
          <table:table-cell office:value-type="date" office:date-value="2009-10-19T00:00:00" table:style-name="ce5">
            <text:p>19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98</text:p>
          </table:table-cell>
          <table:table-cell table:number-columns-repeated="16379"/>
        </table:table-row>
        <table:table-row table:style-name="ro1">
          <table:table-cell office:value-type="float" office:value="3946845706.2490683" table:style-name="ce1">
            <text:p>3946845706</text:p>
          </table:table-cell>
          <table:table-cell office:value-type="date" office:date-value="2010-11-23T00:00:00" table:style-name="ce5">
            <text:p>23/1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5</text:p>
          </table:table-cell>
          <table:table-cell table:number-columns-repeated="16379"/>
        </table:table-row>
        <table:table-row table:style-name="ro1">
          <table:table-cell office:value-type="float" office:value="3963070483.7491083" table:style-name="ce1">
            <text:p>3963070484</text:p>
          </table:table-cell>
          <table:table-cell office:value-type="date" office:date-value="2010-07-16T00:00:00" table:style-name="ce5">
            <text:p>16/07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9</text:p>
          </table:table-cell>
          <table:table-cell table:number-columns-repeated="16379"/>
        </table:table-row>
        <table:table-row table:style-name="ro1">
          <table:table-cell office:value-type="float" office:value="3974042032.3699918" table:style-name="ce1">
            <text:p>3974042032</text:p>
          </table:table-cell>
          <table:table-cell office:value-type="date" office:date-value="2010-11-27T00:00:00" table:style-name="ce5">
            <text:p>27/1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4</text:p>
          </table:table-cell>
          <table:table-cell table:number-columns-repeated="16379"/>
        </table:table-row>
        <table:table-row table:style-name="ro1">
          <table:table-cell office:value-type="float" office:value="3974880557.1636953" table:style-name="ce1">
            <text:p>3974880557</text:p>
          </table:table-cell>
          <table:table-cell office:value-type="date" office:date-value="2010-12-01T00:00:00" table:style-name="ce5">
            <text:p>01/12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3</text:p>
          </table:table-cell>
          <table:table-cell table:number-columns-repeated="16379"/>
        </table:table-row>
        <table:table-row table:style-name="ro1">
          <table:table-cell office:value-type="float" office:value="3935552870.726017" table:style-name="ce1">
            <text:p>3935552871</text:p>
          </table:table-cell>
          <table:table-cell office:value-type="date" office:date-value="2010-08-24T00:00:00" table:style-name="ce5">
            <text:p>24/08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8</text:p>
          </table:table-cell>
          <table:table-cell table:number-columns-repeated="16379"/>
        </table:table-row>
        <table:table-row table:style-name="ro1">
          <table:table-cell office:value-type="float" office:value="3950446753.2652006" table:style-name="ce1">
            <text:p>3950446753</text:p>
          </table:table-cell>
          <table:table-cell office:value-type="date" office:date-value="2010-12-05T00:00:00" table:style-name="ce5">
            <text:p>05/12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style-name="ro1">
          <table:table-cell office:value-type="float" office:value="3972202809.5362639" table:style-name="ce1">
            <text:p>3972202810</text:p>
          </table:table-cell>
          <table:table-cell office:value-type="date" office:date-value="2010-01-09T00:00:00" table:style-name="ce5">
            <text:p>09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0</text:p>
          </table:table-cell>
          <table:table-cell table:number-columns-repeated="16379"/>
        </table:table-row>
        <table:table-row table:style-name="ro1">
          <table:table-cell office:value-type="float" office:value="3940427997.837049" table:style-name="ce1">
            <text:p>3940427998</text:p>
          </table:table-cell>
          <table:table-cell office:value-type="date" office:date-value="2010-09-02T00:00:00" table:style-name="ce5">
            <text:p>02/09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6</text:p>
          </table:table-cell>
          <table:table-cell table:number-columns-repeated="16379"/>
        </table:table-row>
        <table:table-row table:style-name="ro1">
          <table:table-cell office:value-type="float" office:value="3967378561.0539269" table:style-name="ce1">
            <text:p>3967378561</text:p>
          </table:table-cell>
          <table:table-cell office:value-type="date" office:date-value="2010-01-13T00:00:00" table:style-name="ce5">
            <text:p>13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98</text:p>
          </table:table-cell>
          <table:table-cell table:number-columns-repeated="16379"/>
        </table:table-row>
        <table:table-row table:style-name="ro1">
          <table:table-cell office:value-type="float" office:value="3980022114.0696144" table:style-name="ce1">
            <text:p>3980022114</text:p>
          </table:table-cell>
          <table:table-cell office:value-type="date" office:date-value="2010-01-16T00:00:00" table:style-name="ce5">
            <text:p>16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1</text:p>
          </table:table-cell>
          <table:table-cell table:number-columns-repeated="16379"/>
        </table:table-row>
        <table:table-row table:style-name="ro1">
          <table:table-cell office:value-type="float" office:value="3950031089.3893132" table:style-name="ce1">
            <text:p>3950031089</text:p>
          </table:table-cell>
          <table:table-cell office:value-type="date" office:date-value="2010-09-07T00:00:00" table:style-name="ce5">
            <text:p>07/09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44</text:p>
          </table:table-cell>
          <table:table-cell table:number-columns-repeated="16379"/>
        </table:table-row>
        <table:table-row table:style-name="ro1">
          <table:table-cell office:value-type="float" office:value="3985898951.2729378" table:style-name="ce1">
            <text:p>3985898951</text:p>
          </table:table-cell>
          <table:table-cell office:value-type="date" office:date-value="2010-01-18T00:00:00" table:style-name="ce5">
            <text:p>18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95582240.9591742" table:style-name="ce1">
            <text:p>3995582241</text:p>
          </table:table-cell>
          <table:table-cell office:value-type="date" office:date-value="2010-01-20T00:00:00" table:style-name="ce5">
            <text:p>20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16</text:p>
          </table:table-cell>
          <table:table-cell table:number-columns-repeated="16379"/>
        </table:table-row>
        <table:table-row table:style-name="ro1">
          <table:table-cell office:value-type="float" office:value="3930754639.1656566" table:style-name="ce1">
            <text:p>3930754639</text:p>
          </table:table-cell>
          <table:table-cell office:value-type="date" office:date-value="2010-09-11T00:00:00" table:style-name="ce5">
            <text:p>11/09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34287720.3410168" table:style-name="ce1">
            <text:p>3934287720</text:p>
          </table:table-cell>
          <table:table-cell office:value-type="date" office:date-value="2010-01-22T00:00:00" table:style-name="ce5">
            <text:p>22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6</text:p>
          </table:table-cell>
          <table:table-cell table:number-columns-repeated="16379"/>
        </table:table-row>
        <table:table-row table:style-name="ro1">
          <table:table-cell office:value-type="float" office:value="3991813817.6432581" table:style-name="ce1">
            <text:p>3991813818</text:p>
          </table:table-cell>
          <table:table-cell office:value-type="date" office:date-value="2010-02-24T00:00:00" table:style-name="ce5">
            <text:p>24/02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17</text:p>
          </table:table-cell>
          <table:table-cell table:number-columns-repeated="16379"/>
        </table:table-row>
        <table:table-row table:style-name="ro1">
          <table:table-cell office:value-type="float" office:value="3955935327.7835698" table:style-name="ce1">
            <text:p>3955935328</text:p>
          </table:table-cell>
          <table:table-cell office:value-type="date" office:date-value="2010-10-16T00:00:00" table:style-name="ce5">
            <text:p>16/10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75</text:p>
          </table:table-cell>
          <table:table-cell table:number-columns-repeated="16379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1047360" table:style-name="ro2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associataA</text:p>
          </table:table-cell>
          <table:table-cell office:value-type="string" table:style-name="ce4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eraAssociataA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80718058.138835" table:style-name="ce1">
            <text:p>3980718058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47865428.4378257" table:style-name="ce1">
            <text:p>3947865428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51802186.2321448" table:style-name="ce1">
            <text:p>3951802186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59382198.1393113" table:style-name="ce1">
            <text:p>3959382198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36835767.400991" table:style-name="ce1">
            <text:p>3936835767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71748751.0740428" table:style-name="ce1">
            <text:p>3971748751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77912056.3112864" table:style-name="ce1">
            <text:p>3977912056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72913496.9520302" table:style-name="ce1">
            <text:p>39729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71809895.7458863" table:style-name="ce1">
            <text:p>3971809896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42435114.2484865" table:style-name="ce1">
            <text:p>3942435114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32880217.7422905" table:style-name="ce1">
            <text:p>3932880218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1608589.3192234" table:style-name="ce1">
            <text:p>3961608589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45791371.2410645" table:style-name="ce1">
            <text:p>3945791371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44329038.0510716" table:style-name="ce1">
            <text:p>394432903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52245540.0151577" table:style-name="ce1">
            <text:p>3952245540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9416189.1216741" table:style-name="ce1">
            <text:p>3939416189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38171962.0843568" table:style-name="ce1">
            <text:p>3938171962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94478860.122571" table:style-name="ce1">
            <text:p>3994478860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73638474.2226114" table:style-name="ce1">
            <text:p>3973638474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34904019.2213888" table:style-name="ce1">
            <text:p>3934904019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99709332.5270972" table:style-name="ce1">
            <text:p>3999709333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57634029.9810004" table:style-name="ce1">
            <text:p>3957634030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74979443.7289906" table:style-name="ce1">
            <text:p>3974979444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52001829.3052988" table:style-name="ce1">
            <text:p>3952001829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82831092.6767507" table:style-name="ce1">
            <text:p>3982831093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64505720.3418984" table:style-name="ce1">
            <text:p>3964505720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73167673.5632887" table:style-name="ce1">
            <text:p>3973167674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84041845.0000091" table:style-name="ce1">
            <text:p>3984041845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59782757.8725553" table:style-name="ce1">
            <text:p>395978275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71251946.3425035" table:style-name="ce1">
            <text:p>3971251946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2706427.712431" table:style-name="ce1">
            <text:p>3982706428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66033481.8541017" table:style-name="ce1">
            <text:p>3966033482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39011887.2455068" table:style-name="ce1">
            <text:p>3939011887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60535946.9073205" table:style-name="ce1">
            <text:p>3960535947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35786715.91395" table:style-name="ce1">
            <text:p>3935786716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48228556.0379505" table:style-name="ce1">
            <text:p>3948228556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48379632.0553088" table:style-name="ce1">
            <text:p>3948379632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35248104.1456833" table:style-name="ce1">
            <text:p>3935248104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0915426.4269252" table:style-name="ce1">
            <text:p>3930915426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40370259.5043716" table:style-name="ce1">
            <text:p>3940370260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2439946.5803213" table:style-name="ce1">
            <text:p>3982439947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81769920.6007175" table:style-name="ce1">
            <text:p>3981769921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30937885.2129912" table:style-name="ce1">
            <text:p>39309378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39755961.7533073" table:style-name="ce1">
            <text:p>3939755962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96675993.4785023" table:style-name="ce1">
            <text:p>3996675993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68742549.5219159" table:style-name="ce1">
            <text:p>3968742550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89641793.302454" table:style-name="ce1">
            <text:p>3989641793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621586.9176073" table:style-name="ce1">
            <text:p>3960621587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2854241.0677052" table:style-name="ce1">
            <text:p>3932854241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79367042.2052693" table:style-name="ce1">
            <text:p>3979367042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81144374.7938862" table:style-name="ce1">
            <text:p>3981144375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30382512.875834" table:style-name="ce1">
            <text:p>3930382513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85572575.4741182" table:style-name="ce1">
            <text:p>3985572575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93391653.2226615" table:style-name="ce1">
            <text:p>399339165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65126973.6011415" table:style-name="ce1">
            <text:p>3965126974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63009387.2698812" table:style-name="ce1">
            <text:p>3963009387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84440026.7757931" table:style-name="ce1">
            <text:p>3984440027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84443585.8371258" table:style-name="ce1">
            <text:p>3984443586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54460305.6048818" table:style-name="ce1">
            <text:p>3954460306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8067408.9582167" table:style-name="ce1">
            <text:p>3938067409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82026383.4282613" table:style-name="ce1">
            <text:p>3982026383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37760447.5413737" table:style-name="ce1">
            <text:p>3937760448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55420771.4302201" table:style-name="ce1">
            <text:p>3955420771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39012400.4766331" table:style-name="ce1">
            <text:p>3939012400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90364044.6192684" table:style-name="ce1">
            <text:p>3990364045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56931832.8345752" table:style-name="ce1">
            <text:p>39569318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59320433.7879415" table:style-name="ce1">
            <text:p>3959320434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85732281.5479903" table:style-name="ce1">
            <text:p>3985732282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41500903.5940065" table:style-name="ce1">
            <text:p>3941500904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500280.8849158" table:style-name="ce1">
            <text:p>3958500281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57936238.9462266" table:style-name="ce1">
            <text:p>3957936239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81208216.3831811" table:style-name="ce1">
            <text:p>3981208216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52395842.8086815" table:style-name="ce1">
            <text:p>3952395843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31135415.8440571" table:style-name="ce1">
            <text:p>393113541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76160758.6132069" table:style-name="ce1">
            <text:p>3976160759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76740084.9837046" table:style-name="ce1">
            <text:p>3976740085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50795119.6269827" table:style-name="ce1">
            <text:p>3950795120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6748425.4099865" table:style-name="ce1">
            <text:p>3976748425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42106159.7844305" table:style-name="ce1">
            <text:p>3942106160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62785674.5142646" table:style-name="ce1">
            <text:p>3962785675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98082655.4712372" table:style-name="ce1">
            <text:p>3998082655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81102349.4148049" table:style-name="ce1">
            <text:p>3981102349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38049746.3966293" table:style-name="ce1">
            <text:p>3938049746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85053086.0696845" table:style-name="ce1">
            <text:p>3985053086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40684032.48487" table:style-name="ce1">
            <text:p>394068403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3683994.2492757" table:style-name="ce1">
            <text:p>3933683994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42482449.7776494" table:style-name="ce1">
            <text:p>3942482450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377402.4208884" table:style-name="ce1">
            <text:p>3953377402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87932562.5497499" table:style-name="ce1">
            <text:p>398793256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59596336.3158574" table:style-name="ce1">
            <text:p>3959596336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91516089.2262783" table:style-name="ce1">
            <text:p>3991516089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88546633.0451341" table:style-name="ce1">
            <text:p>3988546633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80022114.0696144" table:style-name="ce1">
            <text:p>3980022114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59982212.2344732" table:style-name="ce1">
            <text:p>3959982212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50031089.3893132" table:style-name="ce1">
            <text:p>3950031089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85898951.2729378" table:style-name="ce1">
            <text:p>398589895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table:number-columns-repeated="16383" table:style-name="ce1"/>
        </table:table-row>
        <table:table-row table:style-name="ro1">
          <table:table-cell office:value-type="float" office:value="496871" table:style-name="ce1">
            <text:p>496871</text:p>
          </table:table-cell>
          <table:table-cell table:number-columns-repeated="16383" table:style-name="ce1"/>
        </table:table-row>
        <table:table-row table:style-name="ro1">
          <table:table-cell office:value-type="float" office:value="503995" table:style-name="ce1">
            <text:p>503995</text:p>
          </table:table-cell>
          <table:table-cell table:number-columns-repeated="16383" table:style-name="ce1"/>
        </table:table-row>
        <table:table-row table:style-name="ro1">
          <table:table-cell office:value-type="float" office:value="908549" table:style-name="ce1">
            <text:p>908549</text:p>
          </table:table-cell>
          <table:table-cell table:number-columns-repeated="16383" table:style-name="ce1"/>
        </table:table-row>
        <table:table-row table:style-name="ro1">
          <table:table-cell office:value-type="float" office:value="205116" table:style-name="ce1">
            <text:p>205116</text:p>
          </table:table-cell>
          <table:table-cell table:number-columns-repeated="16383" table:style-name="ce1"/>
        </table:table-row>
        <table:table-row table:style-name="ro1">
          <table:table-cell office:value-type="float" office:value="64640" table:style-name="ce1">
            <text:p>64640</text:p>
          </table:table-cell>
          <table:table-cell table:number-columns-repeated="16383" table:style-name="ce1"/>
        </table:table-row>
        <table:table-row table:style-name="ro1">
          <table:table-cell office:value-type="float" office:value="132360" table:style-name="ce1">
            <text:p>132360</text:p>
          </table:table-cell>
          <table:table-cell table:number-columns-repeated="16383" table:style-name="ce1"/>
        </table:table-row>
        <table:table-row table:style-name="ro1">
          <table:table-cell office:value-type="float" office:value="620569" table:style-name="ce1">
            <text:p>620569</text:p>
          </table:table-cell>
          <table:table-cell table:number-columns-repeated="16383" table:style-name="ce1"/>
        </table:table-row>
        <table:table-row table:style-name="ro1">
          <table:table-cell office:value-type="float" office:value="275235" table:style-name="ce1">
            <text:p>275235</text:p>
          </table:table-cell>
          <table:table-cell table:number-columns-repeated="16383" table:style-name="ce1"/>
        </table:table-row>
        <table:table-row table:style-name="ro1">
          <table:table-cell office:value-type="float" office:value="716853" table:style-name="ce1">
            <text:p>716853</text:p>
          </table:table-cell>
          <table:table-cell table:number-columns-repeated="16383" table:style-name="ce1"/>
        </table:table-row>
        <table:table-row table:style-name="ro1">
          <table:table-cell office:value-type="float" office:value="379988" table:style-name="ce1">
            <text:p>379988</text:p>
          </table:table-cell>
          <table:table-cell table:number-columns-repeated="16383" table:style-name="ce1"/>
        </table:table-row>
        <table:table-row table:style-name="ro1">
          <table:table-cell office:value-type="float" office:value="469874" table:style-name="ce1">
            <text:p>469874</text:p>
          </table:table-cell>
          <table:table-cell table:number-columns-repeated="16383" table:style-name="ce1"/>
        </table:table-row>
        <table:table-row table:style-name="ro1">
          <table:table-cell office:value-type="float" office:value="724388" table:style-name="ce1">
            <text:p>724388</text:p>
          </table:table-cell>
          <table:table-cell table:number-columns-repeated="16383" table:style-name="ce1"/>
        </table:table-row>
        <table:table-row table:style-name="ro1">
          <table:table-cell office:value-type="float" office:value="596925" table:style-name="ce1">
            <text:p>596925</text:p>
          </table:table-cell>
          <table:table-cell table:number-columns-repeated="16383" table:style-name="ce1"/>
        </table:table-row>
        <table:table-row table:style-name="ro1">
          <table:table-cell office:value-type="float" office:value="211448" table:style-name="ce1">
            <text:p>211448</text:p>
          </table:table-cell>
          <table:table-cell table:number-columns-repeated="16383" table:style-name="ce1"/>
        </table:table-row>
        <table:table-row table:style-name="ro1">
          <table:table-cell office:value-type="float" office:value="862333" table:style-name="ce1">
            <text:p>862333</text:p>
          </table:table-cell>
          <table:table-cell table:number-columns-repeated="16383"/>
        </table:table-row>
        <table:table-row table:style-name="ro1">
          <table:table-cell office:value-type="float" office:value="749292" table:style-name="ce1">
            <text:p>749292</text:p>
          </table:table-cell>
          <table:table-cell table:number-columns-repeated="16383"/>
        </table:table-row>
        <table:table-row table:style-name="ro1">
          <table:table-cell office:value-type="float" office:value="330328" table:style-name="ce1">
            <text:p>330328</text:p>
          </table:table-cell>
          <table:table-cell table:number-columns-repeated="16383"/>
        </table:table-row>
        <table:table-row table:style-name="ro1">
          <table:table-cell office:value-type="float" office:value="327961" table:style-name="ce1">
            <text:p>327961</text:p>
          </table:table-cell>
          <table:table-cell table:number-columns-repeated="16383"/>
        </table:table-row>
        <table:table-row table:style-name="ro1">
          <table:table-cell office:value-type="float" office:value="911464" table:style-name="ce1">
            <text:p>911464</text:p>
          </table:table-cell>
          <table:table-cell table:number-columns-repeated="16383"/>
        </table:table-row>
        <table:table-row table:style-name="ro1">
          <table:table-cell office:value-type="float" office:value="89806" table:style-name="ce1">
            <text:p>89806</text:p>
          </table:table-cell>
          <table:table-cell table:number-columns-repeated="16383"/>
        </table:table-row>
        <table:table-row table:style-name="ro1">
          <table:table-cell office:value-type="float" office:value="407410" table:style-name="ce1">
            <text:p>407410</text:p>
          </table:table-cell>
          <table:table-cell table:number-columns-repeated="16383"/>
        </table:table-row>
        <table:table-row table:style-name="ro1">
          <table:table-cell office:value-type="float" office:value="255394" table:style-name="ce1">
            <text:p>255394</text:p>
          </table:table-cell>
          <table:table-cell table:number-columns-repeated="16383"/>
        </table:table-row>
        <table:table-row table:style-name="ro1">
          <table:table-cell office:value-type="float" office:value="567098" table:style-name="ce1">
            <text:p>567098</text:p>
          </table:table-cell>
          <table:table-cell table:number-columns-repeated="16383"/>
        </table:table-row>
        <table:table-row table:style-name="ro1">
          <table:table-cell office:value-type="float" office:value="744887" table:style-name="ce1">
            <text:p>744887</text:p>
          </table:table-cell>
          <table:table-cell table:number-columns-repeated="16383"/>
        </table:table-row>
        <table:table-row table:style-name="ro1">
          <table:table-cell office:value-type="float" office:value="887684" table:style-name="ce1">
            <text:p>887684</text:p>
          </table:table-cell>
          <table:table-cell table:number-columns-repeated="16383"/>
        </table:table-row>
        <table:table-row table:style-name="ro1">
          <table:table-cell office:value-type="float" office:value="761234" table:style-name="ce1">
            <text:p>761234</text:p>
          </table:table-cell>
          <table:table-cell table:number-columns-repeated="16383"/>
        </table:table-row>
        <table:table-row table:style-name="ro1">
          <table:table-cell office:value-type="float" office:value="45333" table:style-name="ce1">
            <text:p>45333</text:p>
          </table:table-cell>
          <table:table-cell table:number-columns-repeated="16383"/>
        </table:table-row>
        <table:table-row table:style-name="ro1">
          <table:table-cell office:value-type="float" office:value="734771" table:style-name="ce1">
            <text:p>734771</text:p>
          </table:table-cell>
          <table:table-cell table:number-columns-repeated="16383"/>
        </table:table-row>
        <table:table-row table:style-name="ro1">
          <table:table-cell office:value-type="float" office:value="182400" table:style-name="ce1">
            <text:p>182400</text:p>
          </table:table-cell>
          <table:table-cell table:number-columns-repeated="16383"/>
        </table:table-row>
        <table:table-row table:style-name="ro1">
          <table:table-cell office:value-type="float" office:value="30194" table:style-name="ce1">
            <text:p>30194</text:p>
          </table:table-cell>
          <table:table-cell table:number-columns-repeated="16383"/>
        </table:table-row>
        <table:table-row table:style-name="ro1">
          <table:table-cell office:value-type="float" office:value="304944" table:style-name="ce1">
            <text:p>304944</text:p>
          </table:table-cell>
          <table:table-cell table:number-columns-repeated="16383"/>
        </table:table-row>
        <table:table-row table:style-name="ro1">
          <table:table-cell office:value-type="float" office:value="697891" table:style-name="ce1">
            <text:p>697891</text:p>
          </table:table-cell>
          <table:table-cell table:number-columns-repeated="16383"/>
        </table:table-row>
        <table:table-row table:style-name="ro1">
          <table:table-cell office:value-type="float" office:value="29822" table:style-name="ce1">
            <text:p>29822</text:p>
          </table:table-cell>
          <table:table-cell table:number-columns-repeated="16383"/>
        </table:table-row>
        <table:table-row table:style-name="ro1">
          <table:table-cell office:value-type="float" office:value="326273" table:style-name="ce1">
            <text:p>326273</text:p>
          </table:table-cell>
          <table:table-cell table:number-columns-repeated="16383"/>
        </table:table-row>
        <table:table-row table:style-name="ro1">
          <table:table-cell office:value-type="float" office:value="127464" table:style-name="ce1">
            <text:p>127464</text:p>
          </table:table-cell>
          <table:table-cell table:number-columns-repeated="16383"/>
        </table:table-row>
        <table:table-row table:style-name="ro1">
          <table:table-cell office:value-type="float" office:value="594880" table:style-name="ce1">
            <text:p>594880</text:p>
          </table:table-cell>
          <table:table-cell table:number-columns-repeated="16383"/>
        </table:table-row>
        <table:table-row table:style-name="ro1">
          <table:table-cell office:value-type="float" office:value="610523" table:style-name="ce1">
            <text:p>610523</text:p>
          </table:table-cell>
          <table:table-cell table:number-columns-repeated="16383"/>
        </table:table-row>
        <table:table-row table:style-name="ro1">
          <table:table-cell office:value-type="float" office:value="502351" table:style-name="ce1">
            <text:p>502351</text:p>
          </table:table-cell>
          <table:table-cell table:number-columns-repeated="16383"/>
        </table:table-row>
        <table:table-row table:style-name="ro1">
          <table:table-cell office:value-type="float" office:value="362090" table:style-name="ce1">
            <text:p>362090</text:p>
          </table:table-cell>
          <table:table-cell table:number-columns-repeated="16383"/>
        </table:table-row>
        <table:table-row table:style-name="ro1">
          <table:table-cell office:value-type="float" office:value="872681" table:style-name="ce1">
            <text:p>872681</text:p>
          </table:table-cell>
          <table:table-cell table:number-columns-repeated="16383"/>
        </table:table-row>
        <table:table-row table:style-name="ro1">
          <table:table-cell office:value-type="float" office:value="659520" table:style-name="ce1">
            <text:p>659520</text:p>
          </table:table-cell>
          <table:table-cell table:number-columns-repeated="16383"/>
        </table:table-row>
        <table:table-row table:style-name="ro1">
          <table:table-cell office:value-type="float" office:value="249272" table:style-name="ce1">
            <text:p>249272</text:p>
          </table:table-cell>
          <table:table-cell table:number-columns-repeated="16383"/>
        </table:table-row>
        <table:table-row table:style-name="ro1">
          <table:table-cell office:value-type="float" office:value="580387" table:style-name="ce1">
            <text:p>580387</text:p>
          </table:table-cell>
          <table:table-cell table:number-columns-repeated="16383"/>
        </table:table-row>
        <table:table-row table:style-name="ro1">
          <table:table-cell office:value-type="float" office:value="18961" table:style-name="ce1">
            <text:p>18961</text:p>
          </table:table-cell>
          <table:table-cell table:number-columns-repeated="16383"/>
        </table:table-row>
        <table:table-row table:style-name="ro1">
          <table:table-cell office:value-type="float" office:value="155110" table:style-name="ce1">
            <text:p>155110</text:p>
          </table:table-cell>
          <table:table-cell table:number-columns-repeated="16383"/>
        </table:table-row>
        <table:table-row table:style-name="ro1">
          <table:table-cell office:value-type="float" office:value="778391" table:style-name="ce1">
            <text:p>778391</text:p>
          </table:table-cell>
          <table:table-cell table:number-columns-repeated="16383"/>
        </table:table-row>
        <table:table-row table:style-name="ro1">
          <table:table-cell office:value-type="float" office:value="165094" table:style-name="ce1">
            <text:p>165094</text:p>
          </table:table-cell>
          <table:table-cell table:number-columns-repeated="16383"/>
        </table:table-row>
        <table:table-row table:style-name="ro1">
          <table:table-cell office:value-type="float" office:value="693116" table:style-name="ce1">
            <text:p>693116</text:p>
          </table:table-cell>
          <table:table-cell table:number-columns-repeated="16383"/>
        </table:table-row>
        <table:table-row table:style-name="ro1">
          <table:table-cell office:value-type="float" office:value="241656" table:style-name="ce1">
            <text:p>241656</text:p>
          </table:table-cell>
          <table:table-cell table:number-columns-repeated="16383"/>
        </table:table-row>
        <table:table-row table:style-name="ro1">
          <table:table-cell office:value-type="float" office:value="776735" table:style-name="ce1">
            <text:p>776735</text:p>
          </table:table-cell>
          <table:table-cell table:number-columns-repeated="16383"/>
        </table:table-row>
        <table:table-row table:style-name="ro1">
          <table:table-cell office:value-type="float" office:value="722100" table:style-name="ce1">
            <text:p>722100</text:p>
          </table:table-cell>
          <table:table-cell table:number-columns-repeated="16383"/>
        </table:table-row>
        <table:table-row table:style-name="ro1">
          <table:table-cell office:value-type="float" office:value="657419" table:style-name="ce1">
            <text:p>657419</text:p>
          </table:table-cell>
          <table:table-cell table:number-columns-repeated="16383"/>
        </table:table-row>
        <table:table-row table:style-name="ro1">
          <table:table-cell office:value-type="float" office:value="574246" table:style-name="ce1">
            <text:p>574246</text:p>
          </table:table-cell>
          <table:table-cell table:number-columns-repeated="16383"/>
        </table:table-row>
        <table:table-row table:style-name="ro1">
          <table:table-cell office:value-type="float" office:value="819859" table:style-name="ce1">
            <text:p>819859</text:p>
          </table:table-cell>
          <table:table-cell table:number-columns-repeated="16383"/>
        </table:table-row>
        <table:table-row table:style-name="ro1">
          <table:table-cell office:value-type="float" office:value="384072" table:style-name="ce1">
            <text:p>384072</text:p>
          </table:table-cell>
          <table:table-cell table:number-columns-repeated="16383"/>
        </table:table-row>
        <table:table-row table:style-name="ro1">
          <table:table-cell office:value-type="float" office:value="938097" table:style-name="ce1">
            <text:p>938097</text:p>
          </table:table-cell>
          <table:table-cell table:number-columns-repeated="16383"/>
        </table:table-row>
        <table:table-row table:style-name="ro1">
          <table:table-cell office:value-type="float" office:value="54563" table:style-name="ce1">
            <text:p>54563</text:p>
          </table:table-cell>
          <table:table-cell table:number-columns-repeated="16383"/>
        </table:table-row>
        <table:table-row table:style-name="ro1">
          <table:table-cell office:value-type="float" office:value="581234" table:style-name="ce1">
            <text:p>581234</text:p>
          </table:table-cell>
          <table:table-cell table:number-columns-repeated="16383"/>
        </table:table-row>
        <table:table-row table:style-name="ro1">
          <table:table-cell office:value-type="float" office:value="266830" table:style-name="ce1">
            <text:p>266830</text:p>
          </table:table-cell>
          <table:table-cell table:number-columns-repeated="16383"/>
        </table:table-row>
        <table:table-row table:style-name="ro1">
          <table:table-cell office:value-type="float" office:value="46046" table:style-name="ce1">
            <text:p>46046</text:p>
          </table:table-cell>
          <table:table-cell table:number-columns-repeated="16383"/>
        </table:table-row>
        <table:table-row table:style-name="ro1">
          <table:table-cell office:value-type="float" office:value="729412" table:style-name="ce1">
            <text:p>729412</text:p>
          </table:table-cell>
          <table:table-cell table:number-columns-repeated="16383"/>
        </table:table-row>
        <table:table-row table:style-name="ro1">
          <table:table-cell office:value-type="float" office:value="219363" table:style-name="ce1">
            <text:p>219363</text:p>
          </table:table-cell>
          <table:table-cell table:number-columns-repeated="16383"/>
        </table:table-row>
        <table:table-row table:style-name="ro1">
          <table:table-cell office:value-type="float" office:value="217267" table:style-name="ce1">
            <text:p>217267</text:p>
          </table:table-cell>
          <table:table-cell table:number-columns-repeated="16383"/>
        </table:table-row>
        <table:table-row table:style-name="ro1">
          <table:table-cell office:value-type="float" office:value="299691" table:style-name="ce1">
            <text:p>299691</text:p>
          </table:table-cell>
          <table:table-cell table:number-columns-repeated="16383"/>
        </table:table-row>
        <table:table-row table:style-name="ro1">
          <table:table-cell office:value-type="float" office:value="357117" table:style-name="ce1">
            <text:p>357117</text:p>
          </table:table-cell>
          <table:table-cell table:number-columns-repeated="16383"/>
        </table:table-row>
        <table:table-row table:style-name="ro1">
          <table:table-cell office:value-type="float" office:value="354954" table:style-name="ce1">
            <text:p>354954</text:p>
          </table:table-cell>
          <table:table-cell table:number-columns-repeated="16383"/>
        </table:table-row>
        <table:table-row table:style-name="ro1">
          <table:table-cell office:value-type="float" office:value="544436" table:style-name="ce1">
            <text:p>544436</text:p>
          </table:table-cell>
          <table:table-cell table:number-columns-repeated="16383"/>
        </table:table-row>
        <table:table-row table:style-name="ro1">
          <table:table-cell office:value-type="float" office:value="247688" table:style-name="ce1">
            <text:p>247688</text:p>
          </table:table-cell>
          <table:table-cell table:number-columns-repeated="16383"/>
        </table:table-row>
        <table:table-row table:style-name="ro1">
          <table:table-cell office:value-type="float" office:value="334669" table:style-name="ce1">
            <text:p>334669</text:p>
          </table:table-cell>
          <table:table-cell table:number-columns-repeated="16383"/>
        </table:table-row>
        <table:table-row table:style-name="ro1">
          <table:table-cell office:value-type="float" office:value="993468" table:style-name="ce1">
            <text:p>993468</text:p>
          </table:table-cell>
          <table:table-cell table:number-columns-repeated="16383"/>
        </table:table-row>
        <table:table-row table:style-name="ro1">
          <table:table-cell office:value-type="float" office:value="268868" table:style-name="ce1">
            <text:p>268868</text:p>
          </table:table-cell>
          <table:table-cell table:number-columns-repeated="16383"/>
        </table:table-row>
        <table:table-row table:style-name="ro1">
          <table:table-cell office:value-type="float" office:value="445795" table:style-name="ce1">
            <text:p>445795</text:p>
          </table:table-cell>
          <table:table-cell table:number-columns-repeated="16383"/>
        </table:table-row>
        <table:table-row table:style-name="ro1">
          <table:table-cell office:value-type="float" office:value="343660" table:style-name="ce1">
            <text:p>343660</text:p>
          </table:table-cell>
          <table:table-cell table:number-columns-repeated="16383"/>
        </table:table-row>
        <table:table-row table:style-name="ro1">
          <table:table-cell office:value-type="float" office:value="743347" table:style-name="ce1">
            <text:p>743347</text:p>
          </table:table-cell>
          <table:table-cell table:number-columns-repeated="16383"/>
        </table:table-row>
        <table:table-row table:style-name="ro1">
          <table:table-cell office:value-type="float" office:value="909026" table:style-name="ce1">
            <text:p>909026</text:p>
          </table:table-cell>
          <table:table-cell table:number-columns-repeated="16383"/>
        </table:table-row>
        <table:table-row table:style-name="ro1">
          <table:table-cell office:value-type="float" office:value="129954" table:style-name="ce1">
            <text:p>129954</text:p>
          </table:table-cell>
          <table:table-cell table:number-columns-repeated="16383"/>
        </table:table-row>
        <table:table-row table:style-name="ro1">
          <table:table-cell office:value-type="float" office:value="487449" table:style-name="ce1">
            <text:p>487449</text:p>
          </table:table-cell>
          <table:table-cell table:number-columns-repeated="16383"/>
        </table:table-row>
        <table:table-row table:style-name="ro1">
          <table:table-cell office:value-type="float" office:value="45665" table:style-name="ce1">
            <text:p>45665</text:p>
          </table:table-cell>
          <table:table-cell table:number-columns-repeated="16383"/>
        </table:table-row>
        <table:table-row table:style-name="ro1">
          <table:table-cell office:value-type="float" office:value="981740" table:style-name="ce1">
            <text:p>981740</text:p>
          </table:table-cell>
          <table:table-cell table:number-columns-repeated="16383"/>
        </table:table-row>
        <table:table-row table:style-name="ro1">
          <table:table-cell office:value-type="float" office:value="773167" table:style-name="ce1">
            <text:p>773167</text:p>
          </table:table-cell>
          <table:table-cell table:number-columns-repeated="16383"/>
        </table:table-row>
        <table:table-row table:style-name="ro1">
          <table:table-cell office:value-type="float" office:value="658013" table:style-name="ce1">
            <text:p>658013</text:p>
          </table:table-cell>
          <table:table-cell table:number-columns-repeated="16383"/>
        </table:table-row>
        <table:table-row table:style-name="ro1">
          <table:table-cell office:value-type="float" office:value="656229" table:style-name="ce1">
            <text:p>656229</text:p>
          </table:table-cell>
          <table:table-cell table:number-columns-repeated="16383"/>
        </table:table-row>
        <table:table-row table:style-name="ro1">
          <table:table-cell office:value-type="float" office:value="992950" table:style-name="ce1">
            <text:p>992950</text:p>
          </table:table-cell>
          <table:table-cell table:number-columns-repeated="16383"/>
        </table:table-row>
        <table:table-row table:style-name="ro1">
          <table:table-cell office:value-type="float" office:value="185563" table:style-name="ce1">
            <text:p>185563</text:p>
          </table:table-cell>
          <table:table-cell table:number-columns-repeated="16383"/>
        </table:table-row>
        <table:table-row table:style-name="ro1">
          <table:table-cell office:value-type="float" office:value="735163" table:style-name="ce1">
            <text:p>735163</text:p>
          </table:table-cell>
          <table:table-cell table:number-columns-repeated="16383"/>
        </table:table-row>
        <table:table-row table:style-name="ro1">
          <table:table-cell office:value-type="float" office:value="198898" table:style-name="ce1">
            <text:p>198898</text:p>
          </table:table-cell>
          <table:table-cell table:number-columns-repeated="16383"/>
        </table:table-row>
        <table:table-row table:style-name="ro1">
          <table:table-cell office:value-type="float" office:value="570733" table:style-name="ce1">
            <text:p>570733</text:p>
          </table:table-cell>
          <table:table-cell table:number-columns-repeated="16383"/>
        </table:table-row>
        <table:table-row table:style-name="ro1">
          <table:table-cell office:value-type="float" office:value="103520" table:style-name="ce1">
            <text:p>103520</text:p>
          </table:table-cell>
          <table:table-cell table:number-columns-repeated="16383"/>
        </table:table-row>
        <table:table-row table:style-name="ro1">
          <table:table-cell office:value-type="float" office:value="81525" table:style-name="ce1">
            <text:p>81525</text:p>
          </table:table-cell>
          <table:table-cell table:number-columns-repeated="16383"/>
        </table:table-row>
        <table:table-row table:style-name="ro1">
          <table:table-cell office:value-type="float" office:value="968048" table:style-name="ce1">
            <text:p>968048</text:p>
          </table:table-cell>
          <table:table-cell table:number-columns-repeated="16383"/>
        </table:table-row>
        <table:table-row table:style-name="ro1">
          <table:table-cell office:value-type="float" office:value="944494" table:style-name="ce1">
            <text:p>944494</text:p>
          </table:table-cell>
          <table:table-cell table:number-columns-repeated="16383"/>
        </table:table-row>
        <table:table-row table:style-name="ro1">
          <table:table-cell office:value-type="float" office:value="966156" table:style-name="ce1">
            <text:p>966156</text:p>
          </table:table-cell>
          <table:table-cell table:number-columns-repeated="16383"/>
        </table:table-row>
        <table:table-row table:style-name="ro1">
          <table:table-cell office:value-type="float" office:value="155129" table:style-name="ce1">
            <text:p>155129</text:p>
          </table:table-cell>
          <table:table-cell table:number-columns-repeated="16383"/>
        </table:table-row>
        <table:table-row table:style-name="ro1">
          <table:table-cell office:value-type="float" office:value="566060" table:style-name="ce1">
            <text:p>566060</text:p>
          </table:table-cell>
          <table:table-cell table:number-columns-repeated="16383"/>
        </table:table-row>
        <table:table-row table:style-name="ro1">
          <table:table-cell office:value-type="float" office:value="317143" table:style-name="ce1">
            <text:p>317143</text:p>
          </table:table-cell>
          <table:table-cell table:number-columns-repeated="16383"/>
        </table:table-row>
        <table:table-row table:style-name="ro1">
          <table:table-cell office:value-type="float" office:value="115533" table:style-name="ce1">
            <text:p>115533</text:p>
          </table:table-cell>
          <table:table-cell table:number-columns-repeated="16383"/>
        </table:table-row>
        <table:table-row table:style-name="ro1">
          <table:table-cell office:value-type="float" office:value="821330" table:style-name="ce1">
            <text:p>821330</text:p>
          </table:table-cell>
          <table:table-cell table:number-columns-repeated="16383"/>
        </table:table-row>
        <table:table-row table:style-name="ro1">
          <table:table-cell office:value-type="float" office:value="33394" table:style-name="ce1">
            <text:p>33394</text:p>
          </table:table-cell>
          <table:table-cell table:number-columns-repeated="16383"/>
        </table:table-row>
        <table:table-row table:style-name="ro1">
          <table:table-cell office:value-type="float" office:value="822796" table:style-name="ce1">
            <text:p>822796</text:p>
          </table:table-cell>
          <table:table-cell table:number-columns-repeated="16383"/>
        </table:table-row>
        <table:table-row table:number-rows-repeated="1048475" table:style-name="ro2">
          <table:table-cell table:number-columns-repeated="16384"/>
        </table:table-row>
      </table:table>
      <table:database-ranges>
        <table:database-range table:target-range-address="ContrattoTelefonico.A1:ContrattoTelefonico.E1202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12:50:17Z</dc:date>
    <meta:editing-duration>PT0S</meta:editing-duration>
  </office:meta>
</office:document-meta>
</file>